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374in"/>
    </style:style>
    <style:style style:name="co3" style:family="table-column">
      <style:table-column-properties fo:break-before="auto" style:column-width="2.7709in"/>
    </style:style>
    <style:style style:name="co4" style:family="table-column">
      <style:table-column-properties fo:break-before="auto" style:column-width="1.1252in"/>
    </style:style>
    <style:style style:name="co5" style:family="table-column">
      <style:table-column-properties fo:break-before="auto" style:column-width="2.6146in"/>
    </style:style>
    <style:style style:name="co6" style:family="table-column">
      <style:table-column-properties fo:break-before="auto" style:column-width="2.1846in"/>
    </style:style>
    <style:style style:name="co7" style:family="table-column">
      <style:table-column-properties fo:break-before="auto" style:column-width="1.25in"/>
    </style:style>
    <style:style style:name="ro1" style:family="table-row">
      <style:table-row-properties style:row-height="0.5181in" fo:break-before="auto" style:use-optimal-row-height="true"/>
    </style:style>
    <style:style style:name="ro2" style:family="table-row">
      <style:table-row-properties style:row-height="0.6839in" fo:break-before="auto" style:use-optimal-row-height="true"/>
    </style:style>
    <style:style style:name="ro3" style:family="table-row">
      <style:table-row-properties style:row-height="1.3472in" fo:break-before="auto" style:use-optimal-row-height="true"/>
    </style:style>
    <style:style style:name="ro4" style:family="table-row">
      <style:table-row-properties style:row-height="2.0102in" fo:break-before="auto" style:use-optimal-row-height="true"/>
    </style:style>
    <style:style style:name="ro5" style:family="table-row">
      <style:table-row-properties style:row-height="4.0008in" fo:break-before="auto" style:use-optimal-row-height="true"/>
    </style:style>
    <style:style style:name="ro6" style:family="table-row">
      <style:table-row-properties style:row-height="1.6783in" fo:break-before="auto" style:use-optimal-row-height="true"/>
    </style:style>
    <style:style style:name="ro7" style:family="table-row">
      <style:table-row-properties style:row-height="1.0154in" fo:break-before="auto" style:use-optimal-row-height="true"/>
    </style:style>
    <style:style style:name="ro8" style:family="table-row">
      <style:table-row-properties style:row-height="1.1811in" fo:break-before="auto" style:use-optimal-row-height="true"/>
    </style:style>
    <style:style style:name="ro9" style:family="table-row">
      <style:table-row-properties style:row-height="2.5075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0.8492in" fo:break-before="auto" style:use-optimal-row-height="true"/>
    </style:style>
    <style:style style:name="ro12" style:family="table-row">
      <style:table-row-properties style:row-height="1.8445in" fo:break-before="auto" style:use-optimal-row-height="true"/>
    </style:style>
    <style:style style:name="ro13" style:family="table-row">
      <style:table-row-properties style:row-height="3.5028in" fo:break-before="auto" style:use-optimal-row-height="true"/>
    </style:style>
    <style:style style:name="ro14" style:family="table-row">
      <style:table-row-properties style:row-height="2.3425in" fo:break-before="auto" style:use-optimal-row-height="true"/>
    </style:style>
    <style:style style:name="ro15" style:family="table-row">
      <style:table-row-properties style:row-height="2.1764in" fo:break-before="auto" style:use-optimal-row-height="true"/>
    </style:style>
    <style:style style:name="ro16" style:family="table-row">
      <style:table-row-properties style:row-height="0.352in" fo:break-before="auto" style:use-optimal-row-height="true"/>
    </style:style>
    <style:style style:name="ro17" style:family="table-row">
      <style:table-row-properties style:row-height="2.6736in" fo:break-before="auto" style:use-optimal-row-height="true"/>
    </style:style>
    <style:style style:name="ro18" style:family="table-row">
      <style:table-row-properties style:row-height="3.0055in" fo:break-before="auto" style:use-optimal-row-height="true"/>
    </style:style>
    <style:style style:name="ro19" style:family="table-row">
      <style:table-row-properties style:row-height="2.8398in" fo:break-before="auto" style:use-optimal-row-height="true"/>
    </style:style>
    <style:style style:name="ro20" style:family="table-row">
      <style:table-row-properties style:row-height="4.6638in" fo:break-before="auto" style:use-optimal-row-height="true"/>
    </style:style>
    <style:style style:name="ro21" style:family="table-row">
      <style:table-row-properties style:row-height="3.3366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3.1717in" fo:break-before="auto" style:use-optimal-row-height="true"/>
    </style:style>
    <style:style style:name="ro24" style:family="table-row">
      <style:table-row-properties style:row-height="4.3319in" fo:break-before="auto" style:use-optimal-row-height="true"/>
    </style:style>
    <style:style style:name="ro25" style:family="table-row">
      <style:table-row-properties style:row-height="4.9957in" fo:break-before="auto" style:use-optimal-row-height="true"/>
    </style:style>
    <style:style style:name="ro26" style:family="table-row">
      <style:table-row-properties style:row-height="9.1311in" fo:break-before="auto" style:use-optimal-row-height="true"/>
    </style:style>
    <style:style style:name="ro27" style:family="table-row">
      <style:table-row-properties style:row-height="3.6689in" fo:break-before="auto" style:use-optimal-row-height="true"/>
    </style:style>
    <style:style style:name="ta1" style:family="table" style:master-page-name="PageStyle_5f_avail">
      <style:table-properties table:display="true" style:writing-mode="lr-tb"/>
    </style:style>
    <number:text-style style:name="N100">
      <number:text-content/>
    </number:text-style>
    <style:style style:name="ce1" style:family="table-cell" style:parent-style-name="Default" style:data-style-name="N0">
      <style:table-cell-properties fo:background-color="#dddddd" style:text-align-source="fix" style:repeat-content="false" fo:wrap-option="wrap" style:vertical-align="bottom"/>
      <style:paragraph-properties fo:text-align="center"/>
      <style:text-properties fo:color="#80808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data-style-name="N132">
      <style:table-cell-properties fo:background-color="#eeeeee" fo:wrap-option="wrap" style:vertical-align="bottom"/>
      <style:text-properties fo:color="#80808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eeeeee" fo:wrap-option="wrap" style:vertical-align="bottom"/>
      <style:text-properties fo:color="#80808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fo:background-color="#dddddd"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fo:background-color="#eeeeee"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dddddd"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fo:background-color="#eeeeee"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dddddd" style:text-align-source="fix" style:repeat-content="false" fo:wrap-option="wrap" style:vertical-align="bottom"/>
      <style:paragraph-properties fo:text-align="center" fo:margin-left="0in"/>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style:paragraph-properties fo:text-align="center" fo:margin-left="0in"/>
    </style:style>
  </office:automatic-styles>
  <office:body>
    <office:spreadsheet>
      <table:table table:name="avail" table:style-name="ta1" table:print="false">
        <office:forms form:automatic-focus="false" form:apply-design-mode="false"/>
        <table:table-column table:style-name="co1" table:visibility="collapse" table:default-cell-style-name="Default"/>
        <table:table-column table:style-name="co2" table:default-cell-style-name="Default"/>
        <table:table-column table:style-name="co3" table:number-columns-repeated="10" table:default-cell-style-name="Default"/>
        <table:table-column table:style-name="co4" table:default-cell-style-name="Default"/>
        <table:table-column table:style-name="co3" table:number-columns-repeated="6" table:default-cell-style-name="Default"/>
        <table:table-column table:style-name="co5" table:default-cell-style-name="Default"/>
        <table:table-column table:style-name="co6" table:default-cell-style-name="Default"/>
        <table:table-column table:style-name="co7" table:default-cell-style-name="Default"/>
        <table:table-column table:style-name="co7" table:default-cell-style-name="ce9"/>
        <table:table-column table:style-name="co7" table:number-columns-repeated="233" table:default-cell-style-name="Default"/>
        <table:table-row table:style-name="ro1">
          <table:table-cell table:style-name="ce1" office:value-type="string">
            <text:p>Timestamp</text:p>
          </table:table-cell>
          <table:table-cell table:style-name="ce4" office:value-type="string">
            <text:p>Group Name</text:p>
          </table:table-cell>
          <table:table-cell table:style-name="ce4" office:value-type="string">
            <text:p>Troupe's website</text:p>
          </table:table-cell>
          <table:table-cell table:style-name="ce4"/>
          <table:table-cell table:style-name="ce4" office:value-type="string">
            <text:p>Who is currently in your group?</text:p>
          </table:table-cell>
          <table:table-cell table:style-name="ce4" table:number-columns-repeated="2"/>
          <table:table-cell table:style-name="ce4" office:value-type="string">
            <text:p>Press Blurb</text:p>
          </table:table-cell>
          <table:table-cell table:style-name="ce4"/>
          <table:table-cell table:style-name="ce4" office:value-type="string">
            <text:p>What other shows does your troupe perform in? How often? </text:p>
          </table:table-cell>
          <table:table-cell table:style-name="ce4" office:value-type="string">
            <text:p>How does your troupe promote itself?</text:p>
          </table:table-cell>
          <table:table-cell table:style-name="ce4" office:value-type="string">
            <text:p>Have you performed before?</text:p>
          </table:table-cell>
          <table:table-cell table:style-name="ce4" office:value-type="string">
            <text:p>How long have you been together?</text:p>
          </table:table-cell>
          <table:table-cell table:style-name="ce4" office:value-type="string">
            <text:p>What's your deal?</text:p>
          </table:table-cell>
          <table:table-cell table:style-name="ce4" table:number-columns-repeated="4"/>
          <table:table-cell table:style-name="ce6" office:value-type="string">
            <text:p>Comments, thoughts, questions and such</text:p>
          </table:table-cell>
          <table:table-cell table:style-name="ce6" office:value-type="string">
            <text:p>Link to a troupe photo</text:p>
          </table:table-cell>
          <table:table-cell table:style-name="ce6" office:value-type="string">
            <text:p>Link to show video</text:p>
          </table:table-cell>
          <table:table-cell table:style-name="ce6"/>
          <table:table-cell table:style-name="ce8" office:value-type="string">
            <text:p>Year</text:p>
          </table:table-cell>
          <table:table-cell table:number-columns-repeated="233"/>
        </table:table-row>
        <table:table-row table:style-name="ro2">
          <table:table-cell table:style-name="ce2" office:value-type="float" office:value="41800.7930787037">
            <text:p>6/10/2014 19:02:02</text:p>
          </table:table-cell>
          <table:table-cell table:style-name="ce5" office:value-type="string">
            <text:p>¡ZARZAMORA!</text:p>
          </table:table-cell>
          <table:table-cell table:style-name="ce5" office:value-type="string">
            <text:p>https://www.facebook.com/pages/Zarzamora/126236170779574</text:p>
          </table:table-cell>
          <table:table-cell table:style-name="ce5"/>
          <table:table-cell table:style-name="ce5" office:value-type="string">
            <text:p>Brad Hawkins, Kevin Miller, Topping Haggerty, David Lampe, Chuy Zarate</text:p>
          </table:table-cell>
          <table:table-cell table:style-name="ce5" table:number-columns-repeated="2"/>
          <table:table-cell table:style-name="ce5" office:value-type="string">
            <text:p>History as you think it might have been.</text:p>
          </table:table-cell>
          <table:table-cell table:style-name="ce5"/>
          <table:table-cell table:style-name="ce5" office:value-type="string">
            <text:p>Scheduled for the Detroit Improv Festival, the Oklahoma Improv Festival and the Colorado Improv Festival later this summer as well as shows across Austin.</text:p>
          </table:table-cell>
          <table:table-cell table:style-name="ce5" office:value-type="string">
            <text:p>Social Media and potentially posters</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3">
          <table:table-cell table:style-name="ce2" office:value-type="float" office:value="41801.5975231481">
            <text:p>6/11/2014 14:20:26</text:p>
          </table:table-cell>
          <table:table-cell table:style-name="ce5" office:value-type="string">
            <text:p>lls</text:p>
          </table:table-cell>
          <table:table-cell table:style-name="ce5" office:value-type="string">
            <text:p>N/A</text:p>
          </table:table-cell>
          <table:table-cell table:style-name="ce5"/>
          <table:table-cell table:style-name="ce5" office:value-type="string">
            <text:p>Rachel Posey Austin</text:p>
            <text:p>Barrett Phelan</text:p>
            <text:p>Ericka Bundy</text:p>
            <text:p>Jaci Kramer</text:p>
            <text:p>Richard Gentry</text:p>
            <text:p>Matt James Davis</text:p>
          </table:table-cell>
          <table:table-cell table:style-name="ce5" table:number-columns-repeated="2"/>
          <table:table-cell table:style-name="ce5" office:value-type="string">
            <text:p>A Really Aggressive Dream is a Hideout class that graduated in March 2014. <text:s/>After goofing off with each other on a pretty much weekly basis for 10 months, we've gotten pretty good at telling improvised stories centered around pretty much any topic, because we've discovered you can pretty much make anything funny and fun.</text:p>
          </table:table-cell>
          <table:table-cell table:style-name="ce5"/>
          <table:table-cell table:style-name="ce5" office:value-type="string">
            <text:p>We haven't performed as a troupe in anything other than hideout graduation shows, but we've done a lot of them.</text:p>
          </table:table-cell>
          <table:table-cell table:style-name="ce5" office:value-type="string">
            <text:p>We invite our friends and family, and they pretty much always show up.</text:p>
          </table:table-cell>
          <table:table-cell table:style-name="ce5" office:value-type="string">
            <text:p>Not since our last graduation show</text:p>
          </table:table-cell>
          <table:table-cell table:style-name="ce5" office:value-type="string">
            <text:p>The six of us since starting level 3 at the hideout</text:p>
          </table:table-cell>
          <table:table-cell table:style-name="ce5" office:value-type="string">
            <text:p>We do long form narrative</text:p>
          </table:table-cell>
          <table:table-cell table:style-name="ce5" table:number-columns-repeated="4"/>
          <table:table-cell table:style-name="ce7" office:value-type="string">
            <text:p>We really enjoy playing together, and usually get a good turnout.</text:p>
          </table:table-cell>
          <table:table-cell table:style-name="ce7" table:number-columns-repeated="3"/>
          <table:table-cell table:style-name="Default" office:value-type="float" office:value="2014">
            <text:p>2014</text:p>
          </table:table-cell>
          <table:table-cell table:number-columns-repeated="233"/>
        </table:table-row>
        <table:table-row table:style-name="ro4">
          <table:table-cell table:style-name="ce2" office:value-type="float" office:value="41795.5821180556">
            <text:p>6/5/2014 13:58:15</text:p>
          </table:table-cell>
          <table:table-cell table:style-name="ce5" office:value-type="string">
            <text:p>Austin/Austin</text:p>
          </table:table-cell>
          <table:table-cell table:style-name="ce5" office:value-type="string">
            <text:p>https://www.facebook.com/austinandaustinimprov</text:p>
          </table:table-cell>
          <table:table-cell table:style-name="ce5"/>
          <table:table-cell table:style-name="ce5" office:value-type="string">
            <text:p>Ryan Austin</text:p>
            <text:p>Quinn Buckner</text:p>
          </table:table-cell>
          <table:table-cell table:style-name="ce5" table:number-columns-repeated="2"/>
          <table:table-cell table:style-name="ce5" office:value-type="string">
            <text:p>Austin/Austin is the joining of two friends whose goal is to try everything and become the best they can be while having as much fun as possible. Austin/Austin is currently working on a deep fantasy genre format called "Dungeon Masters" in which they dive deep into a fantasy world you help create with a heavily audience suggestion influenced lore. Come along for a look at peasants and kings, orcs and dwarfs, or maybe even things we haven't thought up yet! <text:s/></text:p>
          </table:table-cell>
          <table:table-cell table:style-name="ce5"/>
          <table:table-cell table:style-name="ce5" office:value-type="string">
            <text:p>None at the moment</text:p>
          </table:table-cell>
          <table:table-cell table:style-name="ce5" office:value-type="string">
            <text:p>Facebook and posters/postcards</text:p>
          </table:table-cell>
          <table:table-cell table:style-name="ce5" office:value-type="string">
            <text:p>yes</text:p>
          </table:table-cell>
          <table:table-cell table:style-name="ce5" office:value-type="string">
            <text:p>6 months</text:p>
          </table:table-cell>
          <table:table-cell table:style-name="ce5" office:value-type="string">
            <text:p>Dungeon Masters is a open world format in which we jump around to different moments in the lives of the inhabitants of a fantasy world. We build the lore for that show at the top with a guided mad libs/ hesitation debate style telling of the lore then we jump into a scene from that world that inspires us. Its not a narrative unless we find ourselves having fun with a particular set of characters, otherwise its more of a world connected montage.</text:p>
          </table:table-cell>
          <table:table-cell table:style-name="ce5" table:number-columns-repeated="4"/>
          <table:table-cell table:style-name="ce7"/>
          <table:table-cell table:style-name="ce7" office:value-type="string">
            <text:p>http://wiki.austinimprov.com/images/f/fb/AustinAustinPromoBW.jpg</text:p>
          </table:table-cell>
          <table:table-cell table:style-name="ce7" office:value-type="string">
            <text:p>http://vimeo.com/90457615</text:p>
          </table:table-cell>
          <table:table-cell table:style-name="ce7"/>
          <table:table-cell table:style-name="Default" office:value-type="float" office:value="2014">
            <text:p>2014</text:p>
          </table:table-cell>
          <table:table-cell table:number-columns-repeated="233"/>
        </table:table-row>
        <table:table-row table:style-name="ro5">
          <table:table-cell table:style-name="ce2" office:value-type="float" office:value="41802.7125231481">
            <text:p>6/12/2014 17:06:02</text:p>
          </table:table-cell>
          <table:table-cell table:style-name="ce5" office:value-type="string">
            <text:p>Bad Font</text:p>
          </table:table-cell>
          <table:table-cell table:style-name="ce5" office:value-type="string">
            <text:p>https://www.facebook.com/badfont</text:p>
          </table:table-cell>
          <table:table-cell table:style-name="ce5"/>
          <table:table-cell table:style-name="ce5" office:value-type="string">
            <text:p>Justin Davidson (Water Park, TiT Talks, Rock N Roll Purgatory) (The New Movement &amp; The Institution Theater [TiT]) </text:p>
            <text:p>Scott Hearne (The Seven Eight Sevens/Love Fest at TiT) (Merlin Works &amp; TiT)</text:p>
            <text:p>Alexander Hilary (Strange Worlds, The Suitcase, True West, Goat) (Coldtowne, TiT)</text:p>
            <text:p>Kristen Kurtis (Midday host at 93.3 KGSR, Rock N Roll Purgatory) (TiT)</text:p>
            <text:p>Carlos LaRotta (Movie Riot, Skutch) (Coldtowne Theater)</text:p>
            <text:p>Ron Morelli (Second City - Detroit, The New Movement, Merlin Works, TiT, &amp; The Hideout)</text:p>
            <text:p>Christina Parrish (Disco Box, stand up comic) (The Hideout Theatre &amp; The New Movement)</text:p>
            <text:p>Jessie Pascarelli (No Frills, Kosher Bacon, The Next Chapter, Hurly Burly) (The Hideout Theatre &amp; TiT)</text:p>
            <text:p>Megan Venable (No Frills, The Next Chapter, Flying Theater Machine) (TiT)</text:p>
          </table:table-cell>
          <table:table-cell table:style-name="ce5" table:number-columns-repeated="2"/>
          <table:table-cell table:style-name="ce5" office:value-type="string">
            <text:p>Collectively representing each of the improv schools in Austin, Bad Font's nine-person cast is composed of experienced improvisers and performers. They're all about ensemble/group mind, saying yes to the moment, and finding humor line by line. If you think Harold holds a purple crayon and draws magical pictures, then...you'll enjoy the show!</text:p>
          </table:table-cell>
          <table:table-cell table:style-name="ce5"/>
          <table:table-cell table:style-name="ce5" office:value-type="string">
            <text:p>We perform as often as we can! It rounds out to at least 1 show/month, though some months seem to bring more opportunities than others. In June alone, we'll have had 5 shows. We've performed in the Threefer at the Hideout; The Triple Scoop at the Institution; Cage Match, Harold Night, and the Monday Mashup at Coldtowne. We also recently performed in Second Sunday with the Known Wizards at Merlin Works. </text:p>
            <text:p/>
          </table:table-cell>
          <table:table-cell table:style-name="ce5" office:value-type="string">
            <text:p>Facebook, word of mouth</text:p>
          </table:table-cell>
          <table:table-cell table:style-name="ce5"/>
          <table:table-cell table:style-name="ce5" office:value-type="string">
            <text:p>Since September 2013</text:p>
          </table:table-cell>
          <table:table-cell table:style-name="ce5" office:value-type="string">
            <text:p>We do the Harold, and we work really hard at doing it really well. We've been rehearsing weekly since the troupe began with various coaches including Clifton Highfield, Chris McKeever, and most recently, Dave Buckman. Not only does our diverse nine-person cast boast various improv talent, we represent each of the 5 Austin improv schools with our collective education. </text:p>
            <text:p/>
            <text:p>Focusing on the classic Harold structure, we aim to build rich, interesting worlds and find connections all while offering the audience a comedic, entertaining show.</text:p>
          </table:table-cell>
          <table:table-cell table:style-name="ce5" table:number-columns-repeated="4"/>
          <table:table-cell table:style-name="ce7" office:value-type="string">
            <text:p>You rock! Coordinating availability for a nine-person team is a breeze compared to putting together a schedule like this.</text:p>
          </table:table-cell>
          <table:table-cell table:style-name="ce7" office:value-type="string">
            <text:p>https://fbcdn-sphotos-b-a.akamaihd.net/hphotos-ak-xfp1/t31.0-8/1655344_1457807031101022_818244489_o.jpg</text:p>
          </table:table-cell>
          <table:table-cell table:style-name="ce7" office:value-type="string">
            <text:p>http://vimeo.com/90481284</text:p>
          </table:table-cell>
          <table:table-cell table:style-name="ce7"/>
          <table:table-cell table:style-name="Default" office:value-type="float" office:value="2014">
            <text:p>2014</text:p>
          </table:table-cell>
          <table:table-cell table:number-columns-repeated="233"/>
        </table:table-row>
        <table:table-row table:style-name="ro6">
          <table:table-cell table:style-name="ce2" office:value-type="float" office:value="41802.7209606482">
            <text:p>6/12/2014 17:18:11</text:p>
          </table:table-cell>
          <table:table-cell table:style-name="ce5" office:value-type="string">
            <text:p>BadWitt</text:p>
          </table:table-cell>
          <table:table-cell table:style-name="ce5" table:number-columns-repeated="2"/>
          <table:table-cell table:style-name="ce5" office:value-type="string">
            <text:p>Kareem Badr</text:p>
            <text:p>Karen Jane DeWitt</text:p>
          </table:table-cell>
          <table:table-cell table:style-name="ce5" table:number-columns-repeated="2"/>
          <table:table-cell table:style-name="ce5" office:value-type="string">
            <text:p>BadWitt is a frisky black cat and a wise old owl. They will swat you with their razor sharp claws, then comfort you beneath their heavy feathered wings. BadWitt is an improv duo born out of Karen and Kareem's friendship, which may best be described as supportively antagonistic. Just when you think you know which one is the owl and which one is the cat, you will have to think again.</text:p>
          </table:table-cell>
          <table:table-cell table:style-name="ce5" table:number-columns-repeated="5"/>
          <table:table-cell table:style-name="ce5" office:value-type="string">
            <text:p>WE WRASSLE </text:p>
          </table:table-cell>
          <table:table-cell table:style-name="ce5" table:number-columns-repeated="4"/>
          <table:table-cell table:style-name="ce7"/>
          <table:table-cell table:style-name="ce7" office:value-type="string">
            <text:p>https://www.facebook.com/photo.php?fbid=10152493681880185&amp;l=7f6310a13a</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802.7289699074">
            <text:p>6/12/2014 17:29:43</text:p>
          </table:table-cell>
          <table:table-cell table:style-name="ce5" office:value-type="string">
            <text:p>BeauMoMa</text:p>
          </table:table-cell>
          <table:table-cell table:style-name="ce5" office:value-type="string">
            <text:p>beaumoma.tumblr.com</text:p>
          </table:table-cell>
          <table:table-cell table:style-name="ce5"/>
          <table:table-cell table:style-name="ce5" office:value-type="string">
            <text:p>Bridget Brewer</text:p>
            <text:p>Maitland Lederer</text:p>
            <text:p>Melissa Patterson</text:p>
          </table:table-cell>
          <table:table-cell table:style-name="ce5" table:number-columns-repeated="2"/>
          <table:table-cell table:style-name="ce5" office:value-type="string">
            <text:p>BeauMoMa has one goal every show -- have as much fun as possible. We hope you have fun too!</text:p>
          </table:table-cell>
          <table:table-cell table:style-name="ce5"/>
          <table:table-cell table:style-name="ce5" office:value-type="string">
            <text:p>Nothing regularly, but we've done Monday Mash at ColdTowne, the Threefer and the Weekender at the Hideout, and we performed once at the Institution, opening for iScream Sandwich.</text:p>
          </table:table-cell>
          <table:table-cell table:style-name="ce5" office:value-type="string">
            <text:p>Photoshop, mostly.</text:p>
          </table:table-cell>
          <table:table-cell table:style-name="ce5" office:value-type="string">
            <text:p>Yes!</text:p>
          </table:table-cell>
          <table:table-cell table:style-name="ce5" office:value-type="string">
            <text:p>A little over a year</text:p>
          </table:table-cell>
          <table:table-cell table:style-name="ce5" office:value-type="string">
            <text:p>We do a series of real-life monologues, tapping each other out and gleefully giving each other a hard time about our foibles. Then we do some scenes based on that with the primary goal being to make Bridget break on stage. </text:p>
          </table:table-cell>
          <table:table-cell table:style-name="ce5" table:number-columns-repeated="4"/>
          <table:table-cell table:style-name="ce7" office:value-type="string">
            <text:p>Thanks!</text:p>
          </table:table-cell>
          <table:table-cell table:style-name="ce7" office:value-type="string">
            <text:p>https://scontent-b.xx.fbcdn.net/hphotos-xpf1/t31.0-8/10293555_690660520993471_7013261464469132461_o.jpg</text:p>
          </table:table-cell>
          <table:table-cell table:style-name="ce7" office:value-type="string">
            <text:p>http://vimeo.com/90823926</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802.7073958333">
            <text:p>6/12/2014 16:58:39</text:p>
          </table:table-cell>
          <table:table-cell table:style-name="ce5" office:value-type="string">
            <text:p>Big Beautiful Warlock</text:p>
          </table:table-cell>
          <table:table-cell table:style-name="ce5" office:value-type="string">
            <text:p>https://www.facebook.com/BBWImprov</text:p>
          </table:table-cell>
          <table:table-cell table:style-name="ce5"/>
          <table:table-cell table:style-name="ce5" office:value-type="string">
            <text:p>Frank Netscher</text:p>
            <text:p>Kristin Henn</text:p>
            <text:p>Chris Baldenhofer</text:p>
            <text:p>Delaney Hernandez</text:p>
            <text:p>Emma Holder</text:p>
          </table:table-cell>
          <table:table-cell table:style-name="ce5" table:number-columns-repeated="2"/>
          <table:table-cell table:style-name="ce5" office:value-type="string">
            <text:p>Big Beautiful Warlock performs their own modified version of a La Ronde, one of Chicago improv's classic forms. With most of its players coming from traditional acting backgrounds, BBW likes to focus on creating interesting characters and developing them over an entire show.</text:p>
          </table:table-cell>
          <table:table-cell table:style-name="ce5"/>
          <table:table-cell table:style-name="ce5" office:value-type="string">
            <text:p>Big Beautiful Warriors - A monthly sketchprov gameshow at ColdTowne</text:p>
            <text:p>BBW in Space - A weekly internet improv show hosted by E-mprov</text:p>
            <text:p/>
          </table:table-cell>
          <table:table-cell table:style-name="ce5" office:value-type="string">
            <text:p>We use Facebook, our E-mprov show, our monthly gameshow, and we've previously tried using do512 and Meetup.</text:p>
          </table:table-cell>
          <table:table-cell table:style-name="ce5"/>
          <table:table-cell table:style-name="ce5" office:value-type="string">
            <text:p>Almost 2 years</text:p>
          </table:table-cell>
          <table:table-cell table:style-name="ce5" office:value-type="string">
            <text:p>Big Beautiful Warlock performs their own modified version of a La Ronde, where we use the LaRonde to build a world before we launch into a Montage/Harold</text:p>
          </table:table-cell>
          <table:table-cell table:style-name="ce5" table:number-columns-repeated="4"/>
          <table:table-cell table:style-name="ce7" office:value-type="string">
            <text:p>:)</text:p>
          </table:table-cell>
          <table:table-cell table:style-name="ce7" office:value-type="string">
            <text:p>http://bit.ly/1v6hObe</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800.0251967593">
            <text:p>6/10/2014 0:36:17</text:p>
          </table:table-cell>
          <table:table-cell table:style-name="ce5" office:value-type="string">
            <text:p>BOSS</text:p>
          </table:table-cell>
          <table:table-cell table:style-name="ce5" office:value-type="string">
            <text:p>https://www.facebook.com/BOSSprov</text:p>
          </table:table-cell>
          <table:table-cell table:style-name="ce5"/>
          <table:table-cell table:style-name="ce5" office:value-type="string">
            <text:p>Bryan Roberts</text:p>
            <text:p>Meredith Mae Roberts</text:p>
          </table:table-cell>
          <table:table-cell table:style-name="ce5" table:number-columns-repeated="2"/>
          <table:table-cell table:style-name="ce5" office:value-type="string">
            <text:p>In real life, Bryan and Meredith are married. Because of this, they argue constantly. Fortunately they love each other enough to argue in public for everyone’s amusement, because as we all know, all comedy ever comes from angry yelling.</text:p>
          </table:table-cell>
          <table:table-cell table:style-name="ce5"/>
          <table:table-cell table:style-name="ce5" office:value-type="string">
            <text:p>Coldtowne - <text:s/>Monday Night Mash (once in a while)</text:p>
            <text:p>Coldtowne - Bad Boys Fridays (once in a while)</text:p>
          </table:table-cell>
          <table:table-cell table:style-name="ce5" office:value-type="string">
            <text:p>Facebook, GhettoSketchWarlock.com</text:p>
          </table:table-cell>
          <table:table-cell table:style-name="ce5" table:number-columns-repeated="2"/>
          <table:table-cell table:style-name="ce5" office:value-type="string">
            <text:p>We deconstruct an argument that we have at the beginning of a scene. The argument is based on an audience suggestion.</text:p>
          </table:table-cell>
          <table:table-cell table:style-name="ce5" table:number-columns-repeated="4"/>
          <table:table-cell table:style-name="ce7"/>
          <table:table-cell table:style-name="ce7" office:value-type="string">
            <text:p>https://scontent-a-dfw.xx.fbcdn.net/hphotos-xfa1/t1.0-9/1512837_307125832783077_6596083371501839286_n.jpg</text:p>
          </table:table-cell>
          <table:table-cell table:style-name="ce7" office:value-type="string">
            <text:p>https://www.youtube.com/watch?v=UtJPlPpy1N4</text:p>
          </table:table-cell>
          <table:table-cell table:style-name="ce7"/>
          <table:table-cell table:style-name="Default" office:value-type="float" office:value="2014">
            <text:p>2014</text:p>
          </table:table-cell>
          <table:table-cell table:number-columns-repeated="233"/>
        </table:table-row>
        <table:table-row table:style-name="ro9">
          <table:table-cell table:style-name="ce2" office:value-type="float" office:value="41801.6534722222">
            <text:p>6/11/2014 15:41:00</text:p>
          </table:table-cell>
          <table:table-cell table:style-name="ce5" office:value-type="string">
            <text:p>BrainTrust</text:p>
          </table:table-cell>
          <table:table-cell table:style-name="ce5" office:value-type="string">
            <text:p>https://www.facebook.com/braintrustimprov</text:p>
          </table:table-cell>
          <table:table-cell table:style-name="ce5"/>
          <table:table-cell table:style-name="ce5" office:value-type="string">
            <text:p>Troy Miller</text:p>
            <text:p>Michael Joplin</text:p>
            <text:p>Dave Buckman</text:p>
          </table:table-cell>
          <table:table-cell table:style-name="ce5" table:number-columns-repeated="2"/>
          <table:table-cell table:style-name="ce5" office:value-type="string">
            <text:p>In the tradition of ZZ Top, Motorhead, Cream, Green Day and the Police, three of the most respected Improvisers in Austin combine to form a new Power Rock trio. </text:p>
            <text:p>Power trios have at times been characterized as loud and bombastic, often embarking on long improvised jams that would highlight the virtuosity of the individual musicians. </text:p>
            <text:p/>
            <text:p>Brian Trust combines the virtuoso performances of:</text:p>
            <text:p>Michael Joplin (The Available Cupholders)</text:p>
            <text:p>Troy Miller (The Confidence Men)</text:p>
            <text:p>Dave Buckman (The The Frank Mills)</text:p>
          </table:table-cell>
          <table:table-cell table:style-name="ce5"/>
          <table:table-cell table:style-name="ce5" office:value-type="string">
            <text:p>Michael Joplin (The Available Cupholders)</text:p>
            <text:p>Troy Miller (The Confidence Men)</text:p>
            <text:p>Dave Buckman (The The Frank Mills)</text:p>
          </table:table-cell>
          <table:table-cell table:style-name="ce5" office:value-type="string">
            <text:p>FB, twitter, personal email list</text:p>
          </table:table-cell>
          <table:table-cell table:style-name="ce5" table:number-columns-repeated="7"/>
          <table:table-cell table:style-name="ce7"/>
          <table:table-cell table:style-name="ce7" office:value-type="string">
            <text:p>http://www.rachelanddave.com/rachelanddave.com/Home_files/rachel%20and%20dave%20may%20be%20high%20res%203.jpg</text:p>
          </table:table-cell>
          <table:table-cell table:style-name="ce7" office:value-type="string">
            <text:p>https://www.youtube.com/watch?feature=player_embedded&amp;v=E6nWKaPG4nM</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802.8486805556">
            <text:p>6/12/2014 20:22:06</text:p>
          </table:table-cell>
          <table:table-cell table:style-name="ce5" office:value-type="string">
            <text:p>Cascade</text:p>
          </table:table-cell>
          <table:table-cell table:style-name="ce5" office:value-type="string">
            <text:p>www.cascadeimprov.com</text:p>
          </table:table-cell>
          <table:table-cell table:style-name="ce5"/>
          <table:table-cell table:style-name="ce5" office:value-type="string">
            <text:p>Sarah Marie Curry &amp; Cat Drago</text:p>
          </table:table-cell>
          <table:table-cell table:style-name="ce5" table:number-columns-repeated="2"/>
          <table:table-cell table:style-name="ce5" office:value-type="string">
            <text:p>Welcome to the flood. Starting in the middle of what looks like a modern three act play (example: God of Carnage, Proof, Take Me Out, Closer) Cascade improvises through the darkest and lightest moments of a slice of human experience until the lights go out.</text:p>
          </table:table-cell>
          <table:table-cell table:style-name="ce5"/>
          <table:table-cell table:style-name="ce5" office:value-type="string">
            <text:p>BettyFest - June 26th - video available online after</text:p>
          </table:table-cell>
          <table:table-cell table:style-name="ce5" office:value-type="string">
            <text:p>website, posters, stickers, social media, personal invites</text:p>
          </table:table-cell>
          <table:table-cell table:style-name="ce5" office:value-type="string">
            <text:p>1st show on June 26th</text:p>
          </table:table-cell>
          <table:table-cell table:style-name="ce5" office:value-type="string">
            <text:p>Founded May 1014</text:p>
          </table:table-cell>
          <table:table-cell table:style-name="ce5" office:value-type="string">
            <text:p>We explore a wide range of emotion in two person scenes, multiple or mono-scene depending on the show we're in. Our style is that of a modern three act play (example: God of Carnage, Proof, Take Me Out, Closer). We strive for lots of laughter and tears in 20min.</text:p>
          </table:table-cell>
          <table:table-cell table:style-name="ce5" table:number-columns-repeated="4"/>
          <table:table-cell table:style-name="ce7" office:value-type="string">
            <text:p>Thank you very much for your consideration in this matter. </text:p>
          </table:table-cell>
          <table:table-cell table:style-name="ce7" office:value-type="string">
            <text:p>available soon (logo being finalized as I type this)</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794.4183680556">
            <text:p>6/4/2014 10:02:27</text:p>
          </table:table-cell>
          <table:table-cell table:style-name="ce5" office:value-type="string">
            <text:p>ChuTopp</text:p>
          </table:table-cell>
          <table:table-cell table:style-name="ce5" office:value-type="string">
            <text:p>https://www.facebook.com/pages/Chu-Topp-Improv/363796003752466</text:p>
          </table:table-cell>
          <table:table-cell table:style-name="ce5"/>
          <table:table-cell table:style-name="ce5" office:value-type="string">
            <text:p>Chuy Zarate</text:p>
            <text:p>Topping Haggerty</text:p>
          </table:table-cell>
          <table:table-cell table:style-name="ce5" table:number-columns-repeated="2"/>
          <table:table-cell table:style-name="ce5" office:value-type="string">
            <text:p>ChuTopp takes over the world in the most innocuous, but effective, way possible. The Universe always has it out for ChuTopp and the only way they can survive is to become rulers of their own destiny, and to do that, they must use their ridiculous skills to rule over everyone!</text:p>
          </table:table-cell>
          <table:table-cell table:style-name="ce5" table:number-columns-repeated="2"/>
          <table:table-cell table:style-name="ce5" office:value-type="string">
            <text:p>Facebook e-vites, word of mouth at the bar</text:p>
          </table:table-cell>
          <table:table-cell table:style-name="ce5" table:number-columns-repeated="7"/>
          <table:table-cell table:style-name="ce7"/>
          <table:table-cell table:style-name="ce7" office:value-type="string">
            <text:p>https://www.facebook.com/363796003752466/photos/a.365818813550185.1073741827.363796003752466/365818780216855/?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0">
          <table:table-cell table:style-name="ce2" office:value-type="float" office:value="41802.9812384259">
            <text:p>6/12/2014 23:32:59</text:p>
          </table:table-cell>
          <table:table-cell table:style-name="ce5" office:value-type="string">
            <text:p>Clean and a Jerk</text:p>
          </table:table-cell>
          <table:table-cell table:style-name="ce5" table:number-columns-repeated="2"/>
          <table:table-cell table:style-name="ce5" office:value-type="string">
            <text:p>Patrick Creamer</text:p>
            <text:p>John Mendell</text:p>
          </table:table-cell>
          <table:table-cell table:style-name="ce5" table:number-columns-repeated="2"/>
          <table:table-cell table:style-name="ce5" office:value-type="string">
            <text:p>Friends since the second grade, Patrick Creamer and John Mendell are Clean and a Jerk. They're pretty great.</text:p>
          </table:table-cell>
          <table:table-cell table:style-name="ce5" table:number-columns-repeated="2"/>
          <table:table-cell table:style-name="ce5" office:value-type="string">
            <text:p>Facebook, texting</text:p>
          </table:table-cell>
          <table:table-cell table:style-name="ce5" office:value-type="string">
            <text:p>No</text:p>
          </table:table-cell>
          <table:table-cell table:style-name="ce5" office:value-type="string">
            <text:p>3 weeks (though we've been performing together as a part of SNAFU since January 2014)</text:p>
          </table:table-cell>
          <table:table-cell table:style-name="ce5" office:value-type="string">
            <text:p>We perform The Fountain (format based on the Darren Aronofsky film of the same name).</text:p>
            <text:p/>
            <text:p>We get suggestions for 3 time periods and 3 locations.</text:p>
            <text:p>We then match those up and perform 3 scenes, maintaining the same characters throughout.</text:p>
          </table:table-cell>
          <table:table-cell table:style-name="ce5" table:number-columns-repeated="4"/>
          <table:table-cell table:style-name="ce7" office:value-type="string">
            <text:p>Nope.</text:p>
          </table:table-cell>
          <table:table-cell table:style-name="ce7" office:value-type="string">
            <text:p>https://fbcdn-sphotos-b-a.akamaihd.net/hphotos-ak-xpf1/t1.0-9/10299063_10203987224343206_5386923268040287882_n.jpg</text:p>
          </table:table-cell>
          <table:table-cell table:style-name="ce7" table:number-columns-repeated="2"/>
          <table:table-cell table:style-name="Default" office:value-type="float" office:value="2014">
            <text:p>2014</text:p>
          </table:table-cell>
          <table:table-cell table:number-columns-repeated="233"/>
        </table:table-row>
        <table:table-row table:style-name="ro6">
          <table:table-cell table:style-name="ce2" office:value-type="float" office:value="41802.9229513889">
            <text:p>6/12/2014 22:09:03</text:p>
          </table:table-cell>
          <table:table-cell table:style-name="ce5" office:value-type="string">
            <text:p>Collective Alibi</text:p>
          </table:table-cell>
          <table:table-cell table:style-name="ce5" office:value-type="string">
            <text:p>https://www.facebook.com/pages/Collective-Alibi/275987922554064?ref=hl&amp;ref_type=bookmark</text:p>
          </table:table-cell>
          <table:table-cell table:style-name="ce5"/>
          <table:table-cell table:style-name="ce5" office:value-type="string">
            <text:p>Kasey Borger</text:p>
            <text:p>Emily McDonald</text:p>
            <text:p>Jake Millward</text:p>
            <text:p>Steven H. Moore</text:p>
            <text:p>Jared Robertson</text:p>
            <text:p>Julia Salas</text:p>
            <text:p>Ian Townsend</text:p>
            <text:p>Javier Ungo</text:p>
            <text:p>Amy Wright</text:p>
            <text:p/>
          </table:table-cell>
          <table:table-cell table:style-name="ce5" table:number-columns-repeated="2"/>
          <table:table-cell table:style-name="ce5" office:value-type="string">
            <text:p>Collective Alibi is an improv troupe based in Austin currently performing the Deconstruction.</text:p>
          </table:table-cell>
          <table:table-cell table:style-name="ce5"/>
          <table:table-cell table:style-name="ce5" office:value-type="string">
            <text:p>The troupe has performed two separate month long runs at ColdTowne Theater and has also opened for Bad Boys. A significant portion of the cast is featured in the monthly show ColdTowne The Church of Indeterminate Divinity, produced by John Ratliff.</text:p>
          </table:table-cell>
          <table:table-cell table:style-name="ce5" office:value-type="string">
            <text:p>We market with Facebook, Do512, physical posters and word of mouth.</text:p>
          </table:table-cell>
          <table:table-cell table:style-name="ce5" office:value-type="string">
            <text:p>yes</text:p>
          </table:table-cell>
          <table:table-cell table:style-name="ce5" office:value-type="string">
            <text:p>November 2013</text:p>
          </table:table-cell>
          <table:table-cell table:style-name="ce5" office:value-type="string">
            <text:p>Until recently we performed the improv format the Evente. We are currently performing the Deconstruction.</text:p>
          </table:table-cell>
          <table:table-cell table:style-name="ce5" table:number-columns-repeated="4"/>
          <table:table-cell table:style-name="ce7"/>
          <table:table-cell table:style-name="ce7" office:value-type="string">
            <text:p>https://www.facebook.com/275987922554064/photos/a.275990659220457.1073741827.275987922554064/298099983676191/?type=1&amp;theater</text:p>
          </table:table-cell>
          <table:table-cell table:style-name="ce7" office:value-type="string">
            <text:p>https://vimeo.com/91997317</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802.9981365741">
            <text:p>6/12/2014 23:57:19</text:p>
          </table:table-cell>
          <table:table-cell table:style-name="ce5" office:value-type="string">
            <text:p>Confidence Men</text:p>
          </table:table-cell>
          <table:table-cell table:style-name="ce5" table:number-columns-repeated="2"/>
          <table:table-cell table:style-name="ce5" office:value-type="string">
            <text:p>Jeff Britt</text:p>
            <text:p>Troy Miller</text:p>
            <text:p>Asaf Ronen</text:p>
            <text:p>Michael Ferstenfeld</text:p>
            <text:p>Tom Booker</text:p>
            <text:p>Ceej Allen</text:p>
            <text:p/>
          </table:table-cell>
          <table:table-cell table:style-name="ce5" table:number-columns-repeated="2"/>
          <table:table-cell table:style-name="ce5" office:value-type="string">
            <text:p>Confidence Men improvise high-octane, foul-mouthed two-act plays in the style of the plays of legendary American author David Mamet. </text:p>
          </table:table-cell>
          <table:table-cell table:style-name="ce5" table:number-columns-repeated="2"/>
          <table:table-cell table:style-name="ce5" office:value-type="string">
            <text:p>Facebook, posters, word of mouth, website, email newsletters. </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798.5970486111">
            <text:p>6/8/2014 14:19:45</text:p>
          </table:table-cell>
          <table:table-cell table:style-name="ce5" office:value-type="string">
            <text:p>Ctrl Alt Delete</text:p>
          </table:table-cell>
          <table:table-cell table:style-name="ce5" office:value-type="string">
            <text:p>https://www.facebook.com/CADImprov</text:p>
          </table:table-cell>
          <table:table-cell table:style-name="ce5"/>
          <table:table-cell table:style-name="ce5" office:value-type="string">
            <text:p>Chrissy Shackelford, Naomi Perryman, Jessica Marpe</text:p>
          </table:table-cell>
          <table:table-cell table:style-name="ce5" table:number-columns-repeated="2"/>
          <table:table-cell table:style-name="ce5" office:value-type="string">
            <text:p>Ctrl Alt Delete is an all female improv troupe that plays with the all important first line of dialogue. The ladies each get a line of dialogue and then use it to kick off each scene that is performed in the show. Fast-paced, playful, and fun- there's never a dull moment with Ctrl Alt Delete. </text:p>
          </table:table-cell>
          <table:table-cell table:style-name="ce5"/>
          <table:table-cell table:style-name="ce5" office:value-type="string">
            <text:p>We've performed in several shows at Coldtowne Theater- opened for Bad Boys, Cagematches (winner of the tri-state Cgaematch), and Wednesday night slots. </text:p>
          </table:table-cell>
          <table:table-cell table:style-name="ce5" office:value-type="string">
            <text:p>Facebook, Word of Mouth</text:p>
          </table:table-cell>
          <table:table-cell table:style-name="ce5" office:value-type="string">
            <text:p>Yes</text:p>
          </table:table-cell>
          <table:table-cell table:style-name="ce5" office:value-type="string">
            <text:p>9 months </text:p>
          </table:table-cell>
          <table:table-cell table:style-name="ce5" office:value-type="string">
            <text:p>We each get a line of a dialogue, from the audience, that we use for each scene that we do (usually 3 scenes). <text:s/>The scenes are game based and playful. </text:p>
            <text:p/>
            <text:p/>
          </table:table-cell>
          <table:table-cell table:style-name="ce5" table:number-columns-repeated="4"/>
          <table:table-cell table:style-name="ce7" office:value-type="string">
            <text:p>Excited to be considered! </text:p>
          </table:table-cell>
          <table:table-cell table:style-name="ce7" office:value-type="string">
            <text:p>https://www.facebook.com/CADImprov/photos/a.1437677313145389.1073741827.1437675056478948/1437677129812074/?type=1&amp;theater</text:p>
          </table:table-cell>
          <table:table-cell table:style-name="ce7" office:value-type="string">
            <text:p>http://vimeo.com/m/91532401</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802.8715856481">
            <text:p>6/12/2014 20:55:05</text:p>
          </table:table-cell>
          <table:table-cell table:style-name="ce5" office:value-type="string">
            <text:p>Curtis Needs A Ride </text:p>
          </table:table-cell>
          <table:table-cell table:style-name="ce5" office:value-type="string">
            <text:p>Curtisneedsaride.com</text:p>
          </table:table-cell>
          <table:table-cell table:style-name="ce5"/>
          <table:table-cell table:style-name="ce5" office:value-type="string">
            <text:p>Michael Flusche</text:p>
            <text:p>Austin Hines</text:p>
            <text:p>Steve Rupp</text:p>
            <text:p>Ricky Anderson</text:p>
            <text:p>Grayson Howe</text:p>
            <text:p>Justin Kirchhoff</text:p>
          </table:table-cell>
          <table:table-cell table:style-name="ce5" table:number-columns-repeated="2"/>
          <table:table-cell table:style-name="ce5" office:value-type="string">
            <text:p>Curtis Needs A Ride has performed it's self titled comedy show at the Hideout Theater since 2006. <text:s/>With a mixture of audience-participation based short form improv and the creative story telling of long form improv, CNAR is sure to leave you #laughing. </text:p>
          </table:table-cell>
          <table:table-cell table:style-name="ce5"/>
          <table:table-cell table:style-name="ce5" office:value-type="string">
            <text:p>Corporate, private, professional development shows</text:p>
          </table:table-cell>
          <table:table-cell table:style-name="ce5" office:value-type="string">
            <text:p>Facebook, Twitter </text:p>
          </table:table-cell>
          <table:table-cell table:style-name="ce5" table:number-columns-repeated="7"/>
          <table:table-cell table:style-name="ce7" office:value-type="string">
            <text:p>I'm sorry if I sent this twice, I'm not sure the first one work </text:p>
          </table:table-cell>
          <table:table-cell table:style-name="ce7" table:number-columns-repeated="3"/>
          <table:table-cell table:style-name="Default" office:value-type="float" office:value="2014">
            <text:p>2014</text:p>
          </table:table-cell>
          <table:table-cell table:number-columns-repeated="233"/>
        </table:table-row>
        <table:table-row table:style-name="ro2">
          <table:table-cell table:style-name="ce2" office:value-type="float" office:value="41794.5363888889">
            <text:p>6/4/2014 12:52:24</text:p>
          </table:table-cell>
          <table:table-cell table:style-name="ce5" office:value-type="string">
            <text:p>Dudith</text:p>
          </table:table-cell>
          <table:table-cell table:style-name="ce5" table:number-columns-repeated="2"/>
          <table:table-cell table:style-name="ce5" office:value-type="string">
            <text:p>David Schwartz</text:p>
            <text:p>Judith Schomp</text:p>
          </table:table-cell>
          <table:table-cell table:style-name="ce5" table:number-columns-repeated="2"/>
          <table:table-cell table:style-name="ce5" office:value-type="string">
            <text:p>Dudith is a crafty, Midwestern couple that invoke their latest craft to inspire scenes.</text:p>
          </table:table-cell>
          <table:table-cell table:style-name="ce5"/>
          <table:table-cell table:style-name="ce5" office:value-type="string">
            <text:p>2x4. Web series.</text:p>
          </table:table-cell>
          <table:table-cell table:style-name="ce5" office:value-type="string">
            <text:p>Strange photography, online interaction.</text:p>
          </table:table-cell>
          <table:table-cell table:style-name="ce5" office:value-type="string">
            <text:p>Yes</text:p>
          </table:table-cell>
          <table:table-cell table:style-name="ce5" office:value-type="string">
            <text:p>Since WTF</text:p>
          </table:table-cell>
          <table:table-cell table:style-name="ce5" office:value-type="string">
            <text:p>Dudith is a crafty, Midwestern couple that invoke their latest craft to inspire scenes.</text:p>
          </table:table-cell>
          <table:table-cell table:style-name="ce5" table:number-columns-repeated="4"/>
          <table:table-cell table:style-name="ce7"/>
          <table:table-cell table:style-name="ce7" office:value-type="string">
            <text:p>https://www.facebook.com/photo.php?fbid=10152512378943083&amp;set=a.471610258082.256336.764968082&amp;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801.8455324074">
            <text:p>6/11/2014 20:17:34</text:p>
          </table:table-cell>
          <table:table-cell table:style-name="ce5" office:value-type="string">
            <text:p>Duplex</text:p>
          </table:table-cell>
          <table:table-cell table:style-name="ce5" office:value-type="string">
            <text:p>https://www.facebook.com/dupleximprov</text:p>
          </table:table-cell>
          <table:table-cell table:style-name="ce5"/>
          <table:table-cell table:style-name="ce5" office:value-type="string">
            <text:p>Catherine Grady</text:p>
            <text:p>Austen Silver</text:p>
            <text:p>Evan Eggers</text:p>
            <text:p>Norman Tran</text:p>
          </table:table-cell>
          <table:table-cell table:style-name="ce5" table:number-columns-repeated="2"/>
          <table:table-cell table:style-name="ce5" office:value-type="string">
            <text:p>Duplex is an improv troupe consisting of four people, two front doors, and a shared backyard. Both reasonably priced and in a good neighborhood, Duplex is fun, smart, fast-paced improv for anyone who wished their neighbors lived closer, or their roommates lived farther away.</text:p>
          </table:table-cell>
          <table:table-cell table:style-name="ce5" table:number-columns-repeated="2"/>
          <table:table-cell table:style-name="ce5" office:value-type="string">
            <text:p>Facebook</text:p>
          </table:table-cell>
          <table:table-cell table:style-name="ce5" office:value-type="string">
            <text:p>Yes</text:p>
          </table:table-cell>
          <table:table-cell table:style-name="ce5" office:value-type="string">
            <text:p>6 months</text:p>
          </table:table-cell>
          <table:table-cell table:style-name="ce5" office:value-type="string">
            <text:p>We are a troupe of Hideout Alums that run a comedy montage.</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7">
          <table:table-cell table:style-name="ce2" office:value-type="float" office:value="41802.6787731481">
            <text:p>6/12/2014 16:17:26</text:p>
          </table:table-cell>
          <table:table-cell table:style-name="ce5" office:value-type="string">
            <text:p>Empty Promises</text:p>
          </table:table-cell>
          <table:table-cell table:style-name="ce5" office:value-type="string">
            <text:p>https://www.facebook.com/pages/Empty-Promises/720638627968731</text:p>
          </table:table-cell>
          <table:table-cell table:style-name="ce5"/>
          <table:table-cell table:style-name="ce5" office:value-type="string">
            <text:p>Ian Townsend</text:p>
            <text:p>Matt Needles</text:p>
            <text:p>Sanjay Rao </text:p>
            <text:p>Alejandro Garcia</text:p>
            <text:p>Eli Eidson</text:p>
            <text:p>Kc HT</text:p>
          </table:table-cell>
          <table:table-cell table:style-name="ce5" table:number-columns-repeated="2"/>
          <table:table-cell table:style-name="ce5" office:value-type="string">
            <text:p>Austin's newest Harold troupe, Empty promises delivers fast high energy comedy shows by playing with a series of patterns and <text:s/>repetition . <text:s/></text:p>
          </table:table-cell>
          <table:table-cell table:style-name="ce5"/>
          <table:table-cell table:style-name="ce5" office:value-type="string">
            <text:p>No current show runs.</text:p>
          </table:table-cell>
          <table:table-cell table:style-name="ce5" office:value-type="string">
            <text:p>Video sketches and online content, podcasting, <text:s/>word of mouth.</text:p>
          </table:table-cell>
          <table:table-cell table:style-name="ce5" office:value-type="string">
            <text:p>Yes</text:p>
          </table:table-cell>
          <table:table-cell table:style-name="ce5" office:value-type="string">
            <text:p>4 months</text:p>
          </table:table-cell>
          <table:table-cell table:style-name="ce5" office:value-type="string">
            <text:p>We do Harold's. </text:p>
          </table:table-cell>
          <table:table-cell table:style-name="ce5" table:number-columns-repeated="4"/>
          <table:table-cell table:style-name="ce7" office:value-type="string">
            <text:p>Thanks! </text:p>
          </table:table-cell>
          <table:table-cell table:style-name="ce7" table:number-columns-repeated="3"/>
          <table:table-cell table:style-name="Default" office:value-type="float" office:value="2014">
            <text:p>2014</text:p>
          </table:table-cell>
          <table:table-cell table:number-columns-repeated="233"/>
        </table:table-row>
        <table:table-row table:style-name="ro11">
          <table:table-cell table:style-name="ce2" office:value-type="float" office:value="41797.5628935185">
            <text:p>6/7/2014 13:30:34</text:p>
          </table:table-cell>
          <table:table-cell table:style-name="ce5" office:value-type="string">
            <text:p>Field Day</text:p>
          </table:table-cell>
          <table:table-cell table:style-name="ce5" table:number-columns-repeated="2"/>
          <table:table-cell table:style-name="ce5" office:value-type="string">
            <text:p>David Schwartz</text:p>
            <text:p>Chris Albano</text:p>
            <text:p>Judith Schomp</text:p>
            <text:p>Michael Bowman</text:p>
            <text:p>Lindsay Hejl</text:p>
          </table:table-cell>
          <table:table-cell table:style-name="ce5" table:number-columns-repeated="2"/>
          <table:table-cell table:style-name="ce5" office:value-type="string">
            <text:p>Field Day is a fun-loving group of friends. They also look awesome in denim.</text:p>
          </table:table-cell>
          <table:table-cell table:style-name="ce5"/>
          <table:table-cell table:style-name="ce5" office:value-type="string">
            <text:p>We have performed in the cage match at Coldtowne.</text:p>
          </table:table-cell>
          <table:table-cell table:style-name="ce5" office:value-type="string">
            <text:p>Facebook and word of mouth. We're working on taking some photos and making a page.</text:p>
          </table:table-cell>
          <table:table-cell table:style-name="ce5" office:value-type="string">
            <text:p>Yes </text:p>
          </table:table-cell>
          <table:table-cell table:style-name="ce5" office:value-type="string">
            <text:p>As Field Day- about 3 months</text:p>
          </table:table-cell>
          <table:table-cell table:style-name="ce5" office:value-type="string">
            <text:p>We take a suggestion, do a world building type group scene then use that as inspiration for a montage.</text:p>
          </table:table-cell>
          <table:table-cell table:style-name="ce5" table:number-columns-repeated="4"/>
          <table:table-cell table:style-name="ce7" office:value-type="string">
            <text:p>I will email a video of our last show as soon as I get a hold of it.</text:p>
          </table:table-cell>
          <table:table-cell table:style-name="ce7" table:number-columns-repeated="3"/>
          <table:table-cell table:style-name="Default" office:value-type="float" office:value="2014">
            <text:p>2014</text:p>
          </table:table-cell>
          <table:table-cell table:number-columns-repeated="233"/>
        </table:table-row>
        <table:table-row table:style-name="ro12">
          <table:table-cell table:style-name="ce2" office:value-type="float" office:value="41802.6315972222">
            <text:p>6/12/2014 15:09:30</text:p>
          </table:table-cell>
          <table:table-cell table:style-name="ce5" office:value-type="string">
            <text:p>Franz &amp; Dave</text:p>
          </table:table-cell>
          <table:table-cell table:style-name="ce5" office:value-type="string">
            <text:p>facebook.com/franzanddave</text:p>
          </table:table-cell>
          <table:table-cell table:style-name="ce5"/>
          <table:table-cell table:style-name="ce5" office:value-type="string">
            <text:p>Brad Hawkins</text:p>
            <text:p>Ceej Allen</text:p>
          </table:table-cell>
          <table:table-cell table:style-name="ce5" table:number-columns-repeated="2"/>
          <table:table-cell table:style-name="ce5" office:value-type="string">
            <text:p>Some collaborations are meant to be, and transcend time and space, life and death. Such is the case with the filmmaking team of David Lynch (Christopher Allen) and Franz Kafka (Brad Hawkins), who have traveled all this way from California and early-20th Century Prague, respectively, to pitch you their latest movie idea! You'll be amused, intrigued, repulsed, and aroused, probably all at the same time, with the improvised antics of Franz and Dave!</text:p>
          </table:table-cell>
          <table:table-cell table:style-name="ce5"/>
          <table:table-cell table:style-name="ce5" office:value-type="string">
            <text:p>We have not been performing much of late, as Ceej's job has had him out of town unpredictably. That's no longer as big a factor, so we're ready to get back to performing regularly.</text:p>
          </table:table-cell>
          <table:table-cell table:style-name="ce5" office:value-type="string">
            <text:p>At this point, I'm eagerly seeking out new ways to promote. Facebook is not yielding a whole lot. Open to suggestions.</text:p>
          </table:table-cell>
          <table:table-cell table:style-name="ce5" office:value-type="string">
            <text:p>yes</text:p>
          </table:table-cell>
          <table:table-cell table:style-name="ce5" office:value-type="string">
            <text:p>3 years</text:p>
          </table:table-cell>
          <table:table-cell table:style-name="ce5" table:number-columns-repeated="5"/>
          <table:table-cell table:style-name="ce7" office:value-type="string">
            <text:p>This would be our regular two-person format. Pine Falls (which incorporates other imps) is also doable.</text:p>
          </table:table-cell>
          <table:table-cell table:style-name="ce7" office:value-type="string">
            <text:p>http://i.imgur.com/DpqV56V.jpg</text:p>
          </table:table-cell>
          <table:table-cell table:style-name="ce7" office:value-type="string">
            <text:p>https://vimeo.com/64087999</text:p>
          </table:table-cell>
          <table:table-cell table:style-name="ce7"/>
          <table:table-cell table:style-name="Default" office:value-type="float" office:value="2014">
            <text:p>2014</text:p>
          </table:table-cell>
          <table:table-cell table:number-columns-repeated="233"/>
        </table:table-row>
        <table:table-row table:style-name="ro6">
          <table:table-cell table:style-name="ce2" office:value-type="float" office:value="41800.9306597222">
            <text:p>6/10/2014 22:20:09</text:p>
          </table:table-cell>
          <table:table-cell table:style-name="ce5" office:value-type="string">
            <text:p>Furiously Missing</text:p>
          </table:table-cell>
          <table:table-cell table:style-name="ce5" table:number-columns-repeated="2"/>
          <table:table-cell table:style-name="ce5" office:value-type="string">
            <text:p>Amy O'Connor</text:p>
            <text:p>Darren Scharf</text:p>
            <text:p>Quinn Gaunt</text:p>
            <text:p>Chris Sebilia</text:p>
            <text:p>Chris Sutphen</text:p>
          </table:table-cell>
          <table:table-cell table:style-name="ce5" table:number-columns-repeated="2"/>
          <table:table-cell table:style-name="ce5" office:value-type="string">
            <text:p>Furiously Missing performs narrative driven long-form improv that connects the audience to what they are missing. Performances tend to focus on everyday relationships between people -- those slice of life moments that may not seem important as they are happening. A melting pot of new and seasoned improvisers, Furiously Missing puts a comedic twist on the seemingly insignificant. </text:p>
          </table:table-cell>
          <table:table-cell table:style-name="ce5"/>
          <table:table-cell table:style-name="ce5" office:value-type="string">
            <text:p>Furiously Missing previously performed dozens of shows at the Hideout and competed at the Out of Bounds Austin Improv Festival, The Improvised Play Festival, Wafflefest, and the NYC Improv Festival but the group has been on hiatus for 2 years and recently acquired a few new members.</text:p>
          </table:table-cell>
          <table:table-cell table:style-name="ce5" office:value-type="string">
            <text:p>We have not promoted ourselves at all yet. </text:p>
          </table:table-cell>
          <table:table-cell table:style-name="ce5" office:value-type="string">
            <text:p>Yes</text:p>
          </table:table-cell>
          <table:table-cell table:style-name="ce5" office:value-type="string">
            <text:p>3 months - new members to existing troupe</text:p>
          </table:table-cell>
          <table:table-cell table:style-name="ce5" office:value-type="string">
            <text:p>We do long form montage, focusing on character development. </text:p>
          </table:table-cell>
          <table:table-cell table:style-name="ce5" table:number-columns-repeated="4"/>
          <table:table-cell table:style-name="ce7" table:number-columns-repeated="2"/>
          <table:table-cell table:style-name="ce7" office:value-type="string">
            <text:p>http://www.youtube.com/watch?v=b70aHV7czGM</text:p>
          </table:table-cell>
          <table:table-cell table:style-name="ce7"/>
          <table:table-cell table:style-name="Default" office:value-type="float" office:value="2014">
            <text:p>2014</text:p>
          </table:table-cell>
          <table:table-cell table:number-columns-repeated="233"/>
        </table:table-row>
        <table:table-row table:style-name="ro11">
          <table:table-cell table:style-name="ce2" office:value-type="float" office:value="41801.0279976852">
            <text:p>6/11/2014 0:40:19</text:p>
          </table:table-cell>
          <table:table-cell table:style-name="ce5" office:value-type="string">
            <text:p>G.O.O.F.S.</text:p>
          </table:table-cell>
          <table:table-cell table:style-name="ce5" table:number-columns-repeated="2"/>
          <table:table-cell table:style-name="ce5" office:value-type="string">
            <text:p>Patrick Creamer</text:p>
            <text:p>Katie Doran</text:p>
            <text:p>Michael Bowman</text:p>
            <text:p>Lindsay Hejl</text:p>
            <text:p>Mitchell Shotts</text:p>
          </table:table-cell>
          <table:table-cell table:style-name="ce5" table:number-columns-repeated="2"/>
          <table:table-cell table:style-name="ce5" office:value-type="string">
            <text:p>Ghosts Of Our Former Selves (G.O.O,F.S.) brings cinema to the stage. Give us the name of a never-before-seen movie, and we'll bring it to life.</text:p>
          </table:table-cell>
          <table:table-cell table:style-name="ce5"/>
          <table:table-cell table:style-name="ce5" office:value-type="string">
            <text:p>We have performed in a Triple Scoop, a couple Threefers, and the 2014 Improvised Play Festival.</text:p>
          </table:table-cell>
          <table:table-cell table:style-name="ce5" office:value-type="string">
            <text:p>Facebook, texting</text:p>
          </table:table-cell>
          <table:table-cell table:style-name="ce5" office:value-type="string">
            <text:p>Yes</text:p>
          </table:table-cell>
          <table:table-cell table:style-name="ce5" office:value-type="string">
            <text:p>Since September 2013</text:p>
          </table:table-cell>
          <table:table-cell table:style-name="ce5" office:value-type="string">
            <text:p>Longform narrative using cinematic language. Give us the name of a never-before-seen movie, and we'll bring it to life.</text:p>
          </table:table-cell>
          <table:table-cell table:style-name="ce5" table:number-columns-repeated="4"/>
          <table:table-cell table:style-name="ce7" office:value-type="string">
            <text:p>Nope.</text:p>
          </table:table-cell>
          <table:table-cell table:style-name="ce7" office:value-type="string">
            <text:p>https://scontent-b-ord.xx.fbcdn.net/hphotos-xap1/t1.0-9/10441063_10203973332475918_7790557535289082473_n.jpg</text:p>
          </table:table-cell>
          <table:table-cell table:style-name="ce7" table:number-columns-repeated="2"/>
          <table:table-cell table:style-name="Default" office:value-type="float" office:value="2014">
            <text:p>2014</text:p>
          </table:table-cell>
          <table:table-cell table:number-columns-repeated="233"/>
        </table:table-row>
        <table:table-row table:style-name="ro13">
          <table:table-cell table:style-name="ce2" office:value-type="float" office:value="41799.3102777778">
            <text:p>6/9/2014 7:26:48</text:p>
          </table:table-cell>
          <table:table-cell table:style-name="ce5" office:value-type="string">
            <text:p>Gigglepants</text:p>
          </table:table-cell>
          <table:table-cell table:style-name="ce5" office:value-type="string">
            <text:p>https://www.facebook.com/gpantsimprov</text:p>
          </table:table-cell>
          <table:table-cell table:style-name="ce5"/>
          <table:table-cell table:style-name="ce5" office:value-type="string">
            <text:p>Andrew Stier</text:p>
            <text:p>Patrick Creamer</text:p>
            <text:p>Chase Samuel</text:p>
            <text:p>Reid O'Conor</text:p>
            <text:p>Allison O'Conor</text:p>
            <text:p>Krissy Jones</text:p>
            <text:p>Taylor Wingfield</text:p>
            <text:p>Kelsey Matteson</text:p>
            <text:p>Glen Olivarez</text:p>
            <text:p>Luis Villareal</text:p>
            <text:p>Jon Cozart</text:p>
            <text:p>Isaac Benavidez</text:p>
            <text:p>Kent Juliff</text:p>
            <text:p>Christian Haigis</text:p>
            <text:p>Nick Marino</text:p>
            <text:p>Kari Shrode</text:p>
            <text:p>Sunshine Garrison</text:p>
            <text:p>Hope Carew</text:p>
            <text:p>Raquel Cain</text:p>
            <text:p>Anthony McCoy</text:p>
            <text:p>Ty Clark</text:p>
          </table:table-cell>
          <table:table-cell table:style-name="ce5" table:number-columns-repeated="2"/>
          <table:table-cell table:style-name="ce5" office:value-type="string">
            <text:p>Gigglepants is UT-Austin's longest running and only short-form improv troupe. We pride ourselves on good, clean, family-friendly fun. Gigglepants performs a free show on campus every other Friday during the school year.</text:p>
          </table:table-cell>
          <table:table-cell table:style-name="ce5"/>
          <table:table-cell table:style-name="ce5" office:value-type="string">
            <text:p>We perform a show every other Friday on UT's campus during the school year</text:p>
          </table:table-cell>
          <table:table-cell table:style-name="ce5" office:value-type="string">
            <text:p>Facebook, word of mouth</text:p>
          </table:table-cell>
          <table:table-cell table:style-name="ce5" office:value-type="string">
            <text:p>Yes</text:p>
          </table:table-cell>
          <table:table-cell table:style-name="ce5" office:value-type="string">
            <text:p>More than 5 years</text:p>
          </table:table-cell>
          <table:table-cell table:style-name="ce5" office:value-type="string">
            <text:p>We do short form, running 4-5 games in 20-25 minutes.</text:p>
          </table:table-cell>
          <table:table-cell table:style-name="ce5" table:number-columns-repeated="4"/>
          <table:table-cell table:style-name="ce7" office:value-type="string">
            <text:p>Nope.</text:p>
          </table:table-cell>
          <table:table-cell table:style-name="ce7" office:value-type="string">
            <text:p>https://scontent-a-dfw.xx.fbcdn.net/hphotos-xaf1/v/t1.0-9/10336668_10152519171461454_8889606741694558273_n.jpg?oh=ed99bb49ddee067abf4be1275f979788&amp;oe=541B7B66</text:p>
          </table:table-cell>
          <table:table-cell table:style-name="ce7" table:number-columns-repeated="2"/>
          <table:table-cell table:style-name="Default" office:value-type="float" office:value="2014">
            <text:p>2014</text:p>
          </table:table-cell>
          <table:table-cell table:number-columns-repeated="233"/>
        </table:table-row>
        <table:table-row table:style-name="ro11">
          <table:table-cell table:style-name="ce2" office:value-type="float" office:value="41802.6072569444">
            <text:p>6/12/2014 14:34:27</text:p>
          </table:table-cell>
          <table:table-cell table:style-name="ce5" office:value-type="string">
            <text:p>Glamazon</text:p>
          </table:table-cell>
          <table:table-cell table:style-name="ce5" office:value-type="string">
            <text:p>https://www.facebook.com/GlamazonImprov</text:p>
          </table:table-cell>
          <table:table-cell table:style-name="ce5"/>
          <table:table-cell table:style-name="ce5" office:value-type="string">
            <text:p>Valerie Ward</text:p>
            <text:p>Katie Moore</text:p>
            <text:p>XJ Coleman</text:p>
            <text:p>Amy Carpenter</text:p>
          </table:table-cell>
          <table:table-cell table:style-name="ce5" table:number-columns-repeated="2"/>
          <table:table-cell table:style-name="ce5" office:value-type="string">
            <text:p>Glamazon was founded in 2013 by four women with one height requirement: be at least 5'8" tall. Our mission: to come together as tall, strong, witty women, and bring some full-sized improv to the stage.</text:p>
          </table:table-cell>
          <table:table-cell table:style-name="ce5"/>
          <table:table-cell table:style-name="ce5" office:value-type="string">
            <text:p>So far, Glamazon has only performed at ColdTowne, and is on ColdTowne's calendar again for a show June 30th.</text:p>
          </table:table-cell>
          <table:table-cell table:style-name="ce5" office:value-type="string">
            <text:p>Amazing digital flyers that we post all the usual places (facebook, do512, austin 360, etc)</text:p>
          </table:table-cell>
          <table:table-cell table:style-name="ce5" office:value-type="string">
            <text:p>yes</text:p>
          </table:table-cell>
          <table:table-cell table:style-name="ce5" office:value-type="string">
            <text:p>about a year</text:p>
          </table:table-cell>
          <table:table-cell table:style-name="ce5" office:value-type="string">
            <text:p>Longform improv by ladies 5'8" and over. We start witha slam poetry-esque opening, then weave scenes using various types of edits, includign transformation edits. </text:p>
          </table:table-cell>
          <table:table-cell table:style-name="ce5" table:number-columns-repeated="4"/>
          <table:table-cell table:style-name="ce7"/>
          <table:table-cell table:style-name="ce7" office:value-type="string">
            <text:p>https://www.facebook.com/photo.php?fbid=199386896926300&amp;set=a.158326457699011.1073741825.158325891032401&amp;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802.6012152778">
            <text:p>6/12/2014 14:25:45</text:p>
          </table:table-cell>
          <table:table-cell table:style-name="ce5" office:value-type="string">
            <text:p>Honey Ladies</text:p>
          </table:table-cell>
          <table:table-cell table:style-name="ce5" table:number-columns-repeated="2"/>
          <table:table-cell table:style-name="ce5" office:value-type="string">
            <text:p>Sam Schak</text:p>
            <text:p>Jen Kaplan,</text:p>
            <text:p>Jeanette Jones</text:p>
            <text:p>Sarah Swofford</text:p>
            <text:p>Nicole Oliver</text:p>
          </table:table-cell>
          <table:table-cell table:style-name="ce5" table:number-columns-repeated="2"/>
          <table:table-cell table:style-name="ce5" office:value-type="string">
            <text:p>Honey Ladies is an all female troupe that lean towards a grounded and fun experience. We aim to embark on a journey of women stereotypes and slash them down in a funny/thought provoking way.</text:p>
          </table:table-cell>
          <table:table-cell table:style-name="ce5"/>
          <table:table-cell table:style-name="ce5" office:value-type="string">
            <text:p>We've done a Free Fringe and a Threefer!</text:p>
          </table:table-cell>
          <table:table-cell table:style-name="ce5" office:value-type="string">
            <text:p>FB and emails to friends and family!</text:p>
          </table:table-cell>
          <table:table-cell table:style-name="ce5" office:value-type="string">
            <text:p>Yes</text:p>
          </table:table-cell>
          <table:table-cell table:style-name="ce5" office:value-type="string">
            <text:p>8 Months or so?</text:p>
          </table:table-cell>
          <table:table-cell table:style-name="ce5" office:value-type="string">
            <text:p>Showing that women aren't only the stereotypes that we're (at times) perceived to be by pop culture. We start with the stereotypes and then peel back the layers as the show progresses.</text:p>
          </table:table-cell>
          <table:table-cell table:style-name="ce5" table:number-columns-repeated="4"/>
          <table:table-cell table:style-name="ce7" office:value-type="string">
            <text:p>Thanks for the consideration!</text:p>
          </table:table-cell>
          <table:table-cell table:style-name="ce7" office:value-type="string">
            <text:p>https://www.facebook.com/photo.php?fbid=2703549744913&amp;set=gm.638178592870896&amp;type=1</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802.9318171296">
            <text:p>6/12/2014 22:21:49</text:p>
          </table:table-cell>
          <table:table-cell table:style-name="ce5" office:value-type="string">
            <text:p>Hound's Tooth</text:p>
          </table:table-cell>
          <table:table-cell table:style-name="ce5" office:value-type="string">
            <text:p>https://www.facebook.com/houndstoothcomedy</text:p>
          </table:table-cell>
          <table:table-cell table:style-name="ce5"/>
          <table:table-cell table:style-name="ce5" office:value-type="string">
            <text:p>Ashley Jayne Carlisle</text:p>
            <text:p>Cassidy Santaguida</text:p>
          </table:table-cell>
          <table:table-cell table:style-name="ce5" table:number-columns-repeated="2"/>
          <table:table-cell table:style-name="ce5" office:value-type="string">
            <text:p>Hound's Tooth is an improv duo from Austin, TX. Ashley Jayne Carlisle and Cassidy Santaguida are best friends and even better comedians. They have combined their passions for stand-up, improv, and each other to create one amazing show.</text:p>
          </table:table-cell>
          <table:table-cell table:style-name="ce5"/>
          <table:table-cell table:style-name="ce5" office:value-type="string">
            <text:p>We are a new improv troupe. However, we both do stand-up (a large part of our show) regularly at The Institution Theater.</text:p>
          </table:table-cell>
          <table:table-cell table:style-name="ce5" office:value-type="string">
            <text:p>Facebook, word of mouth, personal invite, hyping the hell out of our troupe at open mics and stand-up showcases.</text:p>
          </table:table-cell>
          <table:table-cell table:style-name="ce5" office:value-type="string">
            <text:p>No</text:p>
          </table:table-cell>
          <table:table-cell table:style-name="ce5" office:value-type="string">
            <text:p>About 3 months</text:p>
          </table:table-cell>
          <table:table-cell table:style-name="ce5" office:value-type="string">
            <text:p>Hound’s Tooth performs an Armando-esque format featuring improvised stand-up that inspires improvised scenes.</text:p>
          </table:table-cell>
          <table:table-cell table:style-name="ce5" table:number-columns-repeated="4"/>
          <table:table-cell table:style-name="ce7" office:value-type="string">
            <text:p>I know the 2x4 is reserved for duos that have performed 3 times, so you know that we're available in case you need us!</text:p>
          </table:table-cell>
          <table:table-cell table:style-name="ce7" office:value-type="string">
            <text:p>https://flic.kr/p/nERQ7M</text:p>
          </table:table-cell>
          <table:table-cell table:style-name="ce7" office:value-type="string">
            <text:p>We are a new troupe</text:p>
          </table:table-cell>
          <table:table-cell table:style-name="ce7"/>
          <table:table-cell table:style-name="Default" office:value-type="float" office:value="2014">
            <text:p>2014</text:p>
          </table:table-cell>
          <table:table-cell table:number-columns-repeated="233"/>
        </table:table-row>
        <table:table-row table:style-name="ro4">
          <table:table-cell table:style-name="ce2" office:value-type="float" office:value="41802.7459259259">
            <text:p>6/12/2014 17:54:08</text:p>
          </table:table-cell>
          <table:table-cell table:style-name="ce5" office:value-type="string">
            <text:p>Humanz</text:p>
          </table:table-cell>
          <table:table-cell table:style-name="ce5" table:number-columns-repeated="2"/>
          <table:table-cell table:style-name="ce5" office:value-type="string">
            <text:p>Ceej Allen, Heidi Rogers</text:p>
          </table:table-cell>
          <table:table-cell table:style-name="ce5" table:number-columns-repeated="2"/>
          <table:table-cell table:style-name="ce5" office:value-type="string">
            <text:p>Therapy helps people sort through a myriad of issues in their lives. <text:s/>People flesh out their troubles, explore their inner demons and hope to come to a better understanding of their place in the world. <text:s/>Humanz (Ceej Allen and Heidi Rogers) explores the world of therapy and whether or not it helps couples to reconcile their differences. <text:s/>Sit down, relax and tell us what is on your mind.</text:p>
          </table:table-cell>
          <table:table-cell table:style-name="ce5"/>
          <table:table-cell table:style-name="ce5" office:value-type="string">
            <text:p>We've performed in the 2x4 and The Threefer</text:p>
          </table:table-cell>
          <table:table-cell table:style-name="ce5" office:value-type="string">
            <text:p>Mostly on Facebook.</text:p>
            <text:p/>
            <text:p>http://youtu.be/AF_hbrNH-_E</text:p>
          </table:table-cell>
          <table:table-cell table:style-name="ce5" office:value-type="string">
            <text:p>twice</text:p>
          </table:table-cell>
          <table:table-cell table:style-name="ce5" office:value-type="string">
            <text:p>six months</text:p>
          </table:table-cell>
          <table:table-cell table:style-name="ce5" office:value-type="string">
            <text:p>Humanz performs a three-act play centered around therapy. <text:s/>The first two acts are excerpts from therapy sessions from two different people, a man and a woman. <text:s/>By the time the third act takes place, we know that the two people in different sessions are a couple. <text:s/>We see how the couple interacts with each other outside the sessions in the third act. </text:p>
          </table:table-cell>
          <table:table-cell table:style-name="ce5" table:number-columns-repeated="4"/>
          <table:table-cell table:style-name="ce7" office:value-type="string">
            <text:p>Ceej Allen and Heidi Rogers have performed together in a myriad of shows in Austin and individually in many festivals across the country. From Pulp Friction: Improvised Tarantino to Reframed to countless one-off shows like Free Fringe, Maestro and Fancy Pants, they are both known for their character and physical work. <text:s/>In Humanz they take on the challenge of performing more "grounded" work and aren't afraid to delve into more dramatic tones.</text:p>
          </table:table-cell>
          <table:table-cell table:style-name="ce7" office:value-type="string">
            <text:p>https://www.facebook.com/647787488593916/photos/a.647796055259726.1073741827.647787488593916/683699755002689/?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6">
          <table:table-cell table:style-name="ce2" office:value-type="float" office:value="41802.5179861111">
            <text:p>6/12/2014 12:25:54</text:p>
          </table:table-cell>
          <table:table-cell table:style-name="ce5" office:value-type="string">
            <text:p>In Our Prime</text:p>
          </table:table-cell>
          <table:table-cell table:style-name="ce5" office:value-type="string">
            <text:p>http://www.inourprimeimprov.com/</text:p>
          </table:table-cell>
          <table:table-cell table:style-name="ce5"/>
          <table:table-cell table:style-name="ce5" office:value-type="string">
            <text:p>Jessica Arjet</text:p>
            <text:p>Gloria Rabil Bankler</text:p>
            <text:p>Ryan Hill</text:p>
            <text:p>Paul Normandin</text:p>
            <text:p/>
            <text:p/>
          </table:table-cell>
          <table:table-cell table:style-name="ce5" table:number-columns-repeated="2"/>
          <table:table-cell table:style-name="ce5" office:value-type="string">
            <text:p>In Our Prime is four Improvised Storytellers finding the grounded and real life in their made up and funny improvised tales. Our patented CurveBall Format allows for a strange location, unreal event or other absurd twist to be added into the mix to heighten the comedy. By the end, you have laughed and you will want to know more about what happened “ever since that day. . .”</text:p>
          </table:table-cell>
          <table:table-cell table:style-name="ce5"/>
          <table:table-cell table:style-name="ce5" office:value-type="string">
            <text:p>We do festivals. Sometimes Coldtowne.</text:p>
          </table:table-cell>
          <table:table-cell table:style-name="ce5" office:value-type="string">
            <text:p>We are Facebook GODS!! Not really but we do Facebook, email and Google calendar, plus our website.</text:p>
          </table:table-cell>
          <table:table-cell table:style-name="ce5" office:value-type="string">
            <text:p>Since March 1, 2012 on your stage</text:p>
          </table:table-cell>
          <table:table-cell table:style-name="ce5" office:value-type="string">
            <text:p>December 2011</text:p>
          </table:table-cell>
          <table:table-cell table:style-name="ce5" office:value-type="string">
            <text:p>We tend toward real characters regardless of situation or location.</text:p>
          </table:table-cell>
          <table:table-cell table:style-name="ce5" table:number-columns-repeated="4"/>
          <table:table-cell table:style-name="ce7" office:value-type="string">
            <text:p>We love you Roy! We have noted that we are all producing things for the Hideout and we are so proud to be doing that. If you have a favorite video of ours or one you think we should show Festivals I would love to know which on and why. <text:s/>Hugs!</text:p>
          </table:table-cell>
          <table:table-cell table:style-name="ce7" office:value-type="string">
            <text:p>http://www.inourprimeimprov.com/images/pictures/troupe/Smaller_IOP_Website.jpg</text:p>
          </table:table-cell>
          <table:table-cell table:style-name="ce7" office:value-type="string">
            <text:p>http://vimeo.com/channels/inourprime</text:p>
          </table:table-cell>
          <table:table-cell table:style-name="ce7"/>
          <table:table-cell table:style-name="Default" office:value-type="float" office:value="2014">
            <text:p>2014</text:p>
          </table:table-cell>
          <table:table-cell table:number-columns-repeated="233"/>
        </table:table-row>
        <table:table-row table:style-name="ro13">
          <table:table-cell table:style-name="ce2" office:value-type="float" office:value="41796.8316435185">
            <text:p>6/6/2014 19:57:34</text:p>
          </table:table-cell>
          <table:table-cell table:style-name="ce5" office:value-type="string">
            <text:p>iScream Sandwich</text:p>
          </table:table-cell>
          <table:table-cell table:style-name="ce5" office:value-type="string">
            <text:p>www.facebook.com/iScreamSandwich</text:p>
          </table:table-cell>
          <table:table-cell table:style-name="ce5"/>
          <table:table-cell table:style-name="ce5" office:value-type="string">
            <text:p>Heidi Caldwell, </text:p>
            <text:p>Erica Lies, </text:p>
            <text:p>Carissa McAtee, </text:p>
            <text:p>Marv Pratt, </text:p>
            <text:p>Andrew Robinson, </text:p>
            <text:p>Regina Soto, </text:p>
            <text:p>Wyatt Tall </text:p>
          </table:table-cell>
          <table:table-cell table:style-name="ce5" table:number-columns-repeated="2"/>
          <table:table-cell table:style-name="ce5" office:value-type="string">
            <text:p>iScream Sandwich is a 3-year-old Harold team from The Institution Theater in Austin, TX.</text:p>
            <text:p>With members from a wide range of improv backgrounds including Second City, i.O. West, The Magnet, and UCB, they combine fast and slow play with strong nuanced characters and quick-paced game work that will leave you floored. All seven members of this veteran team fuse their distinct individual voices into fearless, strong support that takes each set to new heights. iSS headlined the show, "The Triple Scoop" for 17 months straight and were voted the 2014 favorite improv show at Austin’s The Institution Theater. They have performed in the Out of Bounds Comedy Festival, the Trill Comedy Festival, and the Houston Improv festival and have over 90 years of combined stage experience.</text:p>
            <text:p/>
          </table:table-cell>
          <table:table-cell table:style-name="ce5"/>
          <table:table-cell table:style-name="ce5" office:value-type="string">
            <text:p>We finished up a 17 month run of headlining The Triple Scoop at The Institution in March of this year - since then we've been doing monthly/bi-monthly shows at Coldtowne and The Hideout as well as in Houston, TX! This fall we'll be crossing the Pacific for Improvaganza! in Honolulu, HI. </text:p>
          </table:table-cell>
          <table:table-cell table:style-name="ce5" office:value-type="string">
            <text:p>We have a strong following on Facebook, we also do a lot of online promotions with Do512, Austin 360, Culture Map and Meet Ups - also, Carissa is on the Dudley and Bob morning show on KLBJ and she does a lot of radio plugs for our show on the air. Plus we have lots of friends and family that love us! </text:p>
          </table:table-cell>
          <table:table-cell table:style-name="ce5" office:value-type="string">
            <text:p>Yup! Lots! </text:p>
          </table:table-cell>
          <table:table-cell table:style-name="ce5" office:value-type="string">
            <text:p>3 years this OOB! </text:p>
          </table:table-cell>
          <table:table-cell table:style-name="ce5" office:value-type="string">
            <text:p>iScream Sandwich is a rag tag group of experienced improvisers with strong individual voices combined into a super team of fearless support that results in a rockin’ time with a twisted point of view. Their characters range from the huge and zany to the grounded, realistic and heartfelt, and they take their sets everywhere from a musical version of Anne Frank performed in stilettos to a breakdancing armadillo. With over 90 years of combined stage experience, iSS blends strong character work with fast-paced game play into a Harold that makes unexpected thematic connections.</text:p>
            <text:p/>
            <text:p/>
          </table:table-cell>
          <table:table-cell table:style-name="ce5" table:number-columns-repeated="4"/>
          <table:table-cell table:style-name="ce7" office:value-type="string">
            <text:p>We love to perform at The Hideout! </text:p>
          </table:table-cell>
          <table:table-cell table:style-name="ce7" office:value-type="string">
            <text:p>https://www.facebook.com/photo.php?fbid=719288641467524&amp;set=pb.277529985643394.-2207520000.1401943249.&amp;type=3&amp;theater</text:p>
          </table:table-cell>
          <table:table-cell table:style-name="ce7" office:value-type="string">
            <text:p>http://vimeo.com/88585735</text:p>
          </table:table-cell>
          <table:table-cell table:style-name="ce7"/>
          <table:table-cell table:style-name="Default" office:value-type="float" office:value="2014">
            <text:p>2014</text:p>
          </table:table-cell>
          <table:table-cell table:number-columns-repeated="233"/>
        </table:table-row>
        <table:table-row table:style-name="ro9">
          <table:table-cell table:style-name="ce2" office:value-type="float" office:value="41800.6102777778">
            <text:p>6/10/2014 14:38:48</text:p>
          </table:table-cell>
          <table:table-cell table:style-name="ce5" office:value-type="string">
            <text:p>The Couchsurfers</text:p>
          </table:table-cell>
          <table:table-cell table:style-name="ce5" office:value-type="string">
            <text:p>https://www.facebook.com/thecouchsurfersimprov</text:p>
          </table:table-cell>
          <table:table-cell table:style-name="ce5"/>
          <table:table-cell table:style-name="ce5" office:value-type="string">
            <text:p>Jake Sharon</text:p>
            <text:p>Callie Sharon</text:p>
          </table:table-cell>
          <table:table-cell table:style-name="ce5" table:number-columns-repeated="2"/>
          <table:table-cell table:style-name="ce5" office:value-type="string">
            <text:p>Unlikely soulmates, Jake and Callie Sharon met on Couchsurfing.org. <text:s/>Jake needed a place to crash and Callie was foolish enough to let him stay with her. They fell in love, got married, and moved to Austin. </text:p>
            <text:p/>
            <text:p>Now, Couchsurfing.org is not a dating site. <text:s/>It's about hosts opening their home to guests and sharing each other's cultures- often resulting in longtime friendships. When The Couchsurfers play, we see the story of two main characters who start off as strangers but become entangled in an ever-deepening relationship.</text:p>
          </table:table-cell>
          <table:table-cell table:style-name="ce5"/>
          <table:table-cell table:style-name="ce5" office:value-type="string">
            <text:p>The Couchsurfers debuted at The Institution Theater's Triple Scoop earlier this year.</text:p>
          </table:table-cell>
          <table:table-cell table:style-name="ce5" office:value-type="string">
            <text:p>Besides facebook and twitter, The Couchsurfers <text:s/>hand out flyers, tell people at the grocery store, hang signs at Starbucks, post on Reddit, Twitter, Craigslist, and most importantly, invite our growing clump of Austin friends. <text:s/>Oh, did I mention the Couchsurfing.org community has a huge population here in Austin? <text:s/>We have 300-plus members. <text:s/>We're going to invite them, too!</text:p>
          </table:table-cell>
          <table:table-cell table:style-name="ce5" office:value-type="string">
            <text:p>Yes</text:p>
          </table:table-cell>
          <table:table-cell table:style-name="ce5" office:value-type="string">
            <text:p>Since January</text:p>
          </table:table-cell>
          <table:table-cell table:style-name="ce5" office:value-type="string">
            <text:p>Couchsurfing.org isn't about a free place to stay; it's about <text:s/>bringing strangers together so they can intertwine their cultural experiences. <text:s/>With that in mind, The Couchsurfers perform <text:s/>2-person, character-heavy improv. <text:s/>Their show tells the story of <text:s/>two main characters, with strong supplemental characters helping steer the narrative. <text:s/></text:p>
            <text:p/>
            <text:p>Both Callie and Jake <text:s/>are upper-level students at The Institution Theater. <text:s/>They both bring high energy, intensely committed improv to their scenes. <text:s/>They also like to mess with each other.</text:p>
          </table:table-cell>
          <table:table-cell table:style-name="ce5" table:number-columns-repeated="4"/>
          <table:table-cell table:style-name="ce7"/>
          <table:table-cell table:style-name="ce7" office:value-type="string">
            <text:p>https://www.facebook.com/thecouchsurfersimprov/photos/a.576371479115331.1073741827.576366892449123/576371472448665/?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4">
          <table:table-cell table:style-name="ce2" office:value-type="float" office:value="41802.9837847222">
            <text:p>6/12/2014 23:36:39</text:p>
          </table:table-cell>
          <table:table-cell table:style-name="ce5" office:value-type="string">
            <text:p>Jastin </text:p>
          </table:table-cell>
          <table:table-cell table:style-name="ce5" table:number-columns-repeated="2"/>
          <table:table-cell table:style-name="ce5" office:value-type="string">
            <text:p>Justin Davis </text:p>
            <text:p>Jason Vines </text:p>
          </table:table-cell>
          <table:table-cell table:style-name="ce5" table:number-columns-repeated="2"/>
          <table:table-cell table:style-name="ce5" office:value-type="string">
            <text:p>Jastin, made up of Jason Vines and Justin Davis, presents varied worlds on stage with the idea of duality at the forefront. Sometimes, that means having one opening line to create two different stories, one comedic and one dramatic. Other times, that may mean playing around with parallel timelines by seeing how someone’s life would’ve been altered with different choices made. No matter what, Jastin seeks to make the dramatic comedic and the comedic dramatic, showing that one often works best when it includes a bit of the other.</text:p>
          </table:table-cell>
          <table:table-cell table:style-name="ce5" table:number-columns-repeated="10"/>
          <table:table-cell table:style-name="ce7" table:number-columns-repeated="4"/>
          <table:table-cell table:style-name="Default" office:value-type="float" office:value="2014">
            <text:p>2014</text:p>
          </table:table-cell>
          <table:table-cell table:number-columns-repeated="233"/>
        </table:table-row>
        <table:table-row table:style-name="ro4">
          <table:table-cell table:style-name="ce2" office:value-type="float" office:value="41802.8721643519">
            <text:p>6/12/2014 20:55:55</text:p>
          </table:table-cell>
          <table:table-cell table:style-name="ce5" office:value-type="string">
            <text:p>Je Ju </text:p>
          </table:table-cell>
          <table:table-cell table:style-name="ce5" table:number-columns-repeated="2"/>
          <table:table-cell table:style-name="ce5" office:value-type="string">
            <text:p>Justin Davis </text:p>
            <text:p>Jeanette Jones </text:p>
          </table:table-cell>
          <table:table-cell table:style-name="ce5" table:number-columns-repeated="2"/>
          <table:table-cell table:style-name="ce5" office:value-type="string">
            <text:p>Love can play out, successfully and unsuccessfully, in many different ways. Whether it’s romantic, platonic, familial, or mutual, lost, or imagined, no love story is like any other. Je Ju (pronounced Jay Jew) explores the depths to which people care and about those -- people, things, and ideas -- that they care about. Two people, real-life couple Justin Davis and Jeanette Jones, play multiple characters in revolving and evolving relationships.</text:p>
            <text:p/>
          </table:table-cell>
          <table:table-cell table:style-name="ce5" table:number-columns-repeated="5"/>
          <table:table-cell table:style-name="ce5" office:value-type="string">
            <text:p>We focus on the different dynamics of multiple relationships that all fit within a theme discovered through the course of the show. </text:p>
            <text:p/>
            <text:p>We want to focus on stories with a positive energy and the feeling of love expressed in some way. That doesn't mean that every expression of love is positive or even successful, but that doesn't negate the feeling of connection to the stories told. </text:p>
          </table:table-cell>
          <table:table-cell table:style-name="ce5" table:number-columns-repeated="4"/>
          <table:table-cell table:style-name="ce7" office:value-type="string">
            <text:p>Jeanette heads back to school for her physical therapy degree in September. So, I'd love to get her as much stage time as possible, because her life will become consumed by school soon with not much time left to improvise. </text:p>
          </table:table-cell>
          <table:table-cell table:style-name="ce7" table:number-columns-repeated="3"/>
          <table:table-cell table:style-name="Default" office:value-type="float" office:value="2014">
            <text:p>2014</text:p>
          </table:table-cell>
          <table:table-cell table:number-columns-repeated="233"/>
        </table:table-row>
        <table:table-row table:style-name="ro4">
          <table:table-cell table:style-name="ce2" office:value-type="float" office:value="41802.9750231481">
            <text:p>6/12/2014 23:24:02</text:p>
          </table:table-cell>
          <table:table-cell table:style-name="ce5" office:value-type="string">
            <text:p>Ratliff &amp; Jackson</text:p>
          </table:table-cell>
          <table:table-cell table:style-name="ce5" office:value-type="string">
            <text:p>https://www.facebook.com/RatliffandJackson</text:p>
          </table:table-cell>
          <table:table-cell table:style-name="ce5"/>
          <table:table-cell table:style-name="ce5" office:value-type="string">
            <text:p>Lisa Jackson</text:p>
            <text:p>John Ratliff</text:p>
          </table:table-cell>
          <table:table-cell table:style-name="ce5" table:number-columns-repeated="2"/>
          <table:table-cell table:style-name="ce5" office:value-type="string">
            <text:p>Two of Austin's most experienced and versatile improvisers, Lisa Jackson and John Ratliff have been playing together off and on for almost seven years. They like playing emotionally believable scenes, but on the other hand they also like scenes where they're both talking in the same ridiculous accent. They have appeared in shows all over town, including the Hideout's Austin Secrets. They think Dostoevsky is the shizzle, which almost never comes up in their shows. </text:p>
          </table:table-cell>
          <table:table-cell table:style-name="ce5"/>
          <table:table-cell table:style-name="ce5" office:value-type="string">
            <text:p>whoever will have us</text:p>
          </table:table-cell>
          <table:table-cell table:style-name="ce5" office:value-type="string">
            <text:p>Facebook, Do512, email blasts, posters (when multiple shows are booked)</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797.3974305556">
            <text:p>6/7/2014 9:32:18</text:p>
          </table:table-cell>
          <table:table-cell table:style-name="ce5" office:value-type="string">
            <text:p>Kevlar: We're Bulletproof</text:p>
          </table:table-cell>
          <table:table-cell table:style-name="ce5" office:value-type="string">
            <text:p>http://facebook.com/kevlarimprov</text:p>
          </table:table-cell>
          <table:table-cell table:style-name="ce5"/>
          <table:table-cell table:style-name="ce5" office:value-type="string">
            <text:p>Kevin Miller</text:p>
            <text:p>David Lampe</text:p>
          </table:table-cell>
          <table:table-cell table:style-name="ce5" table:number-columns-repeated="2"/>
          <table:table-cell table:style-name="ce5" office:value-type="string">
            <text:p>Kevin and Lampe are next-door neighbors who have played in troupes together for years. One day over beers, they decided to ditch the others and form their own duo. The result is Kevlar: We’re Bulletproof, where the duo embodies a wide range of rotating characters in a two-man La Ronde.</text:p>
          </table:table-cell>
          <table:table-cell table:style-name="ce5"/>
          <table:table-cell table:style-name="ce5" office:value-type="string">
            <text:p>We've now completed three performances at Hideout and ColdTowne.</text:p>
          </table:table-cell>
          <table:table-cell table:style-name="ce5" office:value-type="string">
            <text:p>Facebook + peer pressure + crying until people come</text:p>
          </table:table-cell>
          <table:table-cell table:style-name="ce5" office:value-type="string">
            <text:p>Three times</text:p>
          </table:table-cell>
          <table:table-cell table:style-name="ce5" office:value-type="string">
            <text:p>Six months as a duo</text:p>
          </table:table-cell>
          <table:table-cell table:style-name="ce5" office:value-type="string">
            <text:p>We'll most likely repeat our "Kevlar: We're Shot!" format which has worked well for our past two performances. People like watching people bleed to death.</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800.6122337963">
            <text:p>6/10/2014 14:41:37</text:p>
          </table:table-cell>
          <table:table-cell table:style-name="ce5" office:value-type="string">
            <text:p>Kopp &amp; Buddy: Buddy Cops</text:p>
          </table:table-cell>
          <table:table-cell table:style-name="ce5" office:value-type="string">
            <text:p>N/A</text:p>
          </table:table-cell>
          <table:table-cell table:style-name="ce5"/>
          <table:table-cell table:style-name="ce5" office:value-type="string">
            <text:p>Nathan Sowell</text:p>
            <text:p>Andrew Buck</text:p>
            <text:p>Matthew Stoner</text:p>
            <text:p>Eli Edison </text:p>
          </table:table-cell>
          <table:table-cell table:style-name="ce5" table:number-columns-repeated="2"/>
          <table:table-cell table:style-name="ce5" office:value-type="string">
            <text:p>He's a streetwise New Yorker. He's a redneck from down South. Together, they are Kopp &amp; Buddy: Buddy Cops. Angry police captains. Oddly German villains. Nagging ex-wives. Resentful teenage kids. Alimony payments, drinking problems, and chest pains----Kopp and Buddy have it all.</text:p>
          </table:table-cell>
          <table:table-cell table:style-name="ce5"/>
          <table:table-cell table:style-name="ce5" office:value-type="string">
            <text:p>We had our first show last week, opening for Oh, Science at ColdTowne</text:p>
          </table:table-cell>
          <table:table-cell table:style-name="ce5" office:value-type="string">
            <text:p>If we get a show, we've agreed we'll promote it heavily. The first show was a test, and it ended up being AWESOME.</text:p>
          </table:table-cell>
          <table:table-cell table:style-name="ce5" office:value-type="string">
            <text:p>Yes</text:p>
          </table:table-cell>
          <table:table-cell table:style-name="ce5" office:value-type="string">
            <text:p>A month</text:p>
          </table:table-cell>
          <table:table-cell table:style-name="ce5" office:value-type="string">
            <text:p>While we are doing a "buddy cop film" format, we're focused less on a plot and a lot more on these two characters (played by Andrew and Nathan). Our goal is to strike a gamey, playful rapport in the midst of a bunch of "buddy cop" cliches. We want to dig in, not out. </text:p>
          </table:table-cell>
          <table:table-cell table:style-name="ce5" table:number-columns-repeated="4"/>
          <table:table-cell table:style-name="ce7" office:value-type="string">
            <text:p>NOTE: This show is definitely not "Cochise." This is focused on these two modern-day cops and their friendship. </text:p>
          </table:table-cell>
          <table:table-cell table:number-columns-repeated="2" table:style-name="ce7" office:value-type="string">
            <text:p>Coming soon</text:p>
          </table:table-cell>
          <table:table-cell table:style-name="ce7"/>
          <table:table-cell table:style-name="Default" office:value-type="float" office:value="2014">
            <text:p>2014</text:p>
          </table:table-cell>
          <table:table-cell table:number-columns-repeated="233"/>
        </table:table-row>
        <table:table-row table:style-name="ro12">
          <table:table-cell table:style-name="ce2" office:value-type="float" office:value="41802.6492013889">
            <text:p>6/12/2014 15:34:51</text:p>
          </table:table-cell>
          <table:table-cell table:style-name="ce5" office:value-type="string">
            <text:p>Local Genius Society </text:p>
          </table:table-cell>
          <table:table-cell table:style-name="ce5" office:value-type="string">
            <text:p>http://localgeniussociety.wordpress.com/</text:p>
          </table:table-cell>
          <table:table-cell table:style-name="ce5"/>
          <table:table-cell table:style-name="ce5" office:value-type="string">
            <text:p>Karen Jane DeWitt</text:p>
            <text:p>Zac Grantham</text:p>
            <text:p>Nicole Beckley</text:p>
          </table:table-cell>
          <table:table-cell table:style-name="ce5" table:number-columns-repeated="2"/>
          <table:table-cell table:style-name="ce5" office:value-type="string">
            <text:p>Local Genius Society is a group of raconteurs, savants, and bon vivants. Together, their knowledge includes the rules of curling, the intricacies of motion graphics, the proper way to handle a dangling participle, and how to bake a Baked Alaska. They perform a character-driven improvised one-act play. Their chemistry, energy, and love of games always shines through.</text:p>
            <text:p><text:s/></text:p>
          </table:table-cell>
          <table:table-cell table:style-name="ce5"/>
          <table:table-cell table:style-name="ce5" office:value-type="string">
            <text:p>We've performed in the Weekender, Threefer, and PGraph Presents at the Hideout Theatre. <text:s/>At ColdTowne we've performed in the Oh Science Jam, the Monday Night Mash, and the Cagematch. <text:s/>At the Institution we performed in the Triple Scoop.</text:p>
          </table:table-cell>
          <table:table-cell table:style-name="ce5" office:value-type="string">
            <text:p>Online through facebook, calendar events, and personalized emails. <text:s/>We occasionally print materials (posters and postcards) as well.</text:p>
          </table:table-cell>
          <table:table-cell table:style-name="ce5" office:value-type="string">
            <text:p>yes</text:p>
          </table:table-cell>
          <table:table-cell table:style-name="ce5" office:value-type="string">
            <text:p>Since December 2010</text:p>
          </table:table-cell>
          <table:table-cell table:style-name="ce5" office:value-type="string">
            <text:p>We perform an character-driven narrative that essentially functions like a one-act play. <text:s/></text:p>
          </table:table-cell>
          <table:table-cell table:style-name="ce5" table:number-columns-repeated="4"/>
          <table:table-cell table:style-name="ce7"/>
          <table:table-cell table:style-name="ce7" office:value-type="string">
            <text:p>http://localgeniussociety.files.wordpress.com/2011/11/lgs2014.jpg</text:p>
          </table:table-cell>
          <table:table-cell table:style-name="ce7" table:number-columns-repeated="2"/>
          <table:table-cell table:style-name="Default" office:value-type="float" office:value="2014">
            <text:p>2014</text:p>
          </table:table-cell>
          <table:table-cell table:number-columns-repeated="233"/>
        </table:table-row>
        <table:table-row table:style-name="ro2">
          <table:table-cell table:style-name="ce2" office:value-type="float" office:value="41802.7591319444">
            <text:p>6/12/2014 18:13:09</text:p>
          </table:table-cell>
          <table:table-cell table:style-name="ce5" office:value-type="string">
            <text:p>Mandinka</text:p>
          </table:table-cell>
          <table:table-cell table:style-name="ce5" office:value-type="string">
            <text:p>facebook.com/mandinkaimprov</text:p>
          </table:table-cell>
          <table:table-cell table:style-name="ce5"/>
          <table:table-cell table:style-name="ce5" office:value-type="string">
            <text:p>Mia Iseman</text:p>
            <text:p>Andrew Buck</text:p>
          </table:table-cell>
          <table:table-cell table:style-name="ce5" table:number-columns-repeated="2"/>
          <table:table-cell table:style-name="ce5" office:value-type="string">
            <text:p>Two people. One improvised play. A thousand possibilities. Seventeen laughs. </text:p>
          </table:table-cell>
          <table:table-cell table:style-name="ce5"/>
          <table:table-cell table:style-name="ce5" office:value-type="string">
            <text:p>ColdTowne a few times</text:p>
          </table:table-cell>
          <table:table-cell table:style-name="ce5" office:value-type="string">
            <text:p>We have bigger plans for the fall, but this summer we're keeping it simple: Facebook, Mia's extensive list of friends who come to her shows, and friendliness.</text:p>
          </table:table-cell>
          <table:table-cell table:style-name="ce5" table:number-columns-repeated="2"/>
          <table:table-cell table:style-name="ce5" office:value-type="string">
            <text:p>We'll be doing our usual format this time around: One-act play, very little format, lots of big choices. </text:p>
          </table:table-cell>
          <table:table-cell table:style-name="ce5" table:number-columns-repeated="4"/>
          <table:table-cell table:style-name="ce7" office:value-type="string">
            <text:p>Thank you for your consideration!</text:p>
          </table:table-cell>
          <table:table-cell table:style-name="ce7"/>
          <table:table-cell table:style-name="ce7" office:value-type="string">
            <text:p>https://vimeo.com/90793910</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795.7136226852">
            <text:p>6/5/2014 17:07:37</text:p>
          </table:table-cell>
          <table:table-cell table:style-name="ce5" office:value-type="string">
            <text:p>Meal of Sides</text:p>
          </table:table-cell>
          <table:table-cell table:style-name="ce5" office:value-type="string">
            <text:p>https://www.facebook.com/mealofsides</text:p>
          </table:table-cell>
          <table:table-cell table:style-name="ce5"/>
          <table:table-cell table:style-name="ce5" office:value-type="string">
            <text:p>G-Su Paek</text:p>
            <text:p>Karen Early</text:p>
            <text:p>Allen Rogers</text:p>
            <text:p>Elizabeth Nowrouz</text:p>
          </table:table-cell>
          <table:table-cell table:style-name="ce5" table:number-columns-repeated="2"/>
          <table:table-cell table:style-name="ce5" office:value-type="string">
            <text:p>Meal of Sides is a 4 person improv comedy troupe from Austin, TX. They have toured nationally and can also be found playing at their home base, The New Movement Theater from time to time. Meal of Sides is G-Su Paek, Karen Early, Elizabeth Nowrouz, and Allen Rogers. </text:p>
          </table:table-cell>
          <table:table-cell table:style-name="ce5"/>
          <table:table-cell table:style-name="ce5" office:value-type="string">
            <text:p>Lights Up! a weekly variety show, twice a month. </text:p>
          </table:table-cell>
          <table:table-cell table:style-name="ce5" office:value-type="string">
            <text:p>Social Media (Facebook, Twitter, etc.)</text:p>
          </table:table-cell>
          <table:table-cell table:style-name="ce5" office:value-type="string">
            <text:p>Yes.</text:p>
          </table:table-cell>
          <table:table-cell table:style-name="ce5" office:value-type="string">
            <text:p>2 years.</text:p>
          </table:table-cell>
          <table:table-cell table:style-name="ce5" office:value-type="string">
            <text:p>We do a loose form of "Close Quarters" improv. </text:p>
          </table:table-cell>
          <table:table-cell table:style-name="ce5" table:number-columns-repeated="4"/>
          <table:table-cell table:style-name="ce7" office:value-type="string">
            <text:p>Look forward to possibly playing at the Hideout again! Great stage! </text:p>
          </table:table-cell>
          <table:table-cell table:style-name="ce7" office:value-type="string">
            <text:p>https://www.facebook.com/photo.php?fbid=631909560163650&amp;set=a.595021307185809.1073741825.595019017186038&amp;type=1&amp;theater</text:p>
          </table:table-cell>
          <table:table-cell table:style-name="ce7" office:value-type="string">
            <text:p>http://vimeo.com/89979277</text:p>
          </table:table-cell>
          <table:table-cell table:style-name="ce7"/>
          <table:table-cell table:style-name="Default" office:value-type="float" office:value="2014">
            <text:p>2014</text:p>
          </table:table-cell>
          <table:table-cell table:number-columns-repeated="233"/>
        </table:table-row>
        <table:table-row table:style-name="ro3">
          <table:table-cell table:style-name="ce2" office:value-type="float" office:value="41802.6829282407">
            <text:p>6/12/2014 16:23:25</text:p>
          </table:table-cell>
          <table:table-cell table:style-name="ce5" office:value-type="string">
            <text:p>No Frills</text:p>
          </table:table-cell>
          <table:table-cell table:style-name="ce5" office:value-type="string">
            <text:p>https://www.facebook.com/NoFrillsAustin</text:p>
          </table:table-cell>
          <table:table-cell table:style-name="ce5"/>
          <table:table-cell table:style-name="ce5" office:value-type="string">
            <text:p>Megan Venable</text:p>
            <text:p>Jessie Pascarelli</text:p>
            <text:p>Ash Nunley</text:p>
            <text:p>Jeanette Jones</text:p>
          </table:table-cell>
          <table:table-cell table:style-name="ce5" table:number-columns-repeated="2"/>
          <table:table-cell table:style-name="ce5" office:value-type="string">
            <text:p>Jeanette Jones, Ash Nunley, Jessie Pascarelli, and Megan Venable, No Frills is a group of ladies who like each other! Things might get strange as they explore unusual worlds and complex relationships. </text:p>
          </table:table-cell>
          <table:table-cell table:style-name="ce5"/>
          <table:table-cell table:style-name="ce5" office:value-type="string">
            <text:p>We perform about once every 2 months. We've performed at the Hideout in the Threefer and the Weekender, at the Institution in the Triple Scoop as well as at Coldtowne.</text:p>
          </table:table-cell>
          <table:table-cell table:style-name="ce5" office:value-type="string">
            <text:p>Facebook, word of mouth</text:p>
          </table:table-cell>
          <table:table-cell table:style-name="ce5"/>
          <table:table-cell table:style-name="ce5" office:value-type="string">
            <text:p>Since August 2013</text:p>
          </table:table-cell>
          <table:table-cell table:style-name="ce5" office:value-type="string">
            <text:p>We tell stories in either a monoscene or mono-pop format to explore relationships between dynamic, female characters. We start with an unusual location (past shows have included "inside a treasure chest," and "shipping container in the woods") and discover our characters and relationships by exploring that world.</text:p>
          </table:table-cell>
          <table:table-cell table:style-name="ce5" table:number-columns-repeated="4"/>
          <table:table-cell table:style-name="ce7" office:value-type="string">
            <text:p>Thanks for your hard work in putting this together!</text:p>
          </table:table-cell>
          <table:table-cell table:style-name="ce7" office:value-type="string">
            <text:p>https://fbcdn-sphotos-b-a.akamaihd.net/hphotos-ak-xfp1/t31.0-8/1500931_797388140832_864214805_o.jpg</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801.8149074074">
            <text:p>6/11/2014 19:33:28</text:p>
          </table:table-cell>
          <table:table-cell table:style-name="ce5" office:value-type="string">
            <text:p>Northward</text:p>
          </table:table-cell>
          <table:table-cell table:style-name="ce5" table:number-columns-repeated="2"/>
          <table:table-cell table:style-name="ce5" office:value-type="string">
            <text:p>Thedward Blevins</text:p>
            <text:p>Norman Tran</text:p>
          </table:table-cell>
          <table:table-cell table:style-name="ce5" table:number-columns-repeated="2"/>
          <table:table-cell table:style-name="ce5" office:value-type="string">
            <text:p>Northward presents a whirlwind of different characters and explores their relationships through a series of two person scenes where the focus flows from each character to the next until the first and final characters share the last scene.</text:p>
          </table:table-cell>
          <table:table-cell table:style-name="ce5" table:number-columns-repeated="2"/>
          <table:table-cell table:style-name="ce5" office:value-type="string">
            <text:p>Facebook</text:p>
          </table:table-cell>
          <table:table-cell table:style-name="ce5" office:value-type="string">
            <text:p>No</text:p>
          </table:table-cell>
          <table:table-cell table:style-name="ce5" office:value-type="string">
            <text:p>1 month</text:p>
          </table:table-cell>
          <table:table-cell table:style-name="ce5" office:value-type="string">
            <text:p>We do a 2 person La Ronde that forces us to play strong and distinct characters.</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2">
          <table:table-cell table:style-name="ce2" office:value-type="float" office:value="41796.417962963">
            <text:p>6/6/2014 10:01:52</text:p>
          </table:table-cell>
          <table:table-cell table:style-name="ce5" office:value-type="string">
            <text:p>NugeField</text:p>
          </table:table-cell>
          <table:table-cell table:style-name="ce5" office:value-type="string">
            <text:p>http://wiki.austinimprov.com/wiki/Nugefield</text:p>
          </table:table-cell>
          <table:table-cell table:style-name="ce5"/>
          <table:table-cell table:style-name="ce5" office:value-type="string">
            <text:p>Clifton Highfield</text:p>
            <text:p>Ashley Nugent</text:p>
          </table:table-cell>
          <table:table-cell table:style-name="ce5" table:number-columns-repeated="2"/>
          <table:table-cell table:style-name="ce5" office:value-type="string">
            <text:p>Ashley Nugent and Clifton Highfield are improvisors and long time friends that would totally be in a relationship, if they were the last two people on earth. Discover, heighten, and explore the post-apocalyptic world of a relationship.</text:p>
          </table:table-cell>
          <table:table-cell table:style-name="ce5"/>
          <table:table-cell table:style-name="ce5" office:value-type="string">
            <text:p>Clifton Highfield is the level 401 instructor at The Institution Theater, he performs, coaches, and directs improv theater around Austin, TX.</text:p>
            <text:p/>
            <text:p>Ashley Nugent is a former instructor at The Coldtowne Theater, and was recently seen in 'Beware of Female Spies'.</text:p>
            <text:p/>
            <text:p>NugeField was founded at iO West in Los Angeles, California.</text:p>
          </table:table-cell>
          <table:table-cell table:style-name="ce5" office:value-type="string">
            <text:p>We verbally invite people to the show.</text:p>
          </table:table-cell>
          <table:table-cell table:style-name="ce5" office:value-type="string">
            <text:p>Yes.</text:p>
          </table:table-cell>
          <table:table-cell table:style-name="ce5" office:value-type="string">
            <text:p>8 or 9 years</text:p>
          </table:table-cell>
          <table:table-cell table:style-name="ce5" office:value-type="string">
            <text:p>We improvise a single relationship scene in a world destroyed by the audience suggestion.</text:p>
          </table:table-cell>
          <table:table-cell table:style-name="ce5" table:number-columns-repeated="4"/>
          <table:table-cell table:style-name="ce7" office:value-type="string">
            <text:p>For what it's worth. </text:p>
            <text:p/>
            <text:p>NugeField would really like to perform in the 2x4. There are so many awesome duo's in Austin and it would be great to share the stage with them.</text:p>
          </table:table-cell>
          <table:table-cell table:style-name="ce7" table:number-columns-repeated="3"/>
          <table:table-cell table:style-name="Default" office:value-type="float" office:value="2014">
            <text:p>2014</text:p>
          </table:table-cell>
          <table:table-cell table:number-columns-repeated="233"/>
        </table:table-row>
        <table:table-row table:style-name="ro6">
          <table:table-cell table:style-name="ce2" office:value-type="float" office:value="41802.8854282407">
            <text:p>6/12/2014 21:15:01</text:p>
          </table:table-cell>
          <table:table-cell table:style-name="ce5" office:value-type="string">
            <text:p>On Trial </text:p>
          </table:table-cell>
          <table:table-cell table:style-name="ce5" table:number-columns-repeated="2"/>
          <table:table-cell table:style-name="ce5" office:value-type="string">
            <text:p>Justin Davis </text:p>
            <text:p>Two to four different improvisers each show </text:p>
            <text:p>One audience member </text:p>
          </table:table-cell>
          <table:table-cell table:style-name="ce5" table:number-columns-repeated="2"/>
          <table:table-cell table:style-name="ce5" office:value-type="string">
            <text:p>A judge, two lawyers, and four to six jurors deliberate over a crime chosen by the audience. Starting off with <text:s/>the closing arguments, improvisers lay the foundation for the show by describing the trial that never happened. From there, the show cuts to the jury room where we learn more about the case, while the jurors reveal facets of their own personalities based on their reaction to the trial. </text:p>
          </table:table-cell>
          <table:table-cell table:style-name="ce5" table:number-columns-repeated="10"/>
          <table:table-cell table:style-name="ce7" office:value-type="string">
            <text:p>The last time I did this show was with Kareem, Cat, and an audience member. It was a rousing success. Yes, I said rousing. </text:p>
          </table:table-cell>
          <table:table-cell table:style-name="ce7" table:number-columns-repeated="3"/>
          <table:table-cell table:style-name="Default" office:value-type="float" office:value="2014">
            <text:p>2014</text:p>
          </table:table-cell>
          <table:table-cell table:number-columns-repeated="233"/>
        </table:table-row>
        <table:table-row table:style-name="ro3">
          <table:table-cell table:style-name="ce2" office:value-type="float" office:value="41798.5619560185">
            <text:p>6/8/2014 13:29:13</text:p>
          </table:table-cell>
          <table:table-cell table:style-name="ce5" office:value-type="string">
            <text:p>Ophelia's Rope</text:p>
          </table:table-cell>
          <table:table-cell table:style-name="ce5" office:value-type="string">
            <text:p>www.faceook.com/opheliasrope</text:p>
          </table:table-cell>
          <table:table-cell table:style-name="ce5"/>
          <table:table-cell table:style-name="ce5" office:value-type="string">
            <text:p>Autumn Clack</text:p>
            <text:p>Ruth McCleskey</text:p>
          </table:table-cell>
          <table:table-cell table:style-name="ce5" table:number-columns-repeated="2"/>
          <table:table-cell table:style-name="ce5" office:value-type="string">
            <text:p>Loosely based on the Deconstruction format, Autumn and Ruth take inspiration from an audience-suggested sonnet (or other book, or even a song sometimes!) to create a world. They both are stage actresses by training and have been playing together, in some form or another, for 9 years.</text:p>
          </table:table-cell>
          <table:table-cell table:style-name="ce5"/>
          <table:table-cell table:style-name="ce5" office:value-type="string">
            <text:p>self produced shows in Houston, both as Ophelia's Rope and in conjunction with Boiling Point Players, their umbrella theatre company</text:p>
            <text:p>Festivals nationally (Boston Comedy Arts Festival, OOB, etc)</text:p>
            <text:p>Guest spots with other troupes or theatres (Beta, Station, Rogue, The PIT NYC, etc)</text:p>
          </table:table-cell>
          <table:table-cell table:style-name="ce5" office:value-type="string">
            <text:p>facebook, word of mouth, fancy postcards</text:p>
          </table:table-cell>
          <table:table-cell table:style-name="ce5" table:number-columns-repeated="7"/>
          <table:table-cell table:style-name="ce7"/>
          <table:table-cell table:style-name="ce7" office:value-type="string">
            <text:p>http://static.wixstatic.com/media/4db1c3_33857003e2dd4dbf804ad119342f7cba.jpg_srz_350_350_85_22_0.50_1.20_0.00_jpg_srz</text:p>
          </table:table-cell>
          <table:table-cell table:style-name="ce7" office:value-type="string">
            <text:p>► 28:34► 28:34 www.youtube.com/watch?v=7dMQVqWXdaM Feb 4, 2014 - Uploaded by Ophelia's Rope Ophelia's Rope and Friends January 16, 2014 Rudyard's British Pub.</text:p>
          </table:table-cell>
          <table:table-cell table:style-name="ce7"/>
          <table:table-cell table:style-name="Default" office:value-type="float" office:value="2014">
            <text:p>2014</text:p>
          </table:table-cell>
          <table:table-cell table:number-columns-repeated="233"/>
        </table:table-row>
        <table:table-row table:style-name="ro10">
          <table:table-cell table:style-name="ce2" office:value-type="float" office:value="41794.0661342593">
            <text:p>6/4/2014 1:35:14</text:p>
          </table:table-cell>
          <table:table-cell table:style-name="ce5" office:value-type="string">
            <text:p>PGraph</text:p>
          </table:table-cell>
          <table:table-cell table:style-name="ce5" table:number-columns-repeated="2"/>
          <table:table-cell table:style-name="ce5" office:value-type="string">
            <text:p>Kareem Badr</text:p>
            <text:p>Valerie Ward</text:p>
            <text:p>Kaci Beeler</text:p>
            <text:p>Roy Janik</text:p>
          </table:table-cell>
          <table:table-cell table:style-name="ce5" table:number-columns-repeated="2"/>
          <table:table-cell table:style-name="ce5" office:value-type="string">
            <text:p>Parallelogramophonograph loves to make up dynamic improvised plays and theatre in the moment.</text:p>
            <text:p>They have used their on-going weekly show, first at The ColdTowne Theater (Oct 2006-Feb 2010), now at the Hideout Theatre (Friday nights at 10pm), to create and experiment with new and original improvised play concepts.</text:p>
          </table:table-cell>
          <table:table-cell table:style-name="ce5" table:number-columns-repeated="10"/>
          <table:table-cell table:style-name="ce7" table:number-columns-repeated="4"/>
          <table:table-cell table:style-name="Default" office:value-type="float" office:value="2014">
            <text:p>2014</text:p>
          </table:table-cell>
          <table:table-cell table:number-columns-repeated="233"/>
        </table:table-row>
        <table:table-row table:style-name="ro11">
          <table:table-cell table:style-name="ce2" office:value-type="float" office:value="41794.4634722222">
            <text:p>6/4/2014 11:07:24</text:p>
          </table:table-cell>
          <table:table-cell table:style-name="ce5" office:value-type="string">
            <text:p>Phil</text:p>
          </table:table-cell>
          <table:table-cell table:style-name="ce5" table:number-columns-repeated="2"/>
          <table:table-cell table:style-name="ce5" office:value-type="string">
            <text:p>Keegan Hines</text:p>
            <text:p>Tyler Pratt</text:p>
            <text:p>Tim Lewis</text:p>
            <text:p>Jason Heffron</text:p>
          </table:table-cell>
          <table:table-cell table:style-name="ce5" table:number-columns-repeated="2"/>
          <table:table-cell table:style-name="ce5" office:value-type="string">
            <text:p>Phil brings a dopey montage that's sure to delight. </text:p>
          </table:table-cell>
          <table:table-cell table:style-name="ce5" table:number-columns-repeated="10"/>
          <table:table-cell table:style-name="ce7" office:value-type="string">
            <text:p>Roy - I'll be moving away from Austin in late July and I think Phil will probably dissolve forever. I would love it if we could have one last show in July before I go. Thanks!</text:p>
          </table:table-cell>
          <table:table-cell table:style-name="ce7" table:number-columns-repeated="3"/>
          <table:table-cell table:style-name="Default" office:value-type="float" office:value="2014">
            <text:p>2014</text:p>
          </table:table-cell>
          <table:table-cell table:number-columns-repeated="233"/>
        </table:table-row>
        <table:table-row table:style-name="ro8">
          <table:table-cell table:style-name="ce2" office:value-type="float" office:value="41802.4230902778">
            <text:p>6/12/2014 10:09:15</text:p>
          </table:table-cell>
          <table:table-cell table:style-name="ce5" office:value-type="string">
            <text:p>Pwnshop Marmba</text:p>
          </table:table-cell>
          <table:table-cell table:style-name="ce5" office:value-type="string">
            <text:p>N/A</text:p>
          </table:table-cell>
          <table:table-cell table:style-name="ce5"/>
          <table:table-cell table:style-name="ce5" office:value-type="string">
            <text:p>Chris Albano</text:p>
            <text:p>Steve Moore (the Coldtowne guy, not the playwright guy)</text:p>
          </table:table-cell>
          <table:table-cell table:style-name="ce5" table:number-columns-repeated="2"/>
          <table:table-cell table:style-name="ce5" office:value-type="string">
            <text:p>Trained by Asaf Ronen, Pwnshop Marmba will show you that everything that happens on the stage is part of the show, no matter how strange it might be. Watch them slip from a scene to a conversation to sitting and chatting with the audience about interior design over the course of their set.</text:p>
          </table:table-cell>
          <table:table-cell table:style-name="ce5"/>
          <table:table-cell table:style-name="ce5" office:value-type="string">
            <text:p>None recently</text:p>
          </table:table-cell>
          <table:table-cell table:style-name="ce5" office:value-type="string">
            <text:p>Facebook, word-of-mouth</text:p>
          </table:table-cell>
          <table:table-cell table:style-name="ce5" office:value-type="string">
            <text:p>Yes</text:p>
          </table:table-cell>
          <table:table-cell table:style-name="ce5" office:value-type="string">
            <text:p>6 months</text:p>
          </table:table-cell>
          <table:table-cell table:style-name="ce5" table:number-columns-repeated="5"/>
          <table:table-cell table:style-name="ce7" office:value-type="string">
            <text:p>Thank you so much!</text:p>
          </table:table-cell>
          <table:table-cell table:number-columns-repeated="2" table:style-name="ce7" office:value-type="string">
            <text:p>N/A</text:p>
          </table:table-cell>
          <table:table-cell table:style-name="ce7"/>
          <table:table-cell table:style-name="Default" office:value-type="float" office:value="2014">
            <text:p>2014</text:p>
          </table:table-cell>
          <table:table-cell table:number-columns-repeated="233"/>
        </table:table-row>
        <table:table-row table:style-name="ro15">
          <table:table-cell table:style-name="ce2" office:value-type="float" office:value="41800.5051388889">
            <text:p>6/10/2014 12:07:24</text:p>
          </table:table-cell>
          <table:table-cell table:style-name="ce5" office:value-type="string">
            <text:p>Rachel &amp; Dave</text:p>
          </table:table-cell>
          <table:table-cell table:style-name="ce5" office:value-type="string">
            <text:p>www.rachelanddave.com</text:p>
          </table:table-cell>
          <table:table-cell table:style-name="ce5"/>
          <table:table-cell table:style-name="ce5" office:value-type="string">
            <text:p>Rachel Madorsky</text:p>
            <text:p>Dave Buckman</text:p>
          </table:table-cell>
          <table:table-cell table:style-name="ce5" table:number-columns-repeated="2"/>
          <table:table-cell table:style-name="ce5" office:value-type="string">
            <text:p>Rachel and Dave are a long form improvisation and sketch group based out of Austin, Texas. The group features the married duo of Rachel Madorsky and David Buckman who weave spontaneous comedy about the foibles and complexities of relationships like a modern-day Stiller and Meara. Rachel and Dave shows are filled with real characters, love, whimsy and delightfully inappropriate situations. They can also be seen regularly at ColdTowne Theater Saturday Nights with their award winning improv ensemble, The Frank Mills.</text:p>
          </table:table-cell>
          <table:table-cell table:style-name="ce5"/>
          <table:table-cell table:style-name="ce5" office:value-type="string">
            <text:p>The Frank Mills every Satruday</text:p>
          </table:table-cell>
          <table:table-cell table:style-name="ce5" office:value-type="string">
            <text:p>FB, twitter, personal email list</text:p>
          </table:table-cell>
          <table:table-cell table:style-name="ce5" table:number-columns-repeated="2"/>
          <table:table-cell table:style-name="ce5" office:value-type="string">
            <text:p>3-4 longer relationship scenes</text:p>
          </table:table-cell>
          <table:table-cell table:style-name="ce5" table:number-columns-repeated="4"/>
          <table:table-cell table:style-name="ce7"/>
          <table:table-cell table:style-name="ce7" office:value-type="string">
            <text:p>http://www.rachelanddave.com/rachelanddave.com/Home_files/rachel%20and%20dave%20may%20be%20high%20res%203.jpg</text:p>
          </table:table-cell>
          <table:table-cell table:style-name="ce7" office:value-type="string">
            <text:p>https://www.youtube.com/watch?feature=player_embedded&amp;v=E6nWKaPG4nM</text:p>
          </table:table-cell>
          <table:table-cell table:style-name="ce7"/>
          <table:table-cell table:style-name="Default" office:value-type="float" office:value="2014">
            <text:p>2014</text:p>
          </table:table-cell>
          <table:table-cell table:number-columns-repeated="233"/>
        </table:table-row>
        <table:table-row table:style-name="ro13">
          <table:table-cell table:style-name="ce2" office:value-type="float" office:value="41802.625">
            <text:p>6/12/2014 15:00:00</text:p>
          </table:table-cell>
          <table:table-cell table:style-name="ce5" office:value-type="string">
            <text:p>Safety Word</text:p>
          </table:table-cell>
          <table:table-cell table:style-name="ce5" office:value-type="string">
            <text:p>https://www.facebook.com/pages/Safety-Word/165685890219962 </text:p>
          </table:table-cell>
          <table:table-cell table:style-name="ce5"/>
          <table:table-cell table:style-name="ce5" office:value-type="string">
            <text:p>Amy O'Connor</text:p>
            <text:p>Chris Sebilia</text:p>
            <text:p>Emma Czarnecki</text:p>
            <text:p>ArbyGonzales</text:p>
          </table:table-cell>
          <table:table-cell table:style-name="ce5" table:number-columns-repeated="2"/>
          <table:table-cell table:style-name="ce5" office:value-type="string">
            <text:p>Watch out! Here comes the most rambunctious collection of characters and scenes ever packed into one montage show. Banana? Red? Penguin? Whatever your safety word is, it’s sure to bring about loads of memories fond memories ;)</text:p>
            <text:p/>
            <text:p>This frenzied fest of funny mother f_ _ _ ers will have you doubled over in laughter.</text:p>
            <text:p/>
            <text:p><text:s/>... maybe some not so fond memories. Either way watch as four brave improvisers explore the depths of your psyche.</text:p>
            <text:p/>
            <text:p>We improvise! What does that mean you ask? We make up funny stories and act out funny scenes on the spot before your very eyes! Come enjoy the high energy antics of Austin's own Safety Word.</text:p>
            <text:p/>
            <text:p/>
          </table:table-cell>
          <table:table-cell table:style-name="ce5"/>
          <table:table-cell table:style-name="ce5" office:value-type="string">
            <text:p>Other/past shows: </text:p>
            <text:p>we performed in the Cold Towne Lock In and The Threefer in June</text:p>
            <text:p>Amy in Furiously Missing is headlining the Threefer in April</text:p>
            <text:p>all troupe members have done The Derby, Maestro, Maestro Raw, The Lock In etc.</text:p>
            <text:p/>
          </table:table-cell>
          <table:table-cell table:style-name="ce5" office:value-type="string">
            <text:p>Through our many social circles, on the interwebs, and at work. We’re working on a fan page and website. </text:p>
          </table:table-cell>
          <table:table-cell table:style-name="ce5" office:value-type="string">
            <text:p>Yes</text:p>
          </table:table-cell>
          <table:table-cell table:style-name="ce5" office:value-type="string">
            <text:p>1 year</text:p>
          </table:table-cell>
          <table:table-cell table:style-name="ce5" office:value-type="string">
            <text:p>We’re a newly formed troupe, though many of us have been improvising together for over a year. We are each thoroughly excited to start a project, with a team whose implicit trust runs deep. Like-minded and creative; this new troupe is going to make a big splash. </text:p>
            <text:p/>
            <text:p>we a bunch of folks who've been performing together for about a year and a half. Our members (with several other individuals) were in another troupe called Jukebox. We formed a side project to test out the implicit chemistry that our group felt. We have been coached by John Ratliff for several months now, and we've experimented with a new format which has elements of both Living Room and Armondo with more of a relaxed tone.</text:p>
            <text:p/>
          </table:table-cell>
          <table:table-cell table:style-name="ce5" table:number-columns-repeated="4"/>
          <table:table-cell table:style-name="ce7"/>
          <table:table-cell table:style-name="ce7" office:value-type="string">
            <text:p>https://www.facebook.com/pages/Safety-Word/165685890219962 </text:p>
          </table:table-cell>
          <table:table-cell table:style-name="ce7" office:value-type="string">
            <text:p>http://vimeo.com/83413430 </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801.7914583333">
            <text:p>6/11/2014 18:59:42</text:p>
          </table:table-cell>
          <table:table-cell table:style-name="ce5" office:value-type="string">
            <text:p>Shades of Brown</text:p>
          </table:table-cell>
          <table:table-cell table:style-name="ce5" office:value-type="string">
            <text:p>https://www.facebook.com/SOBimprov</text:p>
          </table:table-cell>
          <table:table-cell table:style-name="ce5"/>
          <table:table-cell table:style-name="ce5" office:value-type="string">
            <text:p>Angela Moldanado, Sandra Ybarra, Gene Joe, Matt Giles, Monica Ybarra-Torres, Leng Wong</text:p>
          </table:table-cell>
          <table:table-cell table:style-name="ce5" table:number-columns-repeated="2"/>
          <table:table-cell table:style-name="ce5" office:value-type="string">
            <text:p>Shades of Brown will be performing their "Dios de los Muertos" format: an improv comedy show based on the festive traditions honoring the dead around the world. <text:s/>We will integrate a few short form games into a loose improvised narrative.</text:p>
          </table:table-cell>
          <table:table-cell table:style-name="ce5"/>
          <table:table-cell table:style-name="ce5" office:value-type="string">
            <text:p>Coldtowne Theater, Lucky Chaos Theater @(SVT), <text:s/>Various improv festivals.</text:p>
          </table:table-cell>
          <table:table-cell table:style-name="ce5" office:value-type="string">
            <text:p>Facebook, emails, personal invitations.</text:p>
          </table:table-cell>
          <table:table-cell table:style-name="ce5" table:number-columns-repeated="7"/>
          <table:table-cell table:style-name="ce7"/>
          <table:table-cell table:style-name="ce7" office:value-type="string">
            <text:p>https://scontent-b-dfw.xx.fbcdn.net/hphotos-prn2/t1.0-9/q74/s720x720/1472017_10152048860773972_169559597_n.jpg</text:p>
          </table:table-cell>
          <table:table-cell table:style-name="ce7" office:value-type="string">
            <text:p>https://vimeo.com/52055650</text:p>
          </table:table-cell>
          <table:table-cell table:style-name="ce7"/>
          <table:table-cell table:style-name="Default" office:value-type="float" office:value="2014">
            <text:p>2014</text:p>
          </table:table-cell>
          <table:table-cell table:number-columns-repeated="233"/>
        </table:table-row>
        <table:table-row table:style-name="ro1">
          <table:table-cell table:style-name="ce2" office:value-type="float" office:value="41802.591875">
            <text:p>6/12/2014 14:12:18</text:p>
          </table:table-cell>
          <table:table-cell table:style-name="ce5" office:value-type="string">
            <text:p>Simply D-Vine</text:p>
          </table:table-cell>
          <table:table-cell table:style-name="ce5" office:value-type="string">
            <text:p>https://www.facebook.com/simplydvineimprov</text:p>
          </table:table-cell>
          <table:table-cell table:style-name="ce5"/>
          <table:table-cell table:style-name="ce5" office:value-type="string">
            <text:p>Jason Vines</text:p>
            <text:p>Deano Jones</text:p>
          </table:table-cell>
          <table:table-cell table:style-name="ce5" table:number-columns-repeated="2"/>
          <table:table-cell table:style-name="ce5" office:value-type="string">
            <text:p>Two of Austin's most bombastic improvisors perform 2-Man Musicals</text:p>
          </table:table-cell>
          <table:table-cell table:style-name="ce5"/>
          <table:table-cell table:style-name="ce5" office:value-type="string">
            <text:p>Usually once every 5-6 weeks at the Institution and whenever we get on the Hideout's schedule.</text:p>
          </table:table-cell>
          <table:table-cell table:style-name="ce5" office:value-type="string">
            <text:p>Through our undeniable charisma!</text:p>
          </table:table-cell>
          <table:table-cell table:style-name="ce5"/>
          <table:table-cell table:style-name="ce5" office:value-type="string">
            <text:p>2.5 years</text:p>
          </table:table-cell>
          <table:table-cell table:style-name="ce5" office:value-type="string">
            <text:p>We single out an audience member, take a lot of info and do a musical based on those suggestions.</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3">
          <table:table-cell table:style-name="ce2" office:value-type="float" office:value="41801.3051041667">
            <text:p>6/11/2014 7:19:21</text:p>
          </table:table-cell>
          <table:table-cell table:style-name="ce5" office:value-type="string">
            <text:p>SNAFU</text:p>
          </table:table-cell>
          <table:table-cell table:style-name="ce5" office:value-type="string">
            <text:p>https://www.facebook.com/snafuimprov</text:p>
          </table:table-cell>
          <table:table-cell table:style-name="ce5"/>
          <table:table-cell table:style-name="ce5" office:value-type="string">
            <text:p>Patrick Creamer</text:p>
            <text:p>Tanner Kalina</text:p>
            <text:p>Alli Huston</text:p>
            <text:p>John Mendell</text:p>
            <text:p>Aranza Garza</text:p>
            <text:p>Cynthia Onyeka</text:p>
            <text:p>Ashar Malik</text:p>
            <text:p>Jacob Thompson</text:p>
          </table:table-cell>
          <table:table-cell table:style-name="ce5" table:number-columns-repeated="2"/>
          <table:table-cell table:style-name="ce5" office:value-type="string">
            <text:p>Snafu is UT-Austin's only long-form troupe. We perform a no holds barred weekly show at UT and bring that same energy off campus when performing at the Hideout.</text:p>
          </table:table-cell>
          <table:table-cell table:style-name="ce5"/>
          <table:table-cell table:style-name="ce5" office:value-type="string">
            <text:p>We perform a show every Monday night on UT's campus during the school year, and have performed in a couple Threefers, a Triple Scoop, and a Cage Match.</text:p>
          </table:table-cell>
          <table:table-cell table:style-name="ce5" office:value-type="string">
            <text:p>Facebook, twitter, text</text:p>
          </table:table-cell>
          <table:table-cell table:style-name="ce5" office:value-type="string">
            <text:p>Yes</text:p>
          </table:table-cell>
          <table:table-cell table:style-name="ce5" office:value-type="string">
            <text:p>Since September 2013</text:p>
          </table:table-cell>
          <table:table-cell table:style-name="ce5" office:value-type="string">
            <text:p>We alternate between The Living Room and Small Town La Ronde.</text:p>
          </table:table-cell>
          <table:table-cell table:style-name="ce5" table:number-columns-repeated="4"/>
          <table:table-cell table:style-name="ce7"/>
          <table:table-cell table:style-name="ce7" office:value-type="string">
            <text:p>https://fbcdn-sphotos-e-a.akamaihd.net/hphotos-ak-xpa1/t1.0-9/1743583_722537591131502_1799739380_n.jpg</text:p>
          </table:table-cell>
          <table:table-cell table:style-name="ce7" table:number-columns-repeated="2"/>
          <table:table-cell table:style-name="Default" office:value-type="float" office:value="2014">
            <text:p>2014</text:p>
          </table:table-cell>
          <table:table-cell table:number-columns-repeated="233"/>
        </table:table-row>
        <table:table-row table:style-name="ro6">
          <table:table-cell table:style-name="ce2" office:value-type="float" office:value="41801.3425462963">
            <text:p>6/11/2014 8:13:16</text:p>
          </table:table-cell>
          <table:table-cell table:style-name="ce5" office:value-type="string">
            <text:p>Snap Snap Nation</text:p>
          </table:table-cell>
          <table:table-cell table:style-name="ce5" office:value-type="string">
            <text:p>https://www.facebook.com/snapsnapnation</text:p>
          </table:table-cell>
          <table:table-cell table:style-name="ce5"/>
          <table:table-cell table:style-name="ce5" office:value-type="string">
            <text:p>Susannah Raulino </text:p>
            <text:p>Vanessa Shields </text:p>
            <text:p>Adam Benden (guitar) </text:p>
          </table:table-cell>
          <table:table-cell table:style-name="ce5" table:number-columns-repeated="2"/>
          <table:table-cell table:style-name="ce5" office:value-type="string">
            <text:p>Musical cultural hi-jinx. Songs about sex, love and texting with Snap Snap Nation.</text:p>
          </table:table-cell>
          <table:table-cell table:style-name="ce5"/>
          <table:table-cell table:style-name="ce5" office:value-type="string">
            <text:p>Saturday 10 pm Salvage Vanguard show 5/3/14, Saturday 10 pm Institution Theater show 6/14/14. And parties once or twice a month. </text:p>
          </table:table-cell>
          <table:table-cell table:style-name="ce5" office:value-type="string">
            <text:p>Facebook page, Facebook invites, word of mouth, emails.</text:p>
          </table:table-cell>
          <table:table-cell table:style-name="ce5" office:value-type="string">
            <text:p>yes 5/3 and 6/14</text:p>
          </table:table-cell>
          <table:table-cell table:style-name="ce5" office:value-type="string">
            <text:p>January 2014</text:p>
          </table:table-cell>
          <table:table-cell table:style-name="ce5" office:value-type="string">
            <text:p>We do some tandem stand up style banter between singing comedy songs. (Songs are written, not improvised.) </text:p>
            <text:p>We also do video sketches and have a youtube channel https://www.youtube.com/user/snapsnapnation/videos </text:p>
            <text:p>We just recorded four of our songs and are planning music videos for them.</text:p>
            <text:p/>
          </table:table-cell>
          <table:table-cell table:style-name="ce5" table:number-columns-repeated="4"/>
          <table:table-cell table:style-name="ce7" office:value-type="string">
            <text:p>Hi, how are you? I am fine.</text:p>
          </table:table-cell>
          <table:table-cell table:style-name="ce7" office:value-type="string">
            <text:p>https://www.facebook.com/photo.php?fbid=618146754928974&amp;set=pb.618144591595857.-2207520000.1402491501.&amp;type=3&amp;theater</text:p>
          </table:table-cell>
          <table:table-cell table:style-name="ce7" office:value-type="string">
            <text:p>https://vimeo.com/97389825</text:p>
          </table:table-cell>
          <table:table-cell table:style-name="ce7"/>
          <table:table-cell table:style-name="Default" office:value-type="float" office:value="2014">
            <text:p>2014</text:p>
          </table:table-cell>
          <table:table-cell table:number-columns-repeated="233"/>
        </table:table-row>
        <table:table-row table:style-name="ro16">
          <table:table-cell table:style-name="ce2" office:value-type="float" office:value="41802.9034490741">
            <text:p>6/12/2014 21:40:58</text:p>
          </table:table-cell>
          <table:table-cell table:style-name="ce5" office:value-type="string">
            <text:p>squirrel Buddies</text:p>
          </table:table-cell>
          <table:table-cell table:style-name="ce5" table:number-columns-repeated="2"/>
          <table:table-cell table:style-name="ce5" office:value-type="string">
            <text:p>Roy Janik</text:p>
            <text:p>Jon Bolden</text:p>
          </table:table-cell>
          <table:table-cell table:style-name="ce5" table:number-columns-repeated="2"/>
          <table:table-cell table:style-name="ce5" office:value-type="string">
            <text:p>Jon and Roy are buds.</text:p>
          </table:table-cell>
          <table:table-cell table:style-name="ce5" table:number-columns-repeated="10"/>
          <table:table-cell table:style-name="ce7" table:number-columns-repeated="4"/>
          <table:table-cell table:style-name="Default" office:value-type="float" office:value="2014">
            <text:p>2014</text:p>
          </table:table-cell>
          <table:table-cell table:number-columns-repeated="233"/>
        </table:table-row>
        <table:table-row table:style-name="ro17">
          <table:table-cell table:style-name="ce2" office:value-type="float" office:value="41802.9741550926">
            <text:p>6/12/2014 23:22:47</text:p>
          </table:table-cell>
          <table:table-cell table:style-name="ce5" office:value-type="string">
            <text:p>That Racket!</text:p>
          </table:table-cell>
          <table:table-cell table:style-name="ce5" office:value-type="string">
            <text:p>https://www.facebook.com/thatracketaustin</text:p>
          </table:table-cell>
          <table:table-cell table:style-name="ce5"/>
          <table:table-cell table:style-name="ce5" office:value-type="string">
            <text:p>Mitch Mills</text:p>
            <text:p>Dave Ronn</text:p>
            <text:p>Kevin Smith</text:p>
            <text:p>Ella Gale</text:p>
            <text:p>Stephanie Chiarello</text:p>
            <text:p>Linzy Beltran</text:p>
            <text:p>Amy Lowrey</text:p>
            <text:p>Mike O'Connor</text:p>
          </table:table-cell>
          <table:table-cell table:style-name="ce5" table:number-columns-repeated="2"/>
          <table:table-cell table:style-name="ce5" office:value-type="string">
            <text:p>A group of people met and became friends in singing improv class. They didn't want to stop making awesome spontaneous songs together, so they formed That Racket! in January of 2014. Since then they've been meeting every week and having tremendous fun together. Now they want to share all that fun with the rest of the world. </text:p>
          </table:table-cell>
          <table:table-cell table:style-name="ce5"/>
          <table:table-cell table:style-name="ce5" office:value-type="string">
            <text:p>We've had three public performances so far:</text:p>
            <text:p>June 4th: Cage Match at Coldtowne (advanced to next round)</text:p>
            <text:p>June 9th: Monday Night Mash at Coldtowne</text:p>
            <text:p>June 11th: Opened for an Austin Film Festival Screening ("Speak Now") at Alamo Drafthouse</text:p>
            <text:p/>
            <text:p>We'll perform again at the June 18th Cage Match semi-finals.</text:p>
            <text:p>We're booked as a guest troupe for an upcoming Merlin Works Second Sunday Improv show, but the date is not yet confirmed (probably August 10th). </text:p>
          </table:table-cell>
          <table:table-cell table:style-name="ce5" office:value-type="string">
            <text:p>Aggressively. Primarily via Facebook and personal e-mail entreaties. We work hard for full houses. </text:p>
          </table:table-cell>
          <table:table-cell table:style-name="ce5" office:value-type="string">
            <text:p>Yes (see above)</text:p>
          </table:table-cell>
          <table:table-cell table:style-name="ce5" office:value-type="string">
            <text:p>Since January. </text:p>
          </table:table-cell>
          <table:table-cell table:style-name="ce5" office:value-type="string">
            <text:p>That Racket! performs montages and narratives that include improvised singing and dancing. Most songs are accompanied by our keyboardist (Mike O'Connor) and/or guitarist (Dave Ronn), but some are performed a capella.</text:p>
          </table:table-cell>
          <table:table-cell table:style-name="ce5" table:number-columns-repeated="4"/>
          <table:table-cell table:style-name="ce7" office:value-type="string">
            <text:p>We have some great professional troupe photos (see our Facebook page, linked above, for low res versions) and two show videos, but the power has been out here at home for the last 2.5 hours, so I only have access to my phone, and no wifi, and I can't figure out how to link to them successfully, and probably won't be able to before the 11:59 deadline. : (</text:p>
            <text:p/>
            <text:p>If we can submit them tomorrow (Friday) once the power is back on, please let us know and we will!</text:p>
          </table:table-cell>
          <table:table-cell table:number-columns-repeated="2" table:style-name="ce7" office:value-type="string">
            <text:p>See above note. </text:p>
          </table:table-cell>
          <table:table-cell table:style-name="ce7"/>
          <table:table-cell table:style-name="Default" office:value-type="float" office:value="2014">
            <text:p>2014</text:p>
          </table:table-cell>
          <table:table-cell table:number-columns-repeated="233"/>
        </table:table-row>
        <table:table-row table:style-name="ro12">
          <table:table-cell table:style-name="ce2" office:value-type="float" office:value="41797.6447569444">
            <text:p>6/7/2014 15:28:27</text:p>
          </table:table-cell>
          <table:table-cell table:style-name="ce5" office:value-type="string">
            <text:p>The Delightfuls</text:p>
          </table:table-cell>
          <table:table-cell table:style-name="ce5" table:number-columns-repeated="2"/>
          <table:table-cell table:style-name="ce5" office:value-type="string">
            <text:p>Lacy Shawn, Halyn Erickson, Bridget Brewer</text:p>
          </table:table-cell>
          <table:table-cell table:style-name="ce5" table:number-columns-repeated="2"/>
          <table:table-cell table:style-name="ce5" office:value-type="string">
            <text:p>The Delightfuls reveal true secrets about themselves and try to convince the audience that each members' secrets are their own. <text:s/>The audience tries to decipher whose secret is whose, and inspired scenes follow. <text:s/></text:p>
            <text:p/>
            <text:p/>
          </table:table-cell>
          <table:table-cell table:style-name="ce5"/>
          <table:table-cell table:style-name="ce5" office:value-type="string">
            <text:p>The Delightfuls have performed at the Hideout in the Threefer</text:p>
          </table:table-cell>
          <table:table-cell table:style-name="ce5" office:value-type="string">
            <text:p>Emailing to friends/family, word of mouth, facebook</text:p>
          </table:table-cell>
          <table:table-cell table:style-name="ce5" office:value-type="string">
            <text:p>Yes</text:p>
          </table:table-cell>
          <table:table-cell table:style-name="ce5"/>
          <table:table-cell table:style-name="ce5" office:value-type="string">
            <text:p>(True secrets are written on note cards in advance. <text:s/>Our host (usually Quinn) reads a secret from a notecard, and we each take turns fielding questions from the host/audience, trying to convince the audience that the secret is ours. <text:s/>The audience guesses whose secret it is, and the true secret holder is revealed. <text:s/>Inspired scenes follow until moving back to the hosting secret bit. <text:s/>Rinse and repeat for as much time is allowed). <text:s/></text:p>
          </table:table-cell>
          <table:table-cell table:style-name="ce5" table:number-columns-repeated="4"/>
          <table:table-cell table:style-name="ce7" office:value-type="string">
            <text:p>Woohoo!</text:p>
          </table:table-cell>
          <table:table-cell table:style-name="ce7" office:value-type="string">
            <text:p>https://fbcdn-sphotos-g-a.akamaihd.net/hphotos-ak-frc3/v/t1.0-9/1236693_10103543957233170_2053334586_n.jpg?oh=fc1f3d92562a31018e013bad677356df&amp;oe=53ED00FA&amp;__gda__=1409804432_6b60ebfa524fc8f2b37ad4f449a252d3</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802.5830439815">
            <text:p>6/12/2014 13:59:35</text:p>
          </table:table-cell>
          <table:table-cell table:style-name="ce5" office:value-type="string">
            <text:p>The Devil and Halyn Erickson</text:p>
          </table:table-cell>
          <table:table-cell table:style-name="ce5" office:value-type="string">
            <text:p>NA</text:p>
          </table:table-cell>
          <table:table-cell table:style-name="ce5"/>
          <table:table-cell table:style-name="ce5" office:value-type="string">
            <text:p>Just me and my demons.</text:p>
          </table:table-cell>
          <table:table-cell table:style-name="ce5" table:number-columns-repeated="2"/>
          <table:table-cell table:style-name="ce5" office:value-type="string">
            <text:p>A solo show where Halyn speaks to the devil inside, and the devil speaks back and tells her what to do.</text:p>
          </table:table-cell>
          <table:table-cell table:style-name="ce5"/>
          <table:table-cell table:style-name="ce5" office:value-type="string">
            <text:p>So far just the Threefer!</text:p>
          </table:table-cell>
          <table:table-cell table:style-name="ce5" office:value-type="string">
            <text:p>So far only on facebook.</text:p>
          </table:table-cell>
          <table:table-cell table:style-name="ce5" office:value-type="string">
            <text:p>Yes.</text:p>
          </table:table-cell>
          <table:table-cell table:style-name="ce5" office:value-type="string">
            <text:p>I guess only a few weeks?</text:p>
          </table:table-cell>
          <table:table-cell table:style-name="ce5" office:value-type="string">
            <text:p>I briefly interview an audience member for a person in their life who is a demon, and I use traits about them and their real-life demon to create two unique characters who have to interact and live with eachother.</text:p>
          </table:table-cell>
          <table:table-cell table:style-name="ce5" table:number-columns-repeated="4"/>
          <table:table-cell table:style-name="ce7" office:value-type="string">
            <text:p>I just want to keep performing this format! Even if it's just one show in the next two months. I completely understand if you can't fit me into the schedule again, since you gave me such a huge slot this month! Just want to keep it going if I can. </text:p>
          </table:table-cell>
          <table:table-cell table:style-name="ce7" office:value-type="string">
            <text:p>https://fbcdn-sphotos-g-a.akamaihd.net/hphotos-ak-xaf1/t31.0-8/1498911_10152879095338747_6301293235685841152_o.jpg</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802.9370486111">
            <text:p>6/12/2014 22:29:21</text:p>
          </table:table-cell>
          <table:table-cell table:style-name="ce5" office:value-type="string">
            <text:p>The Escorts</text:p>
          </table:table-cell>
          <table:table-cell table:style-name="ce5" table:number-columns-repeated="2"/>
          <table:table-cell table:style-name="ce5" office:value-type="string">
            <text:p>Ruby Willmann</text:p>
            <text:p>Aaron Saenz</text:p>
            <text:p>Lindsey Reeves</text:p>
            <text:p>Marc Majcher</text:p>
            <text:p>Andreas Fabis</text:p>
          </table:table-cell>
          <table:table-cell table:style-name="ce5" table:number-columns-repeated="2"/>
          <table:table-cell table:style-name="ce5" office:value-type="string">
            <text:p>What do you believe? Join the agents of the E-Files as they investigate strange happenings using a little real science* and a little mumbo jumbo. But which explains it better? Watch and see!</text:p>
            <text:p/>
            <text:p>*not real science</text:p>
          </table:table-cell>
          <table:table-cell table:style-name="ce5" table:number-columns-repeated="10"/>
          <table:table-cell table:style-name="ce7" table:number-columns-repeated="4"/>
          <table:table-cell table:style-name="Default" office:value-type="float" office:value="2014">
            <text:p>2014</text:p>
          </table:table-cell>
          <table:table-cell table:number-columns-repeated="233"/>
        </table:table-row>
        <table:table-row table:style-name="ro10">
          <table:table-cell table:style-name="ce2" office:value-type="float" office:value="41800.4412384259">
            <text:p>6/10/2014 10:35:23</text:p>
          </table:table-cell>
          <table:table-cell table:style-name="ce5" office:value-type="string">
            <text:p>The Glamping Trip</text:p>
          </table:table-cell>
          <table:table-cell table:style-name="ce5" office:value-type="string">
            <text:p>https://www.facebook.com/glampingtrip</text:p>
          </table:table-cell>
          <table:table-cell table:style-name="ce5"/>
          <table:table-cell table:style-name="ce5" office:value-type="string">
            <text:p>David Lee Hess</text:p>
            <text:p>John Lee Ratliff</text:p>
          </table:table-cell>
          <table:table-cell table:style-name="ce5" table:number-columns-repeated="2"/>
          <table:table-cell table:style-name="ce5" office:value-type="string">
            <text:p>The Glamping Trip are David Lee Hess and John Ratliff. We perform improv featuring recognizably human characters, and we don't bail on them if they turn out to be a little sad or awkward. (Don't worry, they're still funny.) Think less "Whose Line Is It Anyway" and more "Who's Afraid of Virginia Woolf?"... though maybe with a little less drinking and hollering. </text:p>
          </table:table-cell>
          <table:table-cell table:style-name="ce5"/>
          <table:table-cell table:style-name="ce5" office:value-type="string">
            <text:p>we've taken a hiatus and haven't performed in some time.</text:p>
            <text:p>previously we performed a few times a month and at festivals.</text:p>
            <text:p>but you know this already. :)</text:p>
          </table:table-cell>
          <table:table-cell table:style-name="ce5" office:value-type="string">
            <text:p>Facebook</text:p>
            <text:p>word-of-mouth</text:p>
            <text:p>posters</text:p>
          </table:table-cell>
          <table:table-cell table:style-name="ce5" table:number-columns-repeated="7"/>
          <table:table-cell table:style-name="ce7" office:value-type="string">
            <text:p>hi</text:p>
          </table:table-cell>
          <table:table-cell table:style-name="ce7" office:value-type="string">
            <text:p>https://www.facebook.com/photo.php?fbid=270678299646069&amp;set=a.128249197222314.19439.115796608467573&amp;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0">
          <table:table-cell table:style-name="ce2" office:value-type="float" office:value="41802.5872685185">
            <text:p>6/12/2014 14:05:40</text:p>
          </table:table-cell>
          <table:table-cell table:style-name="ce5" office:value-type="string">
            <text:p>The Known Wizards</text:p>
          </table:table-cell>
          <table:table-cell table:style-name="ce5" office:value-type="string">
            <text:p>https://www.facebook.com/TheKnownWizards</text:p>
          </table:table-cell>
          <table:table-cell table:style-name="ce5"/>
          <table:table-cell table:style-name="ce5" office:value-type="string">
            <text:p>Shana Merlin</text:p>
            <text:p>Michael Ferstenfeld</text:p>
            <text:p>Kevin Miller</text:p>
            <text:p>Jillian Summar</text:p>
            <text:p>Lacy Shawn</text:p>
            <text:p>Quinn Buckner</text:p>
            <text:p>Ted Rutherford</text:p>
            <text:p>Chuy Zarate</text:p>
          </table:table-cell>
          <table:table-cell table:style-name="ce5" table:number-columns-repeated="2"/>
          <table:table-cell table:style-name="ce5" office:value-type="string">
            <text:p>The Merlin Works Faculty has come together to form The Known Wizards, the all-star troupe featuring award-winning and internationally touring performers and live musicians. They cast a spell with spontaneous scenes, hilarious games, surprisingly good songs, and fantastic stories all made up on the spot based on audience input. </text:p>
          </table:table-cell>
          <table:table-cell table:style-name="ce5"/>
          <table:table-cell table:style-name="ce5" office:value-type="string">
            <text:p>Improv at ZACH Second Sunday Comedy Showcase</text:p>
          </table:table-cell>
          <table:table-cell table:style-name="ce5" office:value-type="string">
            <text:p>Merlin Works website blog page</text:p>
            <text:p>Mailchimp</text:p>
            <text:p>Facebook</text:p>
            <text:p>Hootsuite</text:p>
          </table:table-cell>
          <table:table-cell table:style-name="ce5" table:number-columns-repeated="7"/>
          <table:table-cell table:style-name="ce7"/>
          <table:table-cell table:style-name="ce7" office:value-type="string">
            <text:p>https://www.flickr.com/photos/austinimprov/8304205025/</text:p>
          </table:table-cell>
          <table:table-cell table:style-name="ce7" table:number-columns-repeated="2"/>
          <table:table-cell table:style-name="Default" office:value-type="float" office:value="2014">
            <text:p>2014</text:p>
          </table:table-cell>
          <table:table-cell table:number-columns-repeated="233"/>
        </table:table-row>
        <table:table-row table:style-name="ro2">
          <table:table-cell table:style-name="ce2" office:value-type="float" office:value="41795.7455439815">
            <text:p>6/5/2014 17:53:35</text:p>
          </table:table-cell>
          <table:table-cell table:style-name="ce5" office:value-type="string">
            <text:p>The Knuckleball Now</text:p>
          </table:table-cell>
          <table:table-cell table:style-name="ce5" office:value-type="string">
            <text:p>theknuckleballnow.net</text:p>
          </table:table-cell>
          <table:table-cell table:style-name="ce5"/>
          <table:table-cell table:style-name="ce5" office:value-type="string">
            <text:p>Ace</text:p>
            <text:p>Deano</text:p>
            <text:p>Joplin</text:p>
            <text:p>Kotfas</text:p>
          </table:table-cell>
          <table:table-cell table:style-name="ce5" table:number-columns-repeated="2"/>
          <table:table-cell table:style-name="ce5" office:value-type="string">
            <text:p>If Improv Energy could light a home... the city would be blinding when TKN takes the stage... Smart, fast, and ready to deliver comedy in its Rockin'est form.</text:p>
          </table:table-cell>
          <table:table-cell table:style-name="ce5"/>
          <table:table-cell table:style-name="ce5" office:value-type="string">
            <text:p>Once per Hideout schedule, and occasionally at other fine Austin Improv establishments!</text:p>
          </table:table-cell>
          <table:table-cell table:style-name="ce5" office:value-type="string">
            <text:p>Social media, posters... word o'mouth</text:p>
          </table:table-cell>
          <table:table-cell table:style-name="ce5"/>
          <table:table-cell table:style-name="ce5" office:value-type="string">
            <text:p>EST. 2004</text:p>
          </table:table-cell>
          <table:table-cell table:style-name="ce5" office:value-type="string">
            <text:p>Peak and Pop</text:p>
          </table:table-cell>
          <table:table-cell table:style-name="ce5" table:number-columns-repeated="4"/>
          <table:table-cell table:style-name="ce7" office:value-type="string">
            <text:p>Appreciate you Roy!</text:p>
          </table:table-cell>
          <table:table-cell table:style-name="ce7" table:number-columns-repeated="3"/>
          <table:table-cell table:style-name="Default" office:value-type="float" office:value="2014">
            <text:p>2014</text:p>
          </table:table-cell>
          <table:table-cell table:number-columns-repeated="233"/>
        </table:table-row>
        <table:table-row table:style-name="ro3">
          <table:table-cell table:style-name="ce2" office:value-type="float" office:value="41802.7740856482">
            <text:p>6/12/2014 18:34:41</text:p>
          </table:table-cell>
          <table:table-cell table:style-name="ce5" office:value-type="string">
            <text:p>The Library </text:p>
          </table:table-cell>
          <table:table-cell table:style-name="ce5" table:number-columns-repeated="2"/>
          <table:table-cell table:style-name="ce5" office:value-type="string">
            <text:p>Justin Davis</text:p>
            <text:p>Kacey Samiee</text:p>
            <text:p>Marc Majcher</text:p>
            <text:p>Nicole Beckley</text:p>
            <text:p>Ben Masten</text:p>
          </table:table-cell>
          <table:table-cell table:style-name="ce5" table:number-columns-repeated="2"/>
          <table:table-cell table:style-name="ce5" office:value-type="string">
            <text:p>The Library weaves many different types of stories into one high energy multi-genre narrative show. <text:s/>Each performer embodies a different genre from literature, film, or television – be it absurdist, science fiction, children’s lit, coming of age, or horror. Watch as they all come together in one cohesive story.</text:p>
          </table:table-cell>
          <table:table-cell table:style-name="ce5" table:number-columns-repeated="3"/>
          <table:table-cell table:style-name="ce5" office:value-type="string">
            <text:p>yes</text:p>
          </table:table-cell>
          <table:table-cell table:style-name="ce5" office:value-type="string">
            <text:p>since February 2012</text:p>
          </table:table-cell>
          <table:table-cell table:style-name="ce5" office:value-type="string">
            <text:p>Each performer embodies a different genre and works to tell the story from that vantage point. <text:s/>All the different genres play together in one continuous improvised narrative. </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7">
          <table:table-cell table:style-name="ce2" office:value-type="float" office:value="41802.7278819444">
            <text:p>6/12/2014 17:28:09</text:p>
          </table:table-cell>
          <table:table-cell table:style-name="ce5" office:value-type="string">
            <text:p>The Mockumentalists</text:p>
          </table:table-cell>
          <table:table-cell table:style-name="ce5" office:value-type="string">
            <text:p>https://www.facebook.com/themockumentalists</text:p>
          </table:table-cell>
          <table:table-cell table:style-name="ce5"/>
          <table:table-cell table:style-name="ce5" office:value-type="string">
            <text:p>Steven Saltsman</text:p>
            <text:p>Tandi Kone</text:p>
            <text:p>Jason McElweenie</text:p>
            <text:p>Lori Brown</text:p>
            <text:p>Amy Grisbee</text:p>
            <text:p>Matt Graham</text:p>
          </table:table-cell>
          <table:table-cell table:style-name="ce5" table:number-columns-repeated="2"/>
          <table:table-cell table:style-name="ce5" office:value-type="string">
            <text:p>The Mocumentalists improvise all sorts of documentaries: biographies, phenomenal investigations, event coverage, war correspondence, success stories, educational programs, etc. If it is a noun, they can do a show about it.</text:p>
          </table:table-cell>
          <table:table-cell table:style-name="ce5"/>
          <table:table-cell table:style-name="ce5" office:value-type="string">
            <text:p>Station</text:p>
          </table:table-cell>
          <table:table-cell table:style-name="ce5" office:value-type="string">
            <text:p>Facebook, word of mouth</text:p>
          </table:table-cell>
          <table:table-cell table:style-name="ce5" office:value-type="string">
            <text:p>yes!</text:p>
          </table:table-cell>
          <table:table-cell table:style-name="ce5" office:value-type="string">
            <text:p>almost 1 year!</text:p>
          </table:table-cell>
          <table:table-cell table:style-name="ce5" office:value-type="string">
            <text:p>Live improvised documentaries. Lots of interviews with an invisible camera crew.</text:p>
          </table:table-cell>
          <table:table-cell table:style-name="ce5" table:number-columns-repeated="4"/>
          <table:table-cell table:style-name="ce7"/>
          <table:table-cell table:style-name="ce7" office:value-type="string">
            <text:p>https://scontent-b.xx.fbcdn.net/hphotos-xpf1/t1.0-9/1959300_606825936083063_5610745506441026121_n.jpg</text:p>
          </table:table-cell>
          <table:table-cell table:style-name="ce7" office:value-type="string">
            <text:p>http://youtu.be/SDwDrJA9HBw</text:p>
          </table:table-cell>
          <table:table-cell table:style-name="ce7"/>
          <table:table-cell table:style-name="Default" office:value-type="float" office:value="2014">
            <text:p>2014</text:p>
          </table:table-cell>
          <table:table-cell table:number-columns-repeated="233"/>
        </table:table-row>
        <table:table-row table:style-name="ro3">
          <table:table-cell table:style-name="ce2" office:value-type="float" office:value="41802.5829976852">
            <text:p>6/12/2014 13:59:31</text:p>
          </table:table-cell>
          <table:table-cell table:style-name="ce5" office:value-type="string">
            <text:p>The Second Show</text:p>
          </table:table-cell>
          <table:table-cell table:style-name="ce5" table:number-columns-repeated="2"/>
          <table:table-cell table:style-name="ce5" office:value-type="string">
            <text:p>Lauren Chavarria</text:p>
            <text:p>Sunaina Suhag</text:p>
            <text:p>Heather Hasselle</text:p>
            <text:p>John McConnel</text:p>
            <text:p>Charlie Hoehn</text:p>
            <text:p>Audrey Alberthal </text:p>
            <text:p>Shamik Basu</text:p>
            <text:p>Tania Quintanilla</text:p>
          </table:table-cell>
          <table:table-cell table:style-name="ce5" table:number-columns-repeated="2"/>
          <table:table-cell table:style-name="ce5" office:value-type="string">
            <text:p>This troupe has been together for nine months! They graduated from The Hideout this past June and are ready to take the improv world by storm! Their narratives are quirky, weird, and always leave you laughing. </text:p>
          </table:table-cell>
          <table:table-cell table:style-name="ce5" table:number-columns-repeated="3"/>
          <table:table-cell table:style-name="ce5" office:value-type="string">
            <text:p>Yes: student showcases</text:p>
          </table:table-cell>
          <table:table-cell table:style-name="ce5" office:value-type="string">
            <text:p>Nine months, as a classr</text:p>
          </table:table-cell>
          <table:table-cell table:style-name="ce5" table:number-columns-repeated="5"/>
          <table:table-cell table:style-name="ce7" office:value-type="string">
            <text:p>We just finished learning our narrative format, and we want to keep performing and practicing. We'd love to open a threefer/pgraph show/play in the weekender.</text:p>
          </table:table-cell>
          <table:table-cell table:style-name="ce7" table:number-columns-repeated="3"/>
          <table:table-cell table:style-name="Default" office:value-type="float" office:value="2014">
            <text:p>2014</text:p>
          </table:table-cell>
          <table:table-cell table:number-columns-repeated="233"/>
        </table:table-row>
        <table:table-row table:style-name="ro8">
          <table:table-cell table:style-name="ce2" office:value-type="float" office:value="41798.6766898148">
            <text:p>6/8/2014 16:14:26</text:p>
          </table:table-cell>
          <table:table-cell table:style-name="ce5" office:value-type="string">
            <text:p>The Special Features</text:p>
          </table:table-cell>
          <table:table-cell table:style-name="ce5" office:value-type="string">
            <text:p>http://www.thespecialfeatures.com</text:p>
          </table:table-cell>
          <table:table-cell table:style-name="ce5"/>
          <table:table-cell table:style-name="ce5" office:value-type="string">
            <text:p>Topping Haggerty</text:p>
            <text:p>Robert Slack</text:p>
            <text:p>Matthew Arnish Falkenberg</text:p>
            <text:p>Barret Phelan</text:p>
            <text:p>Carl Ziegler</text:p>
            <text:p>Ripley Adams</text:p>
            <text:p>Ali Meier</text:p>
          </table:table-cell>
          <table:table-cell table:style-name="ce5" table:number-columns-repeated="2"/>
          <table:table-cell table:style-name="ce5" office:value-type="string">
            <text:p>The Special Features are an improv comedy group based in Austin, TX. They stage live improvised movies in various genres. Every show is a world premiere! The last few runs we did a horror theme; currently we are doing a "buddy" theme (cops, pets, friends on a journey, etc). </text:p>
          </table:table-cell>
          <table:table-cell table:style-name="ce5"/>
          <table:table-cell table:style-name="ce5" office:value-type="string">
            <text:p>The Weekender, The Threefer, Cagematch</text:p>
          </table:table-cell>
          <table:table-cell table:style-name="ce5" office:value-type="string">
            <text:p>Through Facebook and positive word of mouth</text:p>
          </table:table-cell>
          <table:table-cell table:style-name="ce5" office:value-type="string">
            <text:p>yes</text:p>
          </table:table-cell>
          <table:table-cell table:style-name="ce5" office:value-type="string">
            <text:p>9 months</text:p>
          </table:table-cell>
          <table:table-cell table:style-name="ce5" office:value-type="string">
            <text:p>Long-form movie-themed improv</text:p>
          </table:table-cell>
          <table:table-cell table:style-name="ce5" table:number-columns-repeated="4"/>
          <table:table-cell table:style-name="ce7"/>
          <table:table-cell table:style-name="ce7" office:value-type="string">
            <text:p>https://www.facebook.com/pages/The-Special-Features/400796686721117</text:p>
          </table:table-cell>
          <table:table-cell table:style-name="ce7" table:number-columns-repeated="2"/>
          <table:table-cell table:style-name="Default" office:value-type="float" office:value="2014">
            <text:p>2014</text:p>
          </table:table-cell>
          <table:table-cell table:number-columns-repeated="233"/>
        </table:table-row>
        <table:table-row table:style-name="ro18">
          <table:table-cell table:style-name="ce2" office:value-type="float" office:value="41800.7649421296">
            <text:p>6/10/2014 18:21:31</text:p>
          </table:table-cell>
          <table:table-cell table:style-name="ce5" office:value-type="string">
            <text:p>The Starborn</text:p>
          </table:table-cell>
          <table:table-cell table:style-name="ce5" office:value-type="string">
            <text:p>http://starbornimprov.strikingly.com</text:p>
          </table:table-cell>
          <table:table-cell table:style-name="ce5"/>
          <table:table-cell table:style-name="ce5" office:value-type="string">
            <text:p>Ryan Austin,</text:p>
            <text:p>Mia Iseman,</text:p>
            <text:p>Neal Tibrewala (Tech)</text:p>
          </table:table-cell>
          <table:table-cell table:style-name="ce5" table:number-columns-repeated="2"/>
          <table:table-cell table:style-name="ce5" office:value-type="string">
            <text:p>The StarBorn is an audience-interactive, improvised alien invasion. The playful brother/sister alien twins (Mia Iseman &amp; Ryan Austin) arrive from Kananite 12 to take over the planet and destroy all the humans! Earth will soon be theirs and there is nothing we can do to stop the imminent invasion!</text:p>
            <text:p/>
            <text:p>But just before they blast us into particle dust, they want to get to know us a little bit. Play with our emotions and see up close the culture they've prepared to destroy for centuries. No seat is safe as they work their way into the audience and observe, misinterpret and often abduct anyone that strikes their fancy. Earth is doomed in the best possible way.</text:p>
          </table:table-cell>
          <table:table-cell table:style-name="ce5"/>
          <table:table-cell table:style-name="ce5" office:value-type="string">
            <text:p>Schedules have kept us from landing spots on the Coldtowne stage, but we hope to have a show there very soon!</text:p>
          </table:table-cell>
          <table:table-cell table:style-name="ce5" office:value-type="string">
            <text:p>Facebook, Do512, Website, personal emails</text:p>
          </table:table-cell>
          <table:table-cell table:style-name="ce5" office:value-type="string">
            <text:p>yes</text:p>
          </table:table-cell>
          <table:table-cell table:style-name="ce5" office:value-type="string">
            <text:p>since September 2013</text:p>
          </table:table-cell>
          <table:table-cell table:style-name="ce5" office:value-type="string">
            <text:p>The Starborn is a highly theatrical, audience-interactive improv show. Ryan and Mia play sibling aliens that "land" on the stage and mock the people of earth before the big invasion. Often times they will take humans at the end of the show as "pets", or misinterpret common customs and style to believe they are in the presence of James Bond or Batman. Audience members are frequently brought up on stage and integrated into the show.</text:p>
          </table:table-cell>
          <table:table-cell table:style-name="ce5" table:number-columns-repeated="4"/>
          <table:table-cell table:style-name="ce7" office:value-type="string">
            <text:p>We love this show. It really gets great reviews from the audience EVERY time. We're proud of our hard work!</text:p>
          </table:table-cell>
          <table:table-cell table:style-name="ce7" office:value-type="string">
            <text:p>https://www.facebook.com/thestarbornimprov/photos/a.244979035669565.1073741827.244975242336611/244978999002902/?type=1&amp;theater</text:p>
          </table:table-cell>
          <table:table-cell table:style-name="ce7" office:value-type="string">
            <text:p>https://vimeo.com/86862036</text:p>
          </table:table-cell>
          <table:table-cell table:style-name="ce7"/>
          <table:table-cell table:style-name="Default" office:value-type="float" office:value="2014">
            <text:p>2014</text:p>
          </table:table-cell>
          <table:table-cell table:number-columns-repeated="233"/>
        </table:table-row>
        <table:table-row table:style-name="ro14">
          <table:table-cell table:style-name="ce2" office:value-type="float" office:value="41800.0303240741">
            <text:p>6/10/2014 0:43:40</text:p>
          </table:table-cell>
          <table:table-cell table:style-name="ce5" office:value-type="string">
            <text:p>The Tastemakers</text:p>
          </table:table-cell>
          <table:table-cell table:style-name="ce5" office:value-type="string">
            <text:p>www.tastemakerscomedy.com</text:p>
          </table:table-cell>
          <table:table-cell table:style-name="ce5"/>
          <table:table-cell table:style-name="ce5" office:value-type="string">
            <text:p>Bryan Roberts</text:p>
            <text:p>Ben Masten</text:p>
            <text:p>Kyle Traughber</text:p>
            <text:p>Quinn Buckner</text:p>
          </table:table-cell>
          <table:table-cell table:style-name="ce5" table:number-columns-repeated="2"/>
          <table:table-cell table:style-name="ce5" office:value-type="string">
            <text:p>Every now and then, seasoned comedians descend from almost every improv theater in town to bring you The Tastemakers! Also known as Bryan Roberts, Kyle Traughber, Ben Masten, and Quinn Buckner, Tastemakers shows offer a nerdy concoction of sketches and improv scenes involving video games, obscure pop culture references, and sexual inadequacy out the butt. Wanna see Mario never get laid because the Princess isn’t actually interested? Then play any Mario game, because we didn't bother with that. But mama’s got some good stuff here.</text:p>
          </table:table-cell>
          <table:table-cell table:style-name="ce5"/>
          <table:table-cell table:style-name="ce5" office:value-type="string">
            <text:p>ATX Sketch fest 2013 and 2014 (as a sketch troupe)</text:p>
          </table:table-cell>
          <table:table-cell table:style-name="ce5" office:value-type="string">
            <text:p>Facebook, GhettoSketchWarlock.com, TastemakersComedy.com</text:p>
          </table:table-cell>
          <table:table-cell table:style-name="ce5" office:value-type="string">
            <text:p>Not as an improv troupe</text:p>
          </table:table-cell>
          <table:table-cell table:style-name="ce5" office:value-type="string">
            <text:p>1 year</text:p>
          </table:table-cell>
          <table:table-cell table:style-name="ce5" office:value-type="string">
            <text:p>We want to do a sketch and then do a 15-18 minute living room format. The audience suggestion will be a place, and we will frame the scenes around us hanging out in that place.</text:p>
          </table:table-cell>
          <table:table-cell table:style-name="ce5" table:number-columns-repeated="4"/>
          <table:table-cell table:style-name="ce7"/>
          <table:table-cell table:style-name="ce7" office:value-type="string">
            <text:p>https://scontent-a-dfw.xx.fbcdn.net/hphotos-xpa1/t31.0-8/1537956_701278323226999_1668572745_o.jpg</text:p>
          </table:table-cell>
          <table:table-cell table:style-name="ce7" office:value-type="string">
            <text:p>https://www.youtube.com/watch?v=bnxxw7YrQwE</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802.4293865741">
            <text:p>6/12/2014 10:18:19</text:p>
          </table:table-cell>
          <table:table-cell table:style-name="ce5" office:value-type="string">
            <text:p>Three on a Match</text:p>
          </table:table-cell>
          <table:table-cell table:style-name="ce5" office:value-type="string">
            <text:p>https://www.facebook.com/threeonamatchcomedy</text:p>
          </table:table-cell>
          <table:table-cell table:style-name="ce5"/>
          <table:table-cell table:style-name="ce5" office:value-type="string">
            <text:p>Emma Holder</text:p>
            <text:p>Mia Iseman</text:p>
            <text:p>Cortnie Jones</text:p>
            <text:p>Katie Thornton</text:p>
          </table:table-cell>
          <table:table-cell table:style-name="ce5" table:number-columns-repeated="2"/>
          <table:table-cell table:style-name="ce5" office:value-type="string">
            <text:p>There is a superstition that three people lighting a match can lead to certain death. <text:s/>However, we have found that Three on a Match leads to certain laughs. <text:s/>Performing montage scenes to the delight of the audience, these ladies just know how to have a good time. <text:s text:c="2"/></text:p>
          </table:table-cell>
          <table:table-cell table:style-name="ce5"/>
          <table:table-cell table:style-name="ce5" office:value-type="string">
            <text:p>Cagematch at Coldtowne and one-off shows at Coldetowne</text:p>
          </table:table-cell>
          <table:table-cell table:style-name="ce5" office:value-type="string">
            <text:p>Facebook, emails, and in person</text:p>
          </table:table-cell>
          <table:table-cell table:style-name="ce5" table:number-columns-repeated="7"/>
          <table:table-cell table:style-name="ce7" office:value-type="string">
            <text:p>Thanks for your consideration.</text:p>
          </table:table-cell>
          <table:table-cell table:style-name="ce7" office:value-type="string">
            <text:p>http://1.bp.blogspot.com/_f9pvdIisA48/S1Dw6HqSwFI/AAAAAAAAArk/w34bWznasU8/s400/threeonamatch001.jpg</text:p>
          </table:table-cell>
          <table:table-cell table:style-name="ce7" office:value-type="string">
            <text:p>https://drive.google.com/file/d/0B4dpIoHApNGQWDB6STl6TE1tSUE/edit?usp=sharing</text:p>
          </table:table-cell>
          <table:table-cell table:style-name="ce7"/>
          <table:table-cell table:style-name="Default" office:value-type="float" office:value="2014">
            <text:p>2014</text:p>
          </table:table-cell>
          <table:table-cell table:number-columns-repeated="233"/>
        </table:table-row>
        <table:table-row table:style-name="ro14">
          <table:table-cell table:style-name="ce2" office:value-type="float" office:value="41802.7798032407">
            <text:p>6/12/2014 18:42:55</text:p>
          </table:table-cell>
          <table:table-cell table:style-name="ce5" office:value-type="string">
            <text:p>Two Nice Guys Presents: Full Metal Improv, Kubrick-style improv</text:p>
          </table:table-cell>
          <table:table-cell table:style-name="ce5" table:number-columns-repeated="2"/>
          <table:table-cell table:style-name="ce5" office:value-type="string">
            <text:p>Luke Wallens</text:p>
            <text:p>Gene Zhou</text:p>
            <text:p>Michael Yew- Tech (scoring)</text:p>
          </table:table-cell>
          <table:table-cell table:style-name="ce5" table:number-columns-repeated="2"/>
          <table:table-cell table:style-name="ce5" office:value-type="string">
            <text:p>Danger, Consipiracy, Investigation, Twisted Looks, Odd Obsessions. This improv will give you a grandiose dose of Kubrick-style improv with two seasoned Hideout imps who are pretty damn nice. See them win/lose improv with their adventurous two man show. You'll be glad you did.</text:p>
          </table:table-cell>
          <table:table-cell table:style-name="ce5"/>
          <table:table-cell table:style-name="ce5" office:value-type="string">
            <text:p>None</text:p>
          </table:table-cell>
          <table:table-cell table:style-name="ce5" office:value-type="string">
            <text:p>Facebook, word of mouth</text:p>
          </table:table-cell>
          <table:table-cell table:style-name="ce5" office:value-type="string">
            <text:p>No</text:p>
          </table:table-cell>
          <table:table-cell table:style-name="ce5" office:value-type="string">
            <text:p>1 year and a half</text:p>
          </table:table-cell>
          <table:table-cell table:style-name="ce5" office:value-type="string">
            <text:p>We do a two man 20min narrative in the style of Kubrick's movies. We ask for an object suggestion from the audience to inspire the narrative and individual song suggestions from Michael Yew (similar to the way Get Up asks for song suggestions, i.e. given a range of numbers and picking one that Michael will then play). We then play all the characters necessary to complete the journey.</text:p>
          </table:table-cell>
          <table:table-cell table:style-name="ce5" table:number-columns-repeated="4"/>
          <table:table-cell table:style-name="ce7" office:value-type="string">
            <text:p>We've had Ceej coach us from and we have been doing our research by identifying themes present in each of Kubrick's films (famous and not). We've been submitting our troupe to various improv theaters and haven't heard a response. We're itching to get just one show in to see how the audience responds. If this doesn't seem appealing to put this in at the Hideout, I would love to know if there were any factors of quality of show that didn't seem to fit the Hideout. If it was just a matter of scheduling, please let me know as well. Thanks for your consideration.</text:p>
          </table:table-cell>
          <table:table-cell table:style-name="ce7" table:number-columns-repeated="3"/>
          <table:table-cell table:style-name="Default" office:value-type="float" office:value="2014">
            <text:p>2014</text:p>
          </table:table-cell>
          <table:table-cell table:number-columns-repeated="233"/>
        </table:table-row>
        <table:table-row table:style-name="ro6">
          <table:table-cell table:style-name="ce2" office:value-type="float" office:value="41802.6539699074">
            <text:p>6/12/2014 15:41:43</text:p>
          </table:table-cell>
          <table:table-cell table:style-name="ce5" office:value-type="string">
            <text:p>Your Dad's Friends</text:p>
          </table:table-cell>
          <table:table-cell table:style-name="ce5" office:value-type="string">
            <text:p>https://www.facebook.com/pages/Your-Dads-Friends/247344088770</text:p>
          </table:table-cell>
          <table:table-cell table:style-name="ce5"/>
          <table:table-cell table:style-name="ce5" office:value-type="string">
            <text:p>Lampe</text:p>
            <text:p>Cole Spainhauer</text:p>
            <text:p>Chuy Zarate</text:p>
            <text:p>Brently Heilbraun</text:p>
            <text:p>Jessica Arjet</text:p>
            <text:p>Ruby Willmann</text:p>
            <text:p>Summer Wilson Brow</text:p>
            <text:p>Topping Haggerty</text:p>
            <text:p>Kevin Miller</text:p>
            <text:p>Brad Hawkins</text:p>
          </table:table-cell>
          <table:table-cell table:style-name="ce5" table:number-columns-repeated="2"/>
          <table:table-cell table:style-name="ce5" office:value-type="string">
            <text:p>The most all encompassing troupe in Austin "We Are Legion."</text:p>
          </table:table-cell>
          <table:table-cell table:style-name="ce5"/>
          <table:table-cell table:style-name="ce5" office:value-type="string">
            <text:p>Cagematch - Coldtowne, the Institution</text:p>
          </table:table-cell>
          <table:table-cell table:style-name="ce5" office:value-type="string">
            <text:p>social media, word of mouth</text:p>
          </table:table-cell>
          <table:table-cell table:style-name="ce5" table:number-columns-repeated="7"/>
          <table:table-cell table:style-name="ce7"/>
          <table:table-cell table:style-name="ce7" office:value-type="string">
            <text:p>https://www.facebook.com/photo.php?fbid=10151858022648771&amp;set=a.10150762766213771.427903.247344088770&amp;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803.4567708333">
            <text:p>6/13/2014 10:57:45</text:p>
          </table:table-cell>
          <table:table-cell table:style-name="ce5" office:value-type="string">
            <text:p>Kingston</text:p>
          </table:table-cell>
          <table:table-cell table:style-name="ce5" office:value-type="string">
            <text:p><text:s/>https://www.facebook.com/KingstonImprov</text:p>
          </table:table-cell>
          <table:table-cell table:style-name="ce5"/>
          <table:table-cell table:style-name="ce5" office:value-type="string">
            <text:p>Drew Wesely </text:p>
            <text:p>Chris McKeever</text:p>
            <text:p>Cortnie Jones</text:p>
            <text:p>Frank Netscher</text:p>
            <text:p>Jillian Besemer</text:p>
            <text:p>Sanjay Rao</text:p>
          </table:table-cell>
          <table:table-cell table:style-name="ce5" table:number-columns-repeated="2"/>
          <table:table-cell table:style-name="ce5" office:value-type="string">
            <text:p>Kingston is a group of friends who all have many years of experience performing improv, and have fun playing together in high energy fast paced shows!</text:p>
          </table:table-cell>
          <table:table-cell table:style-name="ce5"/>
          <table:table-cell table:style-name="ce5" office:value-type="string">
            <text:p>We are in a June run of shows opening for Movie Riot.</text:p>
          </table:table-cell>
          <table:table-cell table:style-name="ce5" office:value-type="string">
            <text:p>Social media</text:p>
          </table:table-cell>
          <table:table-cell table:style-name="ce5" office:value-type="string">
            <text:p>Yes</text:p>
          </table:table-cell>
          <table:table-cell table:style-name="ce5" office:value-type="string">
            <text:p>Since the beginning of 2014</text:p>
          </table:table-cell>
          <table:table-cell table:style-name="ce5" office:value-type="string">
            <text:p>We do either a loose Harold or a Slacker.</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805.946400463">
            <text:p>6/15/2014 22:42:49</text:p>
          </table:table-cell>
          <table:table-cell table:style-name="ce5" office:value-type="string">
            <text:p>Junk</text:p>
          </table:table-cell>
          <table:table-cell table:style-name="ce5" office:value-type="string">
            <text:p>www.junkimprov.com</text:p>
          </table:table-cell>
          <table:table-cell table:style-name="ce5"/>
          <table:table-cell table:style-name="ce5" office:value-type="string">
            <text:p>Troy</text:p>
            <text:p>Ted</text:p>
            <text:p>Sean</text:p>
            <text:p>Andy</text:p>
          </table:table-cell>
          <table:table-cell table:style-name="ce5" table:number-columns-repeated="2"/>
          <table:table-cell table:style-name="ce5" office:value-type="string">
            <text:p>Junk brings you improvised comedy featuring bold narratives, vibrant characters, laser-sharp wit, and a penchant for hyperbole.</text:p>
            <text:p/>
            <text:p>We are Andy Crouch, Sean Hill, Troy A. Miller, and Ted Rutherford.</text:p>
          </table:table-cell>
          <table:table-cell table:style-name="ce5"/>
          <table:table-cell table:style-name="ce5" office:value-type="string">
            <text:p>n/a</text:p>
          </table:table-cell>
          <table:table-cell table:style-name="ce5" office:value-type="string">
            <text:p>Facebook, Email, Word of Mouth, Community</text:p>
          </table:table-cell>
          <table:table-cell table:style-name="ce5" table:number-columns-repeated="7"/>
          <table:table-cell table:style-name="ce7"/>
          <table:table-cell table:style-name="ce7" office:value-type="string">
            <text:p>https://www.facebook.com/photo.php?fbid=10151975448632850&amp;set=pb.23559012849.-2207520000.1402890119.&amp;type=3&amp;theater</text:p>
          </table:table-cell>
          <table:table-cell table:style-name="ce7" office:value-type="string">
            <text:p>https://www.youtube.com/watch?v=FXpKf6zVy74</text:p>
          </table:table-cell>
          <table:table-cell table:style-name="ce7"/>
          <table:table-cell table:style-name="Default" office:value-type="float" office:value="2014">
            <text:p>2014</text:p>
          </table:table-cell>
          <table:table-cell table:number-columns-repeated="233"/>
        </table:table-row>
        <table:table-row table:style-name="ro10">
          <table:table-cell table:style-name="ce2" office:value-type="float" office:value="41805.9502777778">
            <text:p>6/15/2014 22:48:24</text:p>
          </table:table-cell>
          <table:table-cell table:style-name="ce5" office:value-type="string">
            <text:p>Danger! Warning! Improv!</text:p>
          </table:table-cell>
          <table:table-cell table:style-name="ce5" office:value-type="string">
            <text:p>www.dangerwarningimprov.com</text:p>
          </table:table-cell>
          <table:table-cell table:style-name="ce5"/>
          <table:table-cell table:style-name="ce5" office:value-type="string">
            <text:p>Andy</text:p>
            <text:p>Troy</text:p>
          </table:table-cell>
          <table:table-cell table:style-name="ce5" table:number-columns-repeated="2"/>
          <table:table-cell table:style-name="ce5" office:value-type="string">
            <text:p>Danger! Warning! Improv! specializes in taking popular adventure series from television, film or literature and creating a completely-made up interpretation of that genre live on stage. We will then play all the characters, control all the music and sound effects from a laptop computer, and attempt to recreate any special effect that may enhance the fun.</text:p>
          </table:table-cell>
          <table:table-cell table:style-name="ce5"/>
          <table:table-cell table:style-name="ce5" office:value-type="string">
            <text:p>n/a</text:p>
          </table:table-cell>
          <table:table-cell table:style-name="ce5" office:value-type="string">
            <text:p>Facebook, Twitter, Email, Word of Mouth, Community</text:p>
          </table:table-cell>
          <table:table-cell table:style-name="ce5" table:number-columns-repeated="7"/>
          <table:table-cell table:style-name="ce7"/>
          <table:table-cell table:style-name="ce7" office:value-type="string">
            <text:p>https://www.flickr.com/photos/29031321@N02/8261229733/</text:p>
          </table:table-cell>
          <table:table-cell table:style-name="ce7" office:value-type="string">
            <text:p>https://www.youtube.com/watch?v=rHfMcKSM3_I</text:p>
          </table:table-cell>
          <table:table-cell table:style-name="ce7"/>
          <table:table-cell table:style-name="Default" office:value-type="float" office:value="2014">
            <text:p>2014</text:p>
          </table:table-cell>
          <table:table-cell table:number-columns-repeated="233"/>
        </table:table-row>
        <table:table-row table:style-name="ro16">
          <table:table-cell table:style-name="ce3"/>
          <table:table-cell table:style-name="ce5" office:value-type="string">
            <text:p>Amazon &amp; The Milksop</text:p>
          </table:table-cell>
          <table:table-cell table:style-name="ce5" table:number-columns-repeated="16"/>
          <table:table-cell table:style-name="ce7" table:number-columns-repeated="4"/>
          <table:table-cell table:style-name="Default" office:value-type="float" office:value="2014">
            <text:p>2014</text:p>
          </table:table-cell>
          <table:table-cell table:number-columns-repeated="233"/>
        </table:table-row>
        <table:table-row table:style-name="ro7">
          <table:table-cell table:style-name="ce2" office:value-type="float" office:value="41868.977349537">
            <text:p>8/17/2014 23:27:23</text:p>
          </table:table-cell>
          <table:table-cell table:style-name="ce5" office:value-type="string">
            <text:p>A Really Aggressive Dream</text:p>
          </table:table-cell>
          <table:table-cell table:style-name="ce5" table:number-columns-repeated="2"/>
          <table:table-cell table:style-name="ce5" office:value-type="string">
            <text:p>Richard Gentry</text:p>
            <text:p>Barrett Phelan</text:p>
            <text:p>Matt James Davis</text:p>
            <text:p>Rachel Posey Austin</text:p>
            <text:p>Jaci Kramer</text:p>
            <text:p>Ericka Bundy</text:p>
          </table:table-cell>
          <table:table-cell table:style-name="ce5" table:number-columns-repeated="2"/>
          <table:table-cell table:style-name="ce5" office:value-type="string">
            <text:p>A Really Aggressive Dream is a group of six friends who were all classmates at the Hideout Theatre. <text:s/>We perform improvised stories based on audience suggestions. <text:s/>We're also all pretty sexy.</text:p>
          </table:table-cell>
          <table:table-cell table:style-name="ce5"/>
          <table:table-cell table:style-name="ce5" office:value-type="string">
            <text:p>Our first show as a troupe will be in the Threefer August 21st. We have also performed together as a class in numerous student showcases.</text:p>
          </table:table-cell>
          <table:table-cell table:style-name="ce5" office:value-type="string">
            <text:p>We tell our friends, promote on Facebook, call our parents.</text:p>
          </table:table-cell>
          <table:table-cell table:style-name="ce5" office:value-type="string">
            <text:p>Yes</text:p>
          </table:table-cell>
          <table:table-cell table:style-name="ce5" office:value-type="string">
            <text:p>About a year.</text:p>
          </table:table-cell>
          <table:table-cell table:style-name="ce5" office:value-type="string">
            <text:p>We tell improvised stories doing long form narrative and people tend to come watch us. <text:s/>Anything can be funny. <text:s/>We do show up.</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7">
          <table:table-cell table:style-name="ce2" office:value-type="float" office:value="41860.562662037">
            <text:p>8/9/2014 13:30:14</text:p>
          </table:table-cell>
          <table:table-cell table:style-name="ce5" office:value-type="string">
            <text:p>Austin/Austin</text:p>
          </table:table-cell>
          <table:table-cell table:style-name="ce5" office:value-type="string">
            <text:p>https://www.facebook.com/austinandaustinimprov</text:p>
          </table:table-cell>
          <table:table-cell table:style-name="ce5"/>
          <table:table-cell table:style-name="ce5" office:value-type="string">
            <text:p>Ryan Austin</text:p>
            <text:p>Quinn Buckner</text:p>
          </table:table-cell>
          <table:table-cell table:style-name="ce5" table:number-columns-repeated="2"/>
          <table:table-cell table:style-name="ce5" office:value-type="string">
            <text:p>Austin/Austin is the joining of two friends whose goal is to try everything and become the best they can be while having as much fun as possible. Ryan Austin is the group's debonair lady killer providing grounded scene work and an unstoppable positive energy. Quinn Buckner is coming up on five years of improv experience bringing to the table an eye for support, an abundance of physicality, and a pension for fun. Ryan and Quinn have separately been to festivals from Out of Bounds to Improvaganza in Hawaii and have done numerous mainstages at the Hideout Theatre as well as shows all around Austin. </text:p>
          </table:table-cell>
          <table:table-cell table:style-name="ce5"/>
          <table:table-cell table:style-name="ce5" office:value-type="string">
            <text:p>Just shows from The Hideout and Coldtowne as they accept us into their schedule</text:p>
          </table:table-cell>
          <table:table-cell table:style-name="ce5" office:value-type="string">
            <text:p>Facebook, and for a run we would make a poster and cards to hand out.</text:p>
          </table:table-cell>
          <table:table-cell table:style-name="ce5" office:value-type="string">
            <text:p>yes</text:p>
          </table:table-cell>
          <table:table-cell table:style-name="ce5" office:value-type="string">
            <text:p>6 months</text:p>
          </table:table-cell>
          <table:table-cell table:style-name="ce5" office:value-type="string">
            <text:p>Austin/Austin will be doing one of two formats, chosen by the audience via quick vote. Don't Worry About It is a montage format in which Austin/Austin try to make you forget that the edit for every scene is an organic "Don't worry about it". Finally Dungeon Masters is a montage/narrative in which Austin/Austin fill out a fantasy world and visit characters inspired by Lord of the Rings, Song of Fire and Ice, etc....</text:p>
          </table:table-cell>
          <table:table-cell table:style-name="ce5" table:number-columns-repeated="4"/>
          <table:table-cell table:style-name="ce7"/>
          <table:table-cell table:style-name="ce7" office:value-type="string">
            <text:p>https://www.facebook.com/austinandaustinimprov/photos/pb.620948581317993.-2207520000.1407608519./651382704941247/?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1">
          <table:table-cell table:style-name="ce2" office:value-type="float" office:value="41869.3218981482">
            <text:p>8/18/2014 7:43:32</text:p>
          </table:table-cell>
          <table:table-cell table:style-name="ce5" office:value-type="string">
            <text:p>Bad Font</text:p>
          </table:table-cell>
          <table:table-cell table:style-name="ce5" office:value-type="string">
            <text:p>facebook.com/badfont</text:p>
          </table:table-cell>
          <table:table-cell table:style-name="ce5"/>
          <table:table-cell table:style-name="ce5" office:value-type="string">
            <text:p>Scott Hearne, Alexander Hilary, Megan Venable, Kristen Kurtis, Jessie Pascarelli, Justin Davidson.</text:p>
          </table:table-cell>
          <table:table-cell table:style-name="ce5" table:number-columns-repeated="2"/>
          <table:table-cell table:style-name="ce5" office:value-type="string">
            <text:p>Bad Font includes alumni from all five improv schools in Austin, TX. Drawing from a variety of backgrounds and play styles, they focus on relationships, world-building, and game through the Harold format.</text:p>
          </table:table-cell>
          <table:table-cell table:style-name="ce5"/>
          <table:table-cell table:style-name="ce5" office:value-type="string">
            <text:p>Coldtowne - at least once a month</text:p>
            <text:p>The Hideout Theatre - Threefer</text:p>
          </table:table-cell>
          <table:table-cell table:style-name="ce5" office:value-type="string">
            <text:p>Online</text:p>
            <text:p>Word of mouth</text:p>
          </table:table-cell>
          <table:table-cell table:style-name="ce5"/>
          <table:table-cell table:style-name="ce5" office:value-type="string">
            <text:p>Yes</text:p>
          </table:table-cell>
          <table:table-cell table:style-name="ce5" office:value-type="string">
            <text:p>We do the harold.</text:p>
          </table:table-cell>
          <table:table-cell table:style-name="ce5" table:number-columns-repeated="4"/>
          <table:table-cell table:style-name="ce7"/>
          <table:table-cell table:style-name="ce7" office:value-type="string">
            <text:p>http://imgur.com/lJoJXYd</text:p>
          </table:table-cell>
          <table:table-cell table:style-name="ce7" table:number-columns-repeated="2"/>
          <table:table-cell table:style-name="Default" office:value-type="float" office:value="2014">
            <text:p>2014</text:p>
          </table:table-cell>
          <table:table-cell table:number-columns-repeated="233"/>
        </table:table-row>
        <table:table-row table:style-name="ro11">
          <table:table-cell table:style-name="ce2" office:value-type="float" office:value="41868.7949189815">
            <text:p>8/17/2014 19:04:41</text:p>
          </table:table-cell>
          <table:table-cell table:style-name="ce5" office:value-type="string">
            <text:p>BadWitt</text:p>
          </table:table-cell>
          <table:table-cell table:style-name="ce5" table:number-columns-repeated="2"/>
          <table:table-cell table:style-name="ce5" office:value-type="string">
            <text:p>Kareem Badr</text:p>
            <text:p>Karen Jane DeWitt</text:p>
          </table:table-cell>
          <table:table-cell table:style-name="ce5" table:number-columns-repeated="2"/>
          <table:table-cell table:style-name="ce5" office:value-type="string">
            <text:p>Kareem Badr and Karen Jane DeWitt are veteran improvisers who combine with a form of play that bounces between thoughtful and patient, and delightfully absurd. </text:p>
          </table:table-cell>
          <table:table-cell table:style-name="ce5"/>
          <table:table-cell table:style-name="ce5" office:value-type="string">
            <text:p>None</text:p>
          </table:table-cell>
          <table:table-cell table:style-name="ce5" office:value-type="string">
            <text:p>Social Media</text:p>
          </table:table-cell>
          <table:table-cell table:style-name="ce5"/>
          <table:table-cell table:style-name="ce5" office:value-type="string">
            <text:p>On and off for 9 months</text:p>
          </table:table-cell>
          <table:table-cell table:style-name="ce5" table:number-columns-repeated="5"/>
          <table:table-cell table:style-name="ce7" office:value-type="string">
            <text:p>If you need a last-minute fill-in for a show, we might be able to swing it. </text:p>
          </table:table-cell>
          <table:table-cell table:style-name="ce7" table:number-columns-repeated="3"/>
          <table:table-cell table:style-name="Default" office:value-type="float" office:value="2014">
            <text:p>2014</text:p>
          </table:table-cell>
          <table:table-cell table:number-columns-repeated="233"/>
        </table:table-row>
        <table:table-row table:style-name="ro10">
          <table:table-cell table:style-name="ce2" office:value-type="float" office:value="41868.3335185185">
            <text:p>8/17/2014 8:00:16</text:p>
          </table:table-cell>
          <table:table-cell table:style-name="ce5" office:value-type="string">
            <text:p>Ball &amp; Chain</text:p>
          </table:table-cell>
          <table:table-cell table:style-name="ce5" office:value-type="string">
            <text:p>forthcoming</text:p>
          </table:table-cell>
          <table:table-cell table:style-name="ce5"/>
          <table:table-cell table:style-name="ce5" office:value-type="string">
            <text:p>Troy</text:p>
            <text:p>Ruby</text:p>
          </table:table-cell>
          <table:table-cell table:style-name="ce5" table:number-columns-repeated="2"/>
          <table:table-cell table:style-name="ce5" office:value-type="string">
            <text:p>Ball and Chain is the real-life married duo of Troy Miller and Ruby Willmann, playing a fictional married couple who exist out of time (she's a modern gal, he's a gentleman from the 1920s). Scenes of this unlikely twosome bookend a show inspired by other unlikely couples. It's art imitating life imitating whatever this cuckoo couple can come up with.</text:p>
          </table:table-cell>
          <table:table-cell table:style-name="ce5" table:number-columns-repeated="2"/>
          <table:table-cell table:style-name="ce5" office:value-type="string">
            <text:p>standard</text:p>
          </table:table-cell>
          <table:table-cell table:style-name="ce5" table:number-columns-repeated="7"/>
          <table:table-cell table:style-name="ce7"/>
          <table:table-cell table:style-name="ce7" office:value-type="string">
            <text:p>http://www.outofboundscomedy.com/events/weds-ct-10pm/</text:p>
          </table:table-cell>
          <table:table-cell table:style-name="ce7" table:number-columns-repeated="2"/>
          <table:table-cell table:style-name="Default" office:value-type="float" office:value="2014">
            <text:p>2014</text:p>
          </table:table-cell>
          <table:table-cell table:number-columns-repeated="233"/>
        </table:table-row>
        <table:table-row table:style-name="ro15">
          <table:table-cell table:style-name="ce2" office:value-type="float" office:value="41868.928287037">
            <text:p>8/17/2014 22:16:44</text:p>
          </table:table-cell>
          <table:table-cell table:style-name="ce5" office:value-type="string">
            <text:p>Batman &amp; Robin</text:p>
          </table:table-cell>
          <table:table-cell table:style-name="ce5" office:value-type="string">
            <text:p>https://www.facebook.com/holy1960sbatmanbatman</text:p>
          </table:table-cell>
          <table:table-cell table:style-name="ce5"/>
          <table:table-cell table:style-name="ce5" office:value-type="string">
            <text:p>Kaci &amp; Deano</text:p>
          </table:table-cell>
          <table:table-cell table:style-name="ce5" table:number-columns-repeated="2"/>
          <table:table-cell table:style-name="ce5" office:value-type="string">
            <text:p>Dynamic duo, being just that... a dynamic duo. Just Batman and the boy wonder in the Batmaobile talking about whatever pops in their heads on the way to catch criminals.</text:p>
          </table:table-cell>
          <table:table-cell table:style-name="ce5"/>
          <table:table-cell table:style-name="ce5" office:value-type="string">
            <text:p>We did it at the Institution and it rocked.</text:p>
          </table:table-cell>
          <table:table-cell table:style-name="ce5" office:value-type="string">
            <text:p>Word of mouth. FB</text:p>
          </table:table-cell>
          <table:table-cell table:style-name="ce5" table:number-columns-repeated="2"/>
          <table:table-cell table:style-name="ce5" office:value-type="string">
            <text:p>Kaci and I had talked about maybe headlining the Threefer in October with just the 2 of us doing, what we think, was one of the best parts of the original run - just the dynamic duo riding in the Batmobile talking.</text:p>
            <text:p/>
            <text:p>We thought it may be cool since it'd be October, leading up to Halloween.</text:p>
            <text:p/>
            <text:p>I have no idea if she has spoke to you about it or if she's still even available for something like this. I'm down tho</text:p>
          </table:table-cell>
          <table:table-cell table:style-name="ce5" table:number-columns-repeated="4"/>
          <table:table-cell table:style-name="ce7" office:value-type="string">
            <text:p>Again, I just selected all tose dates. Have NO idea what Kaci's schedule is like. Basically just throwing it out there thatnI'm down.</text:p>
          </table:table-cell>
          <table:table-cell table:style-name="ce7" table:number-columns-repeated="3"/>
          <table:table-cell table:style-name="Default" office:value-type="float" office:value="2014">
            <text:p>2014</text:p>
          </table:table-cell>
          <table:table-cell table:number-columns-repeated="233"/>
        </table:table-row>
        <table:table-row table:style-name="ro19">
          <table:table-cell table:style-name="ce2" office:value-type="float" office:value="41866.6847916667">
            <text:p>8/15/2014 16:26:06</text:p>
          </table:table-cell>
          <table:table-cell table:style-name="ce5" office:value-type="string">
            <text:p>BrainTrust</text:p>
          </table:table-cell>
          <table:table-cell table:style-name="ce5" office:value-type="string">
            <text:p>https://www.facebook.com/braintrustimprov</text:p>
          </table:table-cell>
          <table:table-cell table:style-name="ce5"/>
          <table:table-cell table:style-name="ce5" office:value-type="string">
            <text:p>Michael Joplin (The Available Cupholders)</text:p>
            <text:p>Troy Miller (The Confidence Men)</text:p>
            <text:p>Dave Buckman (The The Frank Mills)</text:p>
          </table:table-cell>
          <table:table-cell table:style-name="ce5" table:number-columns-repeated="2"/>
          <table:table-cell table:style-name="ce5" office:value-type="string">
            <text:p>In the tradition of ZZ Top, Motorhead, Cream, Green Day and the Police, three of the most respected Improvisers in Austin combine to form a new Power Rock trio. </text:p>
            <text:p/>
            <text:p>Power trios have at times been characterized as loud and bombastic, often embarking on long improvised jams that would highlight the virtuosity of the individual musicians. </text:p>
            <text:p/>
            <text:p>Brian Trust combines the virtuoso performances of:</text:p>
            <text:p/>
            <text:p>Michael Joplin (The Available Cupholders)</text:p>
            <text:p>Troy Miller (The Confidence Men)</text:p>
            <text:p>Dave Buckman (The The Frank Mills)</text:p>
          </table:table-cell>
          <table:table-cell table:style-name="ce5" table:number-columns-repeated="5"/>
          <table:table-cell table:style-name="ce5" office:value-type="string">
            <text:p>Their format solicits an actual work environment and explores the underbelly of that economic entity from the points of view of the working class Blue Collars, Middle Management and then the Captains of Industry.</text:p>
            <text:p>All three trained actors explore all three status levels and social circles patiently and with a rhythm that can only come from the vibes in the room created by those present like a professional jam band. </text:p>
            <text:p>The worlds collide as the stories of the 9 characters intertwine forming a comedic jazz symphony of honor business and ego.</text:p>
            <text:p/>
          </table:table-cell>
          <table:table-cell table:style-name="ce5" table:number-columns-repeated="4"/>
          <table:table-cell table:style-name="ce7"/>
          <table:table-cell table:style-name="ce7" office:value-type="string">
            <text:p>https://fbcdn-sphotos-c-a.akamaihd.net/hphotos-ak-xfa1/t1.0-9/10513335_743830355679194_6822312892500084295_n.jpg</text:p>
          </table:table-cell>
          <table:table-cell table:style-name="ce7" office:value-type="string">
            <text:p>http://www.viddler.com/v/aa9dee6b</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863.7278935185">
            <text:p>8/12/2014 17:28:10</text:p>
          </table:table-cell>
          <table:table-cell table:style-name="ce5" office:value-type="string">
            <text:p>Cascade</text:p>
          </table:table-cell>
          <table:table-cell table:style-name="ce5" office:value-type="string">
            <text:p>www.cascadeimprov.com</text:p>
          </table:table-cell>
          <table:table-cell table:style-name="ce5"/>
          <table:table-cell table:style-name="ce5" office:value-type="string">
            <text:p>Cat Drago &amp; Sarah Marie Curry</text:p>
          </table:table-cell>
          <table:table-cell table:style-name="ce5" table:number-columns-repeated="2"/>
          <table:table-cell table:style-name="ce5" office:value-type="string">
            <text:p>Welcome to the flood. Starting in the middle of what looks like a modern three act play (example: God of Carnage, Proof, Take Me Out, Closer) Cascade improvises through the darkest and lightest moments of a slice of human experience until the lights go out.</text:p>
          </table:table-cell>
          <table:table-cell table:style-name="ce5"/>
          <table:table-cell table:style-name="ce5" office:value-type="string">
            <text:p>BettyFest at Coldtowne Theater - once</text:p>
          </table:table-cell>
          <table:table-cell table:style-name="ce5" office:value-type="string">
            <text:p>The internet, videos, word of mouth, announcements during classes (we both teach/TA), postcards, stickers...</text:p>
          </table:table-cell>
          <table:table-cell table:style-name="ce5" office:value-type="string">
            <text:p>yes</text:p>
          </table:table-cell>
          <table:table-cell table:style-name="ce5" office:value-type="string">
            <text:p>April of 2014</text:p>
          </table:table-cell>
          <table:table-cell table:style-name="ce5" office:value-type="string">
            <text:p>We explore a wide range of emotion in two person scenes, multiple or mono-scene depending on the show we're in. Our style is that of a modern three act play (example: God of Carnage, Proof, Take Me Out, Closer). We strive for lots of laughter and tears in 25min.</text:p>
          </table:table-cell>
          <table:table-cell table:style-name="ce5" table:number-columns-repeated="4"/>
          <table:table-cell table:style-name="ce7" office:value-type="string">
            <text:p>Although we've only officially performed once (a sold out show at BettyFest!), we rehearse weekly, are dedicated, and we have a full weekly ongoing run in the new TIT South stage slated as early as November. </text:p>
          </table:table-cell>
          <table:table-cell table:style-name="ce7" office:value-type="string">
            <text:p>https://www.facebook.com/photo.php?fbid=297270863766774&amp;set=a.297271233766737.1073741829.100004515873658&amp;type=1&amp;theater</text:p>
          </table:table-cell>
          <table:table-cell table:style-name="ce7" office:value-type="string">
            <text:p>http://www.cascadeimprov.com/watch-the-flood.html</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868.7218518518">
            <text:p>8/17/2014 17:19:28</text:p>
          </table:table-cell>
          <table:table-cell table:style-name="ce5" office:value-type="string">
            <text:p>Charlatans</text:p>
          </table:table-cell>
          <table:table-cell table:style-name="ce5" office:value-type="string">
            <text:p>N/A</text:p>
          </table:table-cell>
          <table:table-cell table:style-name="ce5"/>
          <table:table-cell table:style-name="ce5" office:value-type="string">
            <text:p>Will Cleveland</text:p>
            <text:p>Sam Schack</text:p>
            <text:p>Andrew Basille</text:p>
            <text:p>Steve Moore</text:p>
            <text:p>Andrew Buck</text:p>
            <text:p>Naomi Perryman</text:p>
            <text:p>(possibly Nathan Sowell)</text:p>
          </table:table-cell>
          <table:table-cell table:style-name="ce5" table:number-columns-repeated="2"/>
          <table:table-cell table:style-name="ce5" office:value-type="string">
            <text:p>Charlatans bring a fierce energy and extreme wit to the classic improv format The Harold. Watch these seasoned improv comics weave a series of absurd and hilarious tales together into a tidy whole.</text:p>
          </table:table-cell>
          <table:table-cell table:style-name="ce5"/>
          <table:table-cell table:style-name="ce5" office:value-type="string">
            <text:p>ColdTowne's Harold Night</text:p>
          </table:table-cell>
          <table:table-cell table:style-name="ce5" office:value-type="string">
            <text:p>We will create promotional videos and do all the regular online promotional activities.</text:p>
          </table:table-cell>
          <table:table-cell table:style-name="ce5" office:value-type="string">
            <text:p>Yes</text:p>
          </table:table-cell>
          <table:table-cell table:style-name="ce5" office:value-type="string">
            <text:p>About a month</text:p>
          </table:table-cell>
          <table:table-cell table:style-name="ce5" office:value-type="string">
            <text:p>The Harold</text:p>
          </table:table-cell>
          <table:table-cell table:style-name="ce5" table:number-columns-repeated="4"/>
          <table:table-cell table:style-name="ce7" office:value-type="string">
            <text:p>We're new, but we're serious about doing a good Harold. We have a coach and we rehearse weekly. Put us in, coach!!</text:p>
          </table:table-cell>
          <table:table-cell table:style-name="ce7" office:value-type="string">
            <text:p>Soon!</text:p>
          </table:table-cell>
          <table:table-cell table:style-name="ce7" office:value-type="string">
            <text:p>We'll record our Hideout show!</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868.684837963">
            <text:p>8/17/2014 16:26:10</text:p>
          </table:table-cell>
          <table:table-cell table:style-name="ce5" office:value-type="string">
            <text:p>ChuTopp</text:p>
          </table:table-cell>
          <table:table-cell table:style-name="ce5" office:value-type="string">
            <text:p>https://www.facebook.com/pages/Chu-Topp-Improv/363796003752466</text:p>
          </table:table-cell>
          <table:table-cell table:style-name="ce5"/>
          <table:table-cell table:style-name="ce5" office:value-type="string">
            <text:p>Chuy Zarate</text:p>
            <text:p>Topping Haggerty</text:p>
          </table:table-cell>
          <table:table-cell table:style-name="ce5" table:number-columns-repeated="2"/>
          <table:table-cell table:style-name="ce5" office:value-type="string">
            <text:p>ChuTopp takes over the world in the most innocuous, but effective, way possible. The Universe always has it out for ChuTopp and the only way they can survive is to become rulers of their own destiny, and to do that, they must use their ridiculous skills to rule over everyone!</text:p>
          </table:table-cell>
          <table:table-cell table:style-name="ce5" table:number-columns-repeated="2"/>
          <table:table-cell table:style-name="ce5" office:value-type="string">
            <text:p>Facebook evites</text:p>
          </table:table-cell>
          <table:table-cell table:style-name="ce5" table:number-columns-repeated="7"/>
          <table:table-cell table:style-name="ce7"/>
          <table:table-cell table:style-name="ce7" office:value-type="string">
            <text:p>https://www.facebook.com/363796003752466/photos/a.365818813550185.1073741827.363796003752466/365818780216855/?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6">
          <table:table-cell table:style-name="ce2" office:value-type="float" office:value="41868.7225347222">
            <text:p>8/17/2014 17:20:27</text:p>
          </table:table-cell>
          <table:table-cell table:style-name="ce5" office:value-type="string">
            <text:p>Collective Alibi</text:p>
          </table:table-cell>
          <table:table-cell table:style-name="ce5" office:value-type="string">
            <text:p>https://www.facebook.com/pages/Collective-Alibi/275987922554064?ref=bookmarks</text:p>
          </table:table-cell>
          <table:table-cell table:style-name="ce5"/>
          <table:table-cell table:style-name="ce5" office:value-type="string">
            <text:p>Kasey Borger</text:p>
            <text:p>Emily McDonald</text:p>
            <text:p>Jake Millward</text:p>
            <text:p>Steven H. Moore</text:p>
            <text:p>Jared Robertson</text:p>
            <text:p>Julia Salas</text:p>
            <text:p>Ian Townsend</text:p>
            <text:p>Javier Ungo</text:p>
            <text:p>Amy Wright</text:p>
            <text:p/>
          </table:table-cell>
          <table:table-cell table:style-name="ce5" table:number-columns-repeated="2"/>
          <table:table-cell table:style-name="ce5" office:value-type="string">
            <text:p>Collective Alibi performs long-form improvised comedy that touches both hearts and minds alike. Leading meteorological authorities have described the troupe as incendiary and harmattan-esque. <text:s/></text:p>
            <text:p/>
          </table:table-cell>
          <table:table-cell table:style-name="ce5"/>
          <table:table-cell table:style-name="ce5" office:value-type="string">
            <text:p>The troupe has performed two month long runs at Coldtowne Theater and has also performed in a number of shows at Coldtowne and the Hideout. In a typical month we average two or three shows.</text:p>
          </table:table-cell>
          <table:table-cell table:style-name="ce5" office:value-type="string">
            <text:p>Facebook, Do512 and word of mouth.</text:p>
          </table:table-cell>
          <table:table-cell table:style-name="ce5" office:value-type="string">
            <text:p>yes</text:p>
          </table:table-cell>
          <table:table-cell table:style-name="ce5" office:value-type="string">
            <text:p>about 10 months</text:p>
          </table:table-cell>
          <table:table-cell table:style-name="ce5" office:value-type="string">
            <text:p>We initially started out doing the Evente format, but we have been rehearsing and performing the Deconstruction format for the last several months.</text:p>
          </table:table-cell>
          <table:table-cell table:style-name="ce5" table:number-columns-repeated="4"/>
          <table:table-cell table:style-name="ce7"/>
          <table:table-cell table:style-name="ce7" office:value-type="string">
            <text:p>https://www.facebook.com/275987922554064/photos/a.275990659220457.1073741827.275987922554064/298099983676191/?type=1&amp;theater</text:p>
          </table:table-cell>
          <table:table-cell table:style-name="ce7" office:value-type="string">
            <text:p>http://vimeo.com/91997317</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858.7022337963">
            <text:p>8/7/2014 16:51:13</text:p>
          </table:table-cell>
          <table:table-cell table:style-name="ce5" office:value-type="string">
            <text:p>CONCRETE</text:p>
          </table:table-cell>
          <table:table-cell table:style-name="ce5" table:number-columns-repeated="2"/>
          <table:table-cell table:style-name="ce5" office:value-type="string">
            <text:p>Nathan Sowell, Clifton Highfield, Jake Milward, Andrew Basile, and Will Casto</text:p>
          </table:table-cell>
          <table:table-cell table:style-name="ce5" table:number-columns-repeated="2"/>
          <table:table-cell table:style-name="ce5" office:value-type="string">
            <text:p>CONCRETE is an improv force to be reckoned with. Combining grounded emotional improvisation, with intense absurdity, CONCRETE is a one of kind show to be found in the Austin Improv Community</text:p>
          </table:table-cell>
          <table:table-cell table:style-name="ce5"/>
          <table:table-cell table:style-name="ce5" office:value-type="string">
            <text:p>Monday Night Mash, Opening of Oh Science, The Threefer</text:p>
          </table:table-cell>
          <table:table-cell table:style-name="ce5" office:value-type="string">
            <text:p>Flyers, Facebook, word of mouth</text:p>
          </table:table-cell>
          <table:table-cell table:style-name="ce5" office:value-type="string">
            <text:p>Yes</text:p>
          </table:table-cell>
          <table:table-cell table:style-name="ce5" office:value-type="string">
            <text:p>Two Years</text:p>
          </table:table-cell>
          <table:table-cell table:style-name="ce5" office:value-type="string">
            <text:p>Grounded Absurdity taken off the street and put in front of an audience</text:p>
          </table:table-cell>
          <table:table-cell table:style-name="ce5" table:number-columns-repeated="4"/>
          <table:table-cell table:style-name="ce7"/>
          <table:table-cell table:style-name="ce7" office:value-type="string">
            <text:p>https://www.facebook.com/photo.php?fbid=4341043774652&amp;l=3705ddb355</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868.9332986111">
            <text:p>8/17/2014 22:23:57</text:p>
          </table:table-cell>
          <table:table-cell table:style-name="ce5" office:value-type="string">
            <text:p>Confidence Men</text:p>
          </table:table-cell>
          <table:table-cell table:style-name="ce5" office:value-type="string">
            <text:p>Confidencemenimprov.com</text:p>
          </table:table-cell>
          <table:table-cell table:style-name="ce5"/>
          <table:table-cell table:style-name="ce5" office:value-type="string">
            <text:p>Britt</text:p>
            <text:p>Ronen</text:p>
            <text:p>Miller</text:p>
            <text:p>Allen</text:p>
            <text:p>Booker</text:p>
            <text:p>Ferstenfeld</text:p>
          </table:table-cell>
          <table:table-cell table:style-name="ce5" table:number-columns-repeated="2"/>
          <table:table-cell table:style-name="ce5" office:value-type="string">
            <text:p>Confidence Men are two-time B Iden Payne award winners who improvise two-act plays in the style of pioneer modern playwright David Mamet.</text:p>
          </table:table-cell>
          <table:table-cell table:style-name="ce5" table:number-columns-repeated="2"/>
          <table:table-cell table:style-name="ce5" office:value-type="string">
            <text:p>Facebook, word of mouth, and email press releases from Institution and/or Dystheatre.</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11">
          <table:table-cell table:style-name="ce2" office:value-type="float" office:value="41868.4562152778">
            <text:p>8/17/2014 10:56:57</text:p>
          </table:table-cell>
          <table:table-cell table:style-name="ce5" office:value-type="string">
            <text:p>Crimpz</text:p>
          </table:table-cell>
          <table:table-cell table:style-name="ce5" table:number-columns-repeated="2"/>
          <table:table-cell table:style-name="ce5" office:value-type="string">
            <text:p>Melissa Patterson</text:p>
            <text:p>Lindsay Hejl</text:p>
          </table:table-cell>
          <table:table-cell table:style-name="ce5" table:number-columns-repeated="2"/>
          <table:table-cell table:style-name="ce5" office:value-type="string">
            <text:p>Crimpz is two best friends going on a magical adventure. <text:s/>Come witness the spectacle that is, two socially awkward friends navigating everyday routines that turn into epic adventures.</text:p>
          </table:table-cell>
          <table:table-cell table:style-name="ce5"/>
          <table:table-cell table:style-name="ce5" office:value-type="string">
            <text:p>We have done shows together, but never as a duo.</text:p>
          </table:table-cell>
          <table:table-cell table:style-name="ce5" office:value-type="string">
            <text:p>Facebook, Tumblr, Word of mouth</text:p>
          </table:table-cell>
          <table:table-cell table:style-name="ce5" office:value-type="string">
            <text:p>No</text:p>
          </table:table-cell>
          <table:table-cell table:style-name="ce5" office:value-type="string">
            <text:p>1 Month</text:p>
          </table:table-cell>
          <table:table-cell table:style-name="ce5" office:value-type="string">
            <text:p>We collect a suggestion for a mundane task at the top, then do a narrative that becomes more and more whimsical as the show progresses. <text:s/></text:p>
          </table:table-cell>
          <table:table-cell table:style-name="ce5" table:number-columns-repeated="4"/>
          <table:table-cell table:style-name="ce7"/>
          <table:table-cell table:style-name="ce7" office:value-type="string">
            <text:p>https://38.media.tumblr.com/85113ceffd471c634a6e762c462306b2/tumblr_nagk6lMKQA1sperboo1_500.png</text:p>
          </table:table-cell>
          <table:table-cell table:style-name="ce7" table:number-columns-repeated="2"/>
          <table:table-cell table:style-name="Default" office:value-type="float" office:value="2014">
            <text:p>2014</text:p>
          </table:table-cell>
          <table:table-cell table:number-columns-repeated="233"/>
        </table:table-row>
        <table:table-row table:style-name="ro4">
          <table:table-cell table:style-name="ce2" office:value-type="float" office:value="41866.6847337963">
            <text:p>8/15/2014 16:26:01</text:p>
          </table:table-cell>
          <table:table-cell table:style-name="ce5" office:value-type="string">
            <text:p>Curtis Needs A Ride</text:p>
          </table:table-cell>
          <table:table-cell table:style-name="ce5" office:value-type="string">
            <text:p>curtisneedsaride.com</text:p>
          </table:table-cell>
          <table:table-cell table:style-name="ce5"/>
          <table:table-cell table:style-name="ce5" office:value-type="string">
            <text:p>Michael Flusche</text:p>
            <text:p>Ricky Anderson</text:p>
            <text:p>Grayson Howe</text:p>
            <text:p>Austin Hines</text:p>
            <text:p>Steve Rupp</text:p>
          </table:table-cell>
          <table:table-cell table:style-name="ce5" table:number-columns-repeated="2"/>
          <table:table-cell table:style-name="ce5" office:value-type="string">
            <text:p>From Fort Worth, TX, Curtis Needs A Ride (CNAR) has performed for audiences at the Hideout Theater and abroad since 2006. <text:s/>With a blend of audience based short form and long form improv, CNAR creates and presents a hilarious and highly interactive comedy show. <text:s/>When they are not performing at the Hideout, CNAR keeps busy by performing corporate shows, team building workshops, and posting various types of short videos on their YouTube page. </text:p>
          </table:table-cell>
          <table:table-cell table:style-name="ce5"/>
          <table:table-cell table:style-name="ce5" office:value-type="string">
            <text:p>Professional Developments, corporate shows, team building workshops, and various traditional improv shows in town. </text:p>
          </table:table-cell>
          <table:table-cell table:style-name="ce5" office:value-type="string">
            <text:p>Facebook primarily. </text:p>
          </table:table-cell>
          <table:table-cell table:style-name="ce5" table:number-columns-repeated="7"/>
          <table:table-cell table:style-name="ce7" office:value-type="string">
            <text:p>We are always honored to perform with you guys. <text:s/>Thanks! </text:p>
          </table:table-cell>
          <table:table-cell table:number-columns-repeated="2" table:style-name="ce7" office:value-type="string">
            <text:p>curtisneedsaride.com</text:p>
          </table:table-cell>
          <table:table-cell table:style-name="ce7"/>
          <table:table-cell table:style-name="Default" office:value-type="float" office:value="2014">
            <text:p>2014</text:p>
          </table:table-cell>
          <table:table-cell table:number-columns-repeated="233"/>
        </table:table-row>
        <table:table-row table:style-name="ro17">
          <table:table-cell table:style-name="ce2" office:value-type="float" office:value="41868.3305092593">
            <text:p>8/17/2014 7:55:56</text:p>
          </table:table-cell>
          <table:table-cell table:style-name="ce5" office:value-type="string">
            <text:p>Danger! Warning! Improv!</text:p>
          </table:table-cell>
          <table:table-cell table:style-name="ce5" office:value-type="string">
            <text:p>dangerwarningimprov.com</text:p>
          </table:table-cell>
          <table:table-cell table:style-name="ce5"/>
          <table:table-cell table:style-name="ce5" office:value-type="string">
            <text:p>Troy</text:p>
            <text:p>Andy</text:p>
          </table:table-cell>
          <table:table-cell table:style-name="ce5" table:number-columns-repeated="2"/>
          <table:table-cell table:style-name="ce5" office:value-type="string">
            <text:p>Danger! Warning! Improv! is like no other improv comedy show you've seen. The duo of Andy Crouch and Troy A. Miller might just be insane. That's because they take the source material of popular adventure franchises like Star Trek, James Bond and Sherlock Holmes, and attempt to improvise a brand new chapter - only they play all the characters, replicate all the special effects, and control all music and sound from the stage using a laptop computer.</text:p>
            <text:p/>
            <text:p>You'll gasp. You'll laugh. And you'll be right there in the show with them. </text:p>
            <text:p>It's improv comedy in 3D. </text:p>
            <text:p>Er, 4D?</text:p>
          </table:table-cell>
          <table:table-cell table:style-name="ce5" table:number-columns-repeated="2"/>
          <table:table-cell table:style-name="ce5" office:value-type="string">
            <text:p>standard</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868.9812847222">
            <text:p>8/17/2014 23:33:03</text:p>
          </table:table-cell>
          <table:table-cell table:style-name="ce5" office:value-type="string">
            <text:p>Dervish</text:p>
          </table:table-cell>
          <table:table-cell table:style-name="ce5" office:value-type="string">
            <text:p>https://www.facebook.com/DervishImprov</text:p>
          </table:table-cell>
          <table:table-cell table:style-name="ce5"/>
          <table:table-cell table:style-name="ce5" office:value-type="string">
            <text:p>Josh Gill</text:p>
            <text:p>Lisa Jackson</text:p>
            <text:p>John Ratliff</text:p>
          </table:table-cell>
          <table:table-cell table:style-name="ce5" table:number-columns-repeated="2"/>
          <table:table-cell table:style-name="ce5" office:value-type="string">
            <text:p>Dervish features faculty and featured performers from Austin's improv community. Lisa Jackson, John Ratliff, and Josh Gill explore separate worlds to discover their thematic or physical links by running the spectrum from grounded relationships to absurd characters.</text:p>
          </table:table-cell>
          <table:table-cell table:style-name="ce5" table:number-columns-repeated="10"/>
          <table:table-cell table:style-name="ce7"/>
          <table:table-cell table:style-name="ce7" office:value-type="string">
            <text:p>https://www.facebook.com/DervishImprov/photos/a.429362097117217.111522.429360937117333/587690331284392/?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2">
          <table:table-cell table:style-name="ce2" office:value-type="float" office:value="41862.4718287037">
            <text:p>8/11/2014 11:19:26</text:p>
          </table:table-cell>
          <table:table-cell table:style-name="ce5" office:value-type="string">
            <text:p>Dudith</text:p>
          </table:table-cell>
          <table:table-cell table:style-name="ce5" table:number-columns-repeated="2"/>
          <table:table-cell table:style-name="ce5" office:value-type="string">
            <text:p>David Schwartz</text:p>
            <text:p>Judith Schomp</text:p>
          </table:table-cell>
          <table:table-cell table:style-name="ce5" table:number-columns-repeated="2"/>
          <table:table-cell table:style-name="ce5" office:value-type="string">
            <text:p>Dudith is improv experience that combines strangeness with surprise: a happy-go-lucky Midwestern couple summon their latest crafts to inspire improv scenes.</text:p>
          </table:table-cell>
          <table:table-cell table:style-name="ce5"/>
          <table:table-cell table:style-name="ce5" office:value-type="string">
            <text:p>Really... no where else.</text:p>
          </table:table-cell>
          <table:table-cell table:style-name="ce5" office:value-type="string">
            <text:p>We're working on our webseries.</text:p>
          </table:table-cell>
          <table:table-cell table:style-name="ce5" office:value-type="string">
            <text:p>Yes</text:p>
          </table:table-cell>
          <table:table-cell table:style-name="ce5" table:number-columns-repeated="6"/>
          <table:table-cell table:style-name="ce7" table:number-columns-repeated="4"/>
          <table:table-cell table:style-name="Default" office:value-type="float" office:value="2014">
            <text:p>2014</text:p>
          </table:table-cell>
          <table:table-cell table:number-columns-repeated="233"/>
        </table:table-row>
        <table:table-row table:style-name="ro15">
          <table:table-cell table:style-name="ce2" office:value-type="float" office:value="41862.9572222222">
            <text:p>8/11/2014 22:58:24</text:p>
          </table:table-cell>
          <table:table-cell table:style-name="ce5" office:value-type="string">
            <text:p>Dumbasses</text:p>
          </table:table-cell>
          <table:table-cell table:style-name="ce5" office:value-type="string">
            <text:p>https://www.facebook.com/DumbassesImprov</text:p>
          </table:table-cell>
          <table:table-cell table:style-name="ce5"/>
          <table:table-cell table:style-name="ce5" office:value-type="string">
            <text:p>Marcus Hysmith</text:p>
            <text:p>Luis Salinas</text:p>
          </table:table-cell>
          <table:table-cell table:style-name="ce5" table:number-columns-repeated="2"/>
          <table:table-cell table:style-name="ce5" office:value-type="string">
            <text:p>Marcus Hysmith and Luis Salinas attempt tasks that require skill and intelligence while possessing neither.</text:p>
          </table:table-cell>
          <table:table-cell table:style-name="ce5"/>
          <table:table-cell table:style-name="ce5" office:value-type="string">
            <text:p>We have played nearly a dozen shows at the Institution, including the ClusterFunk, Triple-scoop, TITtie Awards and Mr. Morbid's Moonlight Midnight Madness Movie Massacre (or whatever it was called). <text:s/>Played once at Coldtowne on a Sunday.</text:p>
          </table:table-cell>
          <table:table-cell table:style-name="ce5" office:value-type="string">
            <text:p>Facebook </text:p>
          </table:table-cell>
          <table:table-cell table:style-name="ce5" table:number-columns-repeated="2"/>
          <table:table-cell table:style-name="ce5" office:value-type="string">
            <text:p>We play a couple of bumbling characters who follow their own logic as they try to do high-intelligence tasks such as brain surgery or international diplomacy. <text:s/>We deliberately break some of the "rules" of improv--in nearly a dozen shows as the same characters, we've never named each other; we focus on the tasks we're doing on stage rather than the relationship. <text:s/>We do this in a monoscene. </text:p>
          </table:table-cell>
          <table:table-cell table:style-name="ce5" table:number-columns-repeated="4"/>
          <table:table-cell table:style-name="ce7" office:value-type="string">
            <text:p>Marcus is a graduate of the Institution and currently in Level 5 at the Hideout. <text:s/>He also does standup.</text:p>
            <text:p>Luis is a graduate of both MerlinWorks and the Institution and is currently in Level 7 at the Hideout. <text:s/>He's been in several mainstage shows: <text:s/>This American LIVE (GNAP!), The ReSet Project (Lucky Chaos), LoveFest (Institution) and Trust No One (Institution).</text:p>
          </table:table-cell>
          <table:table-cell table:style-name="ce7" office:value-type="string">
            <text:p>https://www.facebook.com/DumbassesImprov/photos/pb.311185398904052.-2207520000.1407815769./515641898458400/?type=3&amp;src=https%3A%2F%2Fscontent-b-dfw.xx.fbcdn.net%2Fhphotos-xfa1%2Ft31.0-8%2F335123_515641898458400_1224937755_o.jpg&amp;smallsrc=https%3A%2F%2Fscontent-b-dfw.xx.fbcdn.net%2Fhphotos-xfa1%2Ft1.0-9%2F250723_515641898458400_1224937755_n.jpg&amp;size=1706%2C1365&amp;fbid=515641898458400</text:p>
          </table:table-cell>
          <table:table-cell table:style-name="ce7" office:value-type="string">
            <text:p>http://vimeo.com/60529090</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866.9429976852">
            <text:p>8/15/2014 22:37:55</text:p>
          </table:table-cell>
          <table:table-cell table:style-name="ce5" office:value-type="string">
            <text:p>Duplex</text:p>
          </table:table-cell>
          <table:table-cell table:style-name="ce5" office:value-type="string">
            <text:p>https://www.facebook.com/dupleximprov</text:p>
          </table:table-cell>
          <table:table-cell table:style-name="ce5"/>
          <table:table-cell table:style-name="ce5" office:value-type="string">
            <text:p>Austen Silver, Catherine Grady, Evan Eggers, Norman Tran</text:p>
          </table:table-cell>
          <table:table-cell table:style-name="ce5" table:number-columns-repeated="2"/>
          <table:table-cell table:style-name="ce5" office:value-type="string">
            <text:p>Duplex is an improv troupe consisting of four people, two front doors, and a shared backyard. Both reasonably priced and in a good neighborhood, Duplex is fun, smart, fast-paced improv for anyone who wished their neighbors lived closer, or their roommates lived farther away.</text:p>
          </table:table-cell>
          <table:table-cell table:style-name="ce5" table:number-columns-repeated="2"/>
          <table:table-cell table:style-name="ce5" office:value-type="string">
            <text:p>Facebook</text:p>
          </table:table-cell>
          <table:table-cell table:style-name="ce5" office:value-type="string">
            <text:p>Yes</text:p>
          </table:table-cell>
          <table:table-cell table:style-name="ce5" office:value-type="string">
            <text:p>January 2014</text:p>
          </table:table-cell>
          <table:table-cell table:style-name="ce5" office:value-type="string">
            <text:p>We do a Montage with an emphasis on heightening through beats.</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868.9790046296">
            <text:p>8/17/2014 23:29:46</text:p>
          </table:table-cell>
          <table:table-cell table:style-name="ce5" office:value-type="string">
            <text:p>Empty Promises</text:p>
          </table:table-cell>
          <table:table-cell table:style-name="ce5" office:value-type="string">
            <text:p>https://www.facebook.com/pages/Empty-Promises/720638627968731m</text:p>
          </table:table-cell>
          <table:table-cell table:style-name="ce5"/>
          <table:table-cell table:style-name="ce5" office:value-type="string">
            <text:p>Sanjay Rao</text:p>
            <text:p>Alejandro Garcia</text:p>
            <text:p>Eli Edson</text:p>
            <text:p>Mathew Stoner</text:p>
            <text:p>Matt Needles</text:p>
            <text:p>Ian Townsend</text:p>
            <text:p>KC Harvey-taylor</text:p>
          </table:table-cell>
          <table:table-cell table:style-name="ce5" table:number-columns-repeated="2"/>
          <table:table-cell table:style-name="ce5" office:value-type="string">
            <text:p>Empty Promises is a Harold team who honor the Chicago style and give it an Austin twist. Fast, fun,and smart, Empty Promises is delightful improv!</text:p>
          </table:table-cell>
          <table:table-cell table:style-name="ce5"/>
          <table:table-cell table:style-name="ce5" office:value-type="string">
            <text:p>Monthly at coldtowne's Harold night. Weekly in August with Movie Riot (Fridays at Coldtowne).</text:p>
          </table:table-cell>
          <table:table-cell table:style-name="ce5" office:value-type="string">
            <text:p>Facebook, do 512, posters</text:p>
          </table:table-cell>
          <table:table-cell table:style-name="ce5"/>
          <table:table-cell table:style-name="ce5" office:value-type="string">
            <text:p>8 months</text:p>
          </table:table-cell>
          <table:table-cell table:style-name="ce5" office:value-type="string">
            <text:p>We do strict Harolds with organic openings.</text:p>
          </table:table-cell>
          <table:table-cell table:style-name="ce5" table:number-columns-repeated="4"/>
          <table:table-cell table:style-name="ce7" table:number-columns-repeated="2"/>
          <table:table-cell table:style-name="ce7" office:value-type="string">
            <text:p>https://m.youtube.com/watch?list=WL&amp;v=Q2yyvVRCuxg</text:p>
          </table:table-cell>
          <table:table-cell table:style-name="ce7"/>
          <table:table-cell table:style-name="Default" office:value-type="float" office:value="2014">
            <text:p>2014</text:p>
          </table:table-cell>
          <table:table-cell table:number-columns-repeated="233"/>
        </table:table-row>
        <table:table-row table:style-name="ro11">
          <table:table-cell table:style-name="ce2" office:value-type="float" office:value="41865.7175347222">
            <text:p>8/14/2014 17:13:15</text:p>
          </table:table-cell>
          <table:table-cell table:style-name="ce5" office:value-type="string">
            <text:p>Field Day</text:p>
          </table:table-cell>
          <table:table-cell table:style-name="ce5" table:number-columns-repeated="2"/>
          <table:table-cell table:style-name="ce5" office:value-type="string">
            <text:p>Chris Albano</text:p>
            <text:p>Judith Schomp</text:p>
            <text:p>David Schwartz</text:p>
            <text:p>Lindsay Hejl </text:p>
          </table:table-cell>
          <table:table-cell table:style-name="ce5" table:number-columns-repeated="2"/>
          <table:table-cell table:style-name="ce5" office:value-type="string">
            <text:p>Field Day is a bad ass group of friends who kick through an improvised montage set in a whirlwind of fun, inspiration, and ultimate support. <text:s/>They look awesome in denim.</text:p>
          </table:table-cell>
          <table:table-cell table:style-name="ce5" table:number-columns-repeated="2"/>
          <table:table-cell table:style-name="ce5" office:value-type="string">
            <text:p>Facebook and word of mouth mostly.</text:p>
          </table:table-cell>
          <table:table-cell table:style-name="ce5" office:value-type="string">
            <text:p>yes</text:p>
          </table:table-cell>
          <table:table-cell table:style-name="ce5" office:value-type="string">
            <text:p>4 months</text:p>
          </table:table-cell>
          <table:table-cell table:style-name="ce5" office:value-type="string">
            <text:p>We perform a montage that starts with some sort of organic group scene. <text:s/>If I could describe our style in one word it would be supportive. <text:s/>We double down on anything any of us do.</text:p>
          </table:table-cell>
          <table:table-cell table:style-name="ce5" table:number-columns-repeated="4"/>
          <table:table-cell table:style-name="ce7"/>
          <table:table-cell table:style-name="ce7" office:value-type="string">
            <text:p>https://www.facebook.com/photo.php?fbid=10202808486397891&amp;set=a.4193074589803.2151980.1372800196&amp;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3">
          <table:table-cell table:style-name="ce2" office:value-type="float" office:value="41863.5096412037">
            <text:p>8/12/2014 12:13:53</text:p>
          </table:table-cell>
          <table:table-cell table:style-name="ce5" office:value-type="string">
            <text:p>Franz &amp; Dave</text:p>
          </table:table-cell>
          <table:table-cell table:style-name="ce5" office:value-type="string">
            <text:p>http://facebook.com/franzanddave</text:p>
          </table:table-cell>
          <table:table-cell table:style-name="ce5"/>
          <table:table-cell table:style-name="ce5" office:value-type="string">
            <text:p>Brad Hawkins</text:p>
            <text:p>Ceej Allen</text:p>
          </table:table-cell>
          <table:table-cell table:style-name="ce5" table:number-columns-repeated="2"/>
          <table:table-cell table:style-name="ce5" office:value-type="string">
            <text:p>The collaboration you never knew you wanted to see: Bohemian writer Franz Kafka and American filmmaker David Lynch, together on stage, collaboration on a surreal, terrifying story of existential dread. See the human condition torn wide open, revealing the wriggling guts within. Feed your head; Franz &amp; Dave are here.</text:p>
          </table:table-cell>
          <table:table-cell table:style-name="ce5" table:number-columns-repeated="2"/>
          <table:table-cell table:style-name="ce5" office:value-type="string">
            <text:p>Facebook, Twitter, word of mouth, and, if we get a run, POSTERS!</text:p>
          </table:table-cell>
          <table:table-cell table:style-name="ce5" table:number-columns-repeated="7"/>
          <table:table-cell table:style-name="ce7" office:value-type="string">
            <text:p>Threefer. Headliners. Franz. Dave. DO IT.</text:p>
          </table:table-cell>
          <table:table-cell table:style-name="ce7" office:value-type="string">
            <text:p>http://i.imgur.com/DpqV56V.jpg</text:p>
          </table:table-cell>
          <table:table-cell table:style-name="ce7" office:value-type="string">
            <text:p>https://vimeo.com/64087999</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866.5639351852">
            <text:p>8/15/2014 13:32:04</text:p>
          </table:table-cell>
          <table:table-cell table:style-name="ce5" office:value-type="string">
            <text:p>G.O.O.F.S.</text:p>
          </table:table-cell>
          <table:table-cell table:style-name="ce5" table:number-columns-repeated="2"/>
          <table:table-cell table:style-name="ce5" office:value-type="string">
            <text:p>Patrick Creamer</text:p>
            <text:p>Lindsay Hejl</text:p>
            <text:p>Katie Doran</text:p>
            <text:p>Mitchell Shotts</text:p>
            <text:p>Michael Bowman</text:p>
          </table:table-cell>
          <table:table-cell table:style-name="ce5" table:number-columns-repeated="2"/>
          <table:table-cell table:style-name="ce5" office:value-type="string">
            <text:p>Ghosts Of Our Former Selves (G.O.O.F.S.) takes any two-word title and breathes life into it, creating the movie that has never-before-been-seen and that you never-before-realized-you-wanted-to-see-so-badly.</text:p>
          </table:table-cell>
          <table:table-cell table:style-name="ce5"/>
          <table:table-cell table:style-name="ce5" office:value-type="string">
            <text:p>A handful of Threefers, Triple Scoop, and Cage Match</text:p>
          </table:table-cell>
          <table:table-cell table:style-name="ce5" office:value-type="string">
            <text:p>Facebook, texting</text:p>
          </table:table-cell>
          <table:table-cell table:style-name="ce5" office:value-type="string">
            <text:p>Yes</text:p>
          </table:table-cell>
          <table:table-cell table:style-name="ce5" office:value-type="string">
            <text:p>Since 09/2013</text:p>
          </table:table-cell>
          <table:table-cell table:style-name="ce5" office:value-type="string">
            <text:p>We get a two word title of a never-before-seen film, and bring it to life.</text:p>
          </table:table-cell>
          <table:table-cell table:style-name="ce5" table:number-columns-repeated="4"/>
          <table:table-cell table:style-name="ce7"/>
          <table:table-cell table:style-name="ce7" office:value-type="string">
            <text:p>http://cwcreations.smugmug.com/Improv-2014/Improvised-Play-Festival/GOOFS/i-BJBFQ6T/1/O/IPF%20246.jpg</text:p>
          </table:table-cell>
          <table:table-cell table:style-name="ce7" table:number-columns-repeated="2"/>
          <table:table-cell table:style-name="Default" office:value-type="float" office:value="2014">
            <text:p>2014</text:p>
          </table:table-cell>
          <table:table-cell table:number-columns-repeated="233"/>
        </table:table-row>
        <table:table-row table:style-name="ro11">
          <table:table-cell table:style-name="ce2" office:value-type="float" office:value="41868.9821875">
            <text:p>8/17/2014 23:34:21</text:p>
          </table:table-cell>
          <table:table-cell table:style-name="ce5" office:value-type="string">
            <text:p>Galactic</text:p>
          </table:table-cell>
          <table:table-cell table:style-name="ce5" office:value-type="string">
            <text:p>https://www.facebook.com/BattlestarGillacktucka</text:p>
          </table:table-cell>
          <table:table-cell table:style-name="ce5"/>
          <table:table-cell table:style-name="ce5" office:value-type="string">
            <text:p>Lisa Jackson</text:p>
            <text:p>Josh Gill</text:p>
          </table:table-cell>
          <table:table-cell table:style-name="ce5" table:number-columns-repeated="2"/>
          <table:table-cell table:style-name="ce5" office:value-type="string">
            <text:p>Husband and wife improv comedy duo, Lisa Jackson and Josh Gill, are prominent performers in the Austin improv scene. They bring the fun and absurdity of their relationship to the stage as Galactic.</text:p>
          </table:table-cell>
          <table:table-cell table:style-name="ce5" table:number-columns-repeated="10"/>
          <table:table-cell table:style-name="ce7"/>
          <table:table-cell table:style-name="ce7" office:value-type="string">
            <text:p>https://www.facebook.com/SteveRogersPhotography/photos/t.23415314/591902807539906/?type=3&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868.832025463">
            <text:p>8/17/2014 19:58:07</text:p>
          </table:table-cell>
          <table:table-cell table:style-name="ce5" office:value-type="string">
            <text:p>Get Up</text:p>
          </table:table-cell>
          <table:table-cell table:style-name="ce5" office:value-type="string">
            <text:p>Get Up Improv</text:p>
          </table:table-cell>
          <table:table-cell table:style-name="ce5"/>
          <table:table-cell table:style-name="ce5" office:value-type="string">
            <text:p>Shannon McCormick, Shana Merlin, usually Sara Farr on sound</text:p>
          </table:table-cell>
          <table:table-cell table:style-name="ce5" table:number-columns-repeated="2"/>
          <table:table-cell table:style-name="ce5" office:value-type="string">
            <text:p>Get Up is two veteran improvisers from Austin, Texas presenting narrative long form at its best. Expect multiple characters, quick edits, and sophisticated comedy as they make up a complete story on the spot. </text:p>
            <text:p/>
          </table:table-cell>
          <table:table-cell table:style-name="ce5"/>
          <table:table-cell table:style-name="ce5" office:value-type="string">
            <text:p>None at the moment</text:p>
          </table:table-cell>
          <table:table-cell table:style-name="ce5" office:value-type="string">
            <text:p>The usual ways</text:p>
          </table:table-cell>
          <table:table-cell table:style-name="ce5" table:number-columns-repeated="2"/>
          <table:table-cell table:style-name="ce5" office:value-type="string">
            <text:p>You know our deal.</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2">
          <table:table-cell table:style-name="ce2" office:value-type="float" office:value="41868.9916782407">
            <text:p>8/17/2014 23:48:01</text:p>
          </table:table-cell>
          <table:table-cell table:style-name="ce5" office:value-type="string">
            <text:p>Gigglepants</text:p>
          </table:table-cell>
          <table:table-cell table:style-name="ce5" office:value-type="string">
            <text:p>https://www.facebook.com/gpantsimprov</text:p>
          </table:table-cell>
          <table:table-cell table:style-name="ce5"/>
          <table:table-cell table:style-name="ce5" office:value-type="string">
            <text:p>Jon Cozart</text:p>
            <text:p>Nick Marino</text:p>
            <text:p>Kent Juliff</text:p>
            <text:p>Christian Haigis</text:p>
            <text:p>Kelsey Matteson</text:p>
            <text:p>Hope Carew</text:p>
            <text:p>Krissy Jones</text:p>
            <text:p>Allison O'Conor</text:p>
            <text:p>Taylor Wingfield</text:p>
            <text:p>Luis Villareal</text:p>
            <text:p/>
          </table:table-cell>
          <table:table-cell table:style-name="ce5" table:number-columns-repeated="2"/>
          <table:table-cell table:style-name="ce5" office:value-type="string">
            <text:p>Gigglepants is UT Austin's oldest troupe, priding itself on good clean fun for the whole family and performing every other Friday on UT's campus.</text:p>
          </table:table-cell>
          <table:table-cell table:style-name="ce5"/>
          <table:table-cell table:style-name="ce5" office:value-type="string">
            <text:p>Gigglepants performs a show on campus every other Friday.</text:p>
          </table:table-cell>
          <table:table-cell table:style-name="ce5" office:value-type="string">
            <text:p>Facebook, word of mouth</text:p>
          </table:table-cell>
          <table:table-cell table:style-name="ce5" office:value-type="string">
            <text:p>Yes</text:p>
          </table:table-cell>
          <table:table-cell table:style-name="ce5" office:value-type="string">
            <text:p>More than 5 years</text:p>
          </table:table-cell>
          <table:table-cell table:style-name="ce5" office:value-type="string">
            <text:p>We do a series of short form games led by a referee (basically Comedy Sportz)</text:p>
          </table:table-cell>
          <table:table-cell table:style-name="ce5" table:number-columns-repeated="4"/>
          <table:table-cell table:style-name="ce7"/>
          <table:table-cell table:style-name="ce7" office:value-type="string">
            <text:p>https://fbcdn-sphotos-d-a.akamaihd.net/hphotos-ak-xpa1/t1.0-9/541743_10151968476867943_1373178998_n.jpg</text:p>
          </table:table-cell>
          <table:table-cell table:style-name="ce7" table:number-columns-repeated="2"/>
          <table:table-cell table:style-name="Default" office:value-type="float" office:value="2014">
            <text:p>2014</text:p>
          </table:table-cell>
          <table:table-cell table:number-columns-repeated="233"/>
        </table:table-row>
        <table:table-row table:style-name="ro10">
          <table:table-cell table:style-name="ce2" office:value-type="float" office:value="41858.6435648148">
            <text:p>8/7/2014 15:26:44</text:p>
          </table:table-cell>
          <table:table-cell table:style-name="ce5" office:value-type="string">
            <text:p>History Under the Influence</text:p>
          </table:table-cell>
          <table:table-cell table:style-name="ce5" office:value-type="string">
            <text:p>https://www.facebook.com/historyundertheinfluence/</text:p>
          </table:table-cell>
          <table:table-cell table:style-name="ce5"/>
          <table:table-cell table:style-name="ce5" office:value-type="string">
            <text:p>Kevin Miller</text:p>
            <text:p>David Lampe</text:p>
            <text:p>Mitchell Deane</text:p>
            <text:p>Caeriel Crestin</text:p>
            <text:p>Ryan Hill</text:p>
            <text:p>Jill Summar</text:p>
            <text:p>Thedward Blevins</text:p>
            <text:p>Peter Rogers</text:p>
            <text:p>Lindsey Mcgowen</text:p>
          </table:table-cell>
          <table:table-cell table:style-name="ce5" table:number-columns-repeated="2"/>
          <table:table-cell table:style-name="ce5" office:value-type="string">
            <text:p>Inspired by the popular series Drunk History, a group of sober improvisers try to keep up with an extremely drunk narrator in "History Under the Influence."</text:p>
          </table:table-cell>
          <table:table-cell table:style-name="ce5"/>
          <table:table-cell table:style-name="ce5" office:value-type="string">
            <text:p>We headlined a Threefer run and almost sold out the whole darn thing.</text:p>
          </table:table-cell>
          <table:table-cell table:style-name="ce5" table:number-columns-repeated="8"/>
          <table:table-cell table:style-name="ce7"/>
          <table:table-cell table:style-name="ce7" office:value-type="string">
            <text:p>http://i.imgur.com/JlFEZeB.jpg</text:p>
          </table:table-cell>
          <table:table-cell table:style-name="ce7" office:value-type="string">
            <text:p>https://vimeo.com/94626212</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868.8914699074">
            <text:p>8/17/2014 21:23:43</text:p>
          </table:table-cell>
          <table:table-cell table:style-name="ce5" office:value-type="string">
            <text:p>Honey Ladies</text:p>
          </table:table-cell>
          <table:table-cell table:style-name="ce5" table:number-columns-repeated="2"/>
          <table:table-cell table:style-name="ce5" office:value-type="string">
            <text:p>Jeannette Jones, Sam Schack, Jen Kaplan, Sarah Swofford &amp; Nicole Oliver</text:p>
          </table:table-cell>
          <table:table-cell table:style-name="ce5" table:number-columns-repeated="2"/>
          <table:table-cell table:style-name="ce5" office:value-type="string">
            <text:p>Honey Ladies is an all female troupe that lean towards a grounded and fun experience. We aim to embark on a journey of women stereotypes and slash them down in a funny/thought provoking way.</text:p>
          </table:table-cell>
          <table:table-cell table:style-name="ce5"/>
          <table:table-cell table:style-name="ce5" office:value-type="string">
            <text:p>We just got to perform at The Institution as well which was our first non Hideout show. We missed our Hideout audiences! :)</text:p>
          </table:table-cell>
          <table:table-cell table:style-name="ce5" office:value-type="string">
            <text:p>Sweet graphics and awesome word of mouth!</text:p>
          </table:table-cell>
          <table:table-cell table:style-name="ce5" table:number-columns-repeated="2"/>
          <table:table-cell table:style-name="ce5" office:value-type="string">
            <text:p>Showing that women aren't only the stereotypes that we're (at times) perceived to be by pop culture. We start with the stereotypes and then peel back the layers as the show progresses.</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6">
          <table:table-cell table:style-name="ce2" office:value-type="float" office:value="41868.8368518519">
            <text:p>8/17/2014 20:05:04</text:p>
          </table:table-cell>
          <table:table-cell table:style-name="ce5" office:value-type="string">
            <text:p>Hound's Tooth</text:p>
          </table:table-cell>
          <table:table-cell table:style-name="ce5" office:value-type="string">
            <text:p>https://www.facebook.com/houndstoothcomedy</text:p>
          </table:table-cell>
          <table:table-cell table:style-name="ce5"/>
          <table:table-cell table:style-name="ce5" office:value-type="string">
            <text:p>Ashley Jayne Carlisle</text:p>
            <text:p>Cassidy Santaguida</text:p>
          </table:table-cell>
          <table:table-cell table:style-name="ce5" table:number-columns-repeated="2"/>
          <table:table-cell table:style-name="ce5" office:value-type="string">
            <text:p>Hound's Tooth is an improv duo from Austin, TX. Ashley Jayne Carlisle and Cassidy Santaguida are best friends and even better comedians. They have combined their passions for stand-up, improv, and each other to create one amazing show.</text:p>
            <text:p/>
            <text:p/>
          </table:table-cell>
          <table:table-cell table:style-name="ce5"/>
          <table:table-cell table:style-name="ce5" office:value-type="string">
            <text:p>We're a new troupe, our first show is September 4th.</text:p>
          </table:table-cell>
          <table:table-cell table:style-name="ce5" office:value-type="string">
            <text:p>Social media, word of mouth</text:p>
          </table:table-cell>
          <table:table-cell table:style-name="ce5" office:value-type="string">
            <text:p>No</text:p>
          </table:table-cell>
          <table:table-cell table:style-name="ce5" office:value-type="string">
            <text:p>About 6 months as a duo</text:p>
          </table:table-cell>
          <table:table-cell table:style-name="ce5" office:value-type="string">
            <text:p>Hound’s Tooth performs an Armando-esque format featuring improvised stand-up that inspires improvised scenes. We're most excited about bringing our experience with stand-up to the world of improv and allowing it to inspire scenes that explore the depths human relationships and cause the audience to question their assumptions.</text:p>
            <text:p/>
          </table:table-cell>
          <table:table-cell table:style-name="ce5" table:number-columns-repeated="4"/>
          <table:table-cell table:style-name="ce7" office:value-type="string">
            <text:p>I didn't check the September 4th Threefer because we are already scheduled for that. We are still available and planning to be there.</text:p>
          </table:table-cell>
          <table:table-cell table:style-name="ce7" office:value-type="string">
            <text:p>https://flic.kr/p/nERQ7M</text:p>
          </table:table-cell>
          <table:table-cell table:style-name="ce7" office:value-type="string">
            <text:p>n/a</text:p>
          </table:table-cell>
          <table:table-cell table:style-name="ce7"/>
          <table:table-cell table:style-name="Default" office:value-type="float" office:value="2014">
            <text:p>2014</text:p>
          </table:table-cell>
          <table:table-cell table:number-columns-repeated="233"/>
        </table:table-row>
        <table:table-row table:style-name="ro4">
          <table:table-cell table:style-name="ce2" office:value-type="float" office:value="41865.1015625">
            <text:p>8/14/2014 2:26:15</text:p>
          </table:table-cell>
          <table:table-cell table:style-name="ce5" office:value-type="string">
            <text:p>Humanz</text:p>
          </table:table-cell>
          <table:table-cell table:style-name="ce5" table:number-columns-repeated="2"/>
          <table:table-cell table:style-name="ce5" office:value-type="string">
            <text:p>Ceej Allen</text:p>
            <text:p>Heidi Rogers</text:p>
          </table:table-cell>
          <table:table-cell table:style-name="ce5" table:number-columns-repeated="2"/>
          <table:table-cell table:style-name="ce5" office:value-type="string">
            <text:p>Therapy helps people sort through a myriad of issues in their lives. <text:s/>People flesh out their troubles, explore their inner demons and hope to come to a better understanding of their place in the world. <text:s/>Humanz (Ceej Allen and Heidi Rogers) explores the world of therapy and whether or not it helps couples to reconcile their differences. <text:s/>Sit down, relax and tell us what is on your mind.</text:p>
          </table:table-cell>
          <table:table-cell table:style-name="ce5"/>
          <table:table-cell table:style-name="ce5" office:value-type="string">
            <text:p>We've performed in three Hideout shows. <text:s/>Two 2x4s and one Weekender</text:p>
          </table:table-cell>
          <table:table-cell table:style-name="ce5" office:value-type="string">
            <text:p>Mostly on Facebook. <text:s/>Often with a video promo.</text:p>
          </table:table-cell>
          <table:table-cell table:style-name="ce5" office:value-type="string">
            <text:p>Yes</text:p>
          </table:table-cell>
          <table:table-cell table:style-name="ce5" office:value-type="string">
            <text:p>eight months</text:p>
          </table:table-cell>
          <table:table-cell table:style-name="ce5" office:value-type="string">
            <text:p>Humanz performs a three-act play centered around therapy. <text:s/>The first two acts are excerpts from therapy sessions from two different people, a man and a woman. <text:s/>By the time the third act takes place, we know that the two people in different sessions are a couple. <text:s/>We see how the couple interacts with each other outside the sessions in the third act. </text:p>
          </table:table-cell>
          <table:table-cell table:style-name="ce5" table:number-columns-repeated="4"/>
          <table:table-cell table:style-name="ce7" office:value-type="string">
            <text:p>Ceej Allen and Heidi Rogers have performed together in a myriad of shows in Austin and individually in many festivals across the country. From Pulp Friction: Improvised Tarantino to Reframed to countless one-off shows like Free Fringe, Maestro and Fancy Pants, they are both known for their character and physical work. <text:s/>In Humanz they take on the challenge of performing more "grounded" work and aren't afraid to delve into more dramatic tones.</text:p>
          </table:table-cell>
          <table:table-cell table:style-name="ce7" office:value-type="string">
            <text:p>https://www.facebook.com/647787488593916/photos/a.647788631927135.1073741825.647787488593916/647788641927134/?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868.9375925926">
            <text:p>8/17/2014 22:30:08</text:p>
          </table:table-cell>
          <table:table-cell table:style-name="ce5" office:value-type="string">
            <text:p>Hungry Tunes</text:p>
          </table:table-cell>
          <table:table-cell table:style-name="ce5" table:number-columns-repeated="2"/>
          <table:table-cell table:style-name="ce5" office:value-type="string">
            <text:p>Heather Hasselle</text:p>
            <text:p>Cagney Ortiz</text:p>
          </table:table-cell>
          <table:table-cell table:style-name="ce5" table:number-columns-repeated="2"/>
          <table:table-cell table:style-name="ce5" office:value-type="string">
            <text:p>Hungry Tunes is a duo troupe in which we do about three scenes interspersed with three improvised songs. Cagney plays a cute little ukelele and Heather sings and rings some bells. Heather Hasselle and Cagney Oritz met as members in the student main stage, The Dahl House. </text:p>
          </table:table-cell>
          <table:table-cell table:style-name="ce5"/>
          <table:table-cell table:style-name="ce5" office:value-type="string">
            <text:p>We've never performed as a duo before (though we'll be submitting to an upcoming free fringe). We met as members of The Dahl House. </text:p>
          </table:table-cell>
          <table:table-cell table:style-name="ce5"/>
          <table:table-cell table:style-name="ce5" office:value-type="string">
            <text:p>no</text:p>
          </table:table-cell>
          <table:table-cell table:style-name="ce5" office:value-type="string">
            <text:p>3 weeks</text:p>
          </table:table-cell>
          <table:table-cell table:style-name="ce5" office:value-type="string">
            <text:p>We do slice of life scenes and play songs about those scenes. </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6">
          <table:table-cell table:style-name="ce2" office:value-type="float" office:value="41868.915">
            <text:p>8/17/2014 21:57:36</text:p>
          </table:table-cell>
          <table:table-cell table:style-name="ce5" office:value-type="string">
            <text:p>In Our Prime</text:p>
          </table:table-cell>
          <table:table-cell table:style-name="ce5" office:value-type="string">
            <text:p>http://www.inourprimeimprov.com/</text:p>
          </table:table-cell>
          <table:table-cell table:style-name="ce5"/>
          <table:table-cell table:style-name="ce5" office:value-type="string">
            <text:p>Jessica Arjet</text:p>
            <text:p>Gloria Rabil Bankler</text:p>
            <text:p>Ryan Hill</text:p>
            <text:p>Paul Normandin</text:p>
          </table:table-cell>
          <table:table-cell table:style-name="ce5" table:number-columns-repeated="2"/>
          <table:table-cell table:style-name="ce5" office:value-type="string">
            <text:p>We are four Improvised Story Tellers finding the grounded and real life in our fully made up and improvised tales. Using our patented comedic Curve Ball format, we will take an absurd or silly suggestion for our setting. The story will unfold from the interactions of the characters as they explore relationships as old as time. By the end, you will want to know more about what happened "ever since that day. . ."</text:p>
          </table:table-cell>
          <table:table-cell table:style-name="ce5"/>
          <table:table-cell table:style-name="ce5" office:value-type="string">
            <text:p>None</text:p>
          </table:table-cell>
          <table:table-cell table:style-name="ce5" office:value-type="string">
            <text:p>Facebook, Email and Website - Posters for runs.</text:p>
          </table:table-cell>
          <table:table-cell table:style-name="ce5" office:value-type="string">
            <text:p>Yes</text:p>
          </table:table-cell>
          <table:table-cell table:style-name="ce5" office:value-type="string">
            <text:p>30 months</text:p>
          </table:table-cell>
          <table:table-cell table:style-name="ce5" office:value-type="string">
            <text:p>Grounded real characters with tight relationships in absurd setting. Theatrical &amp; Comedic. <text:s/></text:p>
          </table:table-cell>
          <table:table-cell table:style-name="ce5" table:number-columns-repeated="4"/>
          <table:table-cell table:style-name="ce7" office:value-type="string">
            <text:p>Roy - I have friends coming in from Maryland October 16th and 17th. Gloria is a maybe, but if you can make that work - it would be great. If not NO WORRIES! :-) <text:s/>Hugs! </text:p>
          </table:table-cell>
          <table:table-cell table:style-name="ce7" office:value-type="string">
            <text:p>https://www.facebook.com/photo.php?fbid=10154510800045643&amp;set=a.10151050557415643.766849.771665642&amp;</text:p>
          </table:table-cell>
          <table:table-cell table:style-name="ce7" office:value-type="string">
            <text:p>http://vimeo.com/normandin/renfair</text:p>
          </table:table-cell>
          <table:table-cell table:style-name="ce7"/>
          <table:table-cell table:style-name="Default" office:value-type="float" office:value="2014">
            <text:p>2014</text:p>
          </table:table-cell>
          <table:table-cell table:number-columns-repeated="233"/>
        </table:table-row>
        <table:table-row table:style-name="ro15">
          <table:table-cell table:style-name="ce2" office:value-type="float" office:value="41868.8550347222">
            <text:p>8/17/2014 20:31:15</text:p>
          </table:table-cell>
          <table:table-cell table:style-name="ce5" office:value-type="string">
            <text:p>Indigo Shift</text:p>
          </table:table-cell>
          <table:table-cell table:style-name="ce5" office:value-type="string">
            <text:p>www.facebook.com/shiftindigo</text:p>
          </table:table-cell>
          <table:table-cell table:style-name="ce5"/>
          <table:table-cell table:style-name="ce5" office:value-type="string">
            <text:p>Jordan T. Maxwell</text:p>
            <text:p>Kacey Samiee</text:p>
            <text:p>Jeffrey Amos (and/or rotating cast of guest musicians)</text:p>
          </table:table-cell>
          <table:table-cell table:style-name="ce5" table:number-columns-repeated="2"/>
          <table:table-cell table:style-name="ce5" office:value-type="string">
            <text:p>One night only…because there’s only one night left! <text:s/>INDIGO SHIFT is an improvised dystopian cabaret, an apocalyptic mix of stories, scenes, and songs to wait out and ring in the end of the world, following a troupe of performers as they perform one final show for the last night on Earth. <text:s/>Discussing apocalyptic themes with the audience through the lens of these characters, Indigo Shift draws threads to weave into the ultimate performance...literally. <text:s/>So…pull up a chair. <text:s/>Have a drink. <text:s/>Come and see...</text:p>
          </table:table-cell>
          <table:table-cell table:style-name="ce5"/>
          <table:table-cell table:style-name="ce5" office:value-type="string">
            <text:p>Thursday Night Threefer (Hideout)</text:p>
            <text:p>The Spectacle (Hideout)</text:p>
            <text:p>Saturday Night Special (SVT)</text:p>
            <text:p>Hell and Back Cabaret (Institution)</text:p>
            <text:p>MISTER MORBID'S MOONLIGHT MOVIE MAYHEM MADNESS MASSACRE (Institution)</text:p>
          </table:table-cell>
          <table:table-cell table:style-name="ce5" office:value-type="string">
            <text:p>online, word of mouth</text:p>
          </table:table-cell>
          <table:table-cell table:style-name="ce5" table:number-columns-repeated="7"/>
          <table:table-cell table:style-name="ce7"/>
          <table:table-cell table:style-name="ce7" office:value-type="string">
            <text:p>http://i95.photobucket.com/albums/l121/jtmaxwell/indigoshift1_zpsd8571910.jpg</text:p>
          </table:table-cell>
          <table:table-cell table:style-name="ce7" office:value-type="string">
            <text:p>https://vimeo.com/93075843</text:p>
          </table:table-cell>
          <table:table-cell table:style-name="ce7"/>
          <table:table-cell table:style-name="Default" office:value-type="float" office:value="2014">
            <text:p>2014</text:p>
          </table:table-cell>
          <table:table-cell table:number-columns-repeated="233"/>
        </table:table-row>
        <table:table-row table:style-name="ro16">
          <table:table-cell table:style-name="ce2" office:value-type="float" office:value="41868.9907638889">
            <text:p>8/17/2014 23:46:42</text:p>
          </table:table-cell>
          <table:table-cell table:style-name="ce5" office:value-type="string">
            <text:p>iZARZAMORA!</text:p>
          </table:table-cell>
          <table:table-cell table:style-name="ce5" office:value-type="string">
            <text:p>facebook</text:p>
          </table:table-cell>
          <table:table-cell table:style-name="ce5"/>
          <table:table-cell table:style-name="ce5" office:value-type="string">
            <text:p>Brad Hawkins, Topping Haggerty, Kevin Miller, Chuy Zarate, David Lampe</text:p>
          </table:table-cell>
          <table:table-cell table:style-name="ce5" table:number-columns-repeated="2"/>
          <table:table-cell table:style-name="ce5" office:value-type="string">
            <text:p>History as you never imagines it before.</text:p>
          </table:table-cell>
          <table:table-cell table:style-name="ce5"/>
          <table:table-cell table:style-name="ce5" office:value-type="string">
            <text:p>All Austin theaters, fests across the country</text:p>
          </table:table-cell>
          <table:table-cell table:style-name="ce5" office:value-type="string">
            <text:p>Social Media</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4">
          <table:table-cell table:style-name="ce2" office:value-type="float" office:value="41868.9240277778">
            <text:p>8/17/2014 22:10:36</text:p>
          </table:table-cell>
          <table:table-cell table:style-name="ce5" office:value-type="string">
            <text:p>Je Ju</text:p>
          </table:table-cell>
          <table:table-cell table:style-name="ce5" table:number-columns-repeated="2"/>
          <table:table-cell table:style-name="ce5" office:value-type="string">
            <text:p>Jeanette Jones</text:p>
            <text:p>Justin Davis</text:p>
          </table:table-cell>
          <table:table-cell table:style-name="ce5" table:number-columns-repeated="2"/>
          <table:table-cell table:style-name="ce5" office:value-type="string">
            <text:p>Love can play out, successfully and unsuccessfully, in many different ways. Whether it’s romantic, platonic, familial, or mutual, lost, or imagined, no love story is like any other. Je Ju (pronounced Jay Jew) explores the depths to which people care and about those -- people, things, and ideas -- that they care about. Two people, real-life couple Justin Davis and Jeanette Jones, play multiple characters in revolving and evolving relationships.</text:p>
            <text:p/>
          </table:table-cell>
          <table:table-cell table:style-name="ce5" table:number-columns-repeated="5"/>
          <table:table-cell table:style-name="ce5" office:value-type="string">
            <text:p>We perform a tw0-person La Ronde, focusing on stories with a positive energy and the feeling of love expressed in some way. That doesn't mean that every expression of love is positive or even successful, but that doesn't negate the feeling of connection to the stories told. </text:p>
            <text:p/>
          </table:table-cell>
          <table:table-cell table:style-name="ce5" table:number-columns-repeated="4"/>
          <table:table-cell table:style-name="ce7" office:value-type="string">
            <text:p>Jeanette has never been part of a Threefer run in either of the troupes she's with, and I haven't been part of a Threefer run since Starter Kit disbanded over three years ago. </text:p>
          </table:table-cell>
          <table:table-cell table:style-name="ce7" office:value-type="string">
            <text:p>http://wiki.austinimprov.com/images/a/a5/Je_Ju.jpg</text:p>
          </table:table-cell>
          <table:table-cell table:style-name="ce7" table:number-columns-repeated="2"/>
          <table:table-cell table:style-name="Default" office:value-type="float" office:value="2014">
            <text:p>2014</text:p>
          </table:table-cell>
          <table:table-cell table:number-columns-repeated="233"/>
        </table:table-row>
        <table:table-row table:style-name="ro11">
          <table:table-cell table:style-name="ce2" office:value-type="float" office:value="41867.8921759259">
            <text:p>8/16/2014 21:24:44</text:p>
          </table:table-cell>
          <table:table-cell table:style-name="ce5" office:value-type="string">
            <text:p>Junk</text:p>
          </table:table-cell>
          <table:table-cell table:style-name="ce5" office:value-type="string">
            <text:p>www.facebook.com/junkimprov</text:p>
          </table:table-cell>
          <table:table-cell table:style-name="ce5"/>
          <table:table-cell table:style-name="ce5" office:value-type="string">
            <text:p>Ted</text:p>
            <text:p>Andy</text:p>
            <text:p>Troy</text:p>
            <text:p>Sean</text:p>
          </table:table-cell>
          <table:table-cell table:style-name="ce5" table:number-columns-repeated="2"/>
          <table:table-cell table:style-name="ce5" office:value-type="string">
            <text:p>Junk knows how to bring the funny. With over 70 years of experience and hundreds of shows under their belts, they've had a lot of practice. Come see why Junk is one of Austin's most beloved troops!</text:p>
          </table:table-cell>
          <table:table-cell table:style-name="ce5"/>
          <table:table-cell table:style-name="ce5" office:value-type="string">
            <text:p>nothing regular</text:p>
          </table:table-cell>
          <table:table-cell table:style-name="ce5" office:value-type="string">
            <text:p>Mostly Facebook and classes</text:p>
          </table:table-cell>
          <table:table-cell table:style-name="ce5" table:number-columns-repeated="7"/>
          <table:table-cell table:style-name="ce7"/>
          <table:table-cell table:style-name="ce7" office:value-type="string">
            <text:p>http://www.facebook.com/junkimprov</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868.3411805556">
            <text:p>8/17/2014 8:11:18</text:p>
          </table:table-cell>
          <table:table-cell table:style-name="ce5" office:value-type="string">
            <text:p>Kingston</text:p>
          </table:table-cell>
          <table:table-cell table:style-name="ce5" office:value-type="string">
            <text:p>https://www.facebook.com/KingstonImprov</text:p>
          </table:table-cell>
          <table:table-cell table:style-name="ce5"/>
          <table:table-cell table:style-name="ce5" office:value-type="string">
            <text:p>Drew Wesely </text:p>
            <text:p>Chris McKeever</text:p>
            <text:p>Cortnie Jones</text:p>
            <text:p>Frank Netscher</text:p>
            <text:p>Jillian Besemer</text:p>
            <text:p>Sanjay Rao</text:p>
          </table:table-cell>
          <table:table-cell table:style-name="ce5" table:number-columns-repeated="2"/>
          <table:table-cell table:style-name="ce5" office:value-type="string">
            <text:p>Kingston is a group of very experienced improv friends who have fun playing together and perform fast, high energy scenes with lots of callbacks!</text:p>
          </table:table-cell>
          <table:table-cell table:style-name="ce5"/>
          <table:table-cell table:style-name="ce5" office:value-type="string">
            <text:p>We have no regular shows, although we may get a headlining slot playing monthly in the afternoon teen improv show at CT. We get about a show every month or two at CT. </text:p>
          </table:table-cell>
          <table:table-cell table:style-name="ce5" office:value-type="string">
            <text:p>Social Media</text:p>
          </table:table-cell>
          <table:table-cell table:style-name="ce5" office:value-type="string">
            <text:p>Many times</text:p>
          </table:table-cell>
          <table:table-cell table:style-name="ce5" office:value-type="string">
            <text:p>About 3/4 of a year</text:p>
          </table:table-cell>
          <table:table-cell table:style-name="ce5" office:value-type="string">
            <text:p>We do a loose Harold/montage.</text:p>
          </table:table-cell>
          <table:table-cell table:style-name="ce5" table:number-columns-repeated="4"/>
          <table:table-cell table:style-name="ce7"/>
          <table:table-cell table:style-name="ce7" office:value-type="string">
            <text:p>https://scontent-a-sjc.xx.fbcdn.net/hphotos-frc1/t1.0-9/10253818_10152296003800399_1599376554855078758_n.jpg</text:p>
          </table:table-cell>
          <table:table-cell table:style-name="ce7" office:value-type="string">
            <text:p>http://vimeo.com/98304072</text:p>
          </table:table-cell>
          <table:table-cell table:style-name="ce7"/>
          <table:table-cell table:style-name="Default" office:value-type="float" office:value="2014">
            <text:p>2014</text:p>
          </table:table-cell>
          <table:table-cell table:number-columns-repeated="233"/>
        </table:table-row>
        <table:table-row table:style-name="ro20">
          <table:table-cell table:style-name="ce2" office:value-type="float" office:value="41866.7434143519">
            <text:p>8/15/2014 17:50:31</text:p>
          </table:table-cell>
          <table:table-cell table:style-name="ce5" office:value-type="string">
            <text:p>Local Genius Society</text:p>
          </table:table-cell>
          <table:table-cell table:style-name="ce5" office:value-type="string">
            <text:p>localgeniussociety.com</text:p>
          </table:table-cell>
          <table:table-cell table:style-name="ce5"/>
          <table:table-cell table:style-name="ce5" office:value-type="string">
            <text:p>Karen Jane DeWitt</text:p>
            <text:p>Zac Grantham</text:p>
            <text:p>Nicole Beckley</text:p>
          </table:table-cell>
          <table:table-cell table:style-name="ce5" table:number-columns-repeated="2"/>
          <table:table-cell table:style-name="ce5" office:value-type="string">
            <text:p>Local Genius Society is a group of raconteurs, savants, and bon vivants. Together, their knowledge includes the rules of curling, the proper way to handle a dangling participle, and how to bake a Baked Alaska. They perform a character-driven improvised one-act play. Their chemistry, energy, and love of games always shines through.</text:p>
            <text:p><text:s/></text:p>
            <text:p>Since forming in December 2010 Local Genius Society has performed runs of accordion-backed game-driven shows, color-inspired longform narratives, bathing suit-clad cop stories, and hosted a weekly show at Austin's Dive Bar. They've opened for Girls Girls Girls, Paralllelogramophonograph, and Confidence Men. </text:p>
            <text:p><text:s/></text:p>
            <text:p>Local Genius Society has appeared at the Hideout Theatre's Wafflefest (2011, 2012, 2013), the Improvised Play Festival (2011, 2012, 2013), the 42 and 43-Hour Improv Marathons, Out Of Bounds Comedy Festival (2012, 2013) in Austin, TX and the Improvaganza Festival (2012) in Honolulu, Hawaii.</text:p>
          </table:table-cell>
          <table:table-cell table:style-name="ce5" table:number-columns-repeated="10"/>
          <table:table-cell table:style-name="ce7"/>
          <table:table-cell table:style-name="ce7" office:value-type="string">
            <text:p>http://localgeniussociety.files.wordpress.com/2013/04/cropped-lgs_headerbwcut.jpg</text:p>
          </table:table-cell>
          <table:table-cell table:style-name="ce7" table:number-columns-repeated="2"/>
          <table:table-cell table:style-name="Default" office:value-type="float" office:value="2014">
            <text:p>2014</text:p>
          </table:table-cell>
          <table:table-cell table:number-columns-repeated="233"/>
        </table:table-row>
        <table:table-row table:style-name="ro4">
          <table:table-cell table:style-name="ce2" office:value-type="float" office:value="41868.9902662037">
            <text:p>8/17/2014 23:45:59</text:p>
          </table:table-cell>
          <table:table-cell table:style-name="ce5" office:value-type="string">
            <text:p>ScreenPlay</text:p>
          </table:table-cell>
          <table:table-cell table:style-name="ce5" table:number-columns-repeated="2"/>
          <table:table-cell table:style-name="ce5" office:value-type="string">
            <text:p>Clifton Highfield, Asaf Ronen</text:p>
          </table:table-cell>
          <table:table-cell table:style-name="ce5" table:number-columns-repeated="2"/>
          <table:table-cell table:style-name="ce5" office:value-type="string">
            <text:p>Combine the visual vocabulary of film with the drawn out character dynamics of theater. Clifton Highfield and Asaf Ronen are fans of both and rather than have to choose between them are performing this mash-up that speeds up and slows down as the story requires it to.</text:p>
          </table:table-cell>
          <table:table-cell table:style-name="ce5" table:number-columns-repeated="3"/>
          <table:table-cell table:style-name="ce5" office:value-type="string">
            <text:p>Yes</text:p>
          </table:table-cell>
          <table:table-cell table:style-name="ce5"/>
          <table:table-cell table:style-name="ce5" office:value-type="string">
            <text:p>Clif and I do a mix of the improvised movie and the improvised play format. We've performed it a few times at The Institution under the name Two-Man Movie/Play because it was part of a larger show. We hate that name. </text:p>
            <text:p/>
            <text:p>Anyway, the idea is that we use all the cinematic techniques to transition us between drawn out character scenes. Sarah Marie has been coaching us. We'd like to perform this more.</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6">
          <table:table-cell table:style-name="ce2" office:value-type="float" office:value="41868.3277546296">
            <text:p>8/17/2014 7:51:58</text:p>
          </table:table-cell>
          <table:table-cell table:style-name="ce5" office:value-type="string">
            <text:p>Nice Astronaut</text:p>
          </table:table-cell>
          <table:table-cell table:style-name="ce5" office:value-type="string">
            <text:p>http://www.facebook.com/NiceAstronaut</text:p>
          </table:table-cell>
          <table:table-cell table:style-name="ce5"/>
          <table:table-cell table:style-name="ce5" office:value-type="string">
            <text:p>Drew Wesely</text:p>
            <text:p>Chaz Formichella</text:p>
            <text:p>Joseph Dailey</text:p>
            <text:p>Nathan Sowell</text:p>
            <text:p>Nicole McCracken</text:p>
            <text:p>Tim Honker</text:p>
            <text:p/>
          </table:table-cell>
          <table:table-cell table:style-name="ce5" table:number-columns-repeated="2"/>
          <table:table-cell table:style-name="ce5" office:value-type="string">
            <text:p>Nice Astronaut performs scenes which build different characters and themes, and then connections are made linking them. Nice Astronaut is the second longest running student troupe at Coldtowne Theater in the thriving improv comedy scene of Austin. It has performed in NYC's Del Close improv comedy marathon four times and Austin's Out Of Bounds improv festival for the past five consecutive years. </text:p>
          </table:table-cell>
          <table:table-cell table:style-name="ce5"/>
          <table:table-cell table:style-name="ce5" office:value-type="string">
            <text:p>We perform a late show at COldtowne 2nd saturday monthly.</text:p>
          </table:table-cell>
          <table:table-cell table:style-name="ce5" office:value-type="string">
            <text:p>Social media, posters, business cards. </text:p>
          </table:table-cell>
          <table:table-cell table:style-name="ce5" table:number-columns-repeated="7"/>
          <table:table-cell table:style-name="ce7"/>
          <table:table-cell table:style-name="ce7" office:value-type="string">
            <text:p>http://imgur.com/J6EDMMl</text:p>
          </table:table-cell>
          <table:table-cell table:style-name="ce7" office:value-type="string">
            <text:p>http://vimeo.com/84535681</text:p>
          </table:table-cell>
          <table:table-cell table:style-name="ce7"/>
          <table:table-cell table:style-name="Default" office:value-type="float" office:value="2014">
            <text:p>2014</text:p>
          </table:table-cell>
          <table:table-cell table:number-columns-repeated="233"/>
        </table:table-row>
        <table:table-row table:style-name="ro2">
          <table:table-cell table:style-name="ce2" office:value-type="float" office:value="41868.9973611111">
            <text:p>8/17/2014 23:56:12</text:p>
          </table:table-cell>
          <table:table-cell table:style-name="ce5" office:value-type="string">
            <text:p>No frills</text:p>
          </table:table-cell>
          <table:table-cell table:style-name="ce5" table:number-columns-repeated="2"/>
          <table:table-cell table:style-name="ce5" office:value-type="string">
            <text:p>Jessie Pascarelli</text:p>
            <text:p>Jeanette Jones</text:p>
            <text:p>Megan Venable</text:p>
            <text:p>Ash Nunley</text:p>
          </table:table-cell>
          <table:table-cell table:style-name="ce5" table:number-columns-repeated="2"/>
          <table:table-cell table:style-name="ce5" office:value-type="string">
            <text:p>No Frills is an improv troupe comprised of 4 ladies who really like each other. </text:p>
          </table:table-cell>
          <table:table-cell table:style-name="ce5" table:number-columns-repeated="2"/>
          <table:table-cell table:style-name="ce5" office:value-type="string">
            <text:p>Facebook</text:p>
          </table:table-cell>
          <table:table-cell table:style-name="ce5" table:number-columns-repeated="2"/>
          <table:table-cell table:style-name="ce5" office:value-type="string">
            <text:p>Mono pop</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7">
          <table:table-cell table:style-name="ce2" office:value-type="float" office:value="41866.9448726852">
            <text:p>8/15/2014 22:40:37</text:p>
          </table:table-cell>
          <table:table-cell table:style-name="ce5" office:value-type="string">
            <text:p>Northward</text:p>
          </table:table-cell>
          <table:table-cell table:style-name="ce5" office:value-type="string">
            <text:p>https://www.facebook.com/northwardimprov</text:p>
          </table:table-cell>
          <table:table-cell table:style-name="ce5"/>
          <table:table-cell table:style-name="ce5" office:value-type="string">
            <text:p>Thedward Blevins, Norman Tran</text:p>
          </table:table-cell>
          <table:table-cell table:style-name="ce5" table:number-columns-repeated="2"/>
          <table:table-cell table:style-name="ce5" office:value-type="string">
            <text:p>Northward presents a whirlwind of different characters and explores their relationships through a series of two person scenes where the focus flows from each character to the next until the first and final characters share the last scene.</text:p>
          </table:table-cell>
          <table:table-cell table:style-name="ce5" table:number-columns-repeated="2"/>
          <table:table-cell table:style-name="ce5" office:value-type="string">
            <text:p>Facebook</text:p>
          </table:table-cell>
          <table:table-cell table:style-name="ce5" office:value-type="string">
            <text:p>Yes</text:p>
          </table:table-cell>
          <table:table-cell table:style-name="ce5" office:value-type="string">
            <text:p>Since May 2014</text:p>
          </table:table-cell>
          <table:table-cell table:style-name="ce5" office:value-type="string">
            <text:p>We do a 2 man La Ronde.</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6">
          <table:table-cell table:style-name="ce2" office:value-type="float" office:value="41860.2726157407">
            <text:p>8/9/2014 6:32:34</text:p>
          </table:table-cell>
          <table:table-cell table:style-name="ce5" office:value-type="string">
            <text:p>NugeField</text:p>
          </table:table-cell>
          <table:table-cell table:style-name="ce5" office:value-type="string">
            <text:p>http://wiki.austinimprov.com/wiki/Nugefield</text:p>
          </table:table-cell>
          <table:table-cell table:style-name="ce5"/>
          <table:table-cell table:style-name="ce5" office:value-type="string">
            <text:p>Ashley Nugent</text:p>
            <text:p>Clifton Highfield</text:p>
          </table:table-cell>
          <table:table-cell table:style-name="ce5" table:number-columns-repeated="2"/>
          <table:table-cell table:style-name="ce5" office:value-type="string">
            <text:p>If NugeField were the last two improvisers on Earth, they’d be in a relationship scene. Ashley Nugent and Clifton Highfield are two improv instructors currently living in Austin, Texas. NugeField revisits the improv format and style that they discovered and developed while playing at iO West in Los Angeles, California during 2006. The duo reunited in 2013 and began performing shows in Austin, Texas. </text:p>
          </table:table-cell>
          <table:table-cell table:style-name="ce5"/>
          <table:table-cell table:style-name="ce5" office:value-type="string">
            <text:p>We are in Out of Bounds this year.</text:p>
          </table:table-cell>
          <table:table-cell table:style-name="ce5" office:value-type="string">
            <text:p>We personally invite people with a handshake.</text:p>
          </table:table-cell>
          <table:table-cell table:style-name="ce5" office:value-type="string">
            <text:p>Yes</text:p>
          </table:table-cell>
          <table:table-cell table:style-name="ce5" office:value-type="string">
            <text:p>8 or 9 years</text:p>
          </table:table-cell>
          <table:table-cell table:style-name="ce5" office:value-type="string">
            <text:p>A catastrophic event is tearing the world apart and these two people still have to navigate their own relationship.</text:p>
          </table:table-cell>
          <table:table-cell table:style-name="ce5" table:number-columns-repeated="4"/>
          <table:table-cell table:style-name="ce7"/>
          <table:table-cell table:style-name="ce7" office:value-type="string">
            <text:p>http://www.outofboundscomedy.com/wp-content/uploads/formidable/NugeFieldPic-1024x685.jpg</text:p>
          </table:table-cell>
          <table:table-cell table:style-name="ce7" table:number-columns-repeated="2"/>
          <table:table-cell table:style-name="Default" office:value-type="float" office:value="2014">
            <text:p>2014</text:p>
          </table:table-cell>
          <table:table-cell table:number-columns-repeated="233"/>
        </table:table-row>
        <table:table-row table:style-name="ro4">
          <table:table-cell table:style-name="ce2" office:value-type="float" office:value="41869.0489236111">
            <text:p>8/18/2014 1:10:27</text:p>
          </table:table-cell>
          <table:table-cell table:style-name="ce5" office:value-type="string">
            <text:p>On Trial</text:p>
          </table:table-cell>
          <table:table-cell table:style-name="ce5" table:number-columns-repeated="2"/>
          <table:table-cell table:style-name="ce5" office:value-type="string">
            <text:p>Justin Davis</text:p>
            <text:p>Four different improvisers each show</text:p>
            <text:p>One audience member</text:p>
          </table:table-cell>
          <table:table-cell table:style-name="ce5" table:number-columns-repeated="2"/>
          <table:table-cell table:style-name="ce5" office:value-type="string">
            <text:p>A judge, two lawyers, and six jurors deliberate over a crime chosen by the audience. Starting off with the closing arguments, improvisers lay the foundation for the show by describing a trial that never happened. From there, the show cuts to the jury room where we learn more about the case, while the jurors reveal facets of their own personalities based on their reaction to the trial. The show ends with a decision by the jury. </text:p>
            <text:p/>
          </table:table-cell>
          <table:table-cell table:style-name="ce5" table:number-columns-repeated="5"/>
          <table:table-cell table:style-name="ce5" office:value-type="string">
            <text:p>The press blurb lays out the concept and format of the show. This can shoot to be dramatic or comedic. Imagine a kind of improvised 12 Angry Men, but with six people and not all men. Involving an audience member for the full course of the show adds a level of unpredictability. Essentially, it's a show that opens with two monologues and then kicks into a monoscene. </text:p>
            <text:p/>
          </table:table-cell>
          <table:table-cell table:style-name="ce5" table:number-columns-repeated="4"/>
          <table:table-cell table:style-name="ce7" office:value-type="string">
            <text:p>Right now, the name is On Trial. I'm contemplating calling the show The Jury's Out as it accurately describes the majority of the show and possible ending. </text:p>
          </table:table-cell>
          <table:table-cell table:style-name="ce7" table:number-columns-repeated="3"/>
          <table:table-cell table:style-name="Default" office:value-type="float" office:value="2014">
            <text:p>2014</text:p>
          </table:table-cell>
          <table:table-cell table:number-columns-repeated="233"/>
        </table:table-row>
        <table:table-row table:style-name="ro12">
          <table:table-cell table:style-name="ce2" office:value-type="float" office:value="41866.6628240741">
            <text:p>8/15/2014 15:54:28</text:p>
          </table:table-cell>
          <table:table-cell table:style-name="ce5" office:value-type="string">
            <text:p>Our Quarter Life Crisis</text:p>
          </table:table-cell>
          <table:table-cell table:style-name="ce5" office:value-type="string">
            <text:p>https://www.facebook.com/QuarterLifeCrisisImprov</text:p>
          </table:table-cell>
          <table:table-cell table:style-name="ce5"/>
          <table:table-cell table:style-name="ce5" office:value-type="string">
            <text:p>Bryan Cruz,</text:p>
            <text:p>Colin Bates,</text:p>
            <text:p>Steven Saltsman,</text:p>
            <text:p>Brenda Valdivia,</text:p>
            <text:p>Nicole Nodarse, </text:p>
            <text:p>Mehdi Mourles,</text:p>
            <text:p>Michelle Eve,</text:p>
            <text:p>Stephanie Fisher,</text:p>
            <text:p>Thomas Kelleher,</text:p>
            <text:p>Doug Cook. </text:p>
            <text:p/>
          </table:table-cell>
          <table:table-cell table:style-name="ce5" table:number-columns-repeated="2"/>
          <table:table-cell table:style-name="ce5" office:value-type="string">
            <text:p>Quarterlife Crisis is an improvised Harold show inspired by television sitcoms. We follow a group of friends going through the trials and tribulations of their quarter life complete with recurring characters and sitcom tropes. Created by Austin Improv Alumni Bryan Cruz, he brings a the Harold improv format with a mix of narrative to Houston, Texas.</text:p>
          </table:table-cell>
          <table:table-cell table:style-name="ce5"/>
          <table:table-cell table:style-name="ce5" office:value-type="string">
            <text:p>We just finished a August weekly run at Station Theater, we performed in the saturday night slots previously once a month.</text:p>
          </table:table-cell>
          <table:table-cell table:style-name="ce5" office:value-type="string">
            <text:p>Through Station Theater with facebook, radio and fliers.</text:p>
          </table:table-cell>
          <table:table-cell table:style-name="ce5" table:number-columns-repeated="7"/>
          <table:table-cell table:style-name="ce7" office:value-type="string">
            <text:p>We have a Sweet Couch, A Bar, and a Sweet intro video. We advertise like crazy with videos and by word of mouth.</text:p>
            <text:p>Here is our intro video, and the second like is our advertisement.</text:p>
            <text:p/>
            <text:p>https://vimeo.com/92286057</text:p>
            <text:p/>
            <text:p>https://vimeo.com/98074546</text:p>
          </table:table-cell>
          <table:table-cell table:style-name="ce7" office:value-type="string">
            <text:p>https://scontent-a.xx.fbcdn.net/hphotos-xpf1/v/t1.0-9/10258383_749880901723454_57523825403056433_n.png?oh=125a6c103aedf1aceed24b6ba0acb186&amp;oe=5468C64A</text:p>
          </table:table-cell>
          <table:table-cell table:style-name="ce7" office:value-type="string">
            <text:p>https://www.youtube.com/watch?v=OJLFURToVxI</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858.6202546296">
            <text:p>8/7/2014 14:53:10</text:p>
          </table:table-cell>
          <table:table-cell table:style-name="ce5" office:value-type="string">
            <text:p>Paradigms and Nickels</text:p>
          </table:table-cell>
          <table:table-cell table:style-name="ce5" table:number-columns-repeated="2"/>
          <table:table-cell table:style-name="ce5" office:value-type="string">
            <text:p>Dimitri Khosrowpour</text:p>
            <text:p/>
            <text:p>Penelope Palacios</text:p>
          </table:table-cell>
          <table:table-cell table:style-name="ce5" table:number-columns-repeated="2"/>
          <table:table-cell table:style-name="ce5" office:value-type="string">
            <text:p>Paradigms and Nickels is the newest [two person] troupe that has come out of The Institution Theater. The troupe explores character dynamic and relationships, 'painting' characters and using them throughout the show.</text:p>
          </table:table-cell>
          <table:table-cell table:style-name="ce5"/>
          <table:table-cell table:style-name="ce5" office:value-type="string">
            <text:p>We performed before the rubber room once.</text:p>
          </table:table-cell>
          <table:table-cell table:style-name="ce5" office:value-type="string">
            <text:p>We are going to create posters once we get a show, however, right now we mostly just self promote via facebook or in person.</text:p>
          </table:table-cell>
          <table:table-cell table:style-name="ce5" office:value-type="string">
            <text:p>Once!</text:p>
          </table:table-cell>
          <table:table-cell table:style-name="ce5" office:value-type="string">
            <text:p>Two months</text:p>
          </table:table-cell>
          <table:table-cell table:style-name="ce5" office:value-type="string">
            <text:p>We don't show up to our gigs. (That was a joke. Haha.) We "Scene paint" characters, and then do a monologue/scene show.</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2">
          <table:table-cell table:style-name="ce2" office:value-type="float" office:value="41858.610150463">
            <text:p>8/7/2014 14:38:37</text:p>
          </table:table-cell>
          <table:table-cell table:style-name="ce5" office:value-type="string">
            <text:p>PGraph</text:p>
          </table:table-cell>
          <table:table-cell table:style-name="ce5" table:number-columns-repeated="2"/>
          <table:table-cell table:style-name="ce5" office:value-type="string">
            <text:p>Roy Janik</text:p>
            <text:p>Valerie Ward</text:p>
            <text:p>Kaci Beeler</text:p>
            <text:p>Kareem Badr</text:p>
          </table:table-cell>
          <table:table-cell table:style-name="ce5" table:number-columns-repeated="2"/>
          <table:table-cell table:style-name="ce5" office:value-type="string">
            <text:p>PGraph is sweet.</text:p>
          </table:table-cell>
          <table:table-cell table:style-name="ce5" table:number-columns-repeated="10"/>
          <table:table-cell table:style-name="ce7" table:number-columns-repeated="4"/>
          <table:table-cell table:style-name="Default" office:value-type="float" office:value="2014">
            <text:p>2014</text:p>
          </table:table-cell>
          <table:table-cell table:number-columns-repeated="233"/>
        </table:table-row>
        <table:table-row table:style-name="ro7">
          <table:table-cell table:style-name="ce2" office:value-type="float" office:value="41868.8639467593">
            <text:p>8/17/2014 20:44:05</text:p>
          </table:table-cell>
          <table:table-cell table:style-name="ce5" office:value-type="string">
            <text:p>Planet Caravan</text:p>
          </table:table-cell>
          <table:table-cell table:style-name="ce5" office:value-type="string">
            <text:p>Not yet!</text:p>
          </table:table-cell>
          <table:table-cell table:style-name="ce5"/>
          <table:table-cell table:style-name="ce5" office:value-type="string">
            <text:p>Joseph Dailey</text:p>
            <text:p>Ed Melendez </text:p>
          </table:table-cell>
          <table:table-cell table:style-name="ce5" table:number-columns-repeated="2"/>
          <table:table-cell table:style-name="ce5" office:value-type="string">
            <text:p>A monoscene powerhouse, Planet Caravan applies lessons from erudite texts like "Theater of the Oppressed" and b-sides from Black Sabbath albums with realism, pathos and kindness. It's usually funny too. </text:p>
          </table:table-cell>
          <table:table-cell table:style-name="ce5"/>
          <table:table-cell table:style-name="ce5" office:value-type="string">
            <text:p>We are new!</text:p>
          </table:table-cell>
          <table:table-cell table:style-name="ce5" office:value-type="string">
            <text:p>We'll pull out all the social media stops. </text:p>
          </table:table-cell>
          <table:table-cell table:style-name="ce5" office:value-type="string">
            <text:p>No</text:p>
          </table:table-cell>
          <table:table-cell table:style-name="ce5" office:value-type="string">
            <text:p>One week, but we are pretty seasoned. </text:p>
          </table:table-cell>
          <table:table-cell table:style-name="ce5" office:value-type="string">
            <text:p>You will find us to be unlikely partners. But we really like each other and it shows. </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5">
          <table:table-cell table:style-name="ce2" office:value-type="float" office:value="41862.4156481481">
            <text:p>8/11/2014 9:58:32</text:p>
          </table:table-cell>
          <table:table-cell table:style-name="ce5" office:value-type="string">
            <text:p>Rachel &amp; Dave</text:p>
          </table:table-cell>
          <table:table-cell table:style-name="ce5" office:value-type="string">
            <text:p>www.rachelanddave.com</text:p>
          </table:table-cell>
          <table:table-cell table:style-name="ce5"/>
          <table:table-cell table:style-name="ce5" office:value-type="string">
            <text:p>Rachel Madorsky</text:p>
            <text:p>Dave Buckman</text:p>
          </table:table-cell>
          <table:table-cell table:style-name="ce5" table:number-columns-repeated="2"/>
          <table:table-cell table:style-name="ce5" office:value-type="string">
            <text:p>Rachel and Dave are a long form improvisation and sketch group based out of Austin, Texas. The group features the married duo of Rachel Madorsky and David Buckman who weave spontaneous comedy about the foibles and complexities of relationships like a modern-day Stiller and Meara. Rachel and Dave shows are filled with real characters, love, whimsy and delightfully inappropriate situations. They can also be seen regularly at ColdTowne Theater Saturday Nights with their award winning improv ensemble, The Frank Mills.</text:p>
          </table:table-cell>
          <table:table-cell table:style-name="ce5" table:number-columns-repeated="5"/>
          <table:table-cell table:style-name="ce5" office:value-type="string">
            <text:p>3-5 slower realtionship scenes</text:p>
          </table:table-cell>
          <table:table-cell table:style-name="ce5" table:number-columns-repeated="4"/>
          <table:table-cell table:style-name="ce7"/>
          <table:table-cell table:style-name="ce7" office:value-type="string">
            <text:p>http://www.rachelanddave.com/rachelanddave.com/Home_files/rachel%20and%20dave%20may%20be%20high%20res%203.jpg</text:p>
          </table:table-cell>
          <table:table-cell table:style-name="ce7" office:value-type="string">
            <text:p>http://youtu.be/gWxbOY1NErM</text:p>
          </table:table-cell>
          <table:table-cell table:style-name="ce7"/>
          <table:table-cell table:style-name="Default" office:value-type="float" office:value="2014">
            <text:p>2014</text:p>
          </table:table-cell>
          <table:table-cell table:number-columns-repeated="233"/>
        </table:table-row>
        <table:table-row table:style-name="ro3">
          <table:table-cell table:style-name="ce2" office:value-type="float" office:value="41868.9807638889">
            <text:p>8/17/2014 23:32:18</text:p>
          </table:table-cell>
          <table:table-cell table:style-name="ce5" office:value-type="string">
            <text:p>Ratliff &amp; Jackson</text:p>
          </table:table-cell>
          <table:table-cell table:style-name="ce5" office:value-type="string">
            <text:p>https://www.facebook.com/RatliffandJackson</text:p>
          </table:table-cell>
          <table:table-cell table:style-name="ce5"/>
          <table:table-cell table:style-name="ce5" office:value-type="string">
            <text:p>John Ratliff</text:p>
            <text:p>Lisa Jackson</text:p>
          </table:table-cell>
          <table:table-cell table:style-name="ce5" table:number-columns-repeated="2"/>
          <table:table-cell table:style-name="ce5" office:value-type="string">
            <text:p>Two of Austin's most versatile and adventurous improvisors, Lisa Jackson and John Ratliff play the whole range of improv, moving easily from emotionally charged relationship scenes to unbelievably silly accents and back again. Their dedication to their characters is matched only by their desire to crack each other up.</text:p>
          </table:table-cell>
          <table:table-cell table:style-name="ce5" table:number-columns-repeated="10"/>
          <table:table-cell table:style-name="ce7"/>
          <table:table-cell table:style-name="ce7" office:value-type="string">
            <text:p>https://www.facebook.com/RatliffandJackson/photos/pb.387427977991647.-2207520000.1408336274./395649803836131/?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868.9121875">
            <text:p>8/17/2014 21:53:33</text:p>
          </table:table-cell>
          <table:table-cell table:style-name="ce5" office:value-type="string">
            <text:p>Safety Word</text:p>
          </table:table-cell>
          <table:table-cell table:style-name="ce5" office:value-type="string">
            <text:p>https://www.facebook.com/pages/Safety-Word/165685890219962</text:p>
          </table:table-cell>
          <table:table-cell table:style-name="ce5"/>
          <table:table-cell table:style-name="ce5" office:value-type="string">
            <text:p>Chris Sebilia</text:p>
            <text:p>Emma Czarnecki</text:p>
            <text:p>Arby Gonzales</text:p>
          </table:table-cell>
          <table:table-cell table:style-name="ce5" table:number-columns-repeated="2"/>
          <table:table-cell table:style-name="ce5" office:value-type="string">
            <text:p>Rude, crass and absolutely delightful to watch on stage, don’t let these square looking social deviants trick you into thinking you’re in for a tame show. Sourcing their comedy from real world events gives these three the platform to get real outlandish. </text:p>
          </table:table-cell>
          <table:table-cell table:style-name="ce5"/>
          <table:table-cell table:style-name="ce5" office:value-type="string">
            <text:p>The Derby, Cagematch, The Lock In etc.</text:p>
          </table:table-cell>
          <table:table-cell table:style-name="ce5" office:value-type="string">
            <text:p>Through our many social circles, on the interwebs, and at work. We’re working on a fan page and website. </text:p>
          </table:table-cell>
          <table:table-cell table:style-name="ce5" table:number-columns-repeated="7"/>
          <table:table-cell table:style-name="ce7"/>
          <table:table-cell table:style-name="ce7" office:value-type="string">
            <text:p>https://www.facebook.com/pages/Safety-Word/165685890219962</text:p>
          </table:table-cell>
          <table:table-cell table:style-name="ce7" table:number-columns-repeated="2"/>
          <table:table-cell table:style-name="Default" office:value-type="float" office:value="2014">
            <text:p>2014</text:p>
          </table:table-cell>
          <table:table-cell table:number-columns-repeated="233"/>
        </table:table-row>
        <table:table-row table:style-name="ro3">
          <table:table-cell table:style-name="ce2" office:value-type="float" office:value="41868.9608796296">
            <text:p>8/17/2014 23:03:40</text:p>
          </table:table-cell>
          <table:table-cell table:style-name="ce5" office:value-type="string">
            <text:p>Shades of Brown</text:p>
          </table:table-cell>
          <table:table-cell table:style-name="ce5" office:value-type="string">
            <text:p>https://www.facebook.com/SOBimprov</text:p>
          </table:table-cell>
          <table:table-cell table:style-name="ce5"/>
          <table:table-cell table:style-name="ce5" office:value-type="string">
            <text:p>Angela Maldonado </text:p>
            <text:p>Sandra Ybarra</text:p>
            <text:p>Monica Ybarra-Torres</text:p>
            <text:p>Leng Wong</text:p>
            <text:p>Gene Joe</text:p>
            <text:p>Matt Giles</text:p>
            <text:p/>
            <text:p/>
          </table:table-cell>
          <table:table-cell table:style-name="ce5" table:number-columns-repeated="2"/>
          <table:table-cell table:style-name="ce5" office:value-type="string">
            <text:p>Who you trying to get crazy with Ese? Don't you know we're LOCO...Bringing improv live and direct to the ATX with a lil style and flava!, <text:s text:c="2"/>Shades of Brown performs it's signature format: Improvised Telenovela.</text:p>
          </table:table-cell>
          <table:table-cell table:style-name="ce5"/>
          <table:table-cell table:style-name="ce5" office:value-type="string">
            <text:p>Coldtowne Aug 31st</text:p>
          </table:table-cell>
          <table:table-cell table:style-name="ce5" office:value-type="string">
            <text:p>Social Media, word of mouth, personal invites.</text:p>
          </table:table-cell>
          <table:table-cell table:style-name="ce5" table:number-columns-repeated="7"/>
          <table:table-cell table:style-name="ce7"/>
          <table:table-cell table:style-name="ce7" office:value-type="string">
            <text:p>https://sphotos-b.xx.fbcdn.net/hphotos-ash3/552848_10151533341693972_2143080101_n.jpg</text:p>
          </table:table-cell>
          <table:table-cell table:style-name="ce7" office:value-type="string">
            <text:p>https://vimeo.com/52055650</text:p>
          </table:table-cell>
          <table:table-cell table:style-name="ce7"/>
          <table:table-cell table:style-name="Default" office:value-type="float" office:value="2014">
            <text:p>2014</text:p>
          </table:table-cell>
          <table:table-cell table:number-columns-repeated="233"/>
        </table:table-row>
        <table:table-row table:style-name="ro15">
          <table:table-cell table:style-name="ce2" office:value-type="float" office:value="41868.9216087963">
            <text:p>8/17/2014 22:07:07</text:p>
          </table:table-cell>
          <table:table-cell table:style-name="ce5" office:value-type="string">
            <text:p>Simply D-VINE</text:p>
          </table:table-cell>
          <table:table-cell table:style-name="ce5" office:value-type="string">
            <text:p>https://www.facebook.com/simplydvineimprov</text:p>
          </table:table-cell>
          <table:table-cell table:style-name="ce5"/>
          <table:table-cell table:style-name="ce5" office:value-type="string">
            <text:p>Jason Vines</text:p>
            <text:p>Deano Jones</text:p>
          </table:table-cell>
          <table:table-cell table:style-name="ce5" table:number-columns-repeated="2"/>
          <table:table-cell table:style-name="ce5" office:value-type="string">
            <text:p>Two minds of molten mayhem, Vines and Jones are an improv duo of massive proportions. Dedicated to high intensity, emotionally committed improv, their shows are both captivating and hilarious.</text:p>
            <text:p/>
          </table:table-cell>
          <table:table-cell table:style-name="ce5"/>
          <table:table-cell table:style-name="ce5" office:value-type="string">
            <text:p>Headlined Threefer in August. Playing OOB. Play the Institution semi-regularly</text:p>
          </table:table-cell>
          <table:table-cell table:style-name="ce5" office:value-type="string">
            <text:p>word of mouth. FB</text:p>
          </table:table-cell>
          <table:table-cell table:style-name="ce5" table:number-columns-repeated="2"/>
          <table:table-cell table:style-name="ce5" office:value-type="string">
            <text:p>Single out a member of the audience and get a LOT of info about them</text:p>
          </table:table-cell>
          <table:table-cell table:style-name="ce5" table:number-columns-repeated="4"/>
          <table:table-cell table:style-name="ce7" office:value-type="string">
            <text:p>Jason may not be available for most of the dates in Sept &amp; Oct because of a film. But I would still LOVE tobring our 2-person musical and can think of a dozen people (most likely a woman) that I would ask to join me. (Caitlin , Ruby, pretty much any of the GGG's come to mind) </text:p>
            <text:p/>
            <text:p>It would still be an awesome show, up to par with are regular performance. Whom knows, maybe even better. I did one with Aden filling in about a month ago and it was great.</text:p>
          </table:table-cell>
          <table:table-cell table:style-name="ce7" office:value-type="string">
            <text:p>https://www.facebook.com/photo.php?fbid=454498591252010&amp;set=pb.211058682262670.-2207520000.1366260172.&amp;type=3&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0">
          <table:table-cell table:style-name="ce2" office:value-type="float" office:value="41868.9845601852">
            <text:p>8/17/2014 23:37:46</text:p>
          </table:table-cell>
          <table:table-cell table:style-name="ce5" office:value-type="string">
            <text:p>SNAFU</text:p>
          </table:table-cell>
          <table:table-cell table:style-name="ce5" office:value-type="string">
            <text:p>https://www.facebook.com/snafuimprov</text:p>
          </table:table-cell>
          <table:table-cell table:style-name="ce5"/>
          <table:table-cell table:style-name="ce5" office:value-type="string">
            <text:p>Tanner Kalina</text:p>
            <text:p>Patrick Creamer</text:p>
            <text:p>Cynthia Onyeka</text:p>
            <text:p>Ashar Malik</text:p>
            <text:p>Alli Huston</text:p>
            <text:p>Jacob Thompson</text:p>
            <text:p>John Mendell</text:p>
            <text:p>Aranza Garza</text:p>
            <text:p/>
          </table:table-cell>
          <table:table-cell table:style-name="ce5" table:number-columns-repeated="2"/>
          <table:table-cell table:style-name="ce5" office:value-type="string">
            <text:p>SNAFU is UT Austin's only longform troupe and bring their trademark infectious energy everywhere they go.</text:p>
          </table:table-cell>
          <table:table-cell table:style-name="ce5"/>
          <table:table-cell table:style-name="ce5" office:value-type="string">
            <text:p>We perform a 50 minute show every Monday on campus during the school year.</text:p>
          </table:table-cell>
          <table:table-cell table:style-name="ce5" office:value-type="string">
            <text:p>Facebook, twitter, texting</text:p>
          </table:table-cell>
          <table:table-cell table:style-name="ce5" office:value-type="string">
            <text:p>Yes</text:p>
          </table:table-cell>
          <table:table-cell table:style-name="ce5" office:value-type="string">
            <text:p>Since September 2013</text:p>
          </table:table-cell>
          <table:table-cell table:style-name="ce5" office:value-type="string">
            <text:p>We alternate between the Living Room and the Small Town La Ronde.</text:p>
          </table:table-cell>
          <table:table-cell table:style-name="ce5" table:number-columns-repeated="4"/>
          <table:table-cell table:style-name="ce7"/>
          <table:table-cell table:style-name="ce7" office:value-type="string">
            <text:p>https://fbcdn-sphotos-f-a.akamaihd.net/hphotos-ak-xpa1/t1.0-9/936511_665233256860876_1941862518_n.jpg</text:p>
          </table:table-cell>
          <table:table-cell table:style-name="ce7" table:number-columns-repeated="2"/>
          <table:table-cell table:style-name="Default" office:value-type="float" office:value="2014">
            <text:p>2014</text:p>
          </table:table-cell>
          <table:table-cell table:number-columns-repeated="233"/>
        </table:table-row>
        <table:table-row table:style-name="ro10">
          <table:table-cell table:style-name="ce2" office:value-type="float" office:value="41868.881724537">
            <text:p>8/17/2014 21:09:41</text:p>
          </table:table-cell>
          <table:table-cell table:style-name="ce5" office:value-type="string">
            <text:p>Snap Snap Nation</text:p>
          </table:table-cell>
          <table:table-cell table:style-name="ce5" office:value-type="string">
            <text:p>https://www.facebook.com/snapsnapnation</text:p>
          </table:table-cell>
          <table:table-cell table:style-name="ce5"/>
          <table:table-cell table:style-name="ce5" office:value-type="string">
            <text:p>Susannah Raulino</text:p>
            <text:p>Vanessa Shields</text:p>
            <text:p>Adam Benden on guitar</text:p>
          </table:table-cell>
          <table:table-cell table:style-name="ce5" table:number-columns-repeated="2"/>
          <table:table-cell table:style-name="ce5" office:value-type="string">
            <text:p>Two gals sing funny songs about strippers, sex, love and drunk texting in Snap Snap Nation.</text:p>
          </table:table-cell>
          <table:table-cell table:style-name="ce5"/>
          <table:table-cell table:style-name="ce5" office:value-type="string">
            <text:p>Played Salvage Vanguard in May, the Institution Theater in June and August, and several parties.</text:p>
          </table:table-cell>
          <table:table-cell table:style-name="ce5" office:value-type="string">
            <text:p>Facebook, word of mouth, youtube, funny or die</text:p>
          </table:table-cell>
          <table:table-cell table:style-name="ce5" office:value-type="string">
            <text:p>yes</text:p>
          </table:table-cell>
          <table:table-cell table:style-name="ce5" office:value-type="string">
            <text:p>January 2014</text:p>
          </table:table-cell>
          <table:table-cell table:style-name="ce5" office:value-type="string">
            <text:p>We sing written comedy songs and we banter in between songs.</text:p>
            <text:p>We also do video sketches and have a youtube channel - https://www.youtube.com/user/snapsnapnation/videos </text:p>
            <text:p>We recorded four of our songs and are planning music videos for them.</text:p>
            <text:p/>
          </table:table-cell>
          <table:table-cell table:style-name="ce5" table:number-columns-repeated="4"/>
          <table:table-cell table:style-name="ce7"/>
          <table:table-cell table:style-name="ce7" office:value-type="string">
            <text:p>https://www.facebook.com/photo.php?fbid=618146754928974&amp;set=pb.618144591595857.-2207520000.1402491501.&amp;type=3&amp;theater</text:p>
          </table:table-cell>
          <table:table-cell table:style-name="ce7" office:value-type="string">
            <text:p>https://vimeo.com/97389825</text:p>
          </table:table-cell>
          <table:table-cell table:style-name="ce7"/>
          <table:table-cell table:style-name="Default" office:value-type="float" office:value="2014">
            <text:p>2014</text:p>
          </table:table-cell>
          <table:table-cell table:number-columns-repeated="233"/>
        </table:table-row>
        <table:table-row table:style-name="ro16">
          <table:table-cell table:style-name="ce2" office:value-type="float" office:value="41861.1588888889">
            <text:p>8/10/2014 3:48:48</text:p>
          </table:table-cell>
          <table:table-cell table:style-name="ce5" office:value-type="string">
            <text:p>Squirrel Buddies</text:p>
          </table:table-cell>
          <table:table-cell table:style-name="ce5" table:number-columns-repeated="2"/>
          <table:table-cell table:style-name="ce5" office:value-type="string">
            <text:p>Jon Bolden</text:p>
            <text:p>Roy Janik</text:p>
          </table:table-cell>
          <table:table-cell table:style-name="ce5" table:number-columns-repeated="2"/>
          <table:table-cell table:style-name="ce5" office:value-type="string">
            <text:p>Squirrel Buddies ROCK.</text:p>
          </table:table-cell>
          <table:table-cell table:style-name="ce5" table:number-columns-repeated="10"/>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866.539525463">
            <text:p>8/15/2014 12:56:55</text:p>
          </table:table-cell>
          <table:table-cell table:style-name="ce5" office:value-type="string">
            <text:p>Stephen Linings Kingbook</text:p>
          </table:table-cell>
          <table:table-cell table:style-name="ce5" office:value-type="string">
            <text:p>https://www.facebook.com/pages/Stephen-Linings-Kingbook/825671744111214</text:p>
          </table:table-cell>
          <table:table-cell table:style-name="ce5"/>
          <table:table-cell table:style-name="ce5" office:value-type="string">
            <text:p>Matthew Gawloski, Stephanie Fisher</text:p>
          </table:table-cell>
          <table:table-cell table:style-name="ce5" table:number-columns-repeated="2"/>
          <table:table-cell table:style-name="ce5" office:value-type="string">
            <text:p>Stephen Linings Kingbook is two improvisers from Houston, Texas who improvise a horror novel set in Freakytown, USA; includes eerie music, scary narrative and dance moves.</text:p>
          </table:table-cell>
          <table:table-cell table:style-name="ce5"/>
          <table:table-cell table:style-name="ce5" office:value-type="string">
            <text:p>Shows at Station Theater &amp; Beta Theater (Houston, TX) </text:p>
          </table:table-cell>
          <table:table-cell table:style-name="ce5" office:value-type="string">
            <text:p>https://www.facebook.com/pages/Stephen-Linings-Kingbook/825671744111214?sk=info</text:p>
            <text:p/>
            <text:p>As horror genre themed improv; promotional photos; excerpts from show reviews. </text:p>
          </table:table-cell>
          <table:table-cell table:style-name="ce5" office:value-type="string">
            <text:p>Yes</text:p>
          </table:table-cell>
          <table:table-cell table:style-name="ce5" office:value-type="string">
            <text:p>5 months </text:p>
          </table:table-cell>
          <table:table-cell table:style-name="ce5" office:value-type="string">
            <text:p>We ask for a location and the name of a horror novel that has never been written before ('The Light Turns Left') ('Harbor') We use those two things to improvise a horror novel that goes into a narrative format. We also have background music to play throughout a few scenes. Spooky improv! </text:p>
          </table:table-cell>
          <table:table-cell table:style-name="ce5" table:number-columns-repeated="4"/>
          <table:table-cell table:style-name="ce7" office:value-type="string">
            <text:p>We have three songs on a playlist that play at the start of the first two scenes and at the ending narration. Y'all are great for doing this! </text:p>
          </table:table-cell>
          <table:table-cell table:style-name="ce7" office:value-type="string">
            <text:p>https://www.facebook.com/pages/Stephen-Linings-Kingbook/825671744111214?sk=info</text:p>
          </table:table-cell>
          <table:table-cell table:style-name="ce7" office:value-type="string">
            <text:p>http://www.youtube.com/watch?v=J1xb8ZywvGI&amp;feature=youtu.be</text:p>
          </table:table-cell>
          <table:table-cell table:style-name="ce7"/>
          <table:table-cell table:style-name="Default" office:value-type="float" office:value="2014">
            <text:p>2014</text:p>
          </table:table-cell>
          <table:table-cell table:number-columns-repeated="233"/>
        </table:table-row>
        <table:table-row table:style-name="ro3">
          <table:table-cell table:style-name="ce2" office:value-type="float" office:value="41868.9825115741">
            <text:p>8/17/2014 23:34:49</text:p>
          </table:table-cell>
          <table:table-cell table:style-name="ce5" office:value-type="string">
            <text:p>Teen Energy</text:p>
          </table:table-cell>
          <table:table-cell table:style-name="ce5" table:number-columns-repeated="2"/>
          <table:table-cell table:style-name="ce5" office:value-type="string">
            <text:p>Heather Hasselle</text:p>
            <text:p>Sunaina Suhag</text:p>
            <text:p>Rosemarie Frezza</text:p>
            <text:p>Jenn Buch</text:p>
          </table:table-cell>
          <table:table-cell table:style-name="ce5" table:number-columns-repeated="2"/>
          <table:table-cell table:style-name="ce5" office:value-type="string">
            <text:p>Teen Energy is a group of high school girls who are all very different from each other (you know, classic high school stereotypes--artsy, nerd, cheerleader, edgy) but who all happen to have magical powers and use them for everyday high school challenges (casting spells on boys, telekinesis to clean your room, etc.) </text:p>
          </table:table-cell>
          <table:table-cell table:style-name="ce5"/>
          <table:table-cell table:style-name="ce5" office:value-type="string">
            <text:p>We will submit to perform in the Free Fringe soon!</text:p>
          </table:table-cell>
          <table:table-cell table:style-name="ce5" office:value-type="string">
            <text:p>We will promote ourselves on facebook and by giving out invitations to a high school party AKA our show. </text:p>
          </table:table-cell>
          <table:table-cell table:style-name="ce5" office:value-type="string">
            <text:p>no</text:p>
          </table:table-cell>
          <table:table-cell table:style-name="ce5" office:value-type="string">
            <text:p>1 week </text:p>
          </table:table-cell>
          <table:table-cell table:style-name="ce5" office:value-type="string">
            <text:p>We tell a story. It takes place in a high school. There's some magic involved. </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2">
          <table:table-cell table:style-name="ce2" office:value-type="float" office:value="41868.954212963">
            <text:p>8/17/2014 22:54:04</text:p>
          </table:table-cell>
          <table:table-cell table:style-name="ce5" office:value-type="string">
            <text:p>That Racket!</text:p>
          </table:table-cell>
          <table:table-cell table:style-name="ce5" office:value-type="string">
            <text:p>https://www.facebook.com/thatracketaustin</text:p>
          </table:table-cell>
          <table:table-cell table:style-name="ce5"/>
          <table:table-cell table:style-name="ce5" office:value-type="string">
            <text:p>Mitch Mills</text:p>
            <text:p>Ella Gale</text:p>
            <text:p>Dave Ronn (guitar)</text:p>
            <text:p>Stephanie Chiarello</text:p>
            <text:p>Kevin Smith</text:p>
            <text:p>Linzy Beltran</text:p>
            <text:p>Mike O'Connor (keyboards)</text:p>
            <text:p>Amy Lowrey</text:p>
          </table:table-cell>
          <table:table-cell table:style-name="ce5" table:number-columns-repeated="2"/>
          <table:table-cell table:style-name="ce5" office:value-type="string">
            <text:p>That Racket! combines the three great arts of improv, song, and dance into a hilarious and delightful evening of entertainment. Come see us create stories that have never been told, songs that have never been sung, and dances that have never been danced before. And even though they’ll never be told, sung, or danced again, they’ll stick with you!</text:p>
          </table:table-cell>
          <table:table-cell table:style-name="ce5"/>
          <table:table-cell table:style-name="ce5" office:value-type="string">
            <text:p>We've had seven public performances so fare:</text:p>
            <text:p>3 Coldtowne Cage Match shows (May/June series)</text:p>
            <text:p>2 Coldtwone Monday Night Mash shows (June 7, August 11)</text:p>
            <text:p>1 Hideout Threefer Show (July 31)</text:p>
            <text:p>1 Alamo Drafthouse show (opening for an Austin Film Festival Screening of "Speak Now")</text:p>
            <text:p/>
          </table:table-cell>
          <table:table-cell table:style-name="ce5" office:value-type="string">
            <text:p>Aggressively. Primarily through Facebook and e-mail.</text:p>
          </table:table-cell>
          <table:table-cell table:style-name="ce5" table:number-columns-repeated="7"/>
          <table:table-cell table:style-name="ce7"/>
          <table:table-cell table:style-name="ce7" office:value-type="string">
            <text:p>http://www.steve-rogers-photography.com/Headshots/Cast-Photos/Racket/i-wrCfDvP/A</text:p>
          </table:table-cell>
          <table:table-cell table:style-name="ce7" table:number-columns-repeated="2"/>
          <table:table-cell table:style-name="Default" office:value-type="float" office:value="2014">
            <text:p>2014</text:p>
          </table:table-cell>
          <table:table-cell table:number-columns-repeated="233"/>
        </table:table-row>
        <table:table-row table:style-name="ro3">
          <table:table-cell table:style-name="ce2" office:value-type="float" office:value="41868.9383217593">
            <text:p>8/17/2014 22:31:11</text:p>
          </table:table-cell>
          <table:table-cell table:style-name="ce5" office:value-type="string">
            <text:p>The Amazon and The Milksop</text:p>
          </table:table-cell>
          <table:table-cell table:style-name="ce5" office:value-type="string">
            <text:p>https://www.facebook.com/amazonmilksop</text:p>
          </table:table-cell>
          <table:table-cell table:style-name="ce5"/>
          <table:table-cell table:style-name="ce5" office:value-type="string">
            <text:p>Kaci Beeler</text:p>
            <text:p>Curtis Luciani </text:p>
          </table:table-cell>
          <table:table-cell table:style-name="ce5" table:number-columns-repeated="2"/>
          <table:table-cell table:style-name="ce5" office:value-type="string">
            <text:p>Kaci Beeler and Curtis Luciani are two Austin improvisers who like to make the people laugh, squirm, think, cry, and experience other wonderful and/or troubling things. They frequently explore gender and relationships in their improvisation while delighting, surprising, and disgusting each other as much as they possibly can.</text:p>
          </table:table-cell>
          <table:table-cell table:style-name="ce5" table:number-columns-repeated="10"/>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868.8597685185">
            <text:p>8/17/2014 20:38:04</text:p>
          </table:table-cell>
          <table:table-cell table:style-name="ce5" office:value-type="string">
            <text:p>The Awkwards</text:p>
          </table:table-cell>
          <table:table-cell table:style-name="ce5" table:number-columns-repeated="2"/>
          <table:table-cell table:style-name="ce5" office:value-type="string">
            <text:p>Jordan T. Maxwell</text:p>
            <text:p>Kacey Samiee</text:p>
            <text:p>Aaron Saenz</text:p>
          </table:table-cell>
          <table:table-cell table:style-name="ce5" table:number-columns-repeated="2"/>
          <table:table-cell table:style-name="ce5" office:value-type="string">
            <text:p>Um...hey. <text:s/>I'm Jordan. <text:s/>This is Kacey. <text:s/>That's Aaron in the corner over there. <text:s/>We're friends. <text:s/>With each other. <text:s/>Not with you. <text:s/>Not yet, anyway! <text:s/>We'd like to be your friends! <text:s/>We like telling stories. <text:s/>We'd like to tell you a story. <text:s/>Y'know...since we're gonna be friends and all...um...yeah.</text:p>
          </table:table-cell>
          <table:table-cell table:style-name="ce5"/>
          <table:table-cell table:style-name="ce5" office:value-type="string">
            <text:p>Thursday Night Threefer (Hideout)</text:p>
            <text:p>Saturday Night Special (Hideout)</text:p>
          </table:table-cell>
          <table:table-cell table:style-name="ce5" office:value-type="string">
            <text:p>online, word of mouth</text:p>
          </table:table-cell>
          <table:table-cell table:style-name="ce5" table:number-columns-repeated="7"/>
          <table:table-cell table:style-name="ce7" office:value-type="string">
            <text:p>fun fact: <text:s/>none of us wore underwear in our last show!</text:p>
          </table:table-cell>
          <table:table-cell table:style-name="ce7" office:value-type="string">
            <text:p>http://i95.photobucket.com/albums/l121/jtmaxwell/awkwards2_zpsd1387667.jpg</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868.9556365741">
            <text:p>8/17/2014 22:56:07</text:p>
          </table:table-cell>
          <table:table-cell table:style-name="ce5" office:value-type="string">
            <text:p>The Better Half</text:p>
          </table:table-cell>
          <table:table-cell table:style-name="ce5" office:value-type="string">
            <text:p>https://www.facebook.com/pages/The-Better-Half/250542925008805</text:p>
          </table:table-cell>
          <table:table-cell table:style-name="ce5"/>
          <table:table-cell table:style-name="ce5" office:value-type="string">
            <text:p>Jo Chauvin</text:p>
            <text:p>Regina Soto</text:p>
          </table:table-cell>
          <table:table-cell table:style-name="ce5" table:number-columns-repeated="2"/>
          <table:table-cell table:style-name="ce5" office:value-type="string">
            <text:p>Regina and Jo are two girly girls who play manly men. They discuss life, careers, women, and crafting. With 10 years of improv experience combined, including two and a half as The Better Half, Regina and Jo balance the touching and the whimsical, the serious and the silly.</text:p>
          </table:table-cell>
          <table:table-cell table:style-name="ce5"/>
          <table:table-cell table:style-name="ce5" office:value-type="string">
            <text:p>Currently ending a 5-week run of "The Better Half Presents Date Night" at the Institution- a variety show we produced, hosted, and did improv in. </text:p>
          </table:table-cell>
          <table:table-cell table:style-name="ce5" office:value-type="string">
            <text:p>Stunts such as real blind dates onstage! Facebook, word of mouth, announcements in classes. <text:s/>Hope to get some more videos up soon.</text:p>
          </table:table-cell>
          <table:table-cell table:style-name="ce5" office:value-type="string">
            <text:p>Yes!</text:p>
          </table:table-cell>
          <table:table-cell table:style-name="ce5" office:value-type="string">
            <text:p>Two and a half years</text:p>
          </table:table-cell>
          <table:table-cell table:style-name="ce5" office:value-type="string">
            <text:p>We do a monoscene and mix up suggestions of events/locations: Prom at the Berlin Wall, Bar Mitzvah at a Funeral, etc.</text:p>
          </table:table-cell>
          <table:table-cell table:style-name="ce5" table:number-columns-repeated="4"/>
          <table:table-cell table:style-name="ce7"/>
          <table:table-cell table:style-name="ce7" office:value-type="string">
            <text:p>https://www.facebook.com/250542925008805/photos/a.265723456824085.68377.250542925008805/751533021576457/?type=1&amp;theater</text:p>
          </table:table-cell>
          <table:table-cell table:style-name="ce7" office:value-type="string">
            <text:p>https://vimeo.com/89816499</text:p>
          </table:table-cell>
          <table:table-cell table:style-name="ce7"/>
          <table:table-cell table:style-name="Default" office:value-type="float" office:value="2014">
            <text:p>2014</text:p>
          </table:table-cell>
          <table:table-cell table:number-columns-repeated="233"/>
        </table:table-row>
        <table:table-row table:style-name="ro6">
          <table:table-cell table:style-name="ce2" office:value-type="float" office:value="41868.3434837963">
            <text:p>8/17/2014 8:14:37</text:p>
          </table:table-cell>
          <table:table-cell table:style-name="ce5" office:value-type="string">
            <text:p>The Escorts</text:p>
          </table:table-cell>
          <table:table-cell table:style-name="ce5" office:value-type="string">
            <text:p>https://www.facebook.com/escimprov</text:p>
          </table:table-cell>
          <table:table-cell table:style-name="ce5"/>
          <table:table-cell table:style-name="ce5" office:value-type="string">
            <text:p>Ruby Willmann</text:p>
            <text:p>Lindsey Reeves</text:p>
            <text:p>Aaron Saenz</text:p>
            <text:p>Marc Majcher</text:p>
            <text:p>Andreas Fabis</text:p>
          </table:table-cell>
          <table:table-cell table:style-name="ce5" table:number-columns-repeated="2"/>
          <table:table-cell table:style-name="ce5" office:value-type="string">
            <text:p>The Escorts present: The E-Files, Improvised X-Files. Come enjoy a night of mysteries, unexplained phenomena and incredible sexual tension between two agents in suits. Audience members have loved this show with statements such as "I could have watched that show for another hour," and "totally incredible and awesome." Want a night of laughter? Here's you answer.</text:p>
          </table:table-cell>
          <table:table-cell table:style-name="ce5"/>
          <table:table-cell table:style-name="ce5" office:value-type="string">
            <text:p>Andreas does Best Fiend.</text:p>
          </table:table-cell>
          <table:table-cell table:style-name="ce5" office:value-type="string">
            <text:p>We made posters for E-Files w/o dates, and we can print out stickers to put on the posters and then we pay this guy on a bike to put them up. It's pretty awesome.</text:p>
          </table:table-cell>
          <table:table-cell table:style-name="ce5" office:value-type="string">
            <text:p>Yes</text:p>
          </table:table-cell>
          <table:table-cell table:style-name="ce5" office:value-type="string">
            <text:p>3 years</text:p>
          </table:table-cell>
          <table:table-cell table:style-name="ce5" office:value-type="string">
            <text:p>We are currently doing improvised X-Files.</text:p>
          </table:table-cell>
          <table:table-cell table:style-name="ce5" table:number-columns-repeated="4"/>
          <table:table-cell table:style-name="ce7" office:value-type="string">
            <text:p>We'd really like to do an E-Files threefer run! Also, if that happens, we are setting up a photo-shoot thing with Jon Bolden to get a refreshed Escorts photo line.</text:p>
          </table:table-cell>
          <table:table-cell table:style-name="ce7" office:value-type="string">
            <text:p>https://www.facebook.com/escimprov/photos/a.623154677730019.1073741826.519211014791053/699883843390435/?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0">
          <table:table-cell table:style-name="ce2" office:value-type="float" office:value="41868.9000694444">
            <text:p>8/17/2014 21:36:06</text:p>
          </table:table-cell>
          <table:table-cell table:style-name="ce5" office:value-type="string">
            <text:p>The Known Wizards</text:p>
          </table:table-cell>
          <table:table-cell table:style-name="ce5" office:value-type="string">
            <text:p>https://www.facebook.com/TheKnownWizards?ref=hl</text:p>
          </table:table-cell>
          <table:table-cell table:style-name="ce5"/>
          <table:table-cell table:style-name="ce5" office:value-type="string">
            <text:p>Shana Merlin</text:p>
            <text:p>Lacy Shawn</text:p>
            <text:p>Quinn Buckner</text:p>
            <text:p>Ted Rutherford</text:p>
            <text:p>Jillian Summar</text:p>
            <text:p>Chuy Zarate</text:p>
            <text:p>Michael Ferstenfeld</text:p>
            <text:p>Michael Joplin</text:p>
            <text:p>Kevin Miller</text:p>
          </table:table-cell>
          <table:table-cell table:style-name="ce5" table:number-columns-repeated="2"/>
          <table:table-cell table:style-name="ce5" office:value-type="string">
            <text:p>The Merlin Works Faculty has come together to form The Known Wizards, the all-star troupe featuring award-winning and internationally touring performers and live musicians. They cast a spell with spontaneous scenes, hilarious games, surprisingly good songs, and fantastic stories all made up on the spot based on audience input. </text:p>
          </table:table-cell>
          <table:table-cell table:style-name="ce5"/>
          <table:table-cell table:style-name="ce5" office:value-type="string">
            <text:p>Second Sundays at ZACH</text:p>
          </table:table-cell>
          <table:table-cell table:style-name="ce5" office:value-type="string">
            <text:p>Facebook</text:p>
            <text:p>Twitter</text:p>
            <text:p>LinkedIn</text:p>
          </table:table-cell>
          <table:table-cell table:style-name="ce5" table:number-columns-repeated="7"/>
          <table:table-cell table:style-name="ce7"/>
          <table:table-cell table:style-name="ce7" office:value-type="string">
            <text:p>https://scontent-a-sea.xx.fbcdn.net/hphotos-xap1/t31.0-8/977166_177615725731394_249661294_o.jpg</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868.9880902778">
            <text:p>8/17/2014 23:42:51</text:p>
          </table:table-cell>
          <table:table-cell table:style-name="ce5" office:value-type="string">
            <text:p>The Knuckleball Now</text:p>
          </table:table-cell>
          <table:table-cell table:style-name="ce5" office:value-type="string">
            <text:p>Theknuckleballnow.net</text:p>
          </table:table-cell>
          <table:table-cell table:style-name="ce5"/>
          <table:table-cell table:style-name="ce5" office:value-type="string">
            <text:p>Joplin, Ace, Deano, Kotfas &amp; Lee Eddy!</text:p>
          </table:table-cell>
          <table:table-cell table:style-name="ce5" table:number-columns-repeated="2"/>
          <table:table-cell table:style-name="ce5" office:value-type="string">
            <text:p>"The Knuckleball Now's show was its usual continual explosion of madly intersecting tangents, the ideas flying so fast and furious it was as though they were operating as one schizoid brain...." <text:s/>-Austin <text:s/>Statesman</text:p>
          </table:table-cell>
          <table:table-cell table:style-name="ce5" table:number-columns-repeated="2"/>
          <table:table-cell table:style-name="ce5" office:value-type="string">
            <text:p>Social Media, posters, word o' mouth.</text:p>
          </table:table-cell>
          <table:table-cell table:style-name="ce5"/>
          <table:table-cell table:style-name="ce5" office:value-type="string">
            <text:p>2004</text:p>
          </table:table-cell>
          <table:table-cell table:style-name="ce5" table:number-columns-repeated="5"/>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863.763125">
            <text:p>8/12/2014 18:18:54</text:p>
          </table:table-cell>
          <table:table-cell table:style-name="ce5" office:value-type="string">
            <text:p>The Special Features</text:p>
          </table:table-cell>
          <table:table-cell table:style-name="ce5" office:value-type="string">
            <text:p>www.</text:p>
          </table:table-cell>
          <table:table-cell table:style-name="ce5"/>
          <table:table-cell table:style-name="ce5" office:value-type="string">
            <text:p>Ali Meier</text:p>
            <text:p>Carl Ziegler</text:p>
            <text:p>Robert Slack</text:p>
            <text:p>Ripley Adams</text:p>
            <text:p>Topping Haggerty</text:p>
            <text:p>Matthew Falkenberg</text:p>
            <text:p>Barrett Phelan</text:p>
          </table:table-cell>
          <table:table-cell table:style-name="ce5" table:number-columns-repeated="2"/>
          <table:table-cell table:style-name="ce5" office:value-type="string">
            <text:p>Prepare for a totally made up "buddy" movie based on your audience suggestion. Featuring compelling characters, awkward mishaps, and of course, silly moments. </text:p>
          </table:table-cell>
          <table:table-cell table:style-name="ce5"/>
          <table:table-cell table:style-name="ce5" office:value-type="string">
            <text:p>We perform at ColdTowne 1-2 x a month (Cage Matches, Monday Mash-up)</text:p>
          </table:table-cell>
          <table:table-cell table:style-name="ce5" office:value-type="string">
            <text:p>Facebook</text:p>
          </table:table-cell>
          <table:table-cell table:style-name="ce5"/>
          <table:table-cell table:style-name="ce5" office:value-type="string">
            <text:p>One Year</text:p>
          </table:table-cell>
          <table:table-cell table:style-name="ce5" office:value-type="string">
            <text:p>The Special Features are an improv comedy group based in Austin, TX. We stage live improvised movies in various genres. Every show is a world premiere!!! Currently we are doing a "buddy" theme. </text:p>
          </table:table-cell>
          <table:table-cell table:style-name="ce5" table:number-columns-repeated="4"/>
          <table:table-cell table:style-name="ce7"/>
          <table:table-cell table:style-name="ce7" office:value-type="string">
            <text:p>https://www.facebook.com/pages/The-Special-Features/400796686721117?sk=info</text:p>
          </table:table-cell>
          <table:table-cell table:style-name="ce7" table:number-columns-repeated="2"/>
          <table:table-cell table:style-name="Default" office:value-type="float" office:value="2014">
            <text:p>2014</text:p>
          </table:table-cell>
          <table:table-cell table:number-columns-repeated="233"/>
        </table:table-row>
        <table:table-row table:style-name="ro3">
          <table:table-cell table:style-name="ce2" office:value-type="float" office:value="41868.9566782407">
            <text:p>8/17/2014 22:57:37</text:p>
          </table:table-cell>
          <table:table-cell table:style-name="ce5" office:value-type="string">
            <text:p>Three on a Match</text:p>
          </table:table-cell>
          <table:table-cell table:style-name="ce5" office:value-type="string">
            <text:p>https://www.facebook.com/threeonamatchcomedy</text:p>
          </table:table-cell>
          <table:table-cell table:style-name="ce5"/>
          <table:table-cell table:style-name="ce5" office:value-type="string">
            <text:p>Emma Holder</text:p>
            <text:p>Cortnie Jones</text:p>
            <text:p>Mia Iseman</text:p>
            <text:p>Katie Thornton</text:p>
          </table:table-cell>
          <table:table-cell table:style-name="ce5" table:number-columns-repeated="2"/>
          <table:table-cell table:style-name="ce5" office:value-type="string">
            <text:p>Three on a Match is all-lady, all-fun, no-business improv troupe. They take your awkward moments and turn them into comedy gold. <text:s/>With backgrounds from various improv theaters around Austin, these women are a confetti cake of comedy. Want a slice?</text:p>
            <text:p/>
          </table:table-cell>
          <table:table-cell table:style-name="ce5"/>
          <table:table-cell table:style-name="ce5" office:value-type="string">
            <text:p>Cagematch, open for Bad Boys, other one-off shows such as Betty Fest at Coldtowne </text:p>
          </table:table-cell>
          <table:table-cell table:style-name="ce5" office:value-type="string">
            <text:p>Facebook, word of mouth, email</text:p>
          </table:table-cell>
          <table:table-cell table:style-name="ce5" table:number-columns-repeated="7"/>
          <table:table-cell table:style-name="ce7"/>
          <table:table-cell table:style-name="ce7" office:value-type="string">
            <text:p>http://media.ifccenter.com/images/films/three-on-a-match_592x299.jpg</text:p>
          </table:table-cell>
          <table:table-cell table:style-name="ce7" table:number-columns-repeated="2"/>
          <table:table-cell table:style-name="Default" office:value-type="float" office:value="2014">
            <text:p>2014</text:p>
          </table:table-cell>
          <table:table-cell table:number-columns-repeated="233"/>
        </table:table-row>
        <table:table-row table:style-name="ro4">
          <table:table-cell table:style-name="ce2" office:value-type="float" office:value="41864.9265162037">
            <text:p>8/13/2014 22:14:11</text:p>
          </table:table-cell>
          <table:table-cell table:style-name="ce5" office:value-type="string">
            <text:p>Two Guys From Yonkers</text:p>
          </table:table-cell>
          <table:table-cell table:style-name="ce5" office:value-type="string">
            <text:p>https://www.facebook.com/TwoGuysFromYonkers</text:p>
          </table:table-cell>
          <table:table-cell table:style-name="ce5"/>
          <table:table-cell table:style-name="ce5" office:value-type="string">
            <text:p>Bob Olmstead</text:p>
            <text:p>Paul Normandin</text:p>
            <text:p/>
          </table:table-cell>
          <table:table-cell table:style-name="ce5" table:number-columns-repeated="2"/>
          <table:table-cell table:style-name="ce5" office:value-type="string">
            <text:p>Improvised short stories that explore life, relationships and the value of a good shot of tequila. Anywhere and back again... in 30 minutes or less!</text:p>
          </table:table-cell>
          <table:table-cell table:style-name="ce5"/>
          <table:table-cell table:style-name="ce5" office:value-type="string">
            <text:p>We are just getting back to rehearsals and such, both of us have been super busy with work and improv, but want to make sure to keep Two Guys alive. Peeps been asking if we're still around, privately and on FB, so looking forward to getting back out there. We've done lots of <text:s/>shows at all the theaters other than New Movement. Sorry about only having one date open! But we are very committed to putting on a great show and we usually can bring a lot of peeps, so hopefully it will work out. </text:p>
          </table:table-cell>
          <table:table-cell table:style-name="ce5" office:value-type="string">
            <text:p>Facebook is our main channel.</text:p>
          </table:table-cell>
          <table:table-cell table:style-name="ce5" table:number-columns-repeated="7"/>
          <table:table-cell table:style-name="ce7"/>
          <table:table-cell table:style-name="ce7" office:value-type="string">
            <text:p>https://www.facebook.com/TwoGuysFromYonkers/photos/a.203728386378544.52153.203728139711902/451437871607593/?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3">
          <table:table-cell table:style-name="ce2" office:value-type="float" office:value="41868.9632523148">
            <text:p>8/17/2014 23:07:05</text:p>
          </table:table-cell>
          <table:table-cell table:style-name="ce5" office:value-type="string">
            <text:p>We're Here To Date Your Daughter</text:p>
          </table:table-cell>
          <table:table-cell table:style-name="ce5" office:value-type="string">
            <text:p>www.facebook.com/TalkinToStrangers</text:p>
          </table:table-cell>
          <table:table-cell table:style-name="ce5"/>
          <table:table-cell table:style-name="ce5" office:value-type="string">
            <text:p>Jennifer Dorsey</text:p>
            <text:p>Todd Geldon</text:p>
            <text:p>Gene Joe</text:p>
            <text:p>Paul Normandin</text:p>
            <text:p>Sandra Ybarra</text:p>
          </table:table-cell>
          <table:table-cell table:style-name="ce5" table:number-columns-repeated="2"/>
          <table:table-cell table:style-name="ce5" office:value-type="string">
            <text:p>What happens when you have your first date with a 40+ year old sea captain and you're the college head cheerleader? What happens when Darth Vader attends his kids PTA meeting? We're Here To Date Your Daughter asks the same questions. Come give us an offer we can't refuse at your prom. You know you want to do it!</text:p>
          </table:table-cell>
          <table:table-cell table:style-name="ce5"/>
          <table:table-cell table:style-name="ce5" office:value-type="string">
            <text:p>We perform at Coldtowne every other month or so in various shows.</text:p>
          </table:table-cell>
          <table:table-cell table:style-name="ce5" office:value-type="string">
            <text:p>We use facebook, email, and word of mouth. <text:s/>We would also be willing to work with the troupes that night to create a poster.</text:p>
          </table:table-cell>
          <table:table-cell table:style-name="ce5" table:number-columns-repeated="2"/>
          <table:table-cell table:style-name="ce5" office:value-type="string">
            <text:p>We start with a version of Fucked Up Companion, and use that to find the fun, dive into it, and see where that takes us. It's got narrative elements but we don't force it, and it tends to be quick moving, fun and silly. We call this format our Zelda format.</text:p>
          </table:table-cell>
          <table:table-cell table:style-name="ce5" table:number-columns-repeated="4"/>
          <table:table-cell table:style-name="ce7" office:value-type="string">
            <text:p>We're looking to videotape ourselves so that we can submit to festivals. Also, for the shows between 9/19-9/28, out of the 5 of us, we have 4 definite yeses and 1 maybe (Todd might be out of town). The other dates we have definite yeses for all 5 of us. Thanks!</text:p>
          </table:table-cell>
          <table:table-cell table:style-name="ce7" table:number-columns-repeated="3"/>
          <table:table-cell table:style-name="Default" office:value-type="float" office:value="2014">
            <text:p>2014</text:p>
          </table:table-cell>
          <table:table-cell table:number-columns-repeated="233"/>
        </table:table-row>
        <table:table-row table:style-name="ro21">
          <table:table-cell table:style-name="ce2" office:value-type="float" office:value="41866.5887152778">
            <text:p>8/15/2014 14:07:45</text:p>
          </table:table-cell>
          <table:table-cell table:style-name="ce5" office:value-type="string">
            <text:p>You're Not My Real Dad</text:p>
          </table:table-cell>
          <table:table-cell table:style-name="ce5" office:value-type="string">
            <text:p>http://wiki.austinimprov.com/wiki/You're_Not_My_Real_Dad</text:p>
          </table:table-cell>
          <table:table-cell table:style-name="ce5"/>
          <table:table-cell table:style-name="ce5" office:value-type="string">
            <text:p>Tom Booker</text:p>
            <text:p>Dave Buckman</text:p>
            <text:p>John Ratliff</text:p>
            <text:p>Asaf Ronen</text:p>
          </table:table-cell>
          <table:table-cell table:style-name="ce5" table:number-columns-repeated="2"/>
          <table:table-cell table:style-name="ce5" office:value-type="string">
            <text:p>Upbeat, fresh-faced, and brimming with youthful enthusiasm – these are phrases you will never, ever hear applied to Austin’s You’re Not My Real Dad. Embittered by experience, railroaded by relationships, down by law, YNMRD are never going to see thirty again, and they’re pissed about it. So they perform improv the same way they walk into the kitchen in the morning: balls out. They get their inspiration from old LPs and their dinner from the gas station. This is improv with authority from the last people you’d want to have any.</text:p>
            <text:p>You’re Not My Real Dad has been performing together for the last six years. They are four of the oldest men in the Austin Improv Community and have been doing improv for combined total of approximately 75 years. And have the bank accounts to prove it!</text:p>
          </table:table-cell>
          <table:table-cell table:style-name="ce5" table:number-columns-repeated="2"/>
          <table:table-cell table:style-name="ce5" office:value-type="string">
            <text:p>FB &amp; <text:s/>email lists</text:p>
          </table:table-cell>
          <table:table-cell table:style-name="ce5" table:number-columns-repeated="2"/>
          <table:table-cell table:style-name="ce5" office:value-type="string">
            <text:p>A typical You're Not My Real Dad show is montage inspired by music. The audience is asked for a number from 3 to 10 which is plugged into a collective playlist that they've compiled. Let's say the number chosen is 7, we hear the first few seconds of the first six songs – what has been termed "The Lost Opportunities Medley" – before hearing more of the 7th song which soundtracks the first scene of the montage</text:p>
            <text:p>[edit]</text:p>
          </table:table-cell>
          <table:table-cell table:style-name="ce5" table:number-columns-repeated="4"/>
          <table:table-cell table:style-name="ce7"/>
          <table:table-cell table:style-name="ce7" office:value-type="string">
            <text:p>http://www.outofboundscomedy.com/wp-content/uploads/formidable/Youre-Not-My-Real-Dad-Photo-1024x822.jpg</text:p>
          </table:table-cell>
          <table:table-cell table:style-name="ce7" table:number-columns-repeated="2"/>
          <table:table-cell table:style-name="Default" office:value-type="float" office:value="2014">
            <text:p>2014</text:p>
          </table:table-cell>
          <table:table-cell table:number-columns-repeated="233"/>
        </table:table-row>
        <table:table-row table:style-name="ro9">
          <table:table-cell table:style-name="ce2" office:value-type="float" office:value="41868.8050115741">
            <text:p>8/17/2014 19:19:13</text:p>
          </table:table-cell>
          <table:table-cell table:style-name="ce5" office:value-type="string">
            <text:p>Your Dad's Friends</text:p>
          </table:table-cell>
          <table:table-cell table:style-name="ce5" office:value-type="string">
            <text:p><text:s/>www.ydfimprov.com</text:p>
          </table:table-cell>
          <table:table-cell table:style-name="ce5"/>
          <table:table-cell table:style-name="ce5" office:value-type="string">
            <text:p>Chuy Zarate</text:p>
            <text:p>Jason Vines</text:p>
            <text:p>Jessica Arjet</text:p>
            <text:p>Topping Haggerty</text:p>
            <text:p>Weldon Phillips</text:p>
            <text:p>Brad Hawkins</text:p>
            <text:p>David Lampe</text:p>
            <text:p>Kevin Miller</text:p>
            <text:p>Jessie Schwartz</text:p>
            <text:p>Amy Castner</text:p>
            <text:p>Brently Heilbron</text:p>
            <text:p>Summer Brow</text:p>
            <text:p>Cole Spainhour</text:p>
            <text:p>Mike Kinald</text:p>
            <text:p>I might have missed someone</text:p>
          </table:table-cell>
          <table:table-cell table:style-name="ce5" table:number-columns-repeated="2"/>
          <table:table-cell table:style-name="ce5" office:value-type="string">
            <text:p>Your Dad's Friends is a troupe of seasoned improvisers who are all about keeping the audience first. Expect to be a part of the show and be welcomed into the YDF family.</text:p>
          </table:table-cell>
          <table:table-cell table:style-name="ce5"/>
          <table:table-cell table:style-name="ce5" office:value-type="string">
            <text:p>Free Fringe</text:p>
            <text:p>Weekender</text:p>
            <text:p>Spectacle</text:p>
            <text:p>We like The Hideout</text:p>
          </table:table-cell>
          <table:table-cell table:style-name="ce5" office:value-type="string">
            <text:p>word of mouth</text:p>
            <text:p>Internet</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22">
          <table:table-cell table:style-name="ce3"/>
          <table:table-cell table:style-name="ce5" office:value-type="string">
            <text:p>Spider Dance</text:p>
          </table:table-cell>
          <table:table-cell table:style-name="ce5" table:number-columns-repeated="16"/>
          <table:table-cell table:style-name="ce7" table:number-columns-repeated="4"/>
          <table:table-cell table:style-name="Default" office:value-type="float" office:value="2014">
            <text:p>2014</text:p>
          </table:table-cell>
          <table:table-cell table:number-columns-repeated="233"/>
        </table:table-row>
        <table:table-row table:style-name="ro22">
          <table:table-cell table:style-name="ce3"/>
          <table:table-cell table:style-name="ce5" office:value-type="string">
            <text:p>Mandinka</text:p>
          </table:table-cell>
          <table:table-cell table:style-name="ce5" table:number-columns-repeated="16"/>
          <table:table-cell table:style-name="ce7" table:number-columns-repeated="4"/>
          <table:table-cell table:style-name="Default" office:value-type="float" office:value="2014">
            <text:p>2014</text:p>
          </table:table-cell>
          <table:table-cell table:number-columns-repeated="233"/>
        </table:table-row>
        <table:table-row table:style-name="ro22">
          <table:table-cell table:style-name="ce3"/>
          <table:table-cell table:style-name="ce5" office:value-type="string">
            <text:p>Two Nice Guys</text:p>
          </table:table-cell>
          <table:table-cell table:style-name="ce5" table:number-columns-repeated="16"/>
          <table:table-cell table:style-name="ce7" table:number-columns-repeated="4"/>
          <table:table-cell table:style-name="Default" office:value-type="float" office:value="2014">
            <text:p>2014</text:p>
          </table:table-cell>
          <table:table-cell table:number-columns-repeated="233"/>
        </table:table-row>
        <table:table-row table:style-name="ro22">
          <table:table-cell table:style-name="ce3"/>
          <table:table-cell table:style-name="ce5" office:value-type="string">
            <text:p>Incognito Flamingo</text:p>
          </table:table-cell>
          <table:table-cell table:style-name="ce5" table:number-columns-repeated="16"/>
          <table:table-cell table:style-name="ce7" table:number-columns-repeated="4"/>
          <table:table-cell table:style-name="Default" office:value-type="float" office:value="2014">
            <text:p>2014</text:p>
          </table:table-cell>
          <table:table-cell table:number-columns-repeated="233"/>
        </table:table-row>
        <table:table-row table:style-name="ro3">
          <table:table-cell table:style-name="ce2" office:value-type="float" office:value="41924.9371180556">
            <text:p>10/12/2014 22:29:27</text:p>
          </table:table-cell>
          <table:table-cell table:style-name="ce5" office:value-type="string">
            <text:p>20 Years and Counting</text:p>
          </table:table-cell>
          <table:table-cell table:style-name="ce5" table:number-columns-repeated="2"/>
          <table:table-cell table:style-name="ce5" office:value-type="string">
            <text:p>Chuy Zarate</text:p>
            <text:p>Cathy Zarate</text:p>
          </table:table-cell>
          <table:table-cell table:style-name="ce5" table:number-columns-repeated="2"/>
          <table:table-cell table:style-name="ce5" office:value-type="string">
            <text:p>20 Years and Counting is a husband and wife duo that will answer all of your questions about being in the same relationship for more than 20 years. They invite the audience to dig deep for inquiries and will try to give answers through improv and discussion. <text:s/>Help them figure out love and hopefully they will help you.</text:p>
          </table:table-cell>
          <table:table-cell table:style-name="ce5"/>
          <table:table-cell table:style-name="ce5" office:value-type="string">
            <text:p>Maestro</text:p>
            <text:p>Big Bash</text:p>
            <text:p>Free Fringe</text:p>
          </table:table-cell>
          <table:table-cell table:style-name="ce5" office:value-type="string">
            <text:p>Word of mouth for now. If we get booked, <text:s/>FB.</text:p>
          </table:table-cell>
          <table:table-cell table:style-name="ce5" office:value-type="string">
            <text:p>yes</text:p>
          </table:table-cell>
          <table:table-cell table:style-name="ce5" office:value-type="string">
            <text:p>as this troupe, a year</text:p>
          </table:table-cell>
          <table:table-cell table:style-name="ce5" office:value-type="string">
            <text:p>Basically, we invite the audience to ask us relationship questions and we try to answer those questions through pop out scenes and discussions. </text:p>
          </table:table-cell>
          <table:table-cell table:style-name="ce5" table:number-columns-repeated="4"/>
          <table:table-cell table:style-name="ce7" office:value-type="string">
            <text:p>Our anniversary is November 9th, so that's why we can't play that night.</text:p>
          </table:table-cell>
          <table:table-cell table:style-name="ce7" table:number-columns-repeated="3"/>
          <table:table-cell table:style-name="Default" office:value-type="float" office:value="2014">
            <text:p>2014</text:p>
          </table:table-cell>
          <table:table-cell table:number-columns-repeated="233"/>
        </table:table-row>
        <table:table-row table:style-name="ro6">
          <table:table-cell table:style-name="ce2" office:value-type="float" office:value="41918.6147569444">
            <text:p>10/6/2014 14:45:15</text:p>
          </table:table-cell>
          <table:table-cell table:style-name="ce5" office:value-type="string">
            <text:p>Austin/Austin</text:p>
          </table:table-cell>
          <table:table-cell table:style-name="ce5" office:value-type="string">
            <text:p>https://www.facebook.com/austinandaustinimprov</text:p>
          </table:table-cell>
          <table:table-cell table:style-name="ce5"/>
          <table:table-cell table:style-name="ce5" office:value-type="string">
            <text:p>Quinn Buckner</text:p>
            <text:p>Ryan Austin</text:p>
          </table:table-cell>
          <table:table-cell table:style-name="ce5" table:number-columns-repeated="2"/>
          <table:table-cell table:style-name="ce5" office:value-type="string">
            <text:p>Austin/Austin is the joining of two friends whose goal is to try everything and become the best they can be while having as much fun as possible. With two formats: A montage "Don't Worry About It" and a more open ended fantasy based "Dungeon Masters" Austin/Austin lets chance decide the format for the night. You never know what adventure is to be had unless you see them for yourself!</text:p>
          </table:table-cell>
          <table:table-cell table:style-name="ce5"/>
          <table:table-cell table:style-name="ce5" office:value-type="string">
            <text:p>n/a</text:p>
          </table:table-cell>
          <table:table-cell table:style-name="ce5" office:value-type="string">
            <text:p>Facebook, word of mouth, posters for runs</text:p>
          </table:table-cell>
          <table:table-cell table:style-name="ce5" office:value-type="string">
            <text:p>yea</text:p>
          </table:table-cell>
          <table:table-cell table:style-name="ce5" office:value-type="string">
            <text:p>10 months</text:p>
          </table:table-cell>
          <table:table-cell table:style-name="ce5" office:value-type="string">
            <text:p>We let the audience choose between either our montage format in which we have to organically edit with the phrase "Don't worry about it" or our semi narrative format in which we world build a fantasy world with the audience Mad Libs style and then jump between characters and locations in that world.</text:p>
          </table:table-cell>
          <table:table-cell table:style-name="ce5" table:number-columns-repeated="4"/>
          <table:table-cell table:style-name="ce7"/>
          <table:table-cell table:style-name="ce7" office:value-type="string">
            <text:p>http://wiki.austinimprov.com/images/f/fb/AustinAustinPromoBW.jpg</text:p>
          </table:table-cell>
          <table:table-cell table:style-name="ce7" office:value-type="string">
            <text:p>http://vimeo.com/105811931</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924.671099537">
            <text:p>10/12/2014 16:06:23</text:p>
          </table:table-cell>
          <table:table-cell table:style-name="ce5" office:value-type="string">
            <text:p>Ball &amp; Chain</text:p>
          </table:table-cell>
          <table:table-cell table:style-name="ce5" table:number-columns-repeated="2"/>
          <table:table-cell table:style-name="ce5" office:value-type="string">
            <text:p>Troy Miller</text:p>
            <text:p>Ruby Wilmann</text:p>
          </table:table-cell>
          <table:table-cell table:style-name="ce5" table:number-columns-repeated="2"/>
          <table:table-cell table:style-name="ce5" office:value-type="string">
            <text:p>Hideout teacher Ruby Willmann is a young woman in her 20s. Hideout teacher Troy Miller is a handsome gentlemen from the 1920s. They are married and are a perfectly mix-matched relationship. Come laugh at them and the other mix-matched relationships that they discover on stage.</text:p>
          </table:table-cell>
          <table:table-cell table:style-name="ce5"/>
          <table:table-cell table:style-name="ce5" office:value-type="string">
            <text:p>none</text:p>
          </table:table-cell>
          <table:table-cell table:style-name="ce5" office:value-type="string">
            <text:p>Facebook!</text:p>
            <text:p>Ruby's mom and Ruby's mom's friends will always come!</text:p>
          </table:table-cell>
          <table:table-cell table:style-name="ce5" office:value-type="string">
            <text:p>yes</text:p>
          </table:table-cell>
          <table:table-cell table:style-name="ce5" office:value-type="string">
            <text:p>3 years</text:p>
          </table:table-cell>
          <table:table-cell table:style-name="ce5" office:value-type="string">
            <text:p>We do a montage bookmarked by our characters Ruby York and Troy Anthony. We have a pretty strong intro/hosting that's worked super well - lots of audience interaction.</text:p>
          </table:table-cell>
          <table:table-cell table:style-name="ce5" table:number-columns-repeated="4"/>
          <table:table-cell table:style-name="ce7"/>
          <table:table-cell table:style-name="ce7" office:value-type="string">
            <text:p>https://www.facebook.com/photo.php?fbid=10152566638127107&amp;set=fp.751887755.100000788582810&amp;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4">
          <table:table-cell table:style-name="ce2" office:value-type="float" office:value="41924.6879513889">
            <text:p>10/12/2014 16:30:39</text:p>
          </table:table-cell>
          <table:table-cell table:style-name="ce5" office:value-type="string">
            <text:p>BatShyt Crazy</text:p>
          </table:table-cell>
          <table:table-cell table:style-name="ce5" office:value-type="string">
            <text:p>https://www.facebook.com/pages/BatShyt-Crazy-Sketch-Comedy/570924816346214</text:p>
          </table:table-cell>
          <table:table-cell table:style-name="ce5"/>
          <table:table-cell table:style-name="ce5" office:value-type="string">
            <text:p>Topping Haggerty</text:p>
            <text:p>Sandra Ybarra</text:p>
            <text:p>Taylor Howe</text:p>
            <text:p>Adam Worries</text:p>
            <text:p>Mike Carreon</text:p>
            <text:p>Beth Doughty</text:p>
            <text:p>Cindy Ward</text:p>
            <text:p>Devon Ragsdale</text:p>
            <text:p>Megan Thornton</text:p>
            <text:p>Gene Zhou</text:p>
          </table:table-cell>
          <table:table-cell table:style-name="ce5" table:number-columns-repeated="2"/>
          <table:table-cell table:style-name="ce5" office:value-type="string">
            <text:p>BatShyt Crazy Sketch Comedy brings you Santa, The Xmas Tree, The Snowman, and all your holiday friends (that look a lot like puppets) for their very special holiday show.</text:p>
          </table:table-cell>
          <table:table-cell table:style-name="ce5"/>
          <table:table-cell table:style-name="ce5" office:value-type="string">
            <text:p>BatShyt Crazy: Live Rude Puppets @ The Institution Theater</text:p>
            <text:p>Hell &amp; Back Cabaret (performing The Greek Tragedy) @ The Institution</text:p>
            <text:p>Hell &amp; Back Cabaret (performing Pedro Poops Joy Reunion Tour) @ The Instituion</text:p>
            <text:p>Dystheater's The Winter of Our Dyscontent (performing Shakespeare 101) @ Salvage Vanguard Theater</text:p>
            <text:p/>
            <text:p/>
            <text:p/>
          </table:table-cell>
          <table:table-cell table:style-name="ce5" office:value-type="string">
            <text:p>Fabecook e-vites</text:p>
          </table:table-cell>
          <table:table-cell table:style-name="ce5" office:value-type="string">
            <text:p>Yes</text:p>
          </table:table-cell>
          <table:table-cell table:style-name="ce5" office:value-type="string">
            <text:p>2 years</text:p>
          </table:table-cell>
          <table:table-cell table:style-name="ce5" office:value-type="string">
            <text:p>We are a sketch troupe that often uses puppets.</text:p>
          </table:table-cell>
          <table:table-cell table:style-name="ce5" table:number-columns-repeated="4"/>
          <table:table-cell table:style-name="ce7" office:value-type="string">
            <text:p>We are a sketch troupe and are planing to do a very Xmas show (if we get a slot, that is).</text:p>
          </table:table-cell>
          <table:table-cell table:style-name="ce7" office:value-type="string">
            <text:p>https://www.facebook.com/570924816346214/photos/pb.570924816346214.-2207520000.1413149340./572433272862035/?type=3&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6">
          <table:table-cell table:style-name="ce2" office:value-type="float" office:value="41924.9806365741">
            <text:p>10/12/2014 23:32:07</text:p>
          </table:table-cell>
          <table:table-cell table:style-name="ce5" office:value-type="string">
            <text:p>ODD</text:p>
          </table:table-cell>
          <table:table-cell table:style-name="ce5" table:number-columns-repeated="2"/>
          <table:table-cell table:style-name="ce5" office:value-type="string">
            <text:p>Mike Nystul </text:p>
            <text:p>Chad Wellington</text:p>
          </table:table-cell>
          <table:table-cell table:style-name="ce5" table:number-columns-repeated="5"/>
          <table:table-cell table:style-name="ce5" office:value-type="string">
            <text:p>Social media </text:p>
          </table:table-cell>
          <table:table-cell table:style-name="ce5" office:value-type="string">
            <text:p>at no shame</text:p>
          </table:table-cell>
          <table:table-cell table:style-name="ce5" table:number-columns-repeated="6"/>
          <table:table-cell table:style-name="ce7" table:number-columns-repeated="4"/>
          <table:table-cell table:style-name="Default" office:value-type="float" office:value="2014">
            <text:p>2014</text:p>
          </table:table-cell>
          <table:table-cell table:number-columns-repeated="233"/>
        </table:table-row>
        <table:table-row table:style-name="ro12">
          <table:table-cell table:style-name="ce2" office:value-type="float" office:value="41924.9240277778">
            <text:p>10/12/2014 22:10:36</text:p>
          </table:table-cell>
          <table:table-cell table:style-name="ce5" office:value-type="string">
            <text:p>Big Beautiful Warlock </text:p>
          </table:table-cell>
          <table:table-cell table:style-name="ce5" office:value-type="string">
            <text:p>https://www.facebook.com/BBWImprov</text:p>
          </table:table-cell>
          <table:table-cell table:style-name="ce5"/>
          <table:table-cell table:style-name="ce5" office:value-type="string">
            <text:p>Emma Holder, Frank Netscher, Chris Baldenhofer, Delaney Hernandez</text:p>
          </table:table-cell>
          <table:table-cell table:style-name="ce5" table:number-columns-repeated="2"/>
          <table:table-cell table:style-name="ce5" office:value-type="string">
            <text:p>Big Beautiful Warlock performs their own modified version of a La Ronde, one of Chicago improv's classic forms. With most of its players coming from traditional acting backgrounds, BBW likes to focus on creating interesting characters and developing them over an entire show. Big Beautiful Warlock is Chris Baldenhofer, Emma Holder, Frank Netscher, and Delaney Jo Hernandez. BBW is magic! </text:p>
            <text:p/>
          </table:table-cell>
          <table:table-cell table:style-name="ce5"/>
          <table:table-cell table:style-name="ce5" office:value-type="string">
            <text:p>We perform weekly on e-mprov.com and perform 1-2x a month at Coldtowne theater. </text:p>
          </table:table-cell>
          <table:table-cell table:style-name="ce5" office:value-type="string">
            <text:p>facebook, do512</text:p>
          </table:table-cell>
          <table:table-cell table:style-name="ce5" office:value-type="string">
            <text:p>yes</text:p>
          </table:table-cell>
          <table:table-cell table:style-name="ce5" office:value-type="string">
            <text:p>2.5 years</text:p>
          </table:table-cell>
          <table:table-cell table:style-name="ce5" office:value-type="string">
            <text:p>We perform a la ronde. </text:p>
          </table:table-cell>
          <table:table-cell table:style-name="ce5" table:number-columns-repeated="4"/>
          <table:table-cell table:style-name="ce7"/>
          <table:table-cell table:style-name="ce7" office:value-type="string">
            <text:p>https://fbcdn-profile-a.akamaihd.net/hprofile-ak-xpa1/v/t1.0-1/c36.28.351.351/s160x160/1098535_517599104980530_228475714_n.jpg?oh=7e4e34730367da024355e6462c6a58b7&amp;oe=54F24ADC&amp;__gda__=1420741279_92f29bd074df81b6120fd6c67a574eb0</text:p>
          </table:table-cell>
          <table:table-cell table:style-name="ce7" table:number-columns-repeated="2"/>
          <table:table-cell table:style-name="Default" office:value-type="float" office:value="2014">
            <text:p>2014</text:p>
          </table:table-cell>
          <table:table-cell table:number-columns-repeated="233"/>
        </table:table-row>
        <table:table-row table:style-name="ro6">
          <table:table-cell table:style-name="ce2" office:value-type="float" office:value="41915.8546412037">
            <text:p>10/3/2014 20:30:41</text:p>
          </table:table-cell>
          <table:table-cell table:style-name="ce5" office:value-type="string">
            <text:p>BOSS</text:p>
          </table:table-cell>
          <table:table-cell table:style-name="ce5" office:value-type="string">
            <text:p>https://www.facebook.com/BOSSprov</text:p>
          </table:table-cell>
          <table:table-cell table:style-name="ce5"/>
          <table:table-cell table:style-name="ce5" office:value-type="string">
            <text:p>Bryan "LuBu" Roberts</text:p>
            <text:p>Meredith Mae Roberts</text:p>
          </table:table-cell>
          <table:table-cell table:style-name="ce5" table:number-columns-repeated="2"/>
          <table:table-cell table:style-name="ce5" office:value-type="string">
            <text:p>BOSS specializes in the deconstruction an argument that takes place at the beginning of the show based on an audience suggestion. In real life, Bryan and Meredith are married. Because of this, they argue constantly. Fortunately they love each other enough to argue in public for everyone's amusement, because as we all know, all comedy ever comes from angry yelling.</text:p>
          </table:table-cell>
          <table:table-cell table:style-name="ce5"/>
          <table:table-cell table:style-name="ce5" office:value-type="string">
            <text:p>Monday Night Mash (semi-monthly)</text:p>
            <text:p>Coldtowne Sunday Show (rarely)</text:p>
          </table:table-cell>
          <table:table-cell table:style-name="ce5" office:value-type="string">
            <text:p>Facebook, GhettoSketchWarlock.com</text:p>
          </table:table-cell>
          <table:table-cell table:style-name="ce5" table:number-columns-repeated="2"/>
          <table:table-cell table:style-name="ce5" office:value-type="string">
            <text:p>We deconstruct an argument we have, based of an audience suggestion, at the beginning of the show</text:p>
          </table:table-cell>
          <table:table-cell table:style-name="ce5" table:number-columns-repeated="4"/>
          <table:table-cell table:style-name="ce7" office:value-type="string">
            <text:p>Did you see on facebook where some people thought we were one of their favorite OOB shows? Yeah, that stuff went down, bro.</text:p>
          </table:table-cell>
          <table:table-cell table:style-name="ce7" table:number-columns-repeated="3"/>
          <table:table-cell table:style-name="Default" office:value-type="float" office:value="2014">
            <text:p>2014</text:p>
          </table:table-cell>
          <table:table-cell table:number-columns-repeated="233"/>
        </table:table-row>
        <table:table-row table:style-name="ro3">
          <table:table-cell table:style-name="ce2" office:value-type="float" office:value="41919.7225347222">
            <text:p>10/7/2014 17:20:27</text:p>
          </table:table-cell>
          <table:table-cell table:style-name="ce5" office:value-type="string">
            <text:p>Cascade</text:p>
          </table:table-cell>
          <table:table-cell table:style-name="ce5" office:value-type="string">
            <text:p>http://www.cascadeimprov.com/</text:p>
          </table:table-cell>
          <table:table-cell table:style-name="ce5"/>
          <table:table-cell table:style-name="ce5" office:value-type="string">
            <text:p>Cat Drago &amp; Sarah Marie Curry</text:p>
          </table:table-cell>
          <table:table-cell table:style-name="ce5" table:number-columns-repeated="2"/>
          <table:table-cell table:style-name="ce5" office:value-type="string">
            <text:p>Welcome to the flood. Starting in the middle of what looks like a modern three act play (example: God of Carnage, Proof, Take Me Out, Closer) Cascade improvises through the darkest and lightest moments of a slice of human experience until the lights go out.</text:p>
          </table:table-cell>
          <table:table-cell table:style-name="ce5"/>
          <table:table-cell table:style-name="ce5" office:value-type="string">
            <text:p>Threefer, Upcoming run at The Institution Theater 2nd Space forthcoming</text:p>
          </table:table-cell>
          <table:table-cell table:style-name="ce5" office:value-type="string">
            <text:p>Website, Facebook, Flyers, Personal Invitations, Youtube Videos</text:p>
          </table:table-cell>
          <table:table-cell table:style-name="ce5" office:value-type="string">
            <text:p>Yes</text:p>
          </table:table-cell>
          <table:table-cell table:style-name="ce5" office:value-type="string">
            <text:p>April 2014</text:p>
          </table:table-cell>
          <table:table-cell table:style-name="ce5" office:value-type="string">
            <text:p>We explore a wide range of emotion in two person scenes, multiple or mono-scene depending on the show we're in. Our style is that of a modern three act play (example: God of Carnage, Proof, Take Me Out, Closer). We strive for lots of laughter and tears in 25min.</text:p>
          </table:table-cell>
          <table:table-cell table:style-name="ce5" table:number-columns-repeated="4"/>
          <table:table-cell table:style-name="ce7" office:value-type="string">
            <text:p>Cascade was honored and excited to play last month at The Hideout. The audience was very receptive to our work, and we felt proud of the product we delivered. We will be coached again in November by Clifton Highfield, and hope to continue improving our improv and entertaining Hideout audiences in the future.</text:p>
          </table:table-cell>
          <table:table-cell table:style-name="ce7" office:value-type="string">
            <text:p>https://fbcdn-sphotos-f-a.akamaihd.net/hphotos-ak-xaf1/t31.0-8/s960x960/10623832_328439810649879_1038741024030707076_o.jpg</text:p>
          </table:table-cell>
          <table:table-cell table:style-name="ce7" office:value-type="string">
            <text:p>https://www.youtube.com/watch?v=tgVa6Hj5Rzo</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924.9342476852">
            <text:p>10/12/2014 22:25:19</text:p>
          </table:table-cell>
          <table:table-cell table:style-name="ce5" office:value-type="string">
            <text:p>ChuTopp</text:p>
          </table:table-cell>
          <table:table-cell table:style-name="ce5" office:value-type="string">
            <text:p>https://www.facebook.com/pages/Chu-Topp-Improv/363796003752466</text:p>
          </table:table-cell>
          <table:table-cell table:style-name="ce5"/>
          <table:table-cell table:style-name="ce5" office:value-type="string">
            <text:p>Chuy Zarate</text:p>
            <text:p>Topping Haggerty</text:p>
          </table:table-cell>
          <table:table-cell table:style-name="ce5" table:number-columns-repeated="2"/>
          <table:table-cell table:style-name="ce5" office:value-type="string">
            <text:p>ChuTopp takes over the world in the most innocuous, but effective, way possible. The Universe always has it out for ChuTopp and the only way they can survive is to become rulers of their own destiny, and to do that, they must use their ridiculous skills to rule over everyone!</text:p>
          </table:table-cell>
          <table:table-cell table:style-name="ce5"/>
          <table:table-cell table:style-name="ce5" office:value-type="string">
            <text:p>2x4</text:p>
            <text:p>The Weekender</text:p>
            <text:p>Oh, Science </text:p>
            <text:p/>
          </table:table-cell>
          <table:table-cell table:style-name="ce5" office:value-type="string">
            <text:p>Facebook e-vites</text:p>
          </table:table-cell>
          <table:table-cell table:style-name="ce5"/>
          <table:table-cell table:style-name="ce5" office:value-type="string">
            <text:p>Over a year</text:p>
          </table:table-cell>
          <table:table-cell table:style-name="ce5" office:value-type="string">
            <text:p>Long form, mono scene.</text:p>
          </table:table-cell>
          <table:table-cell table:style-name="ce5" table:number-columns-repeated="4"/>
          <table:table-cell table:style-name="ce7"/>
          <table:table-cell table:style-name="ce7" office:value-type="string">
            <text:p>https://www.facebook.com/363796003752466/photos/a.365818813550185.1073741827.363796003752466/365818780216855/?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2">
          <table:table-cell table:style-name="ce2" office:value-type="float" office:value="41924.8329166667">
            <text:p>10/12/2014 19:59:24</text:p>
          </table:table-cell>
          <table:table-cell table:style-name="ce5" office:value-type="string">
            <text:p>Collective Alibi</text:p>
          </table:table-cell>
          <table:table-cell table:style-name="ce5" office:value-type="string">
            <text:p>https://www.facebook.com/pages/Collective-Alibi/275987922554064</text:p>
          </table:table-cell>
          <table:table-cell table:style-name="ce5"/>
          <table:table-cell table:style-name="ce5" office:value-type="string">
            <text:p>Kasey Borger</text:p>
            <text:p>Jake Millward</text:p>
            <text:p>Steven H. Moore</text:p>
            <text:p>Jared Robertson</text:p>
            <text:p>Ian Townsend</text:p>
            <text:p>Javier Ungo</text:p>
            <text:p>Amy Wright</text:p>
          </table:table-cell>
          <table:table-cell table:style-name="ce5" table:number-columns-repeated="2"/>
          <table:table-cell table:style-name="ce5" office:value-type="string">
            <text:p>Collective Alibi performs long-form improvised comedy that makes your brain signals swirl much like the seedwinds of a thought-hurricane. Leading meteorological authorities have described the troupe as incendiary and decidedly harmattan-esque. First year meteorology students also have opinions about the troupe, but they are much too sophomoric to be printed here. Give it a few semesters, first year meteorology students.</text:p>
          </table:table-cell>
          <table:table-cell table:style-name="ce5"/>
          <table:table-cell table:style-name="ce5" office:value-type="string">
            <text:p>The troupe is currently performing its third month long run at Coldtowne Theater every Thursday in October at 8:30. We have also performed in a number of shows at Coldtowne and the Hideout.</text:p>
          </table:table-cell>
          <table:table-cell table:style-name="ce5" office:value-type="string">
            <text:p>Facebook, Do 512, physical posters and word of mouth.</text:p>
          </table:table-cell>
          <table:table-cell table:style-name="ce5" office:value-type="string">
            <text:p>yes</text:p>
          </table:table-cell>
          <table:table-cell table:style-name="ce5" office:value-type="string">
            <text:p>almost a year</text:p>
          </table:table-cell>
          <table:table-cell table:style-name="ce5" office:value-type="string">
            <text:p>We are currently performing an organic, IO style Harold. Other formats we have rehearsed and performed include the Evente and the Deconstruction.</text:p>
          </table:table-cell>
          <table:table-cell table:style-name="ce5" table:number-columns-repeated="4"/>
          <table:table-cell table:style-name="ce7"/>
          <table:table-cell table:style-name="ce7" office:value-type="string">
            <text:p>https://www.facebook.com/275987922554064/photos/a.275990659220457.1073741827.275987922554064/298099983676191/?type=1&amp;theater</text:p>
          </table:table-cell>
          <table:table-cell table:style-name="ce7" office:value-type="string">
            <text:p>http://vimeo.com/91997317</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915.7082523148">
            <text:p>10/3/2014 16:59:53</text:p>
          </table:table-cell>
          <table:table-cell table:style-name="ce5" office:value-type="string">
            <text:p>Corner Pocket</text:p>
          </table:table-cell>
          <table:table-cell table:style-name="ce5" table:number-columns-repeated="2"/>
          <table:table-cell table:style-name="ce5" office:value-type="string">
            <text:p>Kevin Miller</text:p>
            <text:p>Shannon Stott</text:p>
          </table:table-cell>
          <table:table-cell table:style-name="ce5" table:number-columns-repeated="2"/>
          <table:table-cell table:style-name="ce5" office:value-type="string">
            <text:p>Kevin Miller and Shannon Stott</text:p>
          </table:table-cell>
          <table:table-cell table:style-name="ce5" table:number-columns-repeated="2"/>
          <table:table-cell table:style-name="ce5" office:value-type="string">
            <text:p>We'll shave our heads.</text:p>
          </table:table-cell>
          <table:table-cell table:style-name="ce5"/>
          <table:table-cell table:style-name="ce5" office:value-type="string">
            <text:p>One week!</text:p>
          </table:table-cell>
          <table:table-cell table:style-name="ce5" office:value-type="string">
            <text:p>Inspired by my (still pending) Free Fringe suggestion, we're going to try a format where we play two people stuck together in a location for the duration of a monoscene. Which is not especially creative, but we want to be light-on-format and heavy-on-improv. In a good way.</text:p>
          </table:table-cell>
          <table:table-cell table:style-name="ce5" table:number-columns-repeated="4"/>
          <table:table-cell table:style-name="ce7" office:value-type="string">
            <text:p>Brand new duo! Give us a chance, coach!</text:p>
          </table:table-cell>
          <table:table-cell table:style-name="ce7" table:number-columns-repeated="3"/>
          <table:table-cell table:style-name="Default" office:value-type="float" office:value="2014">
            <text:p>2014</text:p>
          </table:table-cell>
          <table:table-cell table:number-columns-repeated="233"/>
        </table:table-row>
        <table:table-row table:style-name="ro2">
          <table:table-cell table:style-name="ce2" office:value-type="float" office:value="41921.033599537">
            <text:p>10/9/2014 0:48:23</text:p>
          </table:table-cell>
          <table:table-cell table:style-name="ce5" office:value-type="string">
            <text:p>Crimpz</text:p>
          </table:table-cell>
          <table:table-cell table:style-name="ce5" table:number-columns-repeated="2"/>
          <table:table-cell table:style-name="ce5" office:value-type="string">
            <text:p>Lindsay Hejl</text:p>
            <text:p>Melissa Patterson</text:p>
          </table:table-cell>
          <table:table-cell table:style-name="ce5" table:number-columns-repeated="2"/>
          <table:table-cell table:style-name="ce5" office:value-type="string">
            <text:p>Crimpz is not your mom's favorite troupe, it's her ultimate favorite troupe.</text:p>
          </table:table-cell>
          <table:table-cell table:style-name="ce5"/>
          <table:table-cell table:style-name="ce5" office:value-type="string">
            <text:p>We perform, like 2 times a month at Coldtowne and Hideout shows</text:p>
          </table:table-cell>
          <table:table-cell table:style-name="ce5" office:value-type="string">
            <text:p>Tumblr</text:p>
            <text:p>Facebook</text:p>
            <text:p>Word of Mouth</text:p>
            <text:p>Good Vibrations</text:p>
          </table:table-cell>
          <table:table-cell table:style-name="ce5" office:value-type="string">
            <text:p>yes</text:p>
          </table:table-cell>
          <table:table-cell table:style-name="ce5" office:value-type="string">
            <text:p>4 months</text:p>
          </table:table-cell>
          <table:table-cell table:style-name="ce5" office:value-type="string">
            <text:p>We do a narrative based on an audience suggestion. <text:s text:c="2"/>Then at some point we get a whimsical/mythical element from the audience and continue the narrative.</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0">
          <table:table-cell table:style-name="ce2" office:value-type="float" office:value="41924.8534490741">
            <text:p>10/12/2014 20:28:58</text:p>
          </table:table-cell>
          <table:table-cell table:style-name="ce5" office:value-type="string">
            <text:p>Curtis Needs A Ride </text:p>
          </table:table-cell>
          <table:table-cell table:style-name="ce5" office:value-type="string">
            <text:p>Curtisneedsaride.com</text:p>
          </table:table-cell>
          <table:table-cell table:style-name="ce5"/>
          <table:table-cell table:style-name="ce5" office:value-type="string">
            <text:p>Michael Flusche</text:p>
            <text:p>Austin Hines </text:p>
            <text:p>Steve Rupp</text:p>
            <text:p>Grayson Howe</text:p>
            <text:p>Ricky Anderson</text:p>
            <text:p>Justin Kirchhoff</text:p>
          </table:table-cell>
          <table:table-cell table:style-name="ce5" table:number-columns-repeated="2"/>
          <table:table-cell table:style-name="ce5" office:value-type="string">
            <text:p>Curtis Needs A Ride is an improv comedy troupe from Fort Worth, Texas. With their inaugural performance at the Hideout in 2006, CNAR has delighted audiences throughout the great state of Texas performing a mixture of long form story telling and short form games. <text:s/>Each CNAR show focuses on audience participation and having 2-3 buckets of fun. </text:p>
          </table:table-cell>
          <table:table-cell table:style-name="ce5"/>
          <table:table-cell table:style-name="ce5" office:value-type="string">
            <text:p>Private and local shows multiple times a month</text:p>
          </table:table-cell>
          <table:table-cell table:style-name="ce5" office:value-type="string">
            <text:p>Facebook mainly</text:p>
          </table:table-cell>
          <table:table-cell table:style-name="ce5" table:number-columns-repeated="7"/>
          <table:table-cell table:style-name="ce7"/>
          <table:table-cell table:style-name="ce7" office:value-type="string">
            <text:p>Curtisneedsaride.con</text:p>
          </table:table-cell>
          <table:table-cell table:style-name="ce7" office:value-type="string">
            <text:p>Curtisneedsaride.com</text:p>
          </table:table-cell>
          <table:table-cell table:style-name="ce7"/>
          <table:table-cell table:style-name="Default" office:value-type="float" office:value="2014">
            <text:p>2014</text:p>
          </table:table-cell>
          <table:table-cell table:number-columns-repeated="233"/>
        </table:table-row>
        <table:table-row table:style-name="ro16">
          <table:table-cell table:style-name="ce2" office:value-type="float" office:value="41925.0291087963">
            <text:p>10/13/2014 0:41:55</text:p>
          </table:table-cell>
          <table:table-cell table:style-name="ce5" office:value-type="string">
            <text:p>Danger! Warning! Improv!</text:p>
          </table:table-cell>
          <table:table-cell table:style-name="ce5" office:value-type="string">
            <text:p>dangerwarningimprov.com</text:p>
          </table:table-cell>
          <table:table-cell table:style-name="ce5"/>
          <table:table-cell table:style-name="ce5" office:value-type="string">
            <text:p>Andy Crouch</text:p>
            <text:p>Troy Miller</text:p>
          </table:table-cell>
          <table:table-cell table:style-name="ce5" table:number-columns-repeated="2"/>
          <table:table-cell table:style-name="ce5" office:value-type="string">
            <text:p>Awesome Genre Improv</text:p>
          </table:table-cell>
          <table:table-cell table:style-name="ce5"/>
          <table:table-cell table:style-name="ce5" office:value-type="string">
            <text:p>None :(</text:p>
          </table:table-cell>
          <table:table-cell table:style-name="ce5" office:value-type="string">
            <text:p>By being awesome!</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2">
          <table:table-cell table:style-name="ce2" office:value-type="float" office:value="41924.0019444444">
            <text:p>10/12/2014 0:02:48</text:p>
          </table:table-cell>
          <table:table-cell table:style-name="ce5" office:value-type="string">
            <text:p>DERVISH</text:p>
          </table:table-cell>
          <table:table-cell table:style-name="ce5" office:value-type="string">
            <text:p>https://www.facebook.com/DervishImprov</text:p>
          </table:table-cell>
          <table:table-cell table:style-name="ce5"/>
          <table:table-cell table:style-name="ce5" office:value-type="string">
            <text:p>Joshua Gill</text:p>
            <text:p>Lisa Jackson</text:p>
            <text:p>John Ratliff</text:p>
          </table:table-cell>
          <table:table-cell table:style-name="ce5" table:number-columns-repeated="2"/>
          <table:table-cell table:style-name="ce5" office:value-type="string">
            <text:p>Dervish is Josh Gill, Lisa Jackson, and John Ratliff. We play everything from emotional realism to abstract absurdity. No format, no rules, no net.</text:p>
          </table:table-cell>
          <table:table-cell table:style-name="ce5"/>
          <table:table-cell table:style-name="ce5" office:value-type="string">
            <text:p>We play once a month in a regular Sunday slot at Coldtowne (Last Sunday of every month)</text:p>
          </table:table-cell>
          <table:table-cell table:style-name="ce5" office:value-type="string">
            <text:p>Posters, Do 512, Facebook</text:p>
          </table:table-cell>
          <table:table-cell table:style-name="ce5" table:number-columns-repeated="7"/>
          <table:table-cell table:style-name="ce7"/>
          <table:table-cell table:style-name="ce7" office:value-type="string">
            <text:p>https://www.facebook.com/DervishImprov/photos/a.429362097117217.111522.429360937117333/587690331284392/?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3">
          <table:table-cell table:style-name="ce2" office:value-type="float" office:value="41924.7376041667">
            <text:p>10/12/2014 17:42:09</text:p>
          </table:table-cell>
          <table:table-cell table:style-name="ce5" office:value-type="string">
            <text:p>Do You Still Want To Do This?</text:p>
          </table:table-cell>
          <table:table-cell table:style-name="ce5" office:value-type="string">
            <text:p>https://www.facebook.com/doyoustillwanttodothis</text:p>
          </table:table-cell>
          <table:table-cell table:style-name="ce5"/>
          <table:table-cell table:style-name="ce5" office:value-type="string">
            <text:p>Courtney Hopkin and Alex Dobrenko</text:p>
          </table:table-cell>
          <table:table-cell table:style-name="ce5" table:number-columns-repeated="2"/>
          <table:table-cell table:style-name="ce5" office:value-type="string">
            <text:p>Courtney Hopkin and Alex Dobrenko met at the Hideout Theater doing mainstage shows. They bonded because of their mutual insecurities and inability to believe anyone would actually want to work with them. They thought about getting a third person but decided that he/she would just get annoyed and quit. Sigh.</text:p>
          </table:table-cell>
          <table:table-cell table:style-name="ce5"/>
          <table:table-cell table:style-name="ce5" office:value-type="string">
            <text:p>Our last show was Out of Bounds 2014</text:p>
          </table:table-cell>
          <table:table-cell table:style-name="ce5" office:value-type="string">
            <text:p>Facebook and telling people</text:p>
          </table:table-cell>
          <table:table-cell table:style-name="ce5" office:value-type="string">
            <text:p>yes</text:p>
          </table:table-cell>
          <table:table-cell table:style-name="ce5" office:value-type="string">
            <text:p>2 years, I think</text:p>
          </table:table-cell>
          <table:table-cell table:style-name="ce5" office:value-type="string">
            <text:p>Do You Still Want To Do This? is Courtney Hopkin and Alex Dobrenko. Before we start each show we ask each other, in front of the audience, if we still want to do this. If we do we perform a montage of two-person scenes featuring highly neurotic characters. If we decide we don't want to do this...well, that hasn't happened. Yet.</text:p>
          </table:table-cell>
          <table:table-cell table:style-name="ce5" table:number-columns-repeated="4"/>
          <table:table-cell table:style-name="ce7" office:value-type="string">
            <text:p>Alex is in town for a few weeks. We know this is a long shot and don't expect to get scheduled but we thought we would try. EEeee, sorry if this is an annoying time waster for you. WHAT KIND OF PEOPLE ARE WE?!?!?! Hi Roy! Regardless of getting scheduled, we're gonna rehearse for fun and get a coach, too! :)</text:p>
          </table:table-cell>
          <table:table-cell table:style-name="ce7" office:value-type="string">
            <text:p>https://www.facebook.com/SteveRogersPhotography/photos/t.1014139/636894313040755/?type=3&amp;theater</text:p>
          </table:table-cell>
          <table:table-cell table:style-name="ce7" office:value-type="string">
            <text:p>https://vimeo.com/56966436</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915.4870023148">
            <text:p>10/3/2014 11:41:17</text:p>
          </table:table-cell>
          <table:table-cell table:style-name="ce5" office:value-type="string">
            <text:p>Dudith</text:p>
          </table:table-cell>
          <table:table-cell table:style-name="ce5" table:number-columns-repeated="2"/>
          <table:table-cell table:style-name="ce5" office:value-type="string">
            <text:p>Judith Schomp, David Schwartz</text:p>
          </table:table-cell>
          <table:table-cell table:style-name="ce5" table:number-columns-repeated="2"/>
          <table:table-cell table:style-name="ce5" office:value-type="string">
            <text:p>Dudith is made up of the comedy duo Judith Schomp and David Schwartz. They love exploring the many facets of characters and their relationships to one another. Nothing delights them more than having fun on stage!</text:p>
          </table:table-cell>
          <table:table-cell table:style-name="ce5"/>
          <table:table-cell table:style-name="ce5" office:value-type="string">
            <text:p>We've performed in the 2X4 and the Weekender. We're working on some improvised sketch videos right now, too!</text:p>
          </table:table-cell>
          <table:table-cell table:style-name="ce5" office:value-type="string">
            <text:p>We promote across multiple social media platforms. But also our most important way to promote is word of mouth and getting people to verbally commit to coming to our shows. :)</text:p>
          </table:table-cell>
          <table:table-cell table:style-name="ce5" office:value-type="string">
            <text:p>Yes</text:p>
          </table:table-cell>
          <table:table-cell table:style-name="ce5" office:value-type="string">
            <text:p>5 months</text:p>
          </table:table-cell>
          <table:table-cell table:style-name="ce5" office:value-type="string">
            <text:p>We have a mostly montage-themed show, but we like to start with an organic opening in a specific style choice, then use the last minutes of our stage time to callback anything we can.</text:p>
          </table:table-cell>
          <table:table-cell table:style-name="ce5" table:number-columns-repeated="4"/>
          <table:table-cell table:style-name="ce7"/>
          <table:table-cell table:style-name="ce7" office:value-type="string">
            <text:p>https://www.facebook.com/photo.php?fbid=10152512378943083&amp;set=t.1372800196&amp;type=3&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
          <table:table-cell table:style-name="ce2" office:value-type="float" office:value="41924.9375694445">
            <text:p>10/12/2014 22:30:06</text:p>
          </table:table-cell>
          <table:table-cell table:style-name="ce5" office:value-type="string">
            <text:p>Dumbasses</text:p>
          </table:table-cell>
          <table:table-cell table:style-name="ce5" office:value-type="string">
            <text:p>https://www.facebook.com/DumbassesImprov</text:p>
          </table:table-cell>
          <table:table-cell table:style-name="ce5"/>
          <table:table-cell table:style-name="ce5" office:value-type="string">
            <text:p>Marcus Hysmith</text:p>
            <text:p>Luis Salinas</text:p>
          </table:table-cell>
          <table:table-cell table:style-name="ce5" table:number-columns-repeated="2"/>
          <table:table-cell table:style-name="ce5" office:value-type="string">
            <text:p>Marcus Hysmith and Luis Salinas attempt tasks that require skill and intelligence while possessing neither.</text:p>
          </table:table-cell>
          <table:table-cell table:style-name="ce5" table:number-columns-repeated="10"/>
          <table:table-cell table:style-name="ce7" table:number-columns-repeated="4"/>
          <table:table-cell table:style-name="Default" office:value-type="float" office:value="2014">
            <text:p>2014</text:p>
          </table:table-cell>
          <table:table-cell table:number-columns-repeated="233"/>
        </table:table-row>
        <table:table-row table:style-name="ro8">
          <table:table-cell table:style-name="ce2" office:value-type="float" office:value="41920.981099537">
            <text:p>10/8/2014 23:32:47</text:p>
          </table:table-cell>
          <table:table-cell table:style-name="ce5" office:value-type="string">
            <text:p>Duplex</text:p>
          </table:table-cell>
          <table:table-cell table:style-name="ce5" office:value-type="string">
            <text:p>https://www.facebook.com/dupleximprov</text:p>
          </table:table-cell>
          <table:table-cell table:style-name="ce5"/>
          <table:table-cell table:style-name="ce5" office:value-type="string">
            <text:p>Austen Silver</text:p>
            <text:p>Catherine Grady</text:p>
            <text:p>Evan Eggers</text:p>
            <text:p>Norman Tran</text:p>
          </table:table-cell>
          <table:table-cell table:style-name="ce5" table:number-columns-repeated="2"/>
          <table:table-cell table:style-name="ce5" office:value-type="string">
            <text:p>Duplex is an improv troupe consisting of four people, two front doors, and a shared backyard. Both reasonably priced and in a good neighborhood, Duplex is fun, smart, fast-paced improv for anyone who wished their neighbors lived closer, or their roommates lived farther away.</text:p>
          </table:table-cell>
          <table:table-cell table:style-name="ce5" table:number-columns-repeated="2"/>
          <table:table-cell table:style-name="ce5" office:value-type="string">
            <text:p>Facebook</text:p>
          </table:table-cell>
          <table:table-cell table:style-name="ce5" office:value-type="string">
            <text:p>Yes</text:p>
          </table:table-cell>
          <table:table-cell table:style-name="ce5" office:value-type="string">
            <text:p>Since January 2014</text:p>
          </table:table-cell>
          <table:table-cell table:style-name="ce5" office:value-type="string">
            <text:p>We do a comedy Montage format where we heighten themes and game through second beats in the last half of the show.</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3">
          <table:table-cell table:style-name="ce2" office:value-type="float" office:value="41924.8534027778">
            <text:p>10/12/2014 20:28:54</text:p>
          </table:table-cell>
          <table:table-cell table:style-name="ce5" office:value-type="string">
            <text:p>Duran &amp; Johnson</text:p>
          </table:table-cell>
          <table:table-cell table:style-name="ce5" office:value-type="string">
            <text:p>https://www.facebook.com/pages/Duran-Johnson/268884326587315</text:p>
          </table:table-cell>
          <table:table-cell table:style-name="ce5"/>
          <table:table-cell table:style-name="ce5" office:value-type="string">
            <text:p>Manuel Duran</text:p>
            <text:p>Seth Johnson</text:p>
          </table:table-cell>
          <table:table-cell table:style-name="ce5" table:number-columns-repeated="2"/>
          <table:table-cell table:style-name="ce5" office:value-type="string">
            <text:p>On-stage, Duran &amp; Johnson are an improv duo dedicated to creating believable characters who act and react as emotionally honestly as possible, no matter how absurd the situation they face. Off-stage, they consistently argue about who's the funny one and who's there primarily to provide support.</text:p>
          </table:table-cell>
          <table:table-cell table:style-name="ce5"/>
          <table:table-cell table:style-name="ce5" office:value-type="string">
            <text:p>We had our own weekly variety show ("Duran &amp; Johnson's Special Session On...") on Thursday nights in October 2013 at Coldtowne Theater. We headlined all five shows.</text:p>
          </table:table-cell>
          <table:table-cell table:style-name="ce5" office:value-type="string">
            <text:p>Primarily through Facebook.</text:p>
          </table:table-cell>
          <table:table-cell table:style-name="ce5" office:value-type="string">
            <text:p>Yes.</text:p>
          </table:table-cell>
          <table:table-cell table:style-name="ce5" office:value-type="string">
            <text:p>Year and a half.</text:p>
          </table:table-cell>
          <table:table-cell table:style-name="ce5" table:number-columns-repeated="5"/>
          <table:table-cell table:style-name="ce7" office:value-type="string">
            <text:p>Manuel's been in school recently and we were both doing various shows separately, but we're back to rehearsing weekly and we will soon have a new coach, We're looking to get a great show on video and start submitting to festivals and so we'll do our absolute best to pack each show with supportive friends and family.</text:p>
          </table:table-cell>
          <table:table-cell table:style-name="ce7" office:value-type="string">
            <text:p>https://www.facebook.com/268884326587315/photos/pb.268884326587315.-2207520000.1413163674./268891776586570/?type=3&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2">
          <table:table-cell table:style-name="ce2" office:value-type="float" office:value="41917.9313773148">
            <text:p>10/5/2014 22:21:11</text:p>
          </table:table-cell>
          <table:table-cell table:style-name="ce5" office:value-type="string">
            <text:p>Echo Lake</text:p>
          </table:table-cell>
          <table:table-cell table:style-name="ce5" office:value-type="string">
            <text:p>https://www.facebook.com/EchoLakeImprov?fref=ts</text:p>
          </table:table-cell>
          <table:table-cell table:style-name="ce5"/>
          <table:table-cell table:style-name="ce5" office:value-type="string">
            <text:p>Valerie Ward</text:p>
            <text:p>Cortnie Jones</text:p>
            <text:p>Courtney Hopkin</text:p>
          </table:table-cell>
          <table:table-cell table:style-name="ce5" table:number-columns-repeated="2"/>
          <table:table-cell table:style-name="ce5" office:value-type="string">
            <text:p>Echo Lake takes agreement and joining to an impossible level. We heighten a single shared viewpoint to absurdity, then organically morph forward.</text:p>
          </table:table-cell>
          <table:table-cell table:style-name="ce5"/>
          <table:table-cell table:style-name="ce5" office:value-type="string">
            <text:p>none currently.</text:p>
          </table:table-cell>
          <table:table-cell table:style-name="ce5" office:value-type="string">
            <text:p>social media, word of mouth</text:p>
          </table:table-cell>
          <table:table-cell table:style-name="ce5" table:number-columns-repeated="2"/>
          <table:table-cell table:style-name="ce5" office:value-type="string">
            <text:p>super positive agreement and matching hieghtened to absurdity, organic edits, real awesome stuff.</text:p>
          </table:table-cell>
          <table:table-cell table:style-name="ce5" table:number-columns-repeated="4"/>
          <table:table-cell table:style-name="ce7"/>
          <table:table-cell table:style-name="ce7" office:value-type="string">
            <text:p>https://www.facebook.com/EchoLakeImprov/photos/a.1553791938176421.1073741827.1553652691523679/1553791898176425/?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915.3096759259">
            <text:p>10/3/2014 7:25:56</text:p>
          </table:table-cell>
          <table:table-cell table:style-name="ce5" office:value-type="string">
            <text:p>Empty Promises</text:p>
          </table:table-cell>
          <table:table-cell table:style-name="ce5" office:value-type="string">
            <text:p>https://www.facebook.com/pages/Empty-Promises/720638627968731</text:p>
          </table:table-cell>
          <table:table-cell table:style-name="ce5"/>
          <table:table-cell table:style-name="ce5" office:value-type="string">
            <text:p>Sanjay Rao, Ian Townsend, Alejandro Garcia, Matt Needles, Mathew Stoner, Eli Eidson, KC Harvey-Taylor</text:p>
          </table:table-cell>
          <table:table-cell table:style-name="ce5" table:number-columns-repeated="2"/>
          <table:table-cell table:style-name="ce5" office:value-type="string">
            <text:p>Empty Promises is a Harold team who honor the Chicago style and give it an Austin twist. Fast, fun, whimsical and smart, Empty Promises promises to deliver delight and laughter to every stage it hits.</text:p>
          </table:table-cell>
          <table:table-cell table:style-name="ce5"/>
          <table:table-cell table:style-name="ce5" office:value-type="string">
            <text:p>We have a upcoming run w/ bad font at Coldtowne Theater in Nov. WE have hosted Coldtowne Harold night several Times in the past. </text:p>
          </table:table-cell>
          <table:table-cell table:style-name="ce5" office:value-type="string">
            <text:p>Facebook, posters, do512 &amp; word of mouth. </text:p>
          </table:table-cell>
          <table:table-cell table:style-name="ce5" office:value-type="string">
            <text:p>We are performing oct 9th</text:p>
          </table:table-cell>
          <table:table-cell table:style-name="ce5"/>
          <table:table-cell table:style-name="ce5" office:value-type="string">
            <text:p>We perform "strict" Harolds w/ organic openings. </text:p>
          </table:table-cell>
          <table:table-cell table:style-name="ce5" table:number-columns-repeated="4"/>
          <table:table-cell table:style-name="ce7" office:value-type="string">
            <text:p>Thanks for considering us again, we appreciate the opportunity to perform at the hideout. </text:p>
          </table:table-cell>
          <table:table-cell table:style-name="ce7" office:value-type="string">
            <text:p>https://www.facebook.com/720638627968731/photos/pb.720638627968731.-2207520000.1412339104./850212485011344/?type=3&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923.9853703704">
            <text:p>10/11/2014 23:38:56</text:p>
          </table:table-cell>
          <table:table-cell table:style-name="ce5" office:value-type="string">
            <text:p>Field Day</text:p>
          </table:table-cell>
          <table:table-cell table:style-name="ce5" office:value-type="string">
            <text:p>https://www.facebook.com/FieldDayImprov</text:p>
          </table:table-cell>
          <table:table-cell table:style-name="ce5"/>
          <table:table-cell table:style-name="ce5" office:value-type="string">
            <text:p>David Schwartz</text:p>
            <text:p>Judith Schomp</text:p>
            <text:p>Chris Albano</text:p>
            <text:p>Lindsay Hejl</text:p>
          </table:table-cell>
          <table:table-cell table:style-name="ce5" table:number-columns-repeated="2"/>
          <table:table-cell table:style-name="ce5" office:value-type="string">
            <text:p>Field Day is a badass group of friends who kick through an improvised montage set in a whirlwind of fun, inspiration, and ultimate support. <text:s/>It's <text:s/>whimsical minutiae. They look good in denim.</text:p>
          </table:table-cell>
          <table:table-cell table:style-name="ce5" table:number-columns-repeated="2"/>
          <table:table-cell table:style-name="ce5" office:value-type="string">
            <text:p>Facebook and word of mouth.</text:p>
          </table:table-cell>
          <table:table-cell table:style-name="ce5" office:value-type="string">
            <text:p>Yes</text:p>
          </table:table-cell>
          <table:table-cell table:style-name="ce5" office:value-type="string">
            <text:p>6 months-ish</text:p>
          </table:table-cell>
          <table:table-cell table:style-name="ce5" office:value-type="string">
            <text:p>We do a montage that starts with an organic group scene.</text:p>
          </table:table-cell>
          <table:table-cell table:style-name="ce5" table:number-columns-repeated="4"/>
          <table:table-cell table:style-name="ce7"/>
          <table:table-cell table:style-name="ce7" office:value-type="string">
            <text:p>https://fbcdn-photos-f-a.akamaihd.net/hphotos-ak-xpf1/v/t1.0-0/10351159_1477666885842217_8807036580994935857_n.jpg?oh=b90d5290beba939522424d27d50fd1d4&amp;oe=54AC77E7&amp;__gda__=1425175000_6569b92f1b711ee3a7779b4dea50e606</text:p>
          </table:table-cell>
          <table:table-cell table:style-name="ce7" table:number-columns-repeated="2"/>
          <table:table-cell table:style-name="Default" office:value-type="float" office:value="2014">
            <text:p>2014</text:p>
          </table:table-cell>
          <table:table-cell table:number-columns-repeated="233"/>
        </table:table-row>
        <table:table-row table:style-name="ro10">
          <table:table-cell table:style-name="ce2" office:value-type="float" office:value="41919.7593865741">
            <text:p>10/7/2014 18:13:31</text:p>
          </table:table-cell>
          <table:table-cell table:style-name="ce5" office:value-type="string">
            <text:p>Folks</text:p>
          </table:table-cell>
          <table:table-cell table:style-name="ce5" table:number-columns-repeated="2"/>
          <table:table-cell table:style-name="ce5" office:value-type="string">
            <text:p>Emma Czarnecki</text:p>
            <text:p>Haley Alea Erickson</text:p>
            <text:p>Josh Santos</text:p>
            <text:p>Matt James Davis</text:p>
            <text:p>Manuel Duran</text:p>
          </table:table-cell>
          <table:table-cell table:style-name="ce5" table:number-columns-repeated="2"/>
          <table:table-cell table:style-name="ce5" office:value-type="string">
            <text:p>There's nothing more real, more honest and more hilarious than the relationships we make with one another, which is why our improv is based on finding truthful moments and exposing the inherent comedy within our connection to others.</text:p>
          </table:table-cell>
          <table:table-cell table:style-name="ce5"/>
          <table:table-cell table:style-name="ce5" office:value-type="string">
            <text:p>None yet, we're recently formed.</text:p>
          </table:table-cell>
          <table:table-cell table:style-name="ce5" office:value-type="string">
            <text:p>We've been holding off prom publicizing ourselves in favor of releasing a promotional "blast" as soon as we've booked our first show. We plan to create a (now) traditional facebook page to establish a social homebase, as well as have a poster and a small video clip which may be a simple sketch or a parody of a music video.</text:p>
          </table:table-cell>
          <table:table-cell table:style-name="ce5" office:value-type="string">
            <text:p>No</text:p>
          </table:table-cell>
          <table:table-cell table:style-name="ce5" office:value-type="string">
            <text:p>8/2014</text:p>
          </table:table-cell>
          <table:table-cell table:style-name="ce5" office:value-type="string">
            <text:p>Our deal is telling a grounded semi-narrative based on relationships between realistic characters using platform/tilt. We start real, we find the game *in the relationship* and then play that for all its worth. Sometimes we go to crazy town but we try our best to earn it first!</text:p>
          </table:table-cell>
          <table:table-cell table:style-name="ce5" table:number-columns-repeated="4"/>
          <table:table-cell table:style-name="ce7"/>
          <table:table-cell table:style-name="ce7" office:value-type="string">
            <text:p>http://i.imgur.com/7HpDDIS.jpg</text:p>
          </table:table-cell>
          <table:table-cell table:style-name="ce7" table:number-columns-repeated="2"/>
          <table:table-cell table:style-name="Default" office:value-type="float" office:value="2014">
            <text:p>2014</text:p>
          </table:table-cell>
          <table:table-cell table:number-columns-repeated="233"/>
        </table:table-row>
        <table:table-row table:style-name="ro12">
          <table:table-cell table:style-name="ce2" office:value-type="float" office:value="41924.9254976852">
            <text:p>10/12/2014 22:12:43</text:p>
          </table:table-cell>
          <table:table-cell table:style-name="ce5" office:value-type="string">
            <text:p>Franz &amp; Dave</text:p>
          </table:table-cell>
          <table:table-cell table:style-name="ce5" office:value-type="string">
            <text:p>Facebook.com/franzanddave</text:p>
          </table:table-cell>
          <table:table-cell table:style-name="ce5"/>
          <table:table-cell table:style-name="ce5" office:value-type="string">
            <text:p>Brad Hawkins</text:p>
            <text:p>Ceej Allen</text:p>
            <text:p/>
          </table:table-cell>
          <table:table-cell table:style-name="ce5" table:number-columns-repeated="2"/>
          <table:table-cell table:style-name="ce5" office:value-type="string">
            <text:p>Some collaborations are meant to be, and transcend time and space, life and death. Such is the case with the filmmaking team of David Lynch (Christopher Allen) and Franz Kafka (Brad Hawkins), who have traveled all this way from California and early-20th Century Prague, respectively, to pitch you their latest movie idea! You'll be amused, intrigued, repulsed, and aroused, probably all at the same time, with the improvised antics of Franz and Dave!</text:p>
          </table:table-cell>
          <table:table-cell table:style-name="ce5" table:number-columns-repeated="2"/>
          <table:table-cell table:style-name="ce5" office:value-type="string">
            <text:p>Facebook posters</text:p>
          </table:table-cell>
          <table:table-cell table:style-name="ce5" table:number-columns-repeated="7"/>
          <table:table-cell table:style-name="ce7"/>
          <table:table-cell table:style-name="ce7" office:value-type="string">
            <text:p>http://imgur.com/b3QPAAA</text:p>
          </table:table-cell>
          <table:table-cell table:style-name="ce7" office:value-type="string">
            <text:p>https://vimeo.com/107818589</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924.0061342593">
            <text:p>10/12/2014 0:08:50</text:p>
          </table:table-cell>
          <table:table-cell table:style-name="ce5" office:value-type="string">
            <text:p>GALACTIC</text:p>
          </table:table-cell>
          <table:table-cell table:style-name="ce5" office:value-type="string">
            <text:p>https://www.facebook.com/BattlestarGillacktucka/info</text:p>
          </table:table-cell>
          <table:table-cell table:style-name="ce5"/>
          <table:table-cell table:style-name="ce5" office:value-type="string">
            <text:p>Joshua Gill</text:p>
            <text:p>Lisa Jackson</text:p>
          </table:table-cell>
          <table:table-cell table:style-name="ce5" table:number-columns-repeated="2"/>
          <table:table-cell table:style-name="ce5" office:value-type="string">
            <text:p>Galactic is husband and wife Joshua Gill and Lisa Jackson. Using deep character work, they explore the straight and the absurd. Each of their shows is a unique journey into their demented minds and loving relationship.</text:p>
          </table:table-cell>
          <table:table-cell table:style-name="ce5"/>
          <table:table-cell table:style-name="ce5" office:value-type="string">
            <text:p>We preform regularly at Coldtowne</text:p>
          </table:table-cell>
          <table:table-cell table:style-name="ce5" office:value-type="string">
            <text:p>Facebook, Do512</text:p>
          </table:table-cell>
          <table:table-cell table:style-name="ce5" table:number-columns-repeated="7"/>
          <table:table-cell table:style-name="ce7"/>
          <table:table-cell table:style-name="ce7" office:value-type="string">
            <text:p>https://www.facebook.com/BattlestarGillacktucka/photos/a.146652462038319.24114.121819911188241/599149113455316/?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23">
          <table:table-cell table:style-name="ce2" office:value-type="float" office:value="41915.4314814815">
            <text:p>10/3/2014 10:21:20</text:p>
          </table:table-cell>
          <table:table-cell table:style-name="ce5" office:value-type="string">
            <text:p>HIGHdeas</text:p>
          </table:table-cell>
          <table:table-cell table:style-name="ce5" table:number-columns-repeated="2"/>
          <table:table-cell table:style-name="ce5" office:value-type="string">
            <text:p>The core cast consists of Nathan Sowell, Clifton Highfield, Cody Dearing, Matt Needles, and Chaz Formicella, we then invite 4 players from around the scene to bring in their own original ideas.</text:p>
          </table:table-cell>
          <table:table-cell table:style-name="ce5" table:number-columns-repeated="2"/>
          <table:table-cell table:style-name="ce5" office:value-type="string">
            <text:p>In a terrible dystopian future, robots have taken over Earth.</text:p>
            <text:p/>
            <text:p>Mankind has been all but wiped out, and any remaining humans are kept alive for only one reason; to be farmed for their entertainment ideas (as robots themselves are terrible at creating entertainment).</text:p>
            <text:p/>
            <text:p>The team of captive writers made up of the last surviving humans are brought into the “submission chamber” where they are forced to smoke space-drugs, and have their brains scanned to reveal a High-concept show idea to be made into entertainment for the robots…for example, “What if every character entrance was treated like the most popular character on a sitcom”?</text:p>
          </table:table-cell>
          <table:table-cell table:style-name="ce5"/>
          <table:table-cell table:style-name="ce5" office:value-type="string">
            <text:p>We have a monthly slot at ColdTowne, but this show is just too fun to delegate to once a month.</text:p>
          </table:table-cell>
          <table:table-cell table:style-name="ce5" office:value-type="string">
            <text:p>We usually promote with FaceBook Events, Do512, and status blasting. A big draw to the show is the ability to have guest performers from all over the scene, a lot of time the combination of certain performers playing together seems to be a large draw.</text:p>
          </table:table-cell>
          <table:table-cell table:style-name="ce5" office:value-type="string">
            <text:p>Yes</text:p>
          </table:table-cell>
          <table:table-cell table:style-name="ce5" office:value-type="string">
            <text:p>5 months</text:p>
          </table:table-cell>
          <table:table-cell table:style-name="ce5" office:value-type="string">
            <text:p>The show is short form disguised as long form. There is a source scene with all of the prisoners, and their robot overlord. The robot then takes each Hoomon and extracts their best idea(short form game). The games are thought up by each individual before coming to the show, and are not revealed until they are said on stage. We then play that idea for as long as it has legs before returning to the source scene. Wash, rinse, and repeat. The show is costumed and there is also a tech component. I think it would be a real treat to try it at The Hideout.</text:p>
          </table:table-cell>
          <table:table-cell table:style-name="ce5" table:number-columns-repeated="4"/>
          <table:table-cell table:style-name="ce7" office:value-type="string">
            <text:p>Excited!</text:p>
          </table:table-cell>
          <table:table-cell table:style-name="ce7" office:value-type="string">
            <text:p>http://imgur.com/W1T0FEO</text:p>
          </table:table-cell>
          <table:table-cell table:style-name="ce7" table:number-columns-repeated="2"/>
          <table:table-cell table:style-name="Default" office:value-type="float" office:value="2014">
            <text:p>2014</text:p>
          </table:table-cell>
          <table:table-cell table:number-columns-repeated="233"/>
        </table:table-row>
        <table:table-row table:style-name="ro10">
          <table:table-cell table:style-name="ce2" office:value-type="float" office:value="41915.5062847222">
            <text:p>10/3/2014 12:09:03</text:p>
          </table:table-cell>
          <table:table-cell table:style-name="ce5" office:value-type="string">
            <text:p>History Under the Influence</text:p>
          </table:table-cell>
          <table:table-cell table:style-name="ce5" office:value-type="string">
            <text:p>https://www.facebook.com/historyundertheinfluence</text:p>
          </table:table-cell>
          <table:table-cell table:style-name="ce5"/>
          <table:table-cell table:style-name="ce5" office:value-type="string">
            <text:p>Kevin Miller</text:p>
            <text:p>David Lampe</text:p>
            <text:p>Mitchell Deane</text:p>
            <text:p>Caeriel Crestin</text:p>
            <text:p>Ryan Hill</text:p>
            <text:p>Jill Summar</text:p>
            <text:p>Thedward Blevins</text:p>
            <text:p>Peter Rogers</text:p>
            <text:p>Lindsey Mcgowen</text:p>
          </table:table-cell>
          <table:table-cell table:style-name="ce5" table:number-columns-repeated="2"/>
          <table:table-cell table:style-name="ce5" office:value-type="string">
            <text:p>Inspired by the popular series Drunk History, a group of sober improvisers try to keep up with an extremely drunk narrator in "History Under the Influence.” Kevin takes the stage (having spent hours before the show getting shnockered), asks the audience for a historical event, and begins narrating it just as it happened. Things… are not always perfectly accurate.</text:p>
          </table:table-cell>
          <table:table-cell table:style-name="ce5" table:number-columns-repeated="10"/>
          <table:table-cell table:style-name="ce7" office:value-type="string">
            <text:p>Oh man, a Christmas-night show would be something… </text:p>
          </table:table-cell>
          <table:table-cell table:style-name="ce7" office:value-type="string">
            <text:p>http://i.imgur.com/aCSNnTk.jpg</text:p>
          </table:table-cell>
          <table:table-cell table:style-name="ce7" office:value-type="string">
            <text:p>https://vimeo.com/94626212</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921.7034722222">
            <text:p>10/9/2014 16:53:00</text:p>
          </table:table-cell>
          <table:table-cell table:style-name="ce5" office:value-type="string">
            <text:p>Honey Ladies</text:p>
          </table:table-cell>
          <table:table-cell table:style-name="ce5" table:number-columns-repeated="2"/>
          <table:table-cell table:style-name="ce5" office:value-type="string">
            <text:p>Jennifer Kaplan, Jeanette Jones, Sam Schak, Sarah Swofford and Nicole Oliver</text:p>
          </table:table-cell>
          <table:table-cell table:style-name="ce5" table:number-columns-repeated="2"/>
          <table:table-cell table:style-name="ce5" office:value-type="string">
            <text:p>Honey Ladies is an all female troupe that lean towards a grounded and fun experience. We aim to embark on a journey of women stereotypes and slash them down in a funny/thought provoking way.</text:p>
          </table:table-cell>
          <table:table-cell table:style-name="ce5" table:number-columns-repeated="5"/>
          <table:table-cell table:style-name="ce5" office:value-type="string">
            <text:p>Showing that women aren't only the stereotypes that we're (at times) perceived to be by pop culture. We start with the stereotypes and then peel back the layers as the show progresses.</text:p>
          </table:table-cell>
          <table:table-cell table:style-name="ce5" table:number-columns-repeated="4"/>
          <table:table-cell table:style-name="ce7" office:value-type="string">
            <text:p>Thanks for the consideration!!!</text:p>
          </table:table-cell>
          <table:table-cell table:style-name="ce7" table:number-columns-repeated="3"/>
          <table:table-cell table:style-name="Default" office:value-type="float" office:value="2014">
            <text:p>2014</text:p>
          </table:table-cell>
          <table:table-cell table:number-columns-repeated="233"/>
        </table:table-row>
        <table:table-row table:style-name="ro6">
          <table:table-cell table:style-name="ce2" office:value-type="float" office:value="41924.9476388889">
            <text:p>10/12/2014 22:44:36</text:p>
          </table:table-cell>
          <table:table-cell table:style-name="ce5" office:value-type="string">
            <text:p>In Our Prime</text:p>
          </table:table-cell>
          <table:table-cell table:style-name="ce5" office:value-type="string">
            <text:p>http://inourprimeimprov.com/</text:p>
          </table:table-cell>
          <table:table-cell table:style-name="ce5"/>
          <table:table-cell table:style-name="ce5" office:value-type="string">
            <text:p>Jessica Arjet</text:p>
            <text:p>Gloria Rabil Bankler</text:p>
            <text:p>Ryan Hill</text:p>
            <text:p>Paul Normandin</text:p>
          </table:table-cell>
          <table:table-cell table:style-name="ce5" table:number-columns-repeated="2"/>
          <table:table-cell table:style-name="ce5" office:value-type="string">
            <text:p>In Our Prime are four Improvisational actors finding the grounded and real life in our improvised tales. We explore relationships as old as time with grounded characters often unique yet everyday. Using our successful comedic Curve Ball format, we take a suggestion for a crazy location or event and play it in a "real" way. Cast: Jessica Arjet, Gloria Rabil Bankler, Ryan Hill, &amp; Paul Normandin. </text:p>
          </table:table-cell>
          <table:table-cell table:style-name="ce5"/>
          <table:table-cell table:style-name="ce5" office:value-type="string">
            <text:p>None</text:p>
          </table:table-cell>
          <table:table-cell table:style-name="ce5" office:value-type="string">
            <text:p>Threefer Run Posters Plus the single show - usual Website, Facebook and emails.</text:p>
          </table:table-cell>
          <table:table-cell table:style-name="ce5" office:value-type="string">
            <text:p>Yes</text:p>
          </table:table-cell>
          <table:table-cell table:style-name="ce5" office:value-type="string">
            <text:p>35 Months</text:p>
          </table:table-cell>
          <table:table-cell table:style-name="ce5" office:value-type="string">
            <text:p>Grounded Characters - Real Relationships - Absurd Locations</text:p>
          </table:table-cell>
          <table:table-cell table:style-name="ce5" table:number-columns-repeated="4"/>
          <table:table-cell table:style-name="ce7" office:value-type="string">
            <text:p>We can do the Threefer run in December, but only if it is ok that I am the only person Free Christmas Day! ;-) </text:p>
            <text:p/>
            <text:p>I can do a one man IOP show or find people around town to fill in for Gloria, Jessica &amp; Ryan. (Started out as a joke, but that would be fun!)</text:p>
          </table:table-cell>
          <table:table-cell table:style-name="ce7" office:value-type="string">
            <text:p>http://inourprimeimprov.com/images/pictures/troupe/Smaller_IOP_Website.jpg</text:p>
          </table:table-cell>
          <table:table-cell table:style-name="ce7" office:value-type="string">
            <text:p>http://vimeo.com/normandin/blackhole</text:p>
          </table:table-cell>
          <table:table-cell table:style-name="ce7"/>
          <table:table-cell table:style-name="Default" office:value-type="float" office:value="2014">
            <text:p>2014</text:p>
          </table:table-cell>
          <table:table-cell table:number-columns-repeated="233"/>
        </table:table-row>
        <table:table-row table:style-name="ro6">
          <table:table-cell table:style-name="ce2" office:value-type="float" office:value="41924.6694791667">
            <text:p>10/12/2014 16:04:03</text:p>
          </table:table-cell>
          <table:table-cell table:style-name="ce5" office:value-type="string">
            <text:p>Indigo Shift</text:p>
          </table:table-cell>
          <table:table-cell table:style-name="ce5" office:value-type="string">
            <text:p>www.facebook.com/shiftindigo</text:p>
          </table:table-cell>
          <table:table-cell table:style-name="ce5"/>
          <table:table-cell table:style-name="ce5" office:value-type="string">
            <text:p>Jordan T. Maxwell</text:p>
            <text:p>Kacey Samiee</text:p>
            <text:p>Jeffrey Amos (or rotating guest musician)</text:p>
          </table:table-cell>
          <table:table-cell table:style-name="ce5" table:number-columns-repeated="2"/>
          <table:table-cell table:style-name="ce5" office:value-type="string">
            <text:p>One night only…because there’s only one night left! <text:s/>INDIGO SHIFT is an improvised dystopian cabaret, an apocalyptic mix of stories, scenes, and songs to wait out and ring in the end of the world, following a troupe of performers as they perform one final show for the last night on Earth. <text:s/>So…pull up a chair. <text:s/>Have a drink. <text:s/>Come and see...</text:p>
            <text:p/>
          </table:table-cell>
          <table:table-cell table:style-name="ce5"/>
          <table:table-cell table:style-name="ce5" office:value-type="string">
            <text:p>The Spectacle </text:p>
            <text:p>Thursday Night Threefer </text:p>
            <text:p>Hell and Back Cabaret</text:p>
            <text:p>Mister Morbid's </text:p>
            <text:p>Saturday Night Special </text:p>
          </table:table-cell>
          <table:table-cell table:style-name="ce5" office:value-type="string">
            <text:p>online, word of mouth, posters</text:p>
          </table:table-cell>
          <table:table-cell table:style-name="ce5" table:number-columns-repeated="7"/>
          <table:table-cell table:style-name="ce7" office:value-type="string">
            <text:p>not sure when Jeff's getting into town for the holidays, so most of these would probably feature a guest musician. <text:s/>also, my birthday is December 4th and it'd be cool to do a show somewhere around it. <text:s/>just planting seeds, just planting seeds...;)</text:p>
          </table:table-cell>
          <table:table-cell table:style-name="ce7" office:value-type="string">
            <text:p>http://i95.photobucket.com/albums/l121/jtmaxwell/indigoshift1_zpsd8571910.jpg</text:p>
          </table:table-cell>
          <table:table-cell table:style-name="ce7" office:value-type="string">
            <text:p>https://vimeo.com/93075843</text:p>
          </table:table-cell>
          <table:table-cell table:style-name="ce7"/>
          <table:table-cell table:style-name="Default" office:value-type="float" office:value="2014">
            <text:p>2014</text:p>
          </table:table-cell>
          <table:table-cell table:number-columns-repeated="233"/>
        </table:table-row>
        <table:table-row table:style-name="ro10">
          <table:table-cell table:style-name="ce2" office:value-type="float" office:value="41925.3000694444">
            <text:p>10/13/2014 7:12:06</text:p>
          </table:table-cell>
          <table:table-cell table:style-name="ce5" office:value-type="string">
            <text:p>iScream Sandwich</text:p>
          </table:table-cell>
          <table:table-cell table:style-name="ce5" office:value-type="string">
            <text:p>www.facebook.com/iScreamSandwich</text:p>
          </table:table-cell>
          <table:table-cell table:style-name="ce5"/>
          <table:table-cell table:style-name="ce5" office:value-type="string">
            <text:p>Heidi Caldwell, </text:p>
            <text:p>Erica Lies, </text:p>
            <text:p>Carissa McAtee</text:p>
            <text:p>Marv Pratt</text:p>
            <text:p>Regina Soto</text:p>
            <text:p>Clif Highfield</text:p>
            <text:p>Wyatt Tall </text:p>
          </table:table-cell>
          <table:table-cell table:style-name="ce5" table:number-columns-repeated="2"/>
          <table:table-cell table:style-name="ce5" office:value-type="string">
            <text:p>The Institution Theater’s own premiere Harold troupe - iScream Sandwich performs The Harold, a classic longform improv format. iSS is an appetizing team of improvists—including Heidi Caldwell, Erica Lies, Clif Highfield, Regina Soto, Wyatt Tall, Carissa McAtee and Marv Pratt—taking on the Harold with their own custom flavors and unique toppings!</text:p>
          </table:table-cell>
          <table:table-cell table:style-name="ce5"/>
          <table:table-cell table:style-name="ce5" office:value-type="string">
            <text:p>Weekly show at The Institution, several festivals including, OOB, Houston, Trill Fest, Improvaganza! </text:p>
          </table:table-cell>
          <table:table-cell table:style-name="ce5" office:value-type="string">
            <text:p>In everyway! We have over 500 FB fans, we use other online sites like Do512, Austin 360, Culture Map, Meet Ups, etc. </text:p>
          </table:table-cell>
          <table:table-cell table:style-name="ce5" office:value-type="string">
            <text:p>Yup! Lots!</text:p>
          </table:table-cell>
          <table:table-cell table:style-name="ce5" office:value-type="string">
            <text:p>over 3 years</text:p>
          </table:table-cell>
          <table:table-cell table:style-name="ce5" office:value-type="string">
            <text:p>We do the Harold </text:p>
          </table:table-cell>
          <table:table-cell table:style-name="ce5" table:number-columns-repeated="4"/>
          <table:table-cell table:style-name="ce7" office:value-type="string">
            <text:p>I'm so sorry this is late, I understand its the easy way to eliminate, but I fell asleep last night after rehearsal while I was in the middle of filling this out, just sitting here on the couch with the laptop on my lap and I was out cold until about a half hour ago. :( I figure it doesn't hurt to at least try! Thanks for always being a good friend to us...if you need us we'll be there for you! :) </text:p>
          </table:table-cell>
          <table:table-cell table:style-name="ce7" office:value-type="string">
            <text:p>https://www.facebook.com/iScreamSandwich/photos/pb.277529985643394.-2207520000.1413202196./719288641467524/?type=3&amp;theater</text:p>
          </table:table-cell>
          <table:table-cell table:style-name="ce7" office:value-type="string">
            <text:p>http://vimeo.com/88585735</text:p>
          </table:table-cell>
          <table:table-cell table:style-name="ce7"/>
          <table:table-cell table:style-name="Default" office:value-type="float" office:value="2014">
            <text:p>2014</text:p>
          </table:table-cell>
          <table:table-cell table:number-columns-repeated="233"/>
        </table:table-row>
        <table:table-row table:style-name="ro11">
          <table:table-cell table:style-name="ce2" office:value-type="float" office:value="41924.9276273148">
            <text:p>10/12/2014 22:15:47</text:p>
          </table:table-cell>
          <table:table-cell table:style-name="ce5" office:value-type="string">
            <text:p>iZARZAMORA!</text:p>
          </table:table-cell>
          <table:table-cell table:style-name="ce5" office:value-type="string">
            <text:p>facebook</text:p>
          </table:table-cell>
          <table:table-cell table:style-name="ce5"/>
          <table:table-cell table:style-name="ce5" office:value-type="string">
            <text:p>Brad Hawkins</text:p>
            <text:p>Topping Haggerty</text:p>
            <text:p>Chuy Zarate</text:p>
            <text:p>Kevin Miller</text:p>
            <text:p>David.Lampe</text:p>
          </table:table-cell>
          <table:table-cell table:style-name="ce5" table:number-columns-repeated="2"/>
          <table:table-cell table:style-name="ce5" office:value-type="string">
            <text:p>History as you've never seen it before! ... and as it probably never happened, but you never know.</text:p>
          </table:table-cell>
          <table:table-cell table:style-name="ce5"/>
          <table:table-cell table:style-name="ce5" office:value-type="string">
            <text:p>Coldtowne</text:p>
            <text:p>Institution</text:p>
            <text:p>Numerous fests across the country</text:p>
            <text:p/>
          </table:table-cell>
          <table:table-cell table:style-name="ce5" office:value-type="string">
            <text:p>Social media and posters</text:p>
          </table:table-cell>
          <table:table-cell table:style-name="ce5" table:number-columns-repeated="7"/>
          <table:table-cell table:style-name="ce7" office:value-type="string">
            <text:p>I was just chatting with Chuy, Topping, Kevin and Brad about what a wonderful person Roy is. <text:s/>What a coincidence that here I am sending you a message.</text:p>
          </table:table-cell>
          <table:table-cell table:number-columns-repeated="2" table:style-name="ce7" office:value-type="string">
            <text:p>fb</text:p>
          </table:table-cell>
          <table:table-cell table:style-name="ce7"/>
          <table:table-cell table:style-name="Default" office:value-type="float" office:value="2014">
            <text:p>2014</text:p>
          </table:table-cell>
          <table:table-cell table:number-columns-repeated="233"/>
        </table:table-row>
        <table:table-row table:style-name="ro23">
          <table:table-cell table:style-name="ce2" office:value-type="float" office:value="41925.0014236111">
            <text:p>10/13/2014 0:02:03</text:p>
          </table:table-cell>
          <table:table-cell table:style-name="ce5" office:value-type="string">
            <text:p>Je Ju</text:p>
          </table:table-cell>
          <table:table-cell table:style-name="ce5" table:number-columns-repeated="2"/>
          <table:table-cell table:style-name="ce5" office:value-type="string">
            <text:p>Jeanette Jones</text:p>
            <text:p>Justin Davis</text:p>
          </table:table-cell>
          <table:table-cell table:style-name="ce5" table:number-columns-repeated="2"/>
          <table:table-cell table:style-name="ce5" office:value-type="string">
            <text:p>Love can play out, successfully and unsuccessfully, in many different ways. Whether it’s romantic, platonic, familial, or mutual, lost, or imagined, no love story is like any other. Je Ju (pronounced Jay Jew) explores the depths to which people care and about those -- people, things, and ideas -- that they care about. Two people, real-life couple Justin Davis and Jeanette Jones, play multiple characters in revolving and evolving relationships.</text:p>
            <text:p/>
            <text:p>We play with physicality and are <text:s/>comfortable picking up subtle cues from the other while also gleefully pushing each other's buttons. So, our hook is each other and embodying the idea that "I'm there to make the other person look good."</text:p>
            <text:p/>
          </table:table-cell>
          <table:table-cell table:style-name="ce5" table:number-columns-repeated="5"/>
          <table:table-cell table:style-name="ce5" office:value-type="string">
            <text:p>We perform a two-person La Ronde, focusing on stories with a positive energy and the feeling of love expressed in some way. That doesn't mean that every expression of love is positive or even successful, but that doesn't negate the feeling of connection to the stories told. </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3">
          <table:table-cell table:style-name="ce2" office:value-type="float" office:value="41918.3930092593">
            <text:p>10/6/2014 9:25:56</text:p>
          </table:table-cell>
          <table:table-cell table:style-name="ce5" office:value-type="string">
            <text:p>Jeff &amp; David</text:p>
          </table:table-cell>
          <table:table-cell table:style-name="ce5" office:value-type="string">
            <text:p>https://www.facebook.com/JeffDavidImprov</text:p>
          </table:table-cell>
          <table:table-cell table:style-name="ce5"/>
          <table:table-cell table:style-name="ce5" office:value-type="string">
            <text:p>David Howe</text:p>
            <text:p>Jeff Whitaker</text:p>
          </table:table-cell>
          <table:table-cell table:style-name="ce5" table:number-columns-repeated="2"/>
          <table:table-cell table:style-name="ce5" office:value-type="string">
            <text:p>Jeff &amp; David are close friends who often find themselves on stage together. When they do, they perform high energy, emotionally-based improv where they can play anywhere from 1-10 characters in a scene. Jeff &amp; David also perform every week as an opener for the troupe, Good Fight.</text:p>
          </table:table-cell>
          <table:table-cell table:style-name="ce5"/>
          <table:table-cell table:style-name="ce5" office:value-type="string">
            <text:p>Jeff &amp; David perform as an opening every single week to Good Fight, a troupe they are also in.</text:p>
          </table:table-cell>
          <table:table-cell table:style-name="ce5" office:value-type="string">
            <text:p>Our troupe promotes quite frequently with Jeff &amp; David and Good Fight.</text:p>
          </table:table-cell>
          <table:table-cell table:style-name="ce5" office:value-type="string">
            <text:p>yes</text:p>
          </table:table-cell>
          <table:table-cell table:style-name="ce5" office:value-type="string">
            <text:p>1.5 years</text:p>
          </table:table-cell>
          <table:table-cell table:style-name="ce5" office:value-type="string">
            <text:p>We strongly follow the "find the funny" mentality where the second we discover something in a scene that we want to explore, we go down that rabbit hole. We start in a grounded scene based in real emotions, but by the end we are character-hopping, tapping out, and dipping more into the absolute insane.</text:p>
          </table:table-cell>
          <table:table-cell table:style-name="ce5" table:number-columns-repeated="4"/>
          <table:table-cell table:style-name="ce7" office:value-type="string">
            <text:p>Good Fight / Jeff &amp; David are making an effort to reach out and play at other theaters, as we are trying to integrate TNM stuff more into the community. If we do not play this time, we will be submitting regularly and sending more and more updated show videos, etc.</text:p>
          </table:table-cell>
          <table:table-cell table:style-name="ce7" office:value-type="string">
            <text:p>https://www.facebook.com/JeffDavidImprov/photos/a.239918992879399.1073741825.239918486212783/239918999546065/?type=1&amp;theater</text:p>
          </table:table-cell>
          <table:table-cell table:style-name="ce7" office:value-type="string">
            <text:p>https://vimeo.com/88659440</text:p>
          </table:table-cell>
          <table:table-cell table:style-name="ce7"/>
          <table:table-cell table:style-name="Default" office:value-type="float" office:value="2014">
            <text:p>2014</text:p>
          </table:table-cell>
          <table:table-cell table:number-columns-repeated="233"/>
        </table:table-row>
        <table:table-row table:style-name="ro8">
          <table:table-cell table:style-name="ce2" office:value-type="float" office:value="41924.700787037">
            <text:p>10/12/2014 16:49:08</text:p>
          </table:table-cell>
          <table:table-cell table:style-name="ce5" office:value-type="string">
            <text:p>Kingston</text:p>
          </table:table-cell>
          <table:table-cell table:style-name="ce5" office:value-type="string">
            <text:p>https://www.facebook.com/KingstonImprov</text:p>
          </table:table-cell>
          <table:table-cell table:style-name="ce5"/>
          <table:table-cell table:style-name="ce5" office:value-type="string">
            <text:p>Drew Wesely </text:p>
            <text:p>Chris McKeever</text:p>
            <text:p>Cortnie Jones</text:p>
            <text:p>Frank Netscher</text:p>
            <text:p>Jillian Besemer</text:p>
            <text:p>Sanjay Rao</text:p>
          </table:table-cell>
          <table:table-cell table:style-name="ce5" table:number-columns-repeated="2"/>
          <table:table-cell table:style-name="ce5" office:value-type="string">
            <text:p>Kingston is a troupe of experienced improvisers who play fast, supportive shows where we follow what is funny in the scenes!</text:p>
          </table:table-cell>
          <table:table-cell table:style-name="ce5" table:number-columns-repeated="2"/>
          <table:table-cell table:style-name="ce5" office:value-type="string">
            <text:p>Social Media</text:p>
          </table:table-cell>
          <table:table-cell table:style-name="ce5" table:number-columns-repeated="7"/>
          <table:table-cell table:style-name="ce7"/>
          <table:table-cell table:style-name="ce7" office:value-type="string">
            <text:p>https://fbcdn-sphotos-g-a.akamaihd.net/hphotos-ak-xfa1/v/t1.0-9/10253818_10152296003800399_1599376554855078758_n.jpg?oh=f2f3f018ce39a72f1ec07bc1435efafc&amp;oe=54B36A57&amp;__gda__=1425473466_379e29126d3896c1df8434b9d19a2fe0</text:p>
          </table:table-cell>
          <table:table-cell table:style-name="ce7" office:value-type="string">
            <text:p>http://vimeo.com/98304072 </text:p>
          </table:table-cell>
          <table:table-cell table:style-name="ce7"/>
          <table:table-cell table:style-name="Default" office:value-type="float" office:value="2014">
            <text:p>2014</text:p>
          </table:table-cell>
          <table:table-cell table:number-columns-repeated="233"/>
        </table:table-row>
        <table:table-row table:style-name="ro19">
          <table:table-cell table:style-name="ce2" office:value-type="float" office:value="41924.9722569444">
            <text:p>10/12/2014 23:20:03</text:p>
          </table:table-cell>
          <table:table-cell table:style-name="ce5" office:value-type="string">
            <text:p>Like-Minded People</text:p>
          </table:table-cell>
          <table:table-cell table:style-name="ce5" office:value-type="string">
            <text:p>N/A</text:p>
          </table:table-cell>
          <table:table-cell table:style-name="ce5"/>
          <table:table-cell table:style-name="ce5" office:value-type="string">
            <text:p>Steven Saltsman</text:p>
            <text:p>Jim Meyers</text:p>
          </table:table-cell>
          <table:table-cell table:style-name="ce5" table:number-columns-repeated="2"/>
          <table:table-cell table:style-name="ce5" office:value-type="string">
            <text:p>Like-minded people is a duo formed by two members of the Station Theater community. <text:s/>Jim and Steven delight audiences by combining an incredible sense of playfulness with a healthy dose of emotional truth and honesty. <text:s/></text:p>
          </table:table-cell>
          <table:table-cell table:style-name="ce5"/>
          <table:table-cell table:style-name="ce5" office:value-type="string">
            <text:p>We've performed this form with this cast as part of Station's Thursday night, with Structure, and had a run of shows in Station's Dark Matter shows, late-night Friday nights.</text:p>
          </table:table-cell>
          <table:table-cell table:style-name="ce5" office:value-type="string">
            <text:p>Primarily through Facebook, word of mouth, and Station's various marketing outlets.</text:p>
          </table:table-cell>
          <table:table-cell table:style-name="ce5" office:value-type="string">
            <text:p>Yes</text:p>
          </table:table-cell>
          <table:table-cell table:style-name="ce5" office:value-type="string">
            <text:p>~4 months</text:p>
          </table:table-cell>
          <table:table-cell table:style-name="ce5" office:value-type="string">
            <text:p>Jim and Steven pull audience volunteers on stage for their suggestion. <text:s/>The idea is to use prolonged, silent eye contact as the source for information. <text:s/>Players are encouraged to use the eye contact to 'fall in love' with the volunteers, and through that window players explore a fully formed relationship -- pros, cons, strengths, weaknesses, initiation, and termination. <text:s/>From this place of heightened emotion and relationships, Jim and Steven perform (generally) 1-3 scenes with all the game awareness brought by considerable experience playing the Armando and such forms and the emotional realism brought on by the practice of instantly forming complex relationships.</text:p>
          </table:table-cell>
          <table:table-cell table:style-name="ce5" table:number-columns-repeated="4"/>
          <table:table-cell table:style-name="ce7" office:value-type="string">
            <text:p>Hope you're having an incredible day, or at least and good as can be expected. <text:s/>Hideout is chock-full of wonderful people, and you should be proud.</text:p>
            <text:p>:D</text:p>
          </table:table-cell>
          <table:table-cell table:style-name="ce7" office:value-type="string">
            <text:p>https://scontent-a-dfw.xx.fbcdn.net/hphotos-xpa1/v/t1.0-9/1654125_10152726772393556_4564805930128711426_n.jpg?oh=8ce766f7f4492c441fad7d42ecbc2f2e&amp;oe=54C3AA77</text:p>
          </table:table-cell>
          <table:table-cell table:style-name="ce7" table:number-columns-repeated="2"/>
          <table:table-cell table:style-name="Default" office:value-type="float" office:value="2014">
            <text:p>2014</text:p>
          </table:table-cell>
          <table:table-cell table:number-columns-repeated="233"/>
        </table:table-row>
        <table:table-row table:style-name="ro6">
          <table:table-cell table:style-name="ce2" office:value-type="float" office:value="41922.6306365741">
            <text:p>10/10/2014 15:08:07</text:p>
          </table:table-cell>
          <table:table-cell table:style-name="ce5" office:value-type="string">
            <text:p>Local Genius Society </text:p>
          </table:table-cell>
          <table:table-cell table:style-name="ce5" office:value-type="string">
            <text:p>https://www.facebook.com/localgeniussociety</text:p>
          </table:table-cell>
          <table:table-cell table:style-name="ce5"/>
          <table:table-cell table:style-name="ce5" office:value-type="string">
            <text:p>Karen Jane DeWitt</text:p>
            <text:p>Nicole Beckley</text:p>
            <text:p>Zac Grantham</text:p>
          </table:table-cell>
          <table:table-cell table:style-name="ce5" table:number-columns-repeated="2"/>
          <table:table-cell table:style-name="ce5" office:value-type="string">
            <text:p>Local Genius Society is a group of raconteurs, savants, and bon vivants. Together, their knowledge includes the rules of curling, the intricacies of motion graphics, the proper way to handle a dangling participle, and how to bake a Baked Alaska. They perform a character-driven improvised one-act play. Their chemistry, energy, and love of games always shines through.</text:p>
          </table:table-cell>
          <table:table-cell table:style-name="ce5"/>
          <table:table-cell table:style-name="ce5" office:value-type="string">
            <text:p>We've performed in the Threefer, Weekender, and PGraph Presents. <text:s/>We've also performed in the CageMatch and Oh Science Jam at ColdTowne Theater. </text:p>
          </table:table-cell>
          <table:table-cell table:style-name="ce5" office:value-type="string">
            <text:p>We promote ourselves online -- through our website/facebook page, personalized emails and phone calls, DO512</text:p>
          </table:table-cell>
          <table:table-cell table:style-name="ce5" office:value-type="string">
            <text:p>yes</text:p>
          </table:table-cell>
          <table:table-cell table:style-name="ce5" office:value-type="string">
            <text:p>since December 2010</text:p>
          </table:table-cell>
          <table:table-cell table:style-name="ce5" office:value-type="string">
            <text:p>We perform a long-form narrative that essentially functions like a one-act play. <text:s/>Sometimes linear, sometimes non-linear, sometimes monoscenes in one location -- we like to see who the characters are and explore them deeply. </text:p>
          </table:table-cell>
          <table:table-cell table:style-name="ce5" table:number-columns-repeated="4"/>
          <table:table-cell table:style-name="ce7" office:value-type="string">
            <text:p>We're very available in December! <text:s/>(In November Zac will have a newborn!)</text:p>
          </table:table-cell>
          <table:table-cell table:style-name="ce7" office:value-type="string">
            <text:p>http://localgeniussociety.files.wordpress.com/2011/11/lgs2014.jpg</text:p>
          </table:table-cell>
          <table:table-cell table:style-name="ce7" table:number-columns-repeated="2"/>
          <table:table-cell table:style-name="Default" office:value-type="float" office:value="2014">
            <text:p>2014</text:p>
          </table:table-cell>
          <table:table-cell table:number-columns-repeated="233"/>
        </table:table-row>
        <table:table-row table:style-name="ro24">
          <table:table-cell table:style-name="ce2" office:value-type="float" office:value="41924.8863657407">
            <text:p>10/12/2014 21:16:22</text:p>
          </table:table-cell>
          <table:table-cell table:style-name="ce5" office:value-type="string">
            <text:p>Manacle</text:p>
          </table:table-cell>
          <table:table-cell table:style-name="ce5" office:value-type="string">
            <text:p>https://www.facebook.com/pages/Manacle/629259487160096</text:p>
          </table:table-cell>
          <table:table-cell table:style-name="ce5"/>
          <table:table-cell table:style-name="ce5" office:value-type="string">
            <text:p>Aden Kirschner</text:p>
            <text:p>Eric Nepom</text:p>
          </table:table-cell>
          <table:table-cell table:style-name="ce5" table:number-columns-repeated="2"/>
          <table:table-cell table:style-name="ce5" office:value-type="string">
            <text:p>What's that thing that makes relationships weird? Wonderful? Beautiful? Horrific? Eric Nepom and Aden Kirschner don't know either, but these two certainly explore all of the different ways characters relate to each other through very committed character and scene work. <text:s/>What you see in a Manacle show depends on the relationships that wish to be viewed on any given night as these two strive to give you a theatrical experience that feels as though each moment was carefully blocked, scripted, choreographed and rehearsed while still finding ways to surprise, break and delight each other. Aden and Eric have been performing improvisational theatre for over a combined 50! They have created programming, taught, and performed in shows and festivals around the world. Recognized for outstanding skills in theatre, speech, communication and development these two share a passion for committed character work, grounded platform building and that moment where one realizes that anything can happen in improv!</text:p>
          </table:table-cell>
          <table:table-cell table:style-name="ce5"/>
          <table:table-cell table:style-name="ce5" office:value-type="string">
            <text:p>The Invite, Portland Oregon (one upcoming show)</text:p>
            <text:p>Infinite Improv showcase (a couple of times</text:p>
            <text:p>OOB (once)</text:p>
            <text:p>Alaska Improv Fest (this coming spring)</text:p>
            <text:p/>
          </table:table-cell>
          <table:table-cell table:style-name="ce5" table:number-columns-repeated="8"/>
          <table:table-cell table:style-name="ce7" office:value-type="string">
            <text:p>We're from Oregon and are coming in from out of town! BUT you already know that :D</text:p>
          </table:table-cell>
          <table:table-cell table:style-name="ce7" office:value-type="string">
            <text:p>https://fbcdn-sphotos-g-a.akamaihd.net/hphotos-ak-xap1/v/t1.0-9/10622830_692766197476091_1818829006347959105_n.jpg?oh=2a44bebc87554b51a2c7ed37efca9bd2&amp;oe=54C2424F&amp;__gda__=1422036371_a306aa9f9be5e9945cb1a00503780102</text:p>
          </table:table-cell>
          <table:table-cell table:style-name="ce7" office:value-type="string">
            <text:p>http://www.nationalimprovnetwork.com/team-profile-for-festivals/?teamkey=961</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924.432025463">
            <text:p>10/12/2014 10:22:07</text:p>
          </table:table-cell>
          <table:table-cell table:style-name="ce5" office:value-type="string">
            <text:p>Mandinka</text:p>
          </table:table-cell>
          <table:table-cell table:style-name="ce5" office:value-type="string">
            <text:p>facebook.com/mandinkaimprov</text:p>
          </table:table-cell>
          <table:table-cell table:style-name="ce5"/>
          <table:table-cell table:style-name="ce5" office:value-type="string">
            <text:p>Mia Iseman</text:p>
            <text:p>Andrew Buck</text:p>
          </table:table-cell>
          <table:table-cell table:style-name="ce5" table:number-columns-repeated="2"/>
          <table:table-cell table:style-name="ce5" office:value-type="string">
            <text:p>Mandinka performs fast-paced, high-energy improvised one-act plays. Mia Iseman and Andrew Buck have been creating big characters and outrageous stories for more than two years, and now they want to do it for YOU!</text:p>
          </table:table-cell>
          <table:table-cell table:style-name="ce5"/>
          <table:table-cell table:style-name="ce5" office:value-type="string">
            <text:p>ColdTowne sometimes</text:p>
          </table:table-cell>
          <table:table-cell table:style-name="ce5" office:value-type="string">
            <text:p>Mia's friends always come to her shows. Plus we do some Facebook stuff! We'll work hard, as this would be our last show of 2014. </text:p>
          </table:table-cell>
          <table:table-cell table:style-name="ce5" office:value-type="string">
            <text:p>Yes</text:p>
          </table:table-cell>
          <table:table-cell table:style-name="ce5" office:value-type="string">
            <text:p>2 yrs</text:p>
          </table:table-cell>
          <table:table-cell table:style-name="ce5" office:value-type="string">
            <text:p>We do mono-pop one-act plays.</text:p>
          </table:table-cell>
          <table:table-cell table:style-name="ce5" table:number-columns-repeated="4"/>
          <table:table-cell table:style-name="ce7" office:value-type="string">
            <text:p>Thanks!</text:p>
          </table:table-cell>
          <table:table-cell table:style-name="ce7" table:number-columns-repeated="3"/>
          <table:table-cell table:style-name="Default" office:value-type="float" office:value="2014">
            <text:p>2014</text:p>
          </table:table-cell>
          <table:table-cell table:number-columns-repeated="233"/>
        </table:table-row>
        <table:table-row table:style-name="ro6">
          <table:table-cell table:style-name="ce2" office:value-type="float" office:value="41914.6432638889">
            <text:p>10/2/2014 15:26:18</text:p>
          </table:table-cell>
          <table:table-cell table:style-name="ce5" office:value-type="string">
            <text:p>Matt &amp; Alejandro's One Man Show</text:p>
          </table:table-cell>
          <table:table-cell table:style-name="ce5" office:value-type="string">
            <text:p>https://www.facebook.com/ouronemanshow</text:p>
          </table:table-cell>
          <table:table-cell table:style-name="ce5"/>
          <table:table-cell table:style-name="ce5" office:value-type="string">
            <text:p>Alejandro Garcia</text:p>
            <text:p>Matt Needles</text:p>
          </table:table-cell>
          <table:table-cell table:style-name="ce5" table:number-columns-repeated="2"/>
          <table:table-cell table:style-name="ce5" office:value-type="string">
            <text:p>Matt Needles and Alejandro Garcia are comedians and actors from Austin, TX. Graduates of the ColdTowne Conservatory, they have performed their one man show at comedy festivals across the country. Swinging between grounded relationships and delightful absurdity like a pendulum, they enjoy creating scenes <text:s/>where close friends and equals are pitted against a greater world.</text:p>
          </table:table-cell>
          <table:table-cell table:style-name="ce5"/>
          <table:table-cell table:style-name="ce5" office:value-type="string">
            <text:p>This particular troupe mostly performs out of town, we do not currently play anywhere in Austin.</text:p>
          </table:table-cell>
          <table:table-cell table:style-name="ce5" office:value-type="string">
            <text:p>Facebook, online video content</text:p>
          </table:table-cell>
          <table:table-cell table:style-name="ce5" office:value-type="string">
            <text:p>yes</text:p>
          </table:table-cell>
          <table:table-cell table:style-name="ce5" office:value-type="string">
            <text:p>About 9 months</text:p>
          </table:table-cell>
          <table:table-cell table:style-name="ce5" office:value-type="string">
            <text:p>We follow the fun of a show, allowing ourselves to run down rabbit holes and explore the world we discover. <text:s/></text:p>
          </table:table-cell>
          <table:table-cell table:style-name="ce5" table:number-columns-repeated="4"/>
          <table:table-cell table:style-name="ce7" office:value-type="string">
            <text:p>one love</text:p>
          </table:table-cell>
          <table:table-cell table:style-name="ce7"/>
          <table:table-cell table:style-name="ce7" office:value-type="string">
            <text:p>https://www.youtube.com/watch?v=MM-g1Y_4CcM</text:p>
          </table:table-cell>
          <table:table-cell table:style-name="ce7"/>
          <table:table-cell table:style-name="Default" office:value-type="float" office:value="2014">
            <text:p>2014</text:p>
          </table:table-cell>
          <table:table-cell table:number-columns-repeated="233"/>
        </table:table-row>
        <table:table-row table:style-name="ro7">
          <table:table-cell table:style-name="ce2" office:value-type="float" office:value="41924.6151967593">
            <text:p>10/12/2014 14:45:53</text:p>
          </table:table-cell>
          <table:table-cell table:style-name="ce5" office:value-type="string">
            <text:p>Mirage Machine</text:p>
          </table:table-cell>
          <table:table-cell table:style-name="ce5" table:number-columns-repeated="2"/>
          <table:table-cell table:style-name="ce5" office:value-type="string">
            <text:p>Theo Daley</text:p>
            <text:p>Chance Garcia</text:p>
            <text:p>Kenny Madison</text:p>
            <text:p>David Moses Fruchter</text:p>
          </table:table-cell>
          <table:table-cell table:style-name="ce5" table:number-columns-repeated="2"/>
          <table:table-cell table:style-name="ce5" office:value-type="string">
            <text:p>Mirage Machine makes a masochistic mash-up of the normal and the non-normal. Combining real grounded character work with off-the-wall, surreal scene work, the Machine is ready to take you to an oasis of comedy.</text:p>
          </table:table-cell>
          <table:table-cell table:style-name="ce5"/>
          <table:table-cell table:style-name="ce5" office:value-type="string">
            <text:p>Mirage Machine has performed at the Coldtowne Cage Match several times. Additionally, they are slotted to perform in the ColdTowne lock-in.</text:p>
          </table:table-cell>
          <table:table-cell table:style-name="ce5" office:value-type="string">
            <text:p>Through self-promotion on social media</text:p>
          </table:table-cell>
          <table:table-cell table:style-name="ce5" office:value-type="string">
            <text:p>Yes</text:p>
          </table:table-cell>
          <table:table-cell table:style-name="ce5" office:value-type="string">
            <text:p>Less than a year</text:p>
          </table:table-cell>
          <table:table-cell table:style-name="ce5" office:value-type="string">
            <text:p>Fast-paced, breakneck montage.</text:p>
          </table:table-cell>
          <table:table-cell table:style-name="ce5" table:number-columns-repeated="4"/>
          <table:table-cell table:style-name="ce7" office:value-type="string">
            <text:p>Above all, we just want to play. We want to entertain, have fun, and let people in on the fun.</text:p>
          </table:table-cell>
          <table:table-cell table:style-name="ce7" table:number-columns-repeated="3"/>
          <table:table-cell table:style-name="Default" office:value-type="float" office:value="2014">
            <text:p>2014</text:p>
          </table:table-cell>
          <table:table-cell table:number-columns-repeated="233"/>
        </table:table-row>
        <table:table-row table:style-name="ro11">
          <table:table-cell table:style-name="ce2" office:value-type="float" office:value="41924.45875">
            <text:p>10/12/2014 11:00:36</text:p>
          </table:table-cell>
          <table:table-cell table:style-name="ce5" office:value-type="string">
            <text:p>Newsical</text:p>
          </table:table-cell>
          <table:table-cell table:style-name="ce5" office:value-type="string">
            <text:p>https://www.facebook.com/Newsicalimprov</text:p>
          </table:table-cell>
          <table:table-cell table:style-name="ce5"/>
          <table:table-cell table:style-name="ce5" office:value-type="string">
            <text:p>Jason Finkelman, Kimberly Cox, Ann Flynn-Terrell, Austin Terrell</text:p>
          </table:table-cell>
          <table:table-cell table:style-name="ce5" table:number-columns-repeated="2"/>
          <table:table-cell table:style-name="ce5" office:value-type="string">
            <text:p>One part news + one part musical + hilarious improv = NEWSICAL! The improv musical based off of a newspaper article. Fresh every night, no two shows are the same and no show is ever done twice! </text:p>
          </table:table-cell>
          <table:table-cell table:style-name="ce5"/>
          <table:table-cell table:style-name="ce5" office:value-type="string">
            <text:p>Coldtowne (miller and pursely), The Institution (hell and back cabaret)</text:p>
          </table:table-cell>
          <table:table-cell table:style-name="ce5" office:value-type="string">
            <text:p>Facebook</text:p>
          </table:table-cell>
          <table:table-cell table:style-name="ce5" table:number-columns-repeated="7"/>
          <table:table-cell table:style-name="ce7" office:value-type="string">
            <text:p>Looking forward to performing at the Hideout</text:p>
          </table:table-cell>
          <table:table-cell table:style-name="ce7" office:value-type="string">
            <text:p>https://www.facebook.com/Newsicalimprov/photos/pb.429953397102818.-2207520000.1413129368./434220426676115/?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924.9406134259">
            <text:p>10/12/2014 22:34:29</text:p>
          </table:table-cell>
          <table:table-cell table:style-name="ce5" office:value-type="string">
            <text:p>Nice Astronaut</text:p>
          </table:table-cell>
          <table:table-cell table:style-name="ce5" office:value-type="string">
            <text:p>https://www.facebook.com/NiceAstronaut</text:p>
          </table:table-cell>
          <table:table-cell table:style-name="ce5"/>
          <table:table-cell table:style-name="ce5" office:value-type="string">
            <text:p>Drew Wesely </text:p>
            <text:p>Chaz Formichlla</text:p>
            <text:p>Joseph Dailey</text:p>
            <text:p>Nathan Sowell</text:p>
            <text:p>Nicole McCracken</text:p>
            <text:p>Tim Honker</text:p>
          </table:table-cell>
          <table:table-cell table:style-name="ce5" table:number-columns-repeated="2"/>
          <table:table-cell table:style-name="ce5" office:value-type="string">
            <text:p>Nice Astronaut performs a show that they have performed in cities around America in which they perform scenes that are connected through relationships and callbacks. </text:p>
          </table:table-cell>
          <table:table-cell table:style-name="ce5"/>
          <table:table-cell table:style-name="ce5" office:value-type="string">
            <text:p>Improvaoke every 2nd saturday at Coldtowne</text:p>
          </table:table-cell>
          <table:table-cell table:style-name="ce5" office:value-type="string">
            <text:p>Social media</text:p>
          </table:table-cell>
          <table:table-cell table:style-name="ce5" table:number-columns-repeated="7"/>
          <table:table-cell table:style-name="ce7"/>
          <table:table-cell table:style-name="ce7" office:value-type="string">
            <text:p>see our facebook page</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921.9241319444">
            <text:p>10/9/2014 22:10:45</text:p>
          </table:table-cell>
          <table:table-cell table:style-name="ce5" office:value-type="string">
            <text:p>Northward</text:p>
          </table:table-cell>
          <table:table-cell table:style-name="ce5" office:value-type="string">
            <text:p>https://www.facebook.com/northwardimprov</text:p>
          </table:table-cell>
          <table:table-cell table:style-name="ce5"/>
          <table:table-cell table:style-name="ce5" office:value-type="string">
            <text:p>Thedward Blevins</text:p>
            <text:p>Norman Tran</text:p>
          </table:table-cell>
          <table:table-cell table:style-name="ce5" table:number-columns-repeated="2"/>
          <table:table-cell table:style-name="ce5" office:value-type="string">
            <text:p>Northward presents a whirlwind of different characters and explores their relationships through a series of two person scenes where the focus flows from each character to the next until the first and final characters share the last scene.</text:p>
          </table:table-cell>
          <table:table-cell table:style-name="ce5" table:number-columns-repeated="2"/>
          <table:table-cell table:style-name="ce5" office:value-type="string">
            <text:p>Facebook</text:p>
          </table:table-cell>
          <table:table-cell table:style-name="ce5" office:value-type="string">
            <text:p>Yes</text:p>
          </table:table-cell>
          <table:table-cell table:style-name="ce5" office:value-type="string">
            <text:p>May 2014</text:p>
          </table:table-cell>
          <table:table-cell table:style-name="ce5" office:value-type="string">
            <text:p>We do a two person La Ronde.</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2">
          <table:table-cell table:style-name="ce2" office:value-type="float" office:value="41924.8135532407">
            <text:p>10/12/2014 19:31:31</text:p>
          </table:table-cell>
          <table:table-cell table:style-name="ce5" office:value-type="string">
            <text:p>Of Mice And Mostly Women</text:p>
          </table:table-cell>
          <table:table-cell table:style-name="ce5" table:number-columns-repeated="2"/>
          <table:table-cell table:style-name="ce5" office:value-type="string">
            <text:p>Chase Doggett</text:p>
            <text:p>Eden Keig</text:p>
            <text:p>Coco Robertson</text:p>
            <text:p>Makaa Copeland</text:p>
            <text:p>Emily Hentschel</text:p>
            <text:p>Riley Rudy</text:p>
            <text:p>Erin Caldwell</text:p>
            <text:p>Allison Parra </text:p>
          </table:table-cell>
          <table:table-cell table:style-name="ce5" table:number-columns-repeated="2"/>
          <table:table-cell table:style-name="ce5" office:value-type="string">
            <text:p>Of Mice And Mostly Women is a troupe consisting of seniors and juniors in high school. They originate from St. Stephen's Episcopal School in Austin, but have branched out from the school. The group met around 2 years ago in an improv club and has been working hard and having fun since. They mainly focus on long for narrative improv, but are pretty much down for most. They work well as a pretty darn good dance troupe as well. </text:p>
          </table:table-cell>
          <table:table-cell table:style-name="ce5"/>
          <table:table-cell table:style-name="ce5" office:value-type="string">
            <text:p>We have performed for teen showcases around town, as well as at St.Stephen's and ISAS Fine Arts Festival. </text:p>
          </table:table-cell>
          <table:table-cell table:style-name="ce5" office:value-type="string">
            <text:p>With shining personalities. </text:p>
            <text:p/>
            <text:p>Just kidding, posters sometimes or announcements at school.</text:p>
          </table:table-cell>
          <table:table-cell table:style-name="ce5" office:value-type="string">
            <text:p>Yes</text:p>
          </table:table-cell>
          <table:table-cell table:style-name="ce5" office:value-type="string">
            <text:p>2 Years</text:p>
          </table:table-cell>
          <table:table-cell table:style-name="ce5" office:value-type="string">
            <text:p>We do long form narrative.</text:p>
            <text:p>It kind of goes off from its own from there. We sometimes do "Bat" like openings or organic openings and see where the tides take us. </text:p>
          </table:table-cell>
          <table:table-cell table:style-name="ce5" table:number-columns-repeated="4"/>
          <table:table-cell table:style-name="ce7" office:value-type="string">
            <text:p>We have only been in the teen showcases before and taught summer camps before at the hideout, but we don't know much else. Not exactly sure what shows would fit best for us. We are only just a group of teens but we are passionate about it. And we do sometimes break the group up smaller into 6 or even a group of 3. </text:p>
          </table:table-cell>
          <table:table-cell table:style-name="ce7" table:number-columns-repeated="3"/>
          <table:table-cell table:style-name="Default" office:value-type="float" office:value="2014">
            <text:p>2014</text:p>
          </table:table-cell>
          <table:table-cell table:number-columns-repeated="233"/>
        </table:table-row>
        <table:table-row table:style-name="ro12">
          <table:table-cell table:style-name="ce2" office:value-type="float" office:value="41924.6606712963">
            <text:p>10/12/2014 15:51:22</text:p>
          </table:table-cell>
          <table:table-cell table:style-name="ce5" office:value-type="string">
            <text:p>Ophelia's Rope</text:p>
          </table:table-cell>
          <table:table-cell table:style-name="ce5" office:value-type="string">
            <text:p>www.opheliasrope.com</text:p>
          </table:table-cell>
          <table:table-cell table:style-name="ce5"/>
          <table:table-cell table:style-name="ce5" office:value-type="string">
            <text:p>Autumn Clack</text:p>
            <text:p>Ruth S McCleskey</text:p>
          </table:table-cell>
          <table:table-cell table:style-name="ce5" table:number-columns-repeated="2"/>
          <table:table-cell table:style-name="ce5" office:value-type="string">
            <text:p>Autumn and Ruth are Ophelia's Rope, a two woman troupe who takes their inspiration from an audience suggested sonnet (or Shel Silverstein poem, or Urinetown page, etc.) and builds a world using a modified Deconstruction.</text:p>
          </table:table-cell>
          <table:table-cell table:style-name="ce5"/>
          <table:table-cell table:style-name="ce5" office:value-type="string">
            <text:p>Self-produced shows at Rudyards in Houston, usually once a month</text:p>
            <text:p>Festivals around the country</text:p>
            <text:p>Guest perform with any troupe or theatre that will have us</text:p>
            <text:p>Station Theatre every other month</text:p>
            <text:p/>
          </table:table-cell>
          <table:table-cell table:style-name="ce5" office:value-type="string">
            <text:p>Business cards, Facebook, Instagram, Twitter, Vine</text:p>
          </table:table-cell>
          <table:table-cell table:style-name="ce5" table:number-columns-repeated="7"/>
          <table:table-cell table:style-name="ce7"/>
          <table:table-cell table:style-name="ce7" office:value-type="string">
            <text:p>http://www.google.com/imgres?imgurl=https://lh6.googleusercontent.com/-wu4IvWJPag0/AAAAAAAAAAI/AAAAAAAAACc/4VFUy6vMliA/photo.jpg&amp;imgrefurl=https://plus.google.com/112124677942401992747&amp;h=512&amp;w=512&amp;tbnid=0JgrtsLKTdx1OM:&amp;zoom=1&amp;docid=_OBSaXtWImj2tM&amp;itg=1&amp;hl=en&amp;ei=H-k6VJKrAqfi8gGFwYCoDQ&amp;tbm=isch&amp;client=safari&amp;ved=0CB4QMygAMAA</text:p>
          </table:table-cell>
          <table:table-cell table:style-name="ce7" office:value-type="string">
            <text:p>http://youtu.be/-cl5d52m6jI</text:p>
          </table:table-cell>
          <table:table-cell table:style-name="ce7"/>
          <table:table-cell table:style-name="Default" office:value-type="float" office:value="2014">
            <text:p>2014</text:p>
          </table:table-cell>
          <table:table-cell table:number-columns-repeated="233"/>
        </table:table-row>
        <table:table-row table:style-name="ro2">
          <table:table-cell table:style-name="ce2" office:value-type="float" office:value="41914.6170949074">
            <text:p>10/2/2014 14:48:37</text:p>
          </table:table-cell>
          <table:table-cell table:style-name="ce5" office:value-type="string">
            <text:p>PGraph</text:p>
          </table:table-cell>
          <table:table-cell table:style-name="ce5" office:value-type="string">
            <text:p>http://pgraph.com</text:p>
          </table:table-cell>
          <table:table-cell table:style-name="ce5"/>
          <table:table-cell table:style-name="ce5" office:value-type="string">
            <text:p>Roy Janik</text:p>
            <text:p>Kaci Beeler</text:p>
            <text:p>Valerie Ward</text:p>
            <text:p>Kareem Badr</text:p>
          </table:table-cell>
          <table:table-cell table:style-name="ce5" table:number-columns-repeated="2"/>
          <table:table-cell table:style-name="ce5" office:value-type="string">
            <text:p>PGraph is alright. </text:p>
          </table:table-cell>
          <table:table-cell table:style-name="ce5"/>
          <table:table-cell table:style-name="ce5" office:value-type="string">
            <text:p>this is it, on the regular. Unless we're touring.</text:p>
          </table:table-cell>
          <table:table-cell table:style-name="ce5" office:value-type="string">
            <text:p>Facebook, email</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10">
          <table:table-cell table:style-name="ce2" office:value-type="float" office:value="41924.7598958333">
            <text:p>10/12/2014 18:14:15</text:p>
          </table:table-cell>
          <table:table-cell table:style-name="ce5" office:value-type="string">
            <text:p>Physics Curse</text:p>
          </table:table-cell>
          <table:table-cell table:style-name="ce5" table:number-columns-repeated="2"/>
          <table:table-cell table:style-name="ce5" office:value-type="string">
            <text:p>Aspen Webster</text:p>
            <text:p>Ann Nelson</text:p>
            <text:p>Rachel Austin</text:p>
            <text:p>Rosemarie Frezza </text:p>
          </table:table-cell>
          <table:table-cell table:style-name="ce5" table:number-columns-repeated="2"/>
          <table:table-cell table:style-name="ce5" office:value-type="string">
            <text:p>A bunch of ladies doing some sweet improv. We have amazing chemistry and we're not afraid to experiment. This is PHYSICS CURSE. Physics Curse is Aspen Webster, Rosemarie Frezza, Ann Nelson, and Rachel Austin.</text:p>
          </table:table-cell>
          <table:table-cell table:style-name="ce5"/>
          <table:table-cell table:style-name="ce5" office:value-type="string">
            <text:p>We're just getting started! We're putting in for other shows like the Cagematch at Coldtowne.</text:p>
          </table:table-cell>
          <table:table-cell table:style-name="ce5" office:value-type="string">
            <text:p>Again, we're pretty new so this is one of the first steps in getting ourselves out there. Mostly the Facebooks though. </text:p>
          </table:table-cell>
          <table:table-cell table:style-name="ce5" office:value-type="string">
            <text:p>No</text:p>
          </table:table-cell>
          <table:table-cell table:style-name="ce5" office:value-type="string">
            <text:p>3 months</text:p>
          </table:table-cell>
          <table:table-cell table:style-name="ce5" office:value-type="string">
            <text:p>We're four girls that want to tell you stories and delight you along the way. We're working on nailing down a format. It's all montage, and right now we're working with living room, a kind of free association bit and then scenes, and something fun we discovered recently of reading a "note" or "journal entry" and creating scenes based on that. </text:p>
          </table:table-cell>
          <table:table-cell table:style-name="ce5" table:number-columns-repeated="4"/>
          <table:table-cell table:style-name="ce7"/>
          <table:table-cell table:style-name="ce7" office:value-type="string">
            <text:p>https://scontent-a-dfw.xx.fbcdn.net/hphotos-xap1/t31.0-8/10648925_10105048096575870_8897926156597461151_o.jpg</text:p>
          </table:table-cell>
          <table:table-cell table:style-name="ce7" table:number-columns-repeated="2"/>
          <table:table-cell table:style-name="Default" office:value-type="float" office:value="2014">
            <text:p>2014</text:p>
          </table:table-cell>
          <table:table-cell table:number-columns-repeated="233"/>
        </table:table-row>
        <table:table-row table:style-name="ro25">
          <table:table-cell table:style-name="ce2" office:value-type="float" office:value="41917.8587731482">
            <text:p>10/5/2014 20:36:38</text:p>
          </table:table-cell>
          <table:table-cell table:style-name="ce5" office:value-type="string">
            <text:p>Quadrupeds</text:p>
          </table:table-cell>
          <table:table-cell table:style-name="ce5" table:number-columns-repeated="2"/>
          <table:table-cell table:style-name="ce5" office:value-type="string">
            <text:p>Jessica Arjet</text:p>
            <text:p>Aspen Webster</text:p>
            <text:p>David Ronn</text:p>
            <text:p>Caeriel Crestin</text:p>
          </table:table-cell>
          <table:table-cell table:style-name="ce5" table:number-columns-repeated="2"/>
          <table:table-cell table:style-name="ce5" office:value-type="string">
            <text:p>Have you ever been surprised by the ripples a choice can make? Something that was no big deal at the time can have huge ramifications in your life, down the line. Quadrupeds is a troupe that’s fascinated with these unseen crossroads, and exploring what lies down each path. </text:p>
          </table:table-cell>
          <table:table-cell table:style-name="ce5"/>
          <table:table-cell table:style-name="ce5" office:value-type="string">
            <text:p>None, we're a new troupe! But all four of us also play weekly in Flying Theater Machine. </text:p>
          </table:table-cell>
          <table:table-cell table:style-name="ce5"/>
          <table:table-cell table:style-name="ce5" office:value-type="string">
            <text:p>We formed from an Arjet Universe gig in the Fringe. </text:p>
          </table:table-cell>
          <table:table-cell table:style-name="ce5" office:value-type="string">
            <text:p>We're new! </text:p>
          </table:table-cell>
          <table:table-cell table:style-name="ce5" office:value-type="string">
            <text:p>We get a suggestion from the audience about a place where a lot of strangers might be. Then we do a longer opening scene, playing multiple characters in a complex environment. We try to hit recognizable beats. The protagonist enters at any point, early or late in the scene, and experiences this environment, and chooses to interact with one or more of these characters. We then follow what happens from that choice--sometimes it's something huge, sometimes it's silly, sometimes it's tragic, sometimes it's lame. After we've explored it, we reset back to the original scene, and recreate it, trying to hit the same beats. Protagonist makes a different choices this time, and we explore that alternate universe. If anything happened in the first story that would happen regardless (protagonist gets a phone call, or something happens in the wider world), we make sure it happens again, with probably different results and reactions. <text:s/>And repeat a third time with yet another choice. We try to make sure the stories have high variety but also "feel right." We are all big fans of Wes Anderson's movies and try to create vivid worlds with memorable characters and a hint of magical realism. </text:p>
          </table:table-cell>
          <table:table-cell table:style-name="ce5" table:number-columns-repeated="4"/>
          <table:table-cell table:style-name="ce7" office:value-type="string">
            <text:p>We might be able to do some Weekender shows, but Jessica is in NYC and I haven't heard back from her about her Sunday availability, so maybe just stick with Threefer availability for now. </text:p>
          </table:table-cell>
          <table:table-cell table:style-name="ce7" table:number-columns-repeated="3"/>
          <table:table-cell table:style-name="Default" office:value-type="float" office:value="2014">
            <text:p>2014</text:p>
          </table:table-cell>
          <table:table-cell table:number-columns-repeated="233"/>
        </table:table-row>
        <table:table-row table:style-name="ro15">
          <table:table-cell table:style-name="ce2" office:value-type="float" office:value="41920.5598726852">
            <text:p>10/8/2014 13:26:13</text:p>
          </table:table-cell>
          <table:table-cell table:style-name="ce5" office:value-type="string">
            <text:p>Rachel &amp; Dave</text:p>
          </table:table-cell>
          <table:table-cell table:style-name="ce5" office:value-type="string">
            <text:p>www.rahcelanddave.com</text:p>
          </table:table-cell>
          <table:table-cell table:style-name="ce5"/>
          <table:table-cell table:style-name="ce5" office:value-type="string">
            <text:p>Rachel Madorsky</text:p>
            <text:p>Dave Buckman</text:p>
          </table:table-cell>
          <table:table-cell table:style-name="ce5" table:number-columns-repeated="2"/>
          <table:table-cell table:style-name="ce5" office:value-type="string">
            <text:p>Rachel and Dave are a long form improvisation and sketch group based out of Austin, Texas. The group features the married duo of Rachel Madorsky and David Buckman who weave spontaneous comedy about the foibles and complexities of relationships like a modern-day Stiller and Meara. Rachel and Dave shows are filled with real characters, love, whimsy and delightfully inappropriate situations. They can also be seen regularly at ColdTowne Theater Saturday Nights with their award winning improv ensemble, The Frank Mills.</text:p>
          </table:table-cell>
          <table:table-cell table:style-name="ce5"/>
          <table:table-cell table:style-name="ce5" office:value-type="string">
            <text:p>The Frank Mills every Saturday night at 10</text:p>
          </table:table-cell>
          <table:table-cell table:style-name="ce5" office:value-type="string">
            <text:p>Fb, person email list, twitter, 512, </text:p>
          </table:table-cell>
          <table:table-cell table:style-name="ce5" table:number-columns-repeated="7"/>
          <table:table-cell table:style-name="ce7" office:value-type="string">
            <text:p>Instead of straight up improv, we would be showcasing and previewing some scenes from our upcoming sketch show. <text:s/></text:p>
            <text:p/>
            <text:p>We will berunning Thursdays in December, so any November stagetime you can give us on either of those Firdays would be greatly appreciated as we need an audience to flesh out our sketches.</text:p>
          </table:table-cell>
          <table:table-cell table:style-name="ce7" office:value-type="string">
            <text:p>http://www.rachelanddave.com/rachelanddave.com/Home_files/rachel%20and%20dave%20may%20be%20high%20res%203.jpg</text:p>
          </table:table-cell>
          <table:table-cell table:style-name="ce7" office:value-type="string">
            <text:p>http://vimeo.com/17767225</text:p>
          </table:table-cell>
          <table:table-cell table:style-name="ce7"/>
          <table:table-cell table:style-name="Default" office:value-type="float" office:value="2014">
            <text:p>2014</text:p>
          </table:table-cell>
          <table:table-cell table:number-columns-repeated="233"/>
        </table:table-row>
        <table:table-row table:style-name="ro3">
          <table:table-cell table:style-name="ce2" office:value-type="float" office:value="41924.0097800926">
            <text:p>10/12/2014 0:14:05</text:p>
          </table:table-cell>
          <table:table-cell table:style-name="ce5" office:value-type="string">
            <text:p>Ratliff &amp; Jackson</text:p>
          </table:table-cell>
          <table:table-cell table:style-name="ce5" office:value-type="string">
            <text:p>https://www.facebook.com/RatliffandJackson</text:p>
          </table:table-cell>
          <table:table-cell table:style-name="ce5"/>
          <table:table-cell table:style-name="ce5" office:value-type="string">
            <text:p>Lisa Jackson</text:p>
            <text:p>John Ratliff</text:p>
          </table:table-cell>
          <table:table-cell table:style-name="ce5" table:number-columns-repeated="2"/>
          <table:table-cell table:style-name="ce5" office:value-type="string">
            <text:p>Two of Austin's most versatile and adventurous improvisors, Lisa Jackson and John Ratliff play the whole range of improv, moving easily from emotionally charged relationship scenes to unbelievably silly accents and back again. Their dedication to their characters is matched only by their desire to crack each other up.</text:p>
          </table:table-cell>
          <table:table-cell table:style-name="ce5"/>
          <table:table-cell table:style-name="ce5" office:value-type="string">
            <text:p>We play regularly at Coldtowne and The Institution</text:p>
          </table:table-cell>
          <table:table-cell table:style-name="ce5" office:value-type="string">
            <text:p>Posters, Facebook, &amp; Do512</text:p>
          </table:table-cell>
          <table:table-cell table:style-name="ce5" table:number-columns-repeated="7"/>
          <table:table-cell table:style-name="ce7"/>
          <table:table-cell table:style-name="ce7" office:value-type="string">
            <text:p>https://www.facebook.com/RatliffandJackson/photos/a.387429257991519.88276.387427977991647/395649803836131/?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3">
          <table:table-cell table:style-name="ce2" office:value-type="float" office:value="41924.8916203704">
            <text:p>10/12/2014 21:23:56</text:p>
          </table:table-cell>
          <table:table-cell table:style-name="ce5" office:value-type="string">
            <text:p>Safety Word </text:p>
          </table:table-cell>
          <table:table-cell table:style-name="ce5" office:value-type="string">
            <text:p>http://en.m.wikipedia.org/wiki/Diabetic_coma</text:p>
          </table:table-cell>
          <table:table-cell table:style-name="ce5"/>
          <table:table-cell table:style-name="ce5" office:value-type="string">
            <text:p>Chris Sebilia</text:p>
            <text:p>Emma Czarneki </text:p>
            <text:p>Arby Gonzales </text:p>
            <text:p/>
          </table:table-cell>
          <table:table-cell table:style-name="ce5" table:number-columns-repeated="2"/>
          <table:table-cell table:style-name="ce5" office:value-type="string">
            <text:p>Comedy from camaraderie. Safety Word’s fast­paced montage style comes from years these tight friends improvising together. Though each member brings a strange cocktail of outlandish ideas, and amusing premises, the combination is sure to delight. Come see Safety Word, so much fun it hurts.</text:p>
          </table:table-cell>
          <table:table-cell table:style-name="ce5"/>
          <table:table-cell table:style-name="ce5" office:value-type="string">
            <text:p>Threefer, cage match, the derby</text:p>
          </table:table-cell>
          <table:table-cell table:style-name="ce5" office:value-type="string">
            <text:p>Facebook, various troupe members other comedic endeavors. Word of mouth.</text:p>
          </table:table-cell>
          <table:table-cell table:style-name="ce5" table:number-columns-repeated="7"/>
          <table:table-cell table:style-name="ce7" table:number-columns-repeated="4"/>
          <table:table-cell table:style-name="Default" office:value-type="float" office:value="2014">
            <text:p>2014</text:p>
          </table:table-cell>
          <table:table-cell table:number-columns-repeated="233"/>
        </table:table-row>
        <table:table-row table:style-name="ro2">
          <table:table-cell table:style-name="ce2" office:value-type="float" office:value="41924.9193402778">
            <text:p>10/12/2014 22:03:51</text:p>
          </table:table-cell>
          <table:table-cell table:style-name="ce5" office:value-type="string">
            <text:p>Shades of Brown</text:p>
          </table:table-cell>
          <table:table-cell table:style-name="ce5" office:value-type="string">
            <text:p>https://www.facebook.com/SOBimprov?ref=ts&amp;fref=ts</text:p>
          </table:table-cell>
          <table:table-cell table:style-name="ce5"/>
          <table:table-cell table:style-name="ce5" office:value-type="string">
            <text:p>Sandra Ybarra, Leng Wong, Gene Zhou, Monica Ybarra-Torres, Matt Giles, Angela Moldonado</text:p>
          </table:table-cell>
          <table:table-cell table:style-name="ce5" table:number-columns-repeated="2"/>
          <table:table-cell table:style-name="ce5" office:value-type="string">
            <text:p>Fifty shades of brown not gray.</text:p>
          </table:table-cell>
          <table:table-cell table:style-name="ce5" table:number-columns-repeated="2"/>
          <table:table-cell table:style-name="ce5" office:value-type="string">
            <text:p>Facebook, personal invites</text:p>
          </table:table-cell>
          <table:table-cell table:style-name="ce5" table:number-columns-repeated="2"/>
          <table:table-cell table:style-name="ce5" office:value-type="string">
            <text:p>We do an improvised telenovela</text:p>
          </table:table-cell>
          <table:table-cell table:style-name="ce5" table:number-columns-repeated="4"/>
          <table:table-cell table:style-name="ce7"/>
          <table:table-cell table:style-name="ce7" office:value-type="string">
            <text:p>https://www.facebook.com/SOBimprov/photos/pb.339802658971.-2207520000.1413168907./10152306767813972/?type=3&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1">
          <table:table-cell table:style-name="ce2" office:value-type="float" office:value="41924.6424768518">
            <text:p>10/12/2014 15:25:10</text:p>
          </table:table-cell>
          <table:table-cell table:style-name="ce5" office:value-type="string">
            <text:p>Simply D-Vine</text:p>
          </table:table-cell>
          <table:table-cell table:style-name="ce5" office:value-type="string">
            <text:p>www.facebook.com/simplydvineimprov</text:p>
          </table:table-cell>
          <table:table-cell table:style-name="ce5"/>
          <table:table-cell table:style-name="ce5" office:value-type="string">
            <text:p>Jason Vines</text:p>
            <text:p>Deano Jones</text:p>
            <text:p>Ammon Taylor</text:p>
          </table:table-cell>
          <table:table-cell table:style-name="ce5" table:number-columns-repeated="2"/>
          <table:table-cell table:style-name="ce5" office:value-type="string">
            <text:p>High octane, musical mayhem unleashed for 22 minutes.</text:p>
          </table:table-cell>
          <table:table-cell table:style-name="ce5"/>
          <table:table-cell table:style-name="ce5" office:value-type="string">
            <text:p>Over at the Institution about every 6-8 weeks</text:p>
          </table:table-cell>
          <table:table-cell table:style-name="ce5" office:value-type="string">
            <text:p>All the usual ways plus sexual promiscuity.</text:p>
          </table:table-cell>
          <table:table-cell table:style-name="ce5"/>
          <table:table-cell table:style-name="ce5" office:value-type="string">
            <text:p>3 yrs</text:p>
          </table:table-cell>
          <table:table-cell table:style-name="ce5" office:value-type="string">
            <text:p>Single out an audience member, quiz them and do a musical based on their suggestions</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6">
          <table:table-cell table:style-name="ce2" office:value-type="float" office:value="41915.0562731481">
            <text:p>10/3/2014 1:21:02</text:p>
          </table:table-cell>
          <table:table-cell table:style-name="ce5" office:value-type="string">
            <text:p>Squirrel Buddies</text:p>
          </table:table-cell>
          <table:table-cell table:style-name="ce5" table:number-columns-repeated="2"/>
          <table:table-cell table:style-name="ce5" office:value-type="string">
            <text:p>Jon, Roy</text:p>
          </table:table-cell>
          <table:table-cell table:style-name="ce5" table:number-columns-repeated="2"/>
          <table:table-cell table:style-name="ce5" office:value-type="string">
            <text:p>--</text:p>
          </table:table-cell>
          <table:table-cell table:style-name="ce5" table:number-columns-repeated="10"/>
          <table:table-cell table:style-name="ce7" table:number-columns-repeated="4"/>
          <table:table-cell table:style-name="Default" office:value-type="float" office:value="2014">
            <text:p>2014</text:p>
          </table:table-cell>
          <table:table-cell table:number-columns-repeated="233"/>
        </table:table-row>
        <table:table-row table:style-name="ro17">
          <table:table-cell table:style-name="ce2" office:value-type="float" office:value="41922.5144907407">
            <text:p>10/10/2014 12:20:52</text:p>
          </table:table-cell>
          <table:table-cell table:style-name="ce5" office:value-type="string">
            <text:p>Standards</text:p>
          </table:table-cell>
          <table:table-cell table:style-name="ce5" office:value-type="string">
            <text:p>https://www.facebook.com/StandardsImprov</text:p>
          </table:table-cell>
          <table:table-cell table:style-name="ce5"/>
          <table:table-cell table:style-name="ce5" office:value-type="string">
            <text:p>Kelly Juneau</text:p>
            <text:p>Katy Manning</text:p>
            <text:p>Jim Meyers</text:p>
            <text:p>Chris Oddo </text:p>
            <text:p>Bret Whitacre</text:p>
            <text:p/>
          </table:table-cell>
          <table:table-cell table:style-name="ce5" table:number-columns-repeated="2"/>
          <table:table-cell table:style-name="ce5" office:value-type="string">
            <text:p>Standards is a long-form improv troupe hailing from Houston, Texas that features the talents of Kelly Juneau, Katy Manning, Jim Meyers, Christopher Oddo, and Bret Whitacre.</text:p>
            <text:p/>
            <text:p>These friends complement each other in special ways making interesting scenes happen out of thin air. Standards performs improv based on their standards of anything from grapefruits to significant others based on a suggestion from the audience. Through character monologues, they mine for information to use in creating scenes rich in game play and character work.</text:p>
          </table:table-cell>
          <table:table-cell table:style-name="ce5"/>
          <table:table-cell table:style-name="ce5" office:value-type="string">
            <text:p>We perform an average of once a month at Station Theater, opening for their Strucutre troupe on Thursdays and various Saturdays.</text:p>
            <text:p/>
            <text:p>We've also performed at TNM Austin's Megaphone Marathons this summer and Station Theater's 2014 Trill Comedy Festival.</text:p>
          </table:table-cell>
          <table:table-cell table:style-name="ce5" office:value-type="string">
            <text:p>Facebook, Twitter, Instagram, email and word-of-mouth with friends in Austin.</text:p>
          </table:table-cell>
          <table:table-cell table:style-name="ce5" table:number-columns-repeated="7"/>
          <table:table-cell table:style-name="ce7" office:value-type="string">
            <text:p>hearts&amp;hearts&amp;hearts&amp;hearts4ever</text:p>
          </table:table-cell>
          <table:table-cell table:style-name="ce7" office:value-type="string">
            <text:p>https://www.facebook.com/StandardsImprov/timeline</text:p>
          </table:table-cell>
          <table:table-cell table:style-name="ce7" office:value-type="string">
            <text:p>https://www.youtube.com/watch?v=LevwL-NG9E8</text:p>
          </table:table-cell>
          <table:table-cell table:style-name="ce7"/>
          <table:table-cell table:style-name="Default" office:value-type="float" office:value="2014">
            <text:p>2014</text:p>
          </table:table-cell>
          <table:table-cell table:number-columns-repeated="233"/>
        </table:table-row>
        <table:table-row table:style-name="ro3">
          <table:table-cell table:style-name="ce2" office:value-type="float" office:value="41924.8947337963">
            <text:p>10/12/2014 21:28:25</text:p>
          </table:table-cell>
          <table:table-cell table:style-name="ce5" office:value-type="string">
            <text:p>Superwhore</text:p>
          </table:table-cell>
          <table:table-cell table:style-name="ce5" office:value-type="string">
            <text:p>https://www.facebook.com/pages/Superwhore/1481144185488636</text:p>
          </table:table-cell>
          <table:table-cell table:style-name="ce5"/>
          <table:table-cell table:style-name="ce5" office:value-type="string">
            <text:p>Sam Schak</text:p>
            <text:p>Brently Heilbron</text:p>
            <text:p>Bryan Lubu Roberts</text:p>
            <text:p>Meredith Roberts</text:p>
            <text:p>Will Cleveland </text:p>
            <text:p>Amber Quick</text:p>
          </table:table-cell>
          <table:table-cell table:style-name="ce5" table:number-columns-repeated="2"/>
          <table:table-cell table:style-name="ce5" office:value-type="string">
            <text:p>Improvised look behind the scenes of a porn that's never been made. </text:p>
          </table:table-cell>
          <table:table-cell table:style-name="ce5"/>
          <table:table-cell table:style-name="ce5" office:value-type="string">
            <text:p>We opened for Oh Science at CT.</text:p>
          </table:table-cell>
          <table:table-cell table:style-name="ce5" office:value-type="string">
            <text:p>Social media, video. </text:p>
          </table:table-cell>
          <table:table-cell table:style-name="ce5" office:value-type="string">
            <text:p>yes</text:p>
          </table:table-cell>
          <table:table-cell table:style-name="ce5" office:value-type="string">
            <text:p>two months as a troupe </text:p>
          </table:table-cell>
          <table:table-cell table:style-name="ce5" office:value-type="string">
            <text:p>Close Quarters format.</text:p>
            <text:p/>
            <text:p>We ask for a suggestion of a Porn Movie that has never been shot before. We do a group game opening that emulates a scene from that movie (No sex.) followed by a montage of scenes inspired by the opening that happen behind the scenes. </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8">
          <table:table-cell table:style-name="ce2" office:value-type="float" office:value="41924.7836689815">
            <text:p>10/12/2014 18:48:29</text:p>
          </table:table-cell>
          <table:table-cell table:style-name="ce5" office:value-type="string">
            <text:p>That Racket!</text:p>
          </table:table-cell>
          <table:table-cell table:style-name="ce5" office:value-type="string">
            <text:p>https://www.facebook.com/thatracketaustin</text:p>
          </table:table-cell>
          <table:table-cell table:style-name="ce5"/>
          <table:table-cell table:style-name="ce5" office:value-type="string">
            <text:p>Linzy Beltran</text:p>
            <text:p>Mitch Mills</text:p>
            <text:p>Ella Gale</text:p>
            <text:p>Dave Ronn</text:p>
            <text:p>Stephanie Chiarello</text:p>
            <text:p>Kevin Smith</text:p>
            <text:p>Amy Lowrey</text:p>
            <text:p>Mike O'Connor</text:p>
          </table:table-cell>
          <table:table-cell table:style-name="ce5" table:number-columns-repeated="2"/>
          <table:table-cell table:style-name="ce5" office:value-type="string">
            <text:p>That Racket! combines the three great arts of improv, music, and dance into a fun and hilarious evening of entertainment. We create stories that have never been told, songs that have never been sung, and dances that have never been danced before. And though they’ll never be told, sung, or danced again, they’re sure to stick with you!</text:p>
          </table:table-cell>
          <table:table-cell table:style-name="ce5"/>
          <table:table-cell table:style-name="ce5" office:value-type="string">
            <text:p>Hideout:</text:p>
            <text:p>Threefer (once before)</text:p>
            <text:p/>
            <text:p>Coldtowne:</text:p>
            <text:p>Cage Match (champions in July; have advanced to the finals in the current series, to be decided this Wednesday night)</text:p>
            <text:p>Monday Night Mashup (twice before)</text:p>
            <text:p/>
            <text:p>The Institution:</text:p>
            <text:p>We'll be in Mister Morbid's show on Halloween night</text:p>
            <text:p>We'll be debuting our new Pageant format there in December</text:p>
            <text:p/>
            <text:p>Merlin Works:</text:p>
            <text:p>We'll be the featured troupe in the second November Second Sunday show</text:p>
          </table:table-cell>
          <table:table-cell table:style-name="ce5" office:value-type="string">
            <text:p>Facebook, Twitter, Instagram, direct e-mail, word of mouth, flyers</text:p>
          </table:table-cell>
          <table:table-cell table:style-name="ce5" table:number-columns-repeated="7"/>
          <table:table-cell table:style-name="ce7"/>
          <table:table-cell table:style-name="ce7" office:value-type="string">
            <text:p>http://www.steve-rogers-photography.com/gallery/getalink.mg?AlbumID=38830497&amp;AlbumKey=NRzXcG&amp;ImageID=3209656191&amp;ImageKey=wrCfDvP&amp;show=forum&amp;Page=1</text:p>
          </table:table-cell>
          <table:table-cell table:style-name="ce7" office:value-type="string">
            <text:p>http://vimeo.com/user29563351</text:p>
          </table:table-cell>
          <table:table-cell table:style-name="ce7"/>
          <table:table-cell table:style-name="Default" office:value-type="float" office:value="2014">
            <text:p>2014</text:p>
          </table:table-cell>
          <table:table-cell table:number-columns-repeated="233"/>
        </table:table-row>
        <table:table-row table:style-name="ro2">
          <table:table-cell table:style-name="ce2" office:value-type="float" office:value="41924.6732986111">
            <text:p>10/12/2014 16:09:33</text:p>
          </table:table-cell>
          <table:table-cell table:style-name="ce5" office:value-type="string">
            <text:p>The Awkwards</text:p>
          </table:table-cell>
          <table:table-cell table:style-name="ce5" table:number-columns-repeated="2"/>
          <table:table-cell table:style-name="ce5" office:value-type="string">
            <text:p>Jordan T. Maxwell</text:p>
            <text:p>Aaron Saenz</text:p>
            <text:p>Kacey Samiee</text:p>
          </table:table-cell>
          <table:table-cell table:style-name="ce5" table:number-columns-repeated="2"/>
          <table:table-cell table:style-name="ce5" office:value-type="string">
            <text:p>Oh, um...hey! <text:s/>We're The Awkwards! <text:s/>We're a bunch of friends who like to tell stories. <text:s/>We'd like to tell you a story and be your friends as well. <text:s/>Um...okay, bye!</text:p>
          </table:table-cell>
          <table:table-cell table:style-name="ce5"/>
          <table:table-cell table:style-name="ce5" office:value-type="string">
            <text:p>The Spectacle</text:p>
            <text:p>Thursday Night Threefer</text:p>
          </table:table-cell>
          <table:table-cell table:style-name="ce5" office:value-type="string">
            <text:p>online, word of mouth</text:p>
          </table:table-cell>
          <table:table-cell table:style-name="ce5" table:number-columns-repeated="7"/>
          <table:table-cell table:style-name="ce7"/>
          <table:table-cell table:style-name="ce7" office:value-type="string">
            <text:p>http://i95.photobucket.com/albums/l121/jtmaxwell/awkwards2_zpsd1387667.jpg</text:p>
          </table:table-cell>
          <table:table-cell table:style-name="ce7" table:number-columns-repeated="2"/>
          <table:table-cell table:style-name="Default" office:value-type="float" office:value="2014">
            <text:p>2014</text:p>
          </table:table-cell>
          <table:table-cell table:number-columns-repeated="233"/>
        </table:table-row>
        <table:table-row table:style-name="ro8">
          <table:table-cell table:style-name="ce2" office:value-type="float" office:value="41924.921724537">
            <text:p>10/12/2014 22:07:17</text:p>
          </table:table-cell>
          <table:table-cell table:style-name="ce5" office:value-type="string">
            <text:p>The Better Half</text:p>
          </table:table-cell>
          <table:table-cell table:style-name="ce5" office:value-type="string">
            <text:p>https://www.facebook.com/pages/The-Better-Half/250542925008805</text:p>
          </table:table-cell>
          <table:table-cell table:style-name="ce5"/>
          <table:table-cell table:style-name="ce5" office:value-type="string">
            <text:p>Jo Chauvin</text:p>
            <text:p>Regina Soto</text:p>
          </table:table-cell>
          <table:table-cell table:style-name="ce5" table:number-columns-repeated="2"/>
          <table:table-cell table:style-name="ce5" office:value-type="string">
            <text:p>Regina and Jo are two girly girls who play manly men. They discuss life, careers, women, and crafting. With years of improv experience, including three as The Better Half, Regina and Jo balance the touching and the whimsical, the serious and the silly.</text:p>
          </table:table-cell>
          <table:table-cell table:style-name="ce5"/>
          <table:table-cell table:style-name="ce5" office:value-type="string">
            <text:p>The Better Half Presents Date Night (recent 5-week run at the Institution)</text:p>
            <text:p>Triple Scoop</text:p>
          </table:table-cell>
          <table:table-cell table:style-name="ce5" office:value-type="string">
            <text:p>Facebook, flyers, e-mails, telling everybody we know! <text:s/>We're in the planning stages to making promotional videos. If you have other suggestions for promotion we'd love to hear them! <text:s/></text:p>
          </table:table-cell>
          <table:table-cell table:style-name="ce5" office:value-type="string">
            <text:p>Yes!</text:p>
          </table:table-cell>
          <table:table-cell table:style-name="ce5" office:value-type="string">
            <text:p>3 years</text:p>
          </table:table-cell>
          <table:table-cell table:style-name="ce5" office:value-type="string">
            <text:p>We do a monoscene where we dress up really girly and then play men.</text:p>
          </table:table-cell>
          <table:table-cell table:style-name="ce5" table:number-columns-repeated="4"/>
          <table:table-cell table:style-name="ce7" office:value-type="string">
            <text:p>Thank you for this opportunity Roy! <text:s/>We love playing at the Hideout!</text:p>
          </table:table-cell>
          <table:table-cell table:style-name="ce7" office:value-type="string">
            <text:p>https://www.facebook.com/250542925008805/photos/a.276908819038882.71013.250542925008805/788966507833108/?type=1&amp;theater</text:p>
          </table:table-cell>
          <table:table-cell table:style-name="ce7" office:value-type="string">
            <text:p>http://vimeo.com/89816499</text:p>
          </table:table-cell>
          <table:table-cell table:style-name="ce7"/>
          <table:table-cell table:style-name="Default" office:value-type="float" office:value="2014">
            <text:p>2014</text:p>
          </table:table-cell>
          <table:table-cell table:number-columns-repeated="233"/>
        </table:table-row>
        <table:table-row table:style-name="ro3">
          <table:table-cell table:style-name="ce2" office:value-type="float" office:value="41924.4765509259">
            <text:p>10/12/2014 11:26:14</text:p>
          </table:table-cell>
          <table:table-cell table:style-name="ce5" office:value-type="string">
            <text:p>The Escorts</text:p>
          </table:table-cell>
          <table:table-cell table:style-name="ce5" office:value-type="string">
            <text:p>https://www.facebook.com/escimprov</text:p>
          </table:table-cell>
          <table:table-cell table:style-name="ce5"/>
          <table:table-cell table:style-name="ce5" office:value-type="string">
            <text:p>Marc Majcher</text:p>
            <text:p>Aaron Saenz</text:p>
            <text:p>Lindsey Reeves</text:p>
            <text:p>Andreas Fabis</text:p>
            <text:p>Ruby Willmann</text:p>
          </table:table-cell>
          <table:table-cell table:style-name="ce5" table:number-columns-repeated="2"/>
          <table:table-cell table:style-name="ce5" office:value-type="string">
            <text:p>The Escorts are fun, funny, playful, friendly, crass, dirty, filthy and ready to give you a good time after a long week. We perform Improvised Plays ranging from Improvised E-Files, Improvised Reservoir Dogs and Improvised The Game of Life! Treat yourself to a fun evening. Come on, you deserve it.</text:p>
          </table:table-cell>
          <table:table-cell table:style-name="ce5"/>
          <table:table-cell table:style-name="ce5" office:value-type="string">
            <text:p>none</text:p>
          </table:table-cell>
          <table:table-cell table:style-name="ce5" office:value-type="string">
            <text:p>Facebook</text:p>
            <text:p>Word of Mouth</text:p>
            <text:p>Ruby's mom is dependable</text:p>
          </table:table-cell>
          <table:table-cell table:style-name="ce5"/>
          <table:table-cell table:style-name="ce5" office:value-type="string">
            <text:p>3 years</text:p>
          </table:table-cell>
          <table:table-cell table:style-name="ce5" office:value-type="string">
            <text:p>currently working on a darkroom format but it might not be ready for this round. we'll see. otherwise, we're going to do the Game of Life again.</text:p>
          </table:table-cell>
          <table:table-cell table:style-name="ce5" table:number-columns-repeated="4"/>
          <table:table-cell table:style-name="ce7" office:value-type="string">
            <text:p>November 7th is highly preferred (only time for all 5 of us). The other November dates will only have four of us (and December Aaron is in babyland).</text:p>
            <text:p/>
            <text:p>So if possible, November 7th would be GREAT!</text:p>
          </table:table-cell>
          <table:table-cell table:style-name="ce7" office:value-type="string">
            <text:p>https://www.facebook.com/escimprov/photos/a.519220071456814.119444.519211014791053/699894316722721/?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2">
          <table:table-cell table:style-name="ce2" office:value-type="float" office:value="41924.4455092593">
            <text:p>10/12/2014 10:41:32</text:p>
          </table:table-cell>
          <table:table-cell table:style-name="ce5" office:value-type="string">
            <text:p>The Intentions</text:p>
          </table:table-cell>
          <table:table-cell table:style-name="ce5" office:value-type="string">
            <text:p>https://www.facebook.com/theintentionsimprov</text:p>
          </table:table-cell>
          <table:table-cell table:style-name="ce5"/>
          <table:table-cell table:style-name="ce5" office:value-type="string">
            <text:p>Jason Finkelman, Kimberly Cox, Chealsea Gilman, Deano Jones, Brett Tribe</text:p>
          </table:table-cell>
          <table:table-cell table:style-name="ce5" table:number-columns-repeated="2"/>
          <table:table-cell table:style-name="ce5" office:value-type="string">
            <text:p>A talented collection of Austin's wildest improvisers performing fast-paced, smart, and outrageously funny improv comedy.</text:p>
          </table:table-cell>
          <table:table-cell table:style-name="ce5"/>
          <table:table-cell table:style-name="ce5" office:value-type="string">
            <text:p>Threefer, Spectacle, Weekenders, Coldtowne, Institution</text:p>
          </table:table-cell>
          <table:table-cell table:style-name="ce5" office:value-type="string">
            <text:p>Facebook</text:p>
          </table:table-cell>
          <table:table-cell table:style-name="ce5" table:number-columns-repeated="7"/>
          <table:table-cell table:style-name="ce7"/>
          <table:table-cell table:style-name="ce7" office:value-type="string">
            <text:p>https://www.facebook.com/theintentionsimprov/photos/a.679773588710394.1073741825.194876163866808/679773598710393/?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6">
          <table:table-cell table:style-name="ce2" office:value-type="float" office:value="41924.6802893519">
            <text:p>10/12/2014 16:19:37</text:p>
          </table:table-cell>
          <table:table-cell table:style-name="ce5" office:value-type="string">
            <text:p>The Known Wizards</text:p>
          </table:table-cell>
          <table:table-cell table:style-name="ce5" office:value-type="string">
            <text:p>https://www.facebook.com/TheKnownWizards</text:p>
          </table:table-cell>
          <table:table-cell table:style-name="ce5"/>
          <table:table-cell table:style-name="ce5" office:value-type="string">
            <text:p>Shana Merlin</text:p>
            <text:p>Chuy Zarate</text:p>
            <text:p>Lacy Shawn</text:p>
            <text:p>Kevin Miller</text:p>
            <text:p>Quinn Buckner</text:p>
            <text:p>Ted Rutherford</text:p>
            <text:p>Michael Joplin</text:p>
            <text:p>Jillian Summar</text:p>
            <text:p>Ammon Taylor</text:p>
            <text:p>Jason Finkelman</text:p>
          </table:table-cell>
          <table:table-cell table:style-name="ce5" table:number-columns-repeated="2"/>
          <table:table-cell table:style-name="ce5" office:value-type="string">
            <text:p>The Merlin Works Faculty has come together to form The Known Wizards, the all-star troupe featuring award-winning and internationally touring performers and live musicians. They cast a spell with spontaneous scenes, hilarious games, surprisingly good songs, and fantastic stories all made up on the spot based on audience input. </text:p>
          </table:table-cell>
          <table:table-cell table:style-name="ce5"/>
          <table:table-cell table:style-name="ce5" office:value-type="string">
            <text:p>1-2 month at ZACH. Second Sunday Comedy Showcase.</text:p>
          </table:table-cell>
          <table:table-cell table:style-name="ce5" office:value-type="string">
            <text:p>Facebook, newsletters, press releases.</text:p>
          </table:table-cell>
          <table:table-cell table:style-name="ce5" table:number-columns-repeated="7"/>
          <table:table-cell table:style-name="ce7"/>
          <table:table-cell table:style-name="ce7" office:value-type="string">
            <text:p>https://fbcdn-sphotos-e-a.akamaihd.net/hphotos-ak-xap1/v/t1.0-9/10552414_346003115559320_3458584729424229315_n.jpg?oh=32ecd29d61d9233a57b6f923a9b85156&amp;oe=54C0A970&amp;__gda__=1420870316_757600b305ffaa90d6a651d502f1cf1d</text:p>
          </table:table-cell>
          <table:table-cell table:style-name="ce7" table:number-columns-repeated="2"/>
          <table:table-cell table:style-name="Default" office:value-type="float" office:value="2014">
            <text:p>2014</text:p>
          </table:table-cell>
          <table:table-cell table:number-columns-repeated="233"/>
        </table:table-row>
        <table:table-row table:style-name="ro11">
          <table:table-cell table:style-name="ce2" office:value-type="float" office:value="41924.7854398148">
            <text:p>10/12/2014 18:51:02</text:p>
          </table:table-cell>
          <table:table-cell table:style-name="ce5" office:value-type="string">
            <text:p>The Knuckleball Now</text:p>
          </table:table-cell>
          <table:table-cell table:style-name="ce5" office:value-type="string">
            <text:p>theknuckleballnow.net</text:p>
          </table:table-cell>
          <table:table-cell table:style-name="ce5"/>
          <table:table-cell table:style-name="ce5" office:value-type="string">
            <text:p>Kotfas</text:p>
            <text:p>Deano</text:p>
            <text:p>Joplin</text:p>
            <text:p>Ace</text:p>
            <text:p>Lee Eddy</text:p>
          </table:table-cell>
          <table:table-cell table:style-name="ce5" table:number-columns-repeated="2"/>
          <table:table-cell table:style-name="ce5" office:value-type="string">
            <text:p>Fast paced, high energy improv!</text:p>
          </table:table-cell>
          <table:table-cell table:style-name="ce5" table:number-columns-repeated="2"/>
          <table:table-cell table:style-name="ce5" office:value-type="string">
            <text:p>Posters and Social Media</text:p>
          </table:table-cell>
          <table:table-cell table:style-name="ce5" office:value-type="string">
            <text:p>yep</text:p>
          </table:table-cell>
          <table:table-cell table:style-name="ce5" office:value-type="string">
            <text:p>ten years</text:p>
          </table:table-cell>
          <table:table-cell table:style-name="ce5" table:number-columns-repeated="5"/>
          <table:table-cell table:style-name="ce7" office:value-type="string">
            <text:p>Thank you Roy and Hideout Staff</text:p>
          </table:table-cell>
          <table:table-cell table:style-name="ce7" table:number-columns-repeated="3"/>
          <table:table-cell table:style-name="Default" office:value-type="float" office:value="2014">
            <text:p>2014</text:p>
          </table:table-cell>
          <table:table-cell table:number-columns-repeated="233"/>
        </table:table-row>
        <table:table-row table:style-name="ro19">
          <table:table-cell table:style-name="ce2" office:value-type="float" office:value="41922.6350347222">
            <text:p>10/10/2014 15:14:27</text:p>
          </table:table-cell>
          <table:table-cell table:style-name="ce5" office:value-type="string">
            <text:p>The Library </text:p>
          </table:table-cell>
          <table:table-cell table:style-name="ce5" table:number-columns-repeated="2"/>
          <table:table-cell table:style-name="ce5" office:value-type="string">
            <text:p>Justin Davis</text:p>
            <text:p>Marc Majcher</text:p>
            <text:p>Kacey Samiee</text:p>
            <text:p>Nicole Beckley</text:p>
            <text:p>Ben Masten </text:p>
          </table:table-cell>
          <table:table-cell table:style-name="ce5" table:number-columns-repeated="2"/>
          <table:table-cell table:style-name="ce5" office:value-type="string">
            <text:p>The Library weaves many different types of stories into one high energy multi-genre narrative show. <text:s/>Each performer embodies a different genre from literature, film, or television – be it absurdist, science fiction, children’s lit, coming of age, or horror. Watch as they all come together in one cohesive story.</text:p>
            <text:p/>
            <text:p>The Library formed in February 2012 and has performed shows at The Hideout Theatre and The Institution Theater in Austin, Texas, opening for notable troupes, including Parallelogramophonograph. <text:s/>The Library was selected to perform at The Hideout Theatre’s 43-Hour Improv Marathon in 2012.</text:p>
          </table:table-cell>
          <table:table-cell table:style-name="ce5" table:number-columns-repeated="3"/>
          <table:table-cell table:style-name="ce5" office:value-type="string">
            <text:p>yes</text:p>
          </table:table-cell>
          <table:table-cell table:style-name="ce5" office:value-type="string">
            <text:p>since February 2012</text:p>
          </table:table-cell>
          <table:table-cell table:style-name="ce5" office:value-type="string">
            <text:p>The Library performs a narrative where each performer plays the show from a different perspective/genre. <text:s/>All of the genres blend together in a longform show. </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6">
          <table:table-cell table:style-name="ce2" office:value-type="float" office:value="41924.9136805556">
            <text:p>10/12/2014 21:55:42</text:p>
          </table:table-cell>
          <table:table-cell table:style-name="ce5" office:value-type="string">
            <text:p>The Like Likes</text:p>
          </table:table-cell>
          <table:table-cell table:style-name="ce5" table:number-columns-repeated="2"/>
          <table:table-cell table:style-name="ce5" office:value-type="string">
            <text:p>Amy Frances Wright</text:p>
            <text:p>Jared Robertson</text:p>
            <text:p>Jessica Medina</text:p>
            <text:p>Katie Towne</text:p>
            <text:p>K.C. Harvey-Taylor</text:p>
            <text:p>Monica Wells</text:p>
            <text:p>Robert Moncrieff</text:p>
          </table:table-cell>
          <table:table-cell table:style-name="ce5" table:number-columns-repeated="2"/>
          <table:table-cell table:style-name="ce5" office:value-type="string">
            <text:p>Love a fast-paced show that has more than the usual surprises? Come see the Like Likes perform the Parrot. This high energy troupe will keep you groaning and laughing.We never know what we'll say. Come and find out. Pee in your pants promise* We're so sure you'll like us, if you don't laugh, your next show is on us.</text:p>
          </table:table-cell>
          <table:table-cell table:style-name="ce5"/>
          <table:table-cell table:style-name="ce5" office:value-type="string">
            <text:p>We're lining up shows but don't currently have any scheduled.</text:p>
          </table:table-cell>
          <table:table-cell table:style-name="ce5" office:value-type="string">
            <text:p>Person to person texts and emails and face to face invitations, show fliers, Austin Do512, Facebook invites and posts. Billboards and skywriting, budget permitting.</text:p>
          </table:table-cell>
          <table:table-cell table:style-name="ce5" office:value-type="string">
            <text:p>Yes</text:p>
          </table:table-cell>
          <table:table-cell table:style-name="ce5" office:value-type="string">
            <text:p>14 months</text:p>
          </table:table-cell>
          <table:table-cell table:style-name="ce5" office:value-type="string">
            <text:p>We developed this new form as the latest Coldtowne grads under the direction of Dave Buvkman. Audience suggestion of <text:s/>song lyrics kicks off fan interplay of words and movements (for example, "take this job and shove it" was played as "take my love and shove it"' "take this Doug, and shovel it" "take this website and dot gov it" <text:s/>and more. Fast paced tag out games and cross fade editing keep the energy high.</text:p>
          </table:table-cell>
          <table:table-cell table:style-name="ce5" table:number-columns-repeated="4"/>
          <table:table-cell table:style-name="ce7" office:value-type="string">
            <text:p>We will have a video on YouTube under the Like Likes. If you have any suggestions on how to upload videos to YouTube, help is appreciated! </text:p>
            <text:p>Also, may I have a copy of this form sent back to me?</text:p>
          </table:table-cell>
          <table:table-cell table:style-name="ce7" table:number-columns-repeated="3"/>
          <table:table-cell table:style-name="Default" office:value-type="float" office:value="2014">
            <text:p>2014</text:p>
          </table:table-cell>
          <table:table-cell table:number-columns-repeated="233"/>
        </table:table-row>
        <table:table-row table:style-name="ro9">
          <table:table-cell table:style-name="ce2" office:value-type="float" office:value="41916.6873148148">
            <text:p>10/4/2014 16:29:44</text:p>
          </table:table-cell>
          <table:table-cell table:style-name="ce5" office:value-type="string">
            <text:p>The Starborn</text:p>
          </table:table-cell>
          <table:table-cell table:style-name="ce5" office:value-type="string">
            <text:p>http://starbornimprov.strikingly.com</text:p>
          </table:table-cell>
          <table:table-cell table:style-name="ce5"/>
          <table:table-cell table:style-name="ce5" office:value-type="string">
            <text:p>Ryan Austin,</text:p>
            <text:p>Mia Iseman,</text:p>
            <text:p>Neal Tibrewala (Tech)</text:p>
          </table:table-cell>
          <table:table-cell table:style-name="ce5" table:number-columns-repeated="2"/>
          <table:table-cell table:style-name="ce5" office:value-type="string">
            <text:p>The Starborn is an improvised, interactive alien invasion. The playful and devious alien twins (played by Mia Iseman and Ryan Austin) land on Earth to toy with the humans in the audience before they destroy them for good.</text:p>
            <text:p>But just before they blast us into particle dust, they want to get to know us a little bit. Play with our emotions and see up close the culture they've prepared to destroy for centuries. No seat is safe as they work their way into the audience and observe, misinterpret and often abduct anyone that strikes their fancy. Earth is doomed in the best possible way.</text:p>
          </table:table-cell>
          <table:table-cell table:style-name="ce5"/>
          <table:table-cell table:style-name="ce5" office:value-type="string">
            <text:p>Coldtowne schedule and cagematch</text:p>
          </table:table-cell>
          <table:table-cell table:style-name="ce5" office:value-type="string">
            <text:p>Facebook, personal emails, website, posters, etc</text:p>
          </table:table-cell>
          <table:table-cell table:style-name="ce5" office:value-type="string">
            <text:p>Yes</text:p>
          </table:table-cell>
          <table:table-cell table:style-name="ce5" office:value-type="string">
            <text:p>A year</text:p>
          </table:table-cell>
          <table:table-cell table:style-name="ce5" office:value-type="string">
            <text:p>Audience interactive improv! </text:p>
          </table:table-cell>
          <table:table-cell table:style-name="ce5" table:number-columns-repeated="4"/>
          <table:table-cell table:style-name="ce7"/>
          <table:table-cell table:style-name="ce7" office:value-type="string">
            <text:p>http://wiki.austinimprov.com/wiki/File:TheStarborn.jpg</text:p>
          </table:table-cell>
          <table:table-cell table:style-name="ce7" office:value-type="string">
            <text:p>https://vimeo.com/86862036</text:p>
          </table:table-cell>
          <table:table-cell table:style-name="ce7"/>
          <table:table-cell table:style-name="Default" office:value-type="float" office:value="2014">
            <text:p>2014</text:p>
          </table:table-cell>
          <table:table-cell table:number-columns-repeated="233"/>
        </table:table-row>
        <table:table-row table:style-name="ro14">
          <table:table-cell table:style-name="ce2" office:value-type="float" office:value="41915.8579282407">
            <text:p>10/3/2014 20:35:25</text:p>
          </table:table-cell>
          <table:table-cell table:style-name="ce5" office:value-type="string">
            <text:p>The Tastemakers</text:p>
          </table:table-cell>
          <table:table-cell table:style-name="ce5" office:value-type="string">
            <text:p>https://www.facebook.com/TastemakersComedy</text:p>
          </table:table-cell>
          <table:table-cell table:style-name="ce5"/>
          <table:table-cell table:style-name="ce5" office:value-type="string">
            <text:p>Bryan "LuBu" Roberts</text:p>
            <text:p>Kyle Traughber</text:p>
            <text:p>Ben Masten</text:p>
            <text:p>Quinn Buckner</text:p>
          </table:table-cell>
          <table:table-cell table:style-name="ce5" table:number-columns-repeated="2"/>
          <table:table-cell table:style-name="ce5" office:value-type="string">
            <text:p>Every now and then, seasoned comedians descend from almost every improv theater in town to bring you The Tastemakers! Also known as Bryan Roberts, Kyle Traughber, Ben Masten, and Quinn Buckner, Tastemakers shows offer a nerdy concoction of sketches involving video games, obscure pop culture references, and sexual inadequacy out the butt. Wanna see Mario never get laid because the Princess isn’t actually interested? Then play any Mario game, because we didn’t bother writing a sketch about that. But mama's got some good stuff here.</text:p>
          </table:table-cell>
          <table:table-cell table:style-name="ce5"/>
          <table:table-cell table:style-name="ce5" office:value-type="string">
            <text:p>Monday Night Mash (rarely)</text:p>
            <text:p>Hideout Weekender (like, once)</text:p>
          </table:table-cell>
          <table:table-cell table:style-name="ce5" office:value-type="string">
            <text:p>Facebook, Tastemakerscomedy.com, GhettoSketchWarlock.com</text:p>
          </table:table-cell>
          <table:table-cell table:style-name="ce5" table:number-columns-repeated="2"/>
          <table:table-cell table:style-name="ce5" office:value-type="string">
            <text:p>We would like to workshop one sketch at the beginning of the show, followed by a living room format.</text:p>
          </table:table-cell>
          <table:table-cell table:style-name="ce5" table:number-columns-repeated="4"/>
          <table:table-cell table:style-name="ce7"/>
          <table:table-cell table:style-name="ce7" office:value-type="string">
            <text:p>http://www.outofboundscomedy.com/wp-content/uploads/formidable/1602186_701278133227018_123215512_o-1024x683.jpg</text:p>
          </table:table-cell>
          <table:table-cell table:style-name="ce7" table:number-columns-repeated="2"/>
          <table:table-cell table:style-name="Default" office:value-type="float" office:value="2014">
            <text:p>2014</text:p>
          </table:table-cell>
          <table:table-cell table:number-columns-repeated="233"/>
        </table:table-row>
        <table:table-row table:style-name="ro2">
          <table:table-cell table:style-name="ce2" office:value-type="float" office:value="41917.5747800926">
            <text:p>10/5/2014 13:47:41</text:p>
          </table:table-cell>
          <table:table-cell table:style-name="ce5" office:value-type="string">
            <text:p>Three on a Match</text:p>
          </table:table-cell>
          <table:table-cell table:style-name="ce5" office:value-type="string">
            <text:p>https://www.facebook.com/threeonamatchcomedy</text:p>
          </table:table-cell>
          <table:table-cell table:style-name="ce5"/>
          <table:table-cell table:style-name="ce5" office:value-type="string">
            <text:p>Emma Holder</text:p>
            <text:p>Mia Iseman</text:p>
            <text:p>Cortnie Jones</text:p>
            <text:p>Katie Thornton</text:p>
          </table:table-cell>
          <table:table-cell table:style-name="ce5" table:number-columns-repeated="2"/>
          <table:table-cell table:style-name="ce5" office:value-type="string">
            <text:p>Three on a Match. <text:s/>They're like an old-fashioned ice-cream sundae. <text:s/>Or a Radio Flyer wagon. <text:s/>Or any Geena Davis movie. <text:s/></text:p>
            <text:p>Don't believe us? Come see for yourself.</text:p>
          </table:table-cell>
          <table:table-cell table:style-name="ce5"/>
          <table:table-cell table:style-name="ce5" office:value-type="string">
            <text:p>Random one-off shows at CT and Hideout as well as opening for Bad Boys once in a while and performing at OOB.</text:p>
          </table:table-cell>
          <table:table-cell table:style-name="ce5" office:value-type="string">
            <text:p>Facebook, WOM, Email</text:p>
          </table:table-cell>
          <table:table-cell table:style-name="ce5" table:number-columns-repeated="7"/>
          <table:table-cell table:style-name="ce7" office:value-type="string">
            <text:p>Thanks!</text:p>
          </table:table-cell>
          <table:table-cell table:style-name="ce7" table:number-columns-repeated="3"/>
          <table:table-cell table:style-name="Default" office:value-type="float" office:value="2014">
            <text:p>2014</text:p>
          </table:table-cell>
          <table:table-cell table:number-columns-repeated="233"/>
        </table:table-row>
        <table:table-row table:style-name="ro3">
          <table:table-cell table:style-name="ce2" office:value-type="float" office:value="41924.9807060185">
            <text:p>10/12/2014 23:32:13</text:p>
          </table:table-cell>
          <table:table-cell table:style-name="ce5" office:value-type="string">
            <text:p>We're Here To Date Your Daughter</text:p>
          </table:table-cell>
          <table:table-cell table:style-name="ce5" office:value-type="string">
            <text:p>www.facebook.com/TalkinToStrangers</text:p>
          </table:table-cell>
          <table:table-cell table:style-name="ce5"/>
          <table:table-cell table:style-name="ce5" office:value-type="string">
            <text:p>Jennifer Dorsey</text:p>
            <text:p>Todd Geldon</text:p>
            <text:p>Paul Normandin</text:p>
            <text:p>Sandra Ybarra</text:p>
            <text:p>Gene Zhou</text:p>
            <text:p/>
            <text:p/>
          </table:table-cell>
          <table:table-cell table:style-name="ce5" table:number-columns-repeated="2"/>
          <table:table-cell table:style-name="ce5" office:value-type="string">
            <text:p>What happens when you have your first date with a 40+ year old sea captain and you're the college head cheerleader? What happens when Darth Vader attends his kid's PTA meeting? We're Here To Date Your Daughter asks the same questions. Come give us an offer we can't refuse at your prom. You know you want to do it!</text:p>
          </table:table-cell>
          <table:table-cell table:style-name="ce5"/>
          <table:table-cell table:style-name="ce5" office:value-type="string">
            <text:p>We perform at Coldtowne every other month or so in various shows.</text:p>
          </table:table-cell>
          <table:table-cell table:style-name="ce5" office:value-type="string">
            <text:p>We use facebook, email, and word of mouth. <text:s/>We would also be willing to work with the troupes that night to create a poster.</text:p>
          </table:table-cell>
          <table:table-cell table:style-name="ce5" table:number-columns-repeated="2"/>
          <table:table-cell table:style-name="ce5" office:value-type="string">
            <text:p>We start with a version of Fucked Up Companion, and use that to find the fun, dive into it, and see where that takes us. It's got narrative elements but we don't force it, and it tends to be quick moving, fun and silly. We call this format our Zelda format.</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9">
          <table:table-cell table:style-name="ce2" office:value-type="float" office:value="41924.9273611111">
            <text:p>10/12/2014 22:15:24</text:p>
          </table:table-cell>
          <table:table-cell table:style-name="ce5" office:value-type="string">
            <text:p>Your Dad's Friends</text:p>
          </table:table-cell>
          <table:table-cell table:style-name="ce5" office:value-type="string">
            <text:p><text:s/>www.ydfimprov.com</text:p>
          </table:table-cell>
          <table:table-cell table:style-name="ce5"/>
          <table:table-cell table:style-name="ce5" office:value-type="string">
            <text:p>Chuy Zarate</text:p>
            <text:p>David Lampe</text:p>
            <text:p>Topping Haggerty</text:p>
            <text:p>Brad Hawkins</text:p>
            <text:p>Kevin Miller</text:p>
            <text:p>Cole Spainhour</text:p>
            <text:p>Jessica Schwartz</text:p>
            <text:p>Brently Heilbron</text:p>
            <text:p>Summer Brow</text:p>
            <text:p>Jason Vines</text:p>
            <text:p>Mike Kinald</text:p>
            <text:p>Jessica Arjet</text:p>
            <text:p>Jillian Summar</text:p>
            <text:p>Ted Rutherford</text:p>
            <text:p>and apologies to anyone that I forgot...</text:p>
          </table:table-cell>
          <table:table-cell table:style-name="ce5" table:number-columns-repeated="2"/>
          <table:table-cell table:style-name="ce5" office:value-type="string">
            <text:p>YDF is all about the audience. When they are entertained, we are entertained. <text:s/>Full of veteran improvisers and chocked full of new ideas on the spot, YDF is sure to please.</text:p>
          </table:table-cell>
          <table:table-cell table:style-name="ce5"/>
          <table:table-cell table:style-name="ce5" office:value-type="string">
            <text:p>Maestro</text:p>
            <text:p>Institution mainstages</text:p>
            <text:p>Coldtowne mainstages</text:p>
            <text:p>Merlinworks Second Sunday</text:p>
            <text:p/>
          </table:table-cell>
          <table:table-cell table:style-name="ce5" office:value-type="string">
            <text:p>Mostly FB and word of mouth.</text:p>
          </table:table-cell>
          <table:table-cell table:style-name="ce5" table:number-columns-repeated="7"/>
          <table:table-cell table:style-name="ce7" office:value-type="string">
            <text:p>Still waiting to here if Roy will join...</text:p>
          </table:table-cell>
          <table:table-cell table:style-name="ce7" table:number-columns-repeated="3"/>
          <table:table-cell table:style-name="Default" office:value-type="float" office:value="2014">
            <text:p>2014</text:p>
          </table:table-cell>
          <table:table-cell table:number-columns-repeated="233"/>
        </table:table-row>
        <table:table-row table:style-name="ro2">
          <table:table-cell table:style-name="ce2" office:value-type="float" office:value="41925.467337963">
            <text:p>10/13/2014 11:12:58</text:p>
          </table:table-cell>
          <table:table-cell table:style-name="ce5" office:value-type="string">
            <text:p>Double Tap</text:p>
          </table:table-cell>
          <table:table-cell table:style-name="ce5" office:value-type="string">
            <text:p>facebook.com/doubletapcomedy</text:p>
          </table:table-cell>
          <table:table-cell table:style-name="ce5"/>
          <table:table-cell table:style-name="ce5" office:value-type="string">
            <text:p>Will Cleveland &amp; Chris McKeever</text:p>
          </table:table-cell>
          <table:table-cell table:style-name="ce5" table:number-columns-repeated="2"/>
          <table:table-cell table:style-name="ce5" office:value-type="string">
            <text:p>Will Cleveland and Chris McKeever are Upright Citizens Brigade Theatre Alums who moved to Austin in 2013. </text:p>
          </table:table-cell>
          <table:table-cell table:style-name="ce5"/>
          <table:table-cell table:style-name="ce5" office:value-type="string">
            <text:p>Play-by-Play Monthly at ColdTowne Theater.</text:p>
            <text:p/>
            <text:p>2 Man Harold at Harold Night (Sometimes).</text:p>
          </table:table-cell>
          <table:table-cell table:style-name="ce5" office:value-type="string">
            <text:p>FB and word of mouth. </text:p>
          </table:table-cell>
          <table:table-cell table:style-name="ce5"/>
          <table:table-cell table:style-name="ce5" office:value-type="string">
            <text:p>1 year</text:p>
          </table:table-cell>
          <table:table-cell table:style-name="ce5" office:value-type="string">
            <text:p>We do 2-Man Harolds but we love many forms. </text:p>
          </table:table-cell>
          <table:table-cell table:style-name="ce5" table:number-columns-repeated="4"/>
          <table:table-cell table:style-name="ce7" table:number-columns-repeated="4"/>
          <table:table-cell table:style-name="Default" office:value-type="float" office:value="2014">
            <text:p>2014</text:p>
          </table:table-cell>
          <table:table-cell table:number-columns-repeated="233"/>
        </table:table-row>
        <table:table-row table:style-name="ro19">
          <table:table-cell table:style-name="ce2" office:value-type="float" office:value="41926.4602546296">
            <text:p>10/14/2014 11:02:46</text:p>
          </table:table-cell>
          <table:table-cell table:style-name="ce5" office:value-type="string">
            <text:p>Brain Trust</text:p>
          </table:table-cell>
          <table:table-cell table:style-name="ce5" office:value-type="string">
            <text:p>https://www.facebook.com/braintrustimprov</text:p>
          </table:table-cell>
          <table:table-cell table:style-name="ce5"/>
          <table:table-cell table:style-name="ce5" office:value-type="string">
            <text:p>Troy A. Miller</text:p>
            <text:p>Michael Joplin</text:p>
            <text:p>Dave Buckman</text:p>
          </table:table-cell>
          <table:table-cell table:style-name="ce5" table:number-columns-repeated="2"/>
          <table:table-cell table:style-name="ce5" office:value-type="string">
            <text:p>In the tradition of ZZ Top, Motorhead, Cream, Green Day and the Police, three of the most respected Improvisers in Austin combine to form a new Power Rock trio.</text:p>
            <text:p/>
            <text:p>Power trios have at times been characterized as loud and bombastic, often embarking on long improvised jams that would highlight the virtuosity of the individual musicians.</text:p>
            <text:p/>
            <text:p>Brian Trust combines the virtuoso performances of:</text:p>
            <text:p/>
            <text:p>Michael Joplin (The Available Cupholders)</text:p>
            <text:p>Troy Miller (The Confidence Men)</text:p>
            <text:p>Dave Buckman (The Frank Mills)</text:p>
          </table:table-cell>
          <table:table-cell table:style-name="ce5"/>
          <table:table-cell table:style-name="ce5" office:value-type="string">
            <text:p>Occasionally at Coldtowne (1x every 2 months)</text:p>
          </table:table-cell>
          <table:table-cell table:style-name="ce5" office:value-type="string">
            <text:p>Facebook, Twitter, Word of Mouth (our students, friends, colleagues)</text:p>
          </table:table-cell>
          <table:table-cell table:style-name="ce5" table:number-columns-repeated="7"/>
          <table:table-cell table:style-name="ce7" office:value-type="string">
            <text:p>Roy, I realize we are submitting late.</text:p>
            <text:p>Dave is usually very good about this, but we couldn't wrangle everyone's schedule in time.</text:p>
            <text:p>If it's too late and we don't get a slot, certainly keep us in mind for subs - thanks!</text:p>
          </table:table-cell>
          <table:table-cell table:style-name="ce7" office:value-type="string">
            <text:p>https://www.facebook.com/braintrustimprov/photos/a.510726605656238.1073741825.510725538989678/591581007570797/?type=1&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3">
          <table:table-cell table:style-name="ce2" office:value-type="float" office:value="41927.0294444444">
            <text:p>10/15/2014 0:42:24</text:p>
          </table:table-cell>
          <table:table-cell table:style-name="ce5" office:value-type="string">
            <text:p>The Amazon and The Milksop</text:p>
          </table:table-cell>
          <table:table-cell table:style-name="ce5" office:value-type="string">
            <text:p>https://www.facebook.com/amazonmilksop</text:p>
          </table:table-cell>
          <table:table-cell table:style-name="ce5"/>
          <table:table-cell table:style-name="ce5" office:value-type="string">
            <text:p>Kaci Beeler</text:p>
            <text:p>Curtis Luciani</text:p>
          </table:table-cell>
          <table:table-cell table:style-name="ce5" table:number-columns-repeated="2"/>
          <table:table-cell table:style-name="ce5" office:value-type="string">
            <text:p>Kaci Beeler and Curtis Luciani are two Austin improvisers who like to make the people laugh, squirm, think, cry, and experience other wonderful and/or troubling things. They frequently explore gender and relationships in their improvisation while delighting, surprising, and disgusting each other as much as they possibly can.</text:p>
          </table:table-cell>
          <table:table-cell table:style-name="ce5" table:number-columns-repeated="10"/>
          <table:table-cell table:style-name="ce7"/>
          <table:table-cell table:style-name="ce7" office:value-type="string">
            <text:p>https://www.facebook.com/amazonmilksop/photos/pb.222673337819341.-2207520000.1413351728./685280908225246/?type=3&amp;theater</text:p>
          </table:table-cell>
          <table:table-cell table:style-name="ce7" table:number-columns-repeated="2"/>
          <table:table-cell table:style-name="Default" office:value-type="float" office:value="2014">
            <text:p>2014</text:p>
          </table:table-cell>
          <table:table-cell table:number-columns-repeated="233"/>
        </table:table-row>
        <table:table-row table:style-name="ro2">
          <table:table-cell table:style-name="ce2" office:value-type="float" office:value="41929.9750578704">
            <text:p>10/17/2014 23:24:05</text:p>
          </table:table-cell>
          <table:table-cell table:style-name="ce5" office:value-type="string">
            <text:p>Teen Energy</text:p>
          </table:table-cell>
          <table:table-cell table:style-name="ce5" table:number-columns-repeated="2"/>
          <table:table-cell table:style-name="ce5" office:value-type="string">
            <text:p>Rosemarie Frezza, Sunaina Suhag, Heather Hasselle, Jenn Buch</text:p>
          </table:table-cell>
          <table:table-cell table:style-name="ce5" table:number-columns-repeated="2"/>
          <table:table-cell table:style-name="ce5" office:value-type="string">
            <text:p>Just regular teen girls from different walks of life, brought together by their hidden talents, their hidden MAGIC, their inexplicable TEEN ENERGY!!! </text:p>
          </table:table-cell>
          <table:table-cell table:style-name="ce5"/>
          <table:table-cell table:style-name="ce5" office:value-type="string">
            <text:p>Threefer, once</text:p>
          </table:table-cell>
          <table:table-cell table:style-name="ce5" office:value-type="string">
            <text:p>Facebook</text:p>
          </table:table-cell>
          <table:table-cell table:style-name="ce5" office:value-type="string">
            <text:p>yes</text:p>
          </table:table-cell>
          <table:table-cell table:style-name="ce5" office:value-type="string">
            <text:p>4 months</text:p>
          </table:table-cell>
          <table:table-cell table:style-name="ce5" office:value-type="string">
            <text:p>we tell a story; <text:s/>we're teens; we have magic</text:p>
          </table:table-cell>
          <table:table-cell table:style-name="ce5" table:number-columns-repeated="4"/>
          <table:table-cell table:style-name="ce7"/>
          <table:table-cell table:style-name="ce7" office:value-type="string">
            <text:p>https://www.facebook.com/photo.php?fbid=10102704877226318&amp;set=a.10100127587500588.2603121.16721283&amp;type=1&amp;theater&amp;notif_t=photo_reply</text:p>
          </table:table-cell>
          <table:table-cell table:style-name="ce7" table:number-columns-repeated="2"/>
          <table:table-cell table:style-name="Default" office:value-type="float" office:value="2014">
            <text:p>2014</text:p>
          </table:table-cell>
          <table:table-cell table:number-columns-repeated="233"/>
        </table:table-row>
        <table:table-row table:style-name="ro7">
          <table:table-cell table:style-name="ce2" office:value-type="float" office:value="41978.6240972222">
            <text:p>12/5/2014 14:58:42</text:p>
          </table:table-cell>
          <table:table-cell table:style-name="ce5" office:value-type="string">
            <text:p>¡ZARZAMORA!</text:p>
          </table:table-cell>
          <table:table-cell table:style-name="ce5" office:value-type="string">
            <text:p>https://www.facebook.com/pages/Zarzamora/126236170779574</text:p>
          </table:table-cell>
          <table:table-cell table:style-name="ce5"/>
          <table:table-cell table:style-name="ce5" office:value-type="string">
            <text:p>David Lampe</text:p>
            <text:p>Brad Hawkins</text:p>
            <text:p>Topping Haggerty</text:p>
            <text:p>Kevin Miller</text:p>
            <text:p>Chuy Zarate</text:p>
          </table:table-cell>
          <table:table-cell table:style-name="ce5" table:number-columns-repeated="2"/>
          <table:table-cell table:style-name="ce5" office:value-type="string">
            <text:p>The most inaccurate account of historical events seen on stage since "Springtime for Hitler and Germany" </text:p>
          </table:table-cell>
          <table:table-cell table:style-name="ce5"/>
          <table:table-cell table:style-name="ce5" office:value-type="string">
            <text:p>Fests across the country, Coldtowne, The Institution etc. </text:p>
          </table:table-cell>
          <table:table-cell table:style-name="ce5" office:value-type="string">
            <text:p>Social media, word of moth, flirting with the idea of posters.</text:p>
          </table:table-cell>
          <table:table-cell table:style-name="ce5" table:number-columns-repeated="7"/>
          <table:table-cell table:style-name="ce7"/>
          <table:table-cell table:style-name="ce7" office:value-type="string">
            <text:p>https://scontent-a-dfw.xx.fbcdn.net/hphotos-ash2/v/t1.0-9/993053_484044374998750_1126323832_n.jpg?oh=312a7308e91246899a898f9ec2d91601&amp;oe=55045EB6</text:p>
          </table:table-cell>
          <table:table-cell table:style-name="ce7" table:number-columns-repeated="2"/>
          <table:table-cell table:style-name="Default" office:value-type="float" office:value="2015">
            <text:p>2015</text:p>
          </table:table-cell>
          <table:table-cell table:number-columns-repeated="233"/>
        </table:table-row>
        <table:table-row table:style-name="ro2">
          <table:table-cell table:style-name="ce2" office:value-type="float" office:value="41987.9179282407">
            <text:p>12/14/2014 22:01:49</text:p>
          </table:table-cell>
          <table:table-cell table:style-name="ce5" office:value-type="string">
            <text:p>20 Years &amp; Counting</text:p>
          </table:table-cell>
          <table:table-cell table:style-name="ce5" office:value-type="string">
            <text:p>https://www.facebook.com/20yearsandcounting</text:p>
          </table:table-cell>
          <table:table-cell table:style-name="ce5"/>
          <table:table-cell table:style-name="ce5" office:value-type="string">
            <text:p>Chuy Zarate</text:p>
            <text:p>Cathy Zarate</text:p>
          </table:table-cell>
          <table:table-cell table:style-name="ce5" table:number-columns-repeated="2"/>
          <table:table-cell table:style-name="ce5" office:value-type="string">
            <text:p>20 Years And Counting is an improv comedy duo from Austin TX. They have been in a relationship for 24 years. You ask. They answer honestly.</text:p>
          </table:table-cell>
          <table:table-cell table:style-name="ce5"/>
          <table:table-cell table:style-name="ce5" office:value-type="string">
            <text:p>2x4</text:p>
            <text:p>Free Fringe</text:p>
            <text:p>Threefer</text:p>
          </table:table-cell>
          <table:table-cell table:style-name="ce5" office:value-type="string">
            <text:p>Word of mouth</text:p>
            <text:p>Facebook</text:p>
          </table:table-cell>
          <table:table-cell table:style-name="ce5" office:value-type="string">
            <text:p>No</text:p>
          </table:table-cell>
          <table:table-cell table:style-name="ce5" office:value-type="string">
            <text:p>20 Years &amp; Counting</text:p>
          </table:table-cell>
          <table:table-cell table:style-name="ce5" office:value-type="string">
            <text:p>The audience asks us questions about our or their relationship and we answer them. <text:s/>Then use that answer to inspire a scene.</text:p>
          </table:table-cell>
          <table:table-cell table:style-name="ce5" table:number-columns-repeated="4"/>
          <table:table-cell table:style-name="ce7"/>
          <table:table-cell table:style-name="ce7" office:value-type="string">
            <text:p>https://www.facebook.com/#!/20yearsandcounting/photos/pb.306998126174445.-2207520000.1418615497./307227749484816/?type=3&amp;theater</text:p>
          </table:table-cell>
          <table:table-cell table:style-name="ce7" office:value-type="string">
            <text:p>https://www.facebook.com/video.php?v=318763418331249</text:p>
          </table:table-cell>
          <table:table-cell table:style-name="ce7"/>
          <table:table-cell table:style-name="Default" office:value-type="float" office:value="2015">
            <text:p>2015</text:p>
          </table:table-cell>
          <table:table-cell table:number-columns-repeated="233"/>
        </table:table-row>
        <table:table-row table:style-name="ro10">
          <table:table-cell table:style-name="ce2" office:value-type="float" office:value="41987.7116203704">
            <text:p>12/14/2014 17:04:44</text:p>
          </table:table-cell>
          <table:table-cell table:style-name="ce5" office:value-type="string">
            <text:p>A Really Aggressive Dream</text:p>
          </table:table-cell>
          <table:table-cell table:style-name="ce5" table:number-columns-repeated="2"/>
          <table:table-cell table:style-name="ce5" office:value-type="string">
            <text:p>Cagney Ortiz,</text:p>
            <text:p>Frank willmore,</text:p>
            <text:p>Dimitri khosrowpour,</text:p>
            <text:p>Amanda smith,</text:p>
            <text:p>Gene Zhou,</text:p>
            <text:p>Alexander Addison,</text:p>
            <text:p>Kenny Maddison,</text:p>
            <text:p>Norman tran,</text:p>
            <text:p>Robert slack</text:p>
          </table:table-cell>
          <table:table-cell table:style-name="ce5" table:number-columns-repeated="2"/>
          <table:table-cell table:style-name="ce5" office:value-type="string">
            <text:p>A Really Aggressive Dream is an improv troupe of classmates from the Hideout Theatre. <text:s/>Just like the name suggests, our shows are like a dream. <text:s/>That's aggressive. <text:s/>Really. <text:s/>But with good looking people, moreso than I your normal dreams.</text:p>
          </table:table-cell>
          <table:table-cell table:style-name="ce5"/>
          <table:table-cell table:style-name="ce5" office:value-type="string">
            <text:p>We have performed in the threefer on two occasions.</text:p>
          </table:table-cell>
          <table:table-cell table:style-name="ce5" office:value-type="string">
            <text:p>Word of mouth and on Facebook</text:p>
          </table:table-cell>
          <table:table-cell table:style-name="ce5" office:value-type="string">
            <text:p>Tes</text:p>
          </table:table-cell>
          <table:table-cell table:style-name="ce5" office:value-type="string">
            <text:p>About a year and a half</text:p>
          </table:table-cell>
          <table:table-cell table:style-name="ce5" office:value-type="string">
            <text:p>We do narrative improv and we do it pretty well.</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17">
          <table:table-cell table:style-name="ce2" office:value-type="float" office:value="41987.7450347222">
            <text:p>12/14/2014 17:52:51</text:p>
          </table:table-cell>
          <table:table-cell table:style-name="ce5" office:value-type="string">
            <text:p>Austin/Austin</text:p>
          </table:table-cell>
          <table:table-cell table:style-name="ce5" office:value-type="string">
            <text:p>https://www.facebook.com/austinandaustinimprov</text:p>
          </table:table-cell>
          <table:table-cell table:style-name="ce5"/>
          <table:table-cell table:style-name="ce5" office:value-type="string">
            <text:p>Quinn Buckner</text:p>
            <text:p>Ryan Austin</text:p>
          </table:table-cell>
          <table:table-cell table:style-name="ce5" table:number-columns-repeated="2"/>
          <table:table-cell table:style-name="ce5" office:value-type="string">
            <text:p>Austin/Austin is the joining of two friends whose goal is to try everything and become the best they can be while having as much fun as possible. Ryan Austin is the group's debonair lady killer providing grounded scene work and an unstoppable positive energy. Quinn Buckner is coming up on five years of improv experience bringing to the table an eye for support, an abundance of physicality, and a pension for fun. Ryan and Quinn have separately been to festivals from Out of Bounds to Improvaganza in Hawaii and have done numerous mainstages at the Hideout Theatre as well as shows all around Austin. </text:p>
          </table:table-cell>
          <table:table-cell table:style-name="ce5" table:number-columns-repeated="2"/>
          <table:table-cell table:style-name="ce5" office:value-type="string">
            <text:p>Facebook and posters for runs</text:p>
          </table:table-cell>
          <table:table-cell table:style-name="ce5" office:value-type="string">
            <text:p>yes</text:p>
          </table:table-cell>
          <table:table-cell table:style-name="ce5" office:value-type="string">
            <text:p>1 year</text:p>
          </table:table-cell>
          <table:table-cell table:style-name="ce5" office:value-type="string">
            <text:p>We do a montage that is edited by one of us having to organically say "Don't Worry About It". It serves as an anchor for the audience and a nice way to vary up scene length without having to think about it.</text:p>
            <text:p>Classic montage other than that.</text:p>
          </table:table-cell>
          <table:table-cell table:style-name="ce5" table:number-columns-repeated="4"/>
          <table:table-cell table:style-name="ce7"/>
          <table:table-cell table:style-name="ce7" office:value-type="string">
            <text:p>http://wiki.austinimprov.com/wiki/File:AustinAustinPromoBW.jpg</text:p>
          </table:table-cell>
          <table:table-cell table:style-name="ce7" office:value-type="string">
            <text:p>http://vimeo.com/111062746</text:p>
          </table:table-cell>
          <table:table-cell table:style-name="ce7"/>
          <table:table-cell table:style-name="Default" office:value-type="float" office:value="2015">
            <text:p>2015</text:p>
          </table:table-cell>
          <table:table-cell table:number-columns-repeated="233"/>
        </table:table-row>
        <table:table-row table:style-name="ro8">
          <table:table-cell table:style-name="ce2" office:value-type="float" office:value="41979.8544212963">
            <text:p>12/6/2014 20:30:22</text:p>
          </table:table-cell>
          <table:table-cell table:style-name="ce5" office:value-type="string">
            <text:p>Available Cupholders</text:p>
          </table:table-cell>
          <table:table-cell table:style-name="ce5" office:value-type="string">
            <text:p>www.facebook.com/AvailableCupholders</text:p>
          </table:table-cell>
          <table:table-cell table:style-name="ce5"/>
          <table:table-cell table:style-name="ce5" office:value-type="string">
            <text:p>Kaci Beeler</text:p>
            <text:p>Bill Stern</text:p>
            <text:p>Ace Manning</text:p>
            <text:p>Michael Joplin</text:p>
            <text:p>Jeremy Sweetlamb</text:p>
          </table:table-cell>
          <table:table-cell table:style-name="ce5" table:number-columns-repeated="2"/>
          <table:table-cell table:style-name="ce5" office:value-type="string">
            <text:p>Available Cupholders have been a troupe for over 10 years. Made up entirely of Austinites, their chemistry on stage oozes ease as these 15+ year veterans of improv blow your face off your body with like, stellar storytelling and good characters.</text:p>
          </table:table-cell>
          <table:table-cell table:style-name="ce5"/>
          <table:table-cell table:style-name="ce5" office:value-type="string">
            <text:p>none, but checking with The Inst. about doing shows there, too.</text:p>
          </table:table-cell>
          <table:table-cell table:style-name="ce5" office:value-type="string">
            <text:p>Facebook, Twitter, etc.</text:p>
          </table:table-cell>
          <table:table-cell table:style-name="ce5" table:number-columns-repeated="2"/>
          <table:table-cell table:style-name="ce5" office:value-type="string">
            <text:p>bold new formats chock full of story fuh dat ass.</text:p>
          </table:table-cell>
          <table:table-cell table:style-name="ce5" table:number-columns-repeated="4"/>
          <table:table-cell table:style-name="ce7"/>
          <table:table-cell table:style-name="ce7" office:value-type="string">
            <text:p>https://fbcdn-sphotos-d-a.akamaihd.net/hphotos-ak-xfa1/v/t1.0-9/p480x480/403957_427612243921131_1919117747_n.jpg?oh=7a048dbc2d2c71b7c6b05a51f09432c1&amp;oe=55083106&amp;__gda__=1426340275_99edffd9bad9472c5eeffcb8b8490d69</text:p>
          </table:table-cell>
          <table:table-cell table:style-name="ce7" office:value-type="string">
            <text:p>https://www.youtube.com/watch?v=HikpI0jsXRA</text:p>
          </table:table-cell>
          <table:table-cell table:style-name="ce7"/>
          <table:table-cell table:style-name="Default" office:value-type="float" office:value="2015">
            <text:p>2015</text:p>
          </table:table-cell>
          <table:table-cell table:number-columns-repeated="233"/>
        </table:table-row>
        <table:table-row table:style-name="ro8">
          <table:table-cell table:style-name="ce2" office:value-type="float" office:value="41979.5845486111">
            <text:p>12/6/2014 14:01:45</text:p>
          </table:table-cell>
          <table:table-cell table:style-name="ce5" office:value-type="string">
            <text:p>BeaMoMa</text:p>
          </table:table-cell>
          <table:table-cell table:style-name="ce5" office:value-type="string">
            <text:p>http://beaumoma.tumblr.com/</text:p>
          </table:table-cell>
          <table:table-cell table:style-name="ce5"/>
          <table:table-cell table:style-name="ce5" office:value-type="string">
            <text:p>Bridget Brewer</text:p>
            <text:p>Maitland Lederer</text:p>
            <text:p>Melissa Patterson</text:p>
          </table:table-cell>
          <table:table-cell table:style-name="ce5" table:number-columns-repeated="2"/>
          <table:table-cell table:style-name="ce5" office:value-type="string">
            <text:p>BeauMoMa is back for ONE NIGHT ONLY. <text:s/>After crushing the Austin Improv scene for 2 years they went on hiatus while their most adorable member, Bridget Brewer, <text:s/>sought out some higher learning. <text:s/>Come check out their sick format, you won't regret it.</text:p>
          </table:table-cell>
          <table:table-cell table:style-name="ce5"/>
          <table:table-cell table:style-name="ce5" office:value-type="string">
            <text:p>We've done stuff at Coldtowne and the Institution</text:p>
          </table:table-cell>
          <table:table-cell table:style-name="ce5" office:value-type="string">
            <text:p>Facebook, word of mouth, Tumblr</text:p>
          </table:table-cell>
          <table:table-cell table:style-name="ce5" office:value-type="string">
            <text:p>yeah</text:p>
          </table:table-cell>
          <table:table-cell table:style-name="ce5" office:value-type="string">
            <text:p>2 years</text:p>
          </table:table-cell>
          <table:table-cell table:style-name="ce5" office:value-type="string">
            <text:p>Cool Armando type opening, then montagey thing</text:p>
          </table:table-cell>
          <table:table-cell table:style-name="ce5" table:number-columns-repeated="4"/>
          <table:table-cell table:style-name="ce7"/>
          <table:table-cell table:style-name="ce7" office:value-type="string">
            <text:p>https://scontent-b-sea.xx.fbcdn.net/hphotos-xpf1/t31.0-8/10286746_714308455295344_6959816434160039624_o.jpg</text:p>
          </table:table-cell>
          <table:table-cell table:style-name="ce7" table:number-columns-repeated="2"/>
          <table:table-cell table:style-name="Default" office:value-type="float" office:value="2015">
            <text:p>2015</text:p>
          </table:table-cell>
          <table:table-cell table:number-columns-repeated="233"/>
        </table:table-row>
        <table:table-row table:style-name="ro26">
          <table:table-cell table:style-name="ce2" office:value-type="float" office:value="41985.419537037">
            <text:p>12/12/2014 10:04:08</text:p>
          </table:table-cell>
          <table:table-cell table:style-name="ce5" office:value-type="string">
            <text:p>Brain trust</text:p>
          </table:table-cell>
          <table:table-cell table:style-name="ce5" office:value-type="string">
            <text:p>https://www.facebook.com/braintrustimprov</text:p>
          </table:table-cell>
          <table:table-cell table:style-name="ce5"/>
          <table:table-cell table:style-name="ce5" office:value-type="string">
            <text:p>Dave Buckman</text:p>
            <text:p>Troy Miller</text:p>
            <text:p>Michael Joplin</text:p>
          </table:table-cell>
          <table:table-cell table:style-name="ce5" table:number-columns-repeated="2"/>
          <table:table-cell table:style-name="ce5" office:value-type="string">
            <text:p>In the tradition of ZZ Top, Motorhead, Cream, Green Day and the Police, three of the most respected Improvisational actors in Austin combine to form a Power Rock trio of Improvised Theater that is quickly becoming THE cult favorite improv show among those in the know of Austin's robust and growing experimental Underground comedy scene. </text:p>
            <text:p>Power trios have at times been characterized as loud and bombastic, often embarking on long improvised jams that would highlight the virtuosity of the individual musicians. Brain Trust is no exception. </text:p>
            <text:p/>
            <text:p>Their format solicits an actual work environment and explores the underbelly of that economic entity from the points of view of the working class Blue Collars, Middle Management and then the Captains of Industry.</text:p>
            <text:p>All three trained actors explore all three status levels and social circles patiently and with a rhythm that can only come from the vibes in the room created by those present like a professional jam band. </text:p>
            <text:p>The worlds collide as the stories of the 9 characters intertwine forming a comedic jazz symphony of honor business and ego.</text:p>
            <text:p/>
            <text:p/>
            <text:p>Brian Trust combines the virtuoso performances of:</text:p>
            <text:p>Micahel Joplin (The Available Cupholders, The Knuckleball Now,Monk's Night Out, Known Wizards lead actor in Paper Chairs' The Suicide, DJ Manateeman, The Austin Chronicle's BEST OF AUSTIN Actor 2014)</text:p>
            <text:p/>
            <text:p>Troy Miller (The Confidence Men, Start Trekkin' Junk, Hitchcocked, writer of AFF's 2013 Darkwoods Production Horror Award screenplay "The Hitch")</text:p>
            <text:p/>
            <text:p>Dave Buckman (The The Frank Mills, Rachel &amp; Dave, The Second City, Boom Chicago, Producer of The Out of Bounds Comedy Festival)</text:p>
            <text:p/>
            <text:p>Well respected in both the improv performance and theatrical stage worlds, they have, between them, 4 B. Iden Payne Award Wins and 9 nominations for their work in Austin Theater.</text:p>
          </table:table-cell>
          <table:table-cell table:style-name="ce5"/>
          <table:table-cell table:style-name="ce5" office:value-type="string">
            <text:p>Brian Trust combines the virtuoso performances of:</text:p>
            <text:p>Micahel Joplin (The Available Cupholders, The Knuckleball Now,Monk's Night Out, Known Wizards lead actor in Paper Chairs' The Suicide, DJ Manateeman, The Austin Chronicle's BEST OF AUSTIN Actor 2014)</text:p>
            <text:p/>
            <text:p>Troy Miller (The Confidence Men, Start Trekkin' Junk, Hitchcocked, writer of AFF's 2013 Darkwoods Production Horror Award screenplay "The Hitch")</text:p>
            <text:p/>
            <text:p>Dave Buckman (The The Frank Mills, Rachel &amp; Dave, The Second City, Boom Chicago, Producer of The Out of Bounds Comedy Festival)</text:p>
            <text:p/>
            <text:p/>
          </table:table-cell>
          <table:table-cell table:style-name="ce5" office:value-type="string">
            <text:p>FB and word of mouth and personal email lists</text:p>
          </table:table-cell>
          <table:table-cell table:style-name="ce5" table:number-columns-repeated="2"/>
          <table:table-cell table:style-name="ce5" office:value-type="string">
            <text:p>Our format looks like a game-less Harold. </text:p>
            <text:p>We solicit an actual work environment of someone's grandfather (cuts down on the stripper and proctologist suggestions) and we explore the underbelly of that economic entity from the points of view of the working class Blue Collars, the Middle Management and then the Captains of that Industry. </text:p>
            <text:p>All three trained actors explore all three status levels and social circles patiently and then worlds collide as the stories of the 9 characters intertwine forming a comedic jazz symphony of honor, business and ego.</text:p>
          </table:table-cell>
          <table:table-cell table:style-name="ce5" table:number-columns-repeated="4"/>
          <table:table-cell table:style-name="ce7"/>
          <table:table-cell table:style-name="ce7" office:value-type="string">
            <text:p>https://fbcdn-sphotos-g-a.akamaihd.net/hphotos-ak-xap1/t31.0-8/10295178_774780739250822_3377456753685595987_o.png</text:p>
          </table:table-cell>
          <table:table-cell table:style-name="ce7" table:number-columns-repeated="2"/>
          <table:table-cell table:style-name="Default" office:value-type="float" office:value="2015">
            <text:p>2015</text:p>
          </table:table-cell>
          <table:table-cell table:number-columns-repeated="233"/>
        </table:table-row>
        <table:table-row table:style-name="ro3">
          <table:table-cell table:style-name="ce2" office:value-type="float" office:value="41978.8437615741">
            <text:p>12/5/2014 20:15:01</text:p>
          </table:table-cell>
          <table:table-cell table:style-name="ce5" office:value-type="string">
            <text:p>Character Explosion</text:p>
          </table:table-cell>
          <table:table-cell table:style-name="ce5" office:value-type="string">
            <text:p>none yet</text:p>
          </table:table-cell>
          <table:table-cell table:style-name="ce5"/>
          <table:table-cell table:style-name="ce5" office:value-type="string">
            <text:p>Lahari Samineni</text:p>
            <text:p>Robert Slack</text:p>
            <text:p>Kathleen McFerren</text:p>
            <text:p>Cagney Ortiz</text:p>
            <text:p>Joy Parks</text:p>
            <text:p>Sushant Sethi</text:p>
            <text:p>Tim Coyle</text:p>
            <text:p/>
          </table:table-cell>
          <table:table-cell table:style-name="ce5" table:number-columns-repeated="2"/>
          <table:table-cell table:style-name="ce5" office:value-type="string">
            <text:p>Hideout Theatre students/recent graduates will challenge one member by playing a variety of characters that he must then play. After running through this character gauntlet, a montage will occur where anyone can play any of the characters from the challenge.</text:p>
          </table:table-cell>
          <table:table-cell table:style-name="ce5"/>
          <table:table-cell table:style-name="ce5" office:value-type="string">
            <text:p>just one Fringe so far - but hey we are new at this</text:p>
          </table:table-cell>
          <table:table-cell table:style-name="ce5" office:value-type="string">
            <text:p>this will be our first non Fringe so we will find out </text:p>
          </table:table-cell>
          <table:table-cell table:style-name="ce5" office:value-type="string">
            <text:p>Yes</text:p>
          </table:table-cell>
          <table:table-cell table:style-name="ce5" office:value-type="string">
            <text:p>Almost 2 months</text:p>
          </table:table-cell>
          <table:table-cell table:style-name="ce5" office:value-type="string">
            <text:p>Performing short 2 person scenes with strong characters</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7">
          <table:table-cell table:style-name="ce2" office:value-type="float" office:value="41985.5144907407">
            <text:p>12/12/2014 12:20:52</text:p>
          </table:table-cell>
          <table:table-cell table:style-name="ce5" office:value-type="string">
            <text:p>ChuTopp</text:p>
          </table:table-cell>
          <table:table-cell table:style-name="ce5" office:value-type="string">
            <text:p>https://www.facebook.com/pages/Chu-Topp-Improv/363796003752466</text:p>
          </table:table-cell>
          <table:table-cell table:style-name="ce5"/>
          <table:table-cell table:style-name="ce5" office:value-type="string">
            <text:p>Chuy Zarate</text:p>
            <text:p>Topping Haggerty</text:p>
          </table:table-cell>
          <table:table-cell table:style-name="ce5" table:number-columns-repeated="2"/>
          <table:table-cell table:style-name="ce5" office:value-type="string">
            <text:p>ChuTopp is here to save the day when disaster strikes in amazingly innocuous and hilarious ways. ChuTopp’s banal, awkward, and trite world weary skills will be just the thing needed to de-cataclys-ma-fy the impending disaster.</text:p>
          </table:table-cell>
          <table:table-cell table:style-name="ce5"/>
          <table:table-cell table:style-name="ce5" office:value-type="string">
            <text:p>Duo Night (Coldtowne)</text:p>
            <text:p>The Weekender</text:p>
            <text:p>2x4</text:p>
            <text:p/>
            <text:p/>
          </table:table-cell>
          <table:table-cell table:style-name="ce5" office:value-type="string">
            <text:p>Facebook e-vites and posting. And tell everyone we know.</text:p>
          </table:table-cell>
          <table:table-cell table:style-name="ce5" table:number-columns-repeated="7"/>
          <table:table-cell table:style-name="ce7"/>
          <table:table-cell table:style-name="ce7" office:value-type="string">
            <text:p>https://www.facebook.com/363796003752466/photos/a.365818813550185.1073741827.363796003752466/365818780216855/?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7">
          <table:table-cell table:style-name="ce2" office:value-type="float" office:value="41987.7109722222">
            <text:p>12/14/2014 17:03:48</text:p>
          </table:table-cell>
          <table:table-cell table:style-name="ce5" office:value-type="string">
            <text:p>Confidence Men</text:p>
          </table:table-cell>
          <table:table-cell table:style-name="ce5" table:number-columns-repeated="2"/>
          <table:table-cell table:style-name="ce5" office:value-type="string">
            <text:p>Asaf Ronen</text:p>
            <text:p>Tom Booker</text:p>
            <text:p>Michael Ferstenfeld</text:p>
            <text:p>Troy Miller</text:p>
            <text:p>Ceej Allen</text:p>
            <text:p>Jeff Britt</text:p>
          </table:table-cell>
          <table:table-cell table:style-name="ce5" table:number-columns-repeated="2"/>
          <table:table-cell table:style-name="ce5" office:value-type="string">
            <text:p>There's something at confidencemenimprov.com</text:p>
          </table:table-cell>
          <table:table-cell table:style-name="ce5" table:number-columns-repeated="10"/>
          <table:table-cell table:style-name="ce7" office:value-type="string">
            <text:p>We have a busy two months with other projects, and then a trip to SFIT in late February, but we'd love to come play a PGraph Presents fresh back from Seattle, if you'll have us.</text:p>
          </table:table-cell>
          <table:table-cell table:style-name="ce7" table:number-columns-repeated="3"/>
          <table:table-cell table:style-name="Default" office:value-type="float" office:value="2015">
            <text:p>2015</text:p>
          </table:table-cell>
          <table:table-cell table:number-columns-repeated="233"/>
        </table:table-row>
        <table:table-row table:style-name="ro2">
          <table:table-cell table:style-name="ce2" office:value-type="float" office:value="41987.7663888889">
            <text:p>12/14/2014 18:23:36</text:p>
          </table:table-cell>
          <table:table-cell table:style-name="ce5" office:value-type="string">
            <text:p>Crimpz</text:p>
          </table:table-cell>
          <table:table-cell table:style-name="ce5" office:value-type="string">
            <text:p>https://www.facebook.com/MLcrimpz</text:p>
          </table:table-cell>
          <table:table-cell table:style-name="ce5"/>
          <table:table-cell table:style-name="ce5" office:value-type="string">
            <text:p>Lindsay Hejl</text:p>
            <text:p>Melissa Patterson</text:p>
          </table:table-cell>
          <table:table-cell table:style-name="ce5" table:number-columns-repeated="2"/>
          <table:table-cell table:style-name="ce5" office:value-type="string">
            <text:p>Crimpz is an adventure, a magical adventure</text:p>
          </table:table-cell>
          <table:table-cell table:style-name="ce5"/>
          <table:table-cell table:style-name="ce5" office:value-type="string">
            <text:p>We've done shows at the Hideout</text:p>
          </table:table-cell>
          <table:table-cell table:style-name="ce5" office:value-type="string">
            <text:p>Facebook, word of mouth</text:p>
          </table:table-cell>
          <table:table-cell table:style-name="ce5" office:value-type="string">
            <text:p>Yes</text:p>
          </table:table-cell>
          <table:table-cell table:style-name="ce5" office:value-type="string">
            <text:p>6 months</text:p>
          </table:table-cell>
          <table:table-cell table:style-name="ce5" office:value-type="string">
            <text:p>We do a narrative that slowly becomes more magical</text:p>
          </table:table-cell>
          <table:table-cell table:style-name="ce5" table:number-columns-repeated="4"/>
          <table:table-cell table:style-name="ce7"/>
          <table:table-cell table:style-name="ce7" office:value-type="string">
            <text:p>https://scontent-a-sea.xx.fbcdn.net/hphotos-xfp1/t31.0-8/10571997_1551383011760121_8011608764906622184_o.jpg</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1987.9854050926">
            <text:p>12/14/2014 23:38:59</text:p>
          </table:table-cell>
          <table:table-cell table:style-name="ce5" office:value-type="string">
            <text:p>Curtis Needs A Ride</text:p>
          </table:table-cell>
          <table:table-cell table:style-name="ce5" office:value-type="string">
            <text:p>Curtisneedsaride.com</text:p>
          </table:table-cell>
          <table:table-cell table:style-name="ce5"/>
          <table:table-cell table:style-name="ce5" office:value-type="string">
            <text:p>Michael Flusche</text:p>
            <text:p>Austin Hines </text:p>
            <text:p>Grayson Howe</text:p>
            <text:p>Steve Rupp</text:p>
            <text:p>Ricky Anderson </text:p>
            <text:p>Justin Kirchhoff</text:p>
            <text:p/>
          </table:table-cell>
          <table:table-cell table:style-name="ce5" table:number-columns-repeated="2"/>
          <table:table-cell table:style-name="ce5" office:value-type="string">
            <text:p>From Fort Worth, Curtis Needs A Ride brings a mixture of short form improv, long form improv, and audience participation for an engaging and hilarious show. CNAR has performed at the Hideout since 2006.</text:p>
          </table:table-cell>
          <table:table-cell table:style-name="ce5"/>
          <table:table-cell table:style-name="ce5" office:value-type="string">
            <text:p>Private shows multiple times a month</text:p>
          </table:table-cell>
          <table:table-cell table:style-name="ce5" office:value-type="string">
            <text:p>Facebook </text:p>
          </table:table-cell>
          <table:table-cell table:style-name="ce5" table:number-columns-repeated="7"/>
          <table:table-cell table:style-name="ce7"/>
          <table:table-cell table:number-columns-repeated="2" table:style-name="ce7" office:value-type="string">
            <text:p>Facebook.com/curtisneedsaride</text:p>
          </table:table-cell>
          <table:table-cell table:style-name="ce7"/>
          <table:table-cell table:style-name="Default" office:value-type="float" office:value="2015">
            <text:p>2015</text:p>
          </table:table-cell>
          <table:table-cell table:number-columns-repeated="233"/>
        </table:table-row>
        <table:table-row table:style-name="ro17">
          <table:table-cell table:style-name="ce2" office:value-type="float" office:value="41987.8159606482">
            <text:p>12/14/2014 19:34:59</text:p>
          </table:table-cell>
          <table:table-cell table:style-name="ce5" office:value-type="string">
            <text:p>Danger! Warning! Improv!</text:p>
          </table:table-cell>
          <table:table-cell table:style-name="ce5" office:value-type="string">
            <text:p>www.dangerwarningimprov.com</text:p>
          </table:table-cell>
          <table:table-cell table:style-name="ce5"/>
          <table:table-cell table:style-name="ce5" office:value-type="string">
            <text:p>Troy</text:p>
            <text:p>Andy</text:p>
          </table:table-cell>
          <table:table-cell table:style-name="ce5" table:number-columns-repeated="2"/>
          <table:table-cell table:style-name="ce5" office:value-type="string">
            <text:p>Danger! Warning! Improv! is like no other improv comedy show you've seen. The duo of Andy Crouch and Troy A. Miller might just be insane. That's because they take the source material of popular adventure franchises like Star Trek, James Bond and Sherlock Holmes, and attempt to improvise a brand new chapter - only they play all the characters, replicate all the special effects, and control all music and sound from the stage using a laptop computer.</text:p>
            <text:p/>
            <text:p>You'll gasp. You'll laugh. And you'll be right there in the show with them. </text:p>
            <text:p>It's improv comedy in 3D. </text:p>
            <text:p>Er, 4D?</text:p>
          </table:table-cell>
          <table:table-cell table:style-name="ce5"/>
          <table:table-cell table:style-name="ce5" office:value-type="string">
            <text:p>n/a</text:p>
          </table:table-cell>
          <table:table-cell table:style-name="ce5" office:value-type="string">
            <text:p>Facebook, Twitter, Email. Word of mouth</text:p>
          </table:table-cell>
          <table:table-cell table:style-name="ce5" table:number-columns-repeated="7"/>
          <table:table-cell table:style-name="ce7"/>
          <table:table-cell table:style-name="ce7" office:value-type="string">
            <text:p>https://www.flickr.com/photos/29031321@N02/8261229733/in/set-72157633375783575</text:p>
          </table:table-cell>
          <table:table-cell table:style-name="ce7" office:value-type="string">
            <text:p>https://www.youtube.com/watch?v=rHfMcKSM3_I&amp;list=PLLo5ExAN5ZY-qGjOKbjYxeBaNuHLx3rRt</text:p>
          </table:table-cell>
          <table:table-cell table:style-name="ce7"/>
          <table:table-cell table:style-name="Default" office:value-type="float" office:value="2015">
            <text:p>2015</text:p>
          </table:table-cell>
          <table:table-cell table:number-columns-repeated="233"/>
        </table:table-row>
        <table:table-row table:style-name="ro6">
          <table:table-cell table:style-name="ce2" office:value-type="float" office:value="41987.9904050926">
            <text:p>12/14/2014 23:46:11</text:p>
          </table:table-cell>
          <table:table-cell table:style-name="ce5" office:value-type="string">
            <text:p>Deep Turtle</text:p>
          </table:table-cell>
          <table:table-cell table:style-name="ce5" office:value-type="string">
            <text:p>https://www.facebook.com/deepturtleimprov</text:p>
          </table:table-cell>
          <table:table-cell table:style-name="ce5"/>
          <table:table-cell table:style-name="ce5" office:value-type="string">
            <text:p>Ryan Broussard</text:p>
            <text:p>Ripley Adams</text:p>
            <text:p>Kathleen McFerren</text:p>
            <text:p>Alex Addision</text:p>
            <text:p>Cagney Ortiz</text:p>
          </table:table-cell>
          <table:table-cell table:style-name="ce5" table:number-columns-repeated="2"/>
          <table:table-cell table:style-name="ce5" office:value-type="string">
            <text:p>Deep Turtle went through 6 levels of classes together at the Hideout Theatre, creating class t-shirts and a class song along the way. They are still together for the love of each other and the love of improv. Deep Turtle lives!</text:p>
          </table:table-cell>
          <table:table-cell table:style-name="ce5"/>
          <table:table-cell table:style-name="ce5" office:value-type="string">
            <text:p>We have not been in any other shows yet besides our student showcases.</text:p>
          </table:table-cell>
          <table:table-cell table:style-name="ce5" office:value-type="string">
            <text:p>We are working on our Facebook page, and we wear our shirts around a lot.</text:p>
          </table:table-cell>
          <table:table-cell table:style-name="ce5" office:value-type="string">
            <text:p>Yes, in student showcases.</text:p>
          </table:table-cell>
          <table:table-cell table:style-name="ce5" office:value-type="string">
            <text:p>Over a year</text:p>
          </table:table-cell>
          <table:table-cell table:style-name="ce5" office:value-type="string">
            <text:p>We have been working on the format that probably has another name but we call "Sidetracked Yo-Yo". We start with a simple base scene, then once a past event or separate event is mentioned, we transition to that scene. We do that roughly 5-6 times, and then we reverse and go back through all of the scenes and resolve them until we get back to the original base scene.</text:p>
          </table:table-cell>
          <table:table-cell table:style-name="ce5" table:number-columns-repeated="4"/>
          <table:table-cell table:style-name="ce7"/>
          <table:table-cell table:style-name="ce7" office:value-type="string">
            <text:p>We are working on getting this together.</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1987.945150463">
            <text:p>12/14/2014 22:41:01</text:p>
          </table:table-cell>
          <table:table-cell table:style-name="ce5" office:value-type="string">
            <text:p>Dervish</text:p>
          </table:table-cell>
          <table:table-cell table:style-name="ce5" office:value-type="string">
            <text:p>https://www.facebook.com/DervishImprov</text:p>
          </table:table-cell>
          <table:table-cell table:style-name="ce5"/>
          <table:table-cell table:style-name="ce5" office:value-type="string">
            <text:p>John Ratliff</text:p>
            <text:p>Lisa Jackson</text:p>
            <text:p>Josh Gill</text:p>
          </table:table-cell>
          <table:table-cell table:style-name="ce5" table:number-columns-repeated="2"/>
          <table:table-cell table:style-name="ce5" office:value-type="string">
            <text:p>Dervish features faculty and featured performers from Austin's improv community. Lisa Jackson, John Ratliff, and Josh Gill explore separate worlds to discover their thematic or physical links by running the spectrum from grounded relationships to absurd characters.</text:p>
          </table:table-cell>
          <table:table-cell table:style-name="ce5" table:number-columns-repeated="10"/>
          <table:table-cell table:style-name="ce7" table:number-columns-repeated="4"/>
          <table:table-cell table:style-name="Default" office:value-type="float" office:value="2015">
            <text:p>2015</text:p>
          </table:table-cell>
          <table:table-cell table:number-columns-repeated="233"/>
        </table:table-row>
        <table:table-row table:style-name="ro11">
          <table:table-cell table:style-name="ce2" office:value-type="float" office:value="41987.7490162037">
            <text:p>12/14/2014 17:58:35</text:p>
          </table:table-cell>
          <table:table-cell table:style-name="ce5" office:value-type="string">
            <text:p>Diversity Friends</text:p>
          </table:table-cell>
          <table:table-cell table:style-name="ce5" table:number-columns-repeated="2"/>
          <table:table-cell table:style-name="ce5" office:value-type="string">
            <text:p>Amanda Smith </text:p>
            <text:p>Kenny Madison</text:p>
            <text:p>Mike Carreon</text:p>
            <text:p>Janaye Alexander</text:p>
          </table:table-cell>
          <table:table-cell table:style-name="ce5" table:number-columns-repeated="2"/>
          <table:table-cell table:style-name="ce5" office:value-type="string">
            <text:p>Diversity Friends is a diverse group of imprvisors that all bring something different to the table to create an extremely high energy improv dynamic with fun loving scenes based on audience suggestions. </text:p>
          </table:table-cell>
          <table:table-cell table:style-name="ce5" table:number-columns-repeated="3"/>
          <table:table-cell table:style-name="ce5" office:value-type="string">
            <text:p>no</text:p>
          </table:table-cell>
          <table:table-cell table:style-name="ce5" office:value-type="string">
            <text:p>4 months </text:p>
          </table:table-cell>
          <table:table-cell table:style-name="ce5" office:value-type="string">
            <text:p>All four memyers share a quick monolouge based on a suggestion from the audience and we create a Montage based on inspiration from the monolouges. </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7">
          <table:table-cell table:style-name="ce2" office:value-type="float" office:value="41981.3717592593">
            <text:p>12/8/2014 8:55:20</text:p>
          </table:table-cell>
          <table:table-cell table:style-name="ce5" office:value-type="string">
            <text:p>Dos Chodos Pequenos</text:p>
          </table:table-cell>
          <table:table-cell table:style-name="ce5" office:value-type="string">
            <text:p>n/a</text:p>
          </table:table-cell>
          <table:table-cell table:style-name="ce5"/>
          <table:table-cell table:style-name="ce5" office:value-type="string">
            <text:p>Bill Stern</text:p>
            <text:p>Jeremy Sweetlamb</text:p>
          </table:table-cell>
          <table:table-cell table:style-name="ce5" table:number-columns-repeated="2"/>
          <table:table-cell table:style-name="ce5" office:value-type="string">
            <text:p>Have you ever thought to yourself, "What am I doing with my life?" but like, in a fun way? This will be your only thought after watching these two highly prov-learned tiny chodos.</text:p>
          </table:table-cell>
          <table:table-cell table:style-name="ce5" table:number-columns-repeated="2"/>
          <table:table-cell table:style-name="ce5" office:value-type="string">
            <text:p>Facebook, Twitter.</text:p>
          </table:table-cell>
          <table:table-cell table:style-name="ce5"/>
          <table:table-cell table:style-name="ce5" office:value-type="string">
            <text:p>3 days</text:p>
          </table:table-cell>
          <table:table-cell table:style-name="ce5" office:value-type="string">
            <text:p>we are going to push ourselves to play fast. beyond that, there is no format.</text:p>
          </table:table-cell>
          <table:table-cell table:style-name="ce5" table:number-columns-repeated="4"/>
          <table:table-cell table:style-name="ce7"/>
          <table:table-cell table:style-name="ce7" office:value-type="string">
            <text:p>https://scontent-b-dfw.xx.fbcdn.net/hphotos-xfa1/v/t1.0-9/579077_10102522258765090_1116861467_n.jpg?oh=a1d82622cc4ffc522146a45877fb68c0&amp;oe=55009357</text:p>
          </table:table-cell>
          <table:table-cell table:style-name="ce7" table:number-columns-repeated="2"/>
          <table:table-cell table:style-name="Default" office:value-type="float" office:value="2015">
            <text:p>2015</text:p>
          </table:table-cell>
          <table:table-cell table:number-columns-repeated="233"/>
        </table:table-row>
        <table:table-row table:style-name="ro3">
          <table:table-cell table:style-name="ce2" office:value-type="float" office:value="41980.6839930556">
            <text:p>12/7/2014 16:24:57</text:p>
          </table:table-cell>
          <table:table-cell table:style-name="ce5" office:value-type="string">
            <text:p>Double Tap</text:p>
          </table:table-cell>
          <table:table-cell table:style-name="ce5" office:value-type="string">
            <text:p>facebook.com/doubletapcomedy</text:p>
          </table:table-cell>
          <table:table-cell table:style-name="ce5"/>
          <table:table-cell table:style-name="ce5" office:value-type="string">
            <text:p>Will Cleveland</text:p>
            <text:p>Chris McKeever</text:p>
          </table:table-cell>
          <table:table-cell table:style-name="ce5" table:number-columns-repeated="2"/>
          <table:table-cell table:style-name="ce5" office:value-type="string">
            <text:p>Will and Chris are both Upright Citizens Brigade alum who moved to Austin in 2013 with everyone else. </text:p>
          </table:table-cell>
          <table:table-cell table:style-name="ce5"/>
          <table:table-cell table:style-name="ce5" office:value-type="string">
            <text:p>Play-by-Play every 3rd Saturday at ColdTowne</text:p>
            <text:p/>
            <text:p>We also play together in troupes;</text:p>
            <text:p>The USA</text:p>
            <text:p>Like and Subscribe</text:p>
            <text:p/>
            <text:p>And guest regularly with Movie Riot. </text:p>
          </table:table-cell>
          <table:table-cell table:style-name="ce5" office:value-type="string">
            <text:p>Social Media and through students and teachers. Our ColdTowne show is a celebration of Long Form Mechanics that we really encourage students to attend. </text:p>
            <text:p/>
            <text:p>For a show at Hideout, we would make sure to promote it as our Hideout Debut. </text:p>
          </table:table-cell>
          <table:table-cell table:style-name="ce5" table:number-columns-repeated="2"/>
          <table:table-cell table:style-name="ce5" office:value-type="string">
            <text:p>We perform a two-person Harold. </text:p>
          </table:table-cell>
          <table:table-cell table:style-name="ce5" table:number-columns-repeated="4"/>
          <table:table-cell table:style-name="ce7" office:value-type="string">
            <text:p>We both really enjoyed playing at Hideout during OOB and Waffle Fest and hope to play there more throughout the year. </text:p>
          </table:table-cell>
          <table:table-cell table:style-name="ce7" office:value-type="string">
            <text:p>https://www.facebook.com/doubletapcomedy/photos/pb.234273080075335.-2207520000.1417990629./286102101559099/?type=3&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7">
          <table:table-cell table:style-name="ce2" office:value-type="float" office:value="41982.9928472222">
            <text:p>12/9/2014 23:49:42</text:p>
          </table:table-cell>
          <table:table-cell table:style-name="ce5" office:value-type="string">
            <text:p>Dudith</text:p>
          </table:table-cell>
          <table:table-cell table:style-name="ce5" table:number-columns-repeated="2"/>
          <table:table-cell table:style-name="ce5" office:value-type="string">
            <text:p>David Schwartz</text:p>
            <text:p>Judith Schomp</text:p>
          </table:table-cell>
          <table:table-cell table:style-name="ce5" table:number-columns-repeated="2"/>
          <table:table-cell table:style-name="ce5" office:value-type="string">
            <text:p>Dudith is a duo that performs with a cast of thousands, exploring the magic in the minutiae of our lives. Watch the two breathe life into one, or watch as they build a whole world of characters, only to discover what is really important to us all.</text:p>
          </table:table-cell>
          <table:table-cell table:style-name="ce5" table:number-columns-repeated="10"/>
          <table:table-cell table:style-name="ce7" table:number-columns-repeated="4"/>
          <table:table-cell table:style-name="Default" office:value-type="float" office:value="2015">
            <text:p>2015</text:p>
          </table:table-cell>
          <table:table-cell table:number-columns-repeated="233"/>
        </table:table-row>
        <table:table-row table:style-name="ro1">
          <table:table-cell table:style-name="ce2" office:value-type="float" office:value="41987.8954282407">
            <text:p>12/14/2014 21:29:25</text:p>
          </table:table-cell>
          <table:table-cell table:style-name="ce5" office:value-type="string">
            <text:p>Dumbasses</text:p>
          </table:table-cell>
          <table:table-cell table:style-name="ce5" office:value-type="string">
            <text:p>www.facebook.com/DumbassesImprov</text:p>
          </table:table-cell>
          <table:table-cell table:style-name="ce5"/>
          <table:table-cell table:style-name="ce5" office:value-type="string">
            <text:p>Marcus Hysmith</text:p>
            <text:p>Luis Salinas</text:p>
          </table:table-cell>
          <table:table-cell table:style-name="ce5" table:number-columns-repeated="2"/>
          <table:table-cell table:style-name="ce5" office:value-type="string">
            <text:p>Marcus Hysmith and Luis Salinas attempt tasks that require skill and intelligence while possessing neither.</text:p>
          </table:table-cell>
          <table:table-cell table:style-name="ce5" table:number-columns-repeated="10"/>
          <table:table-cell table:style-name="ce7" table:number-columns-repeated="4"/>
          <table:table-cell table:style-name="Default" office:value-type="float" office:value="2015">
            <text:p>2015</text:p>
          </table:table-cell>
          <table:table-cell table:number-columns-repeated="233"/>
        </table:table-row>
        <table:table-row table:style-name="ro8">
          <table:table-cell table:style-name="ce2" office:value-type="float" office:value="41986.9022337963">
            <text:p>12/13/2014 21:39:13</text:p>
          </table:table-cell>
          <table:table-cell table:style-name="ce5" office:value-type="string">
            <text:p>Duplex</text:p>
          </table:table-cell>
          <table:table-cell table:style-name="ce5" office:value-type="string">
            <text:p>https://www.facebook.com/dupleximprov</text:p>
          </table:table-cell>
          <table:table-cell table:style-name="ce5"/>
          <table:table-cell table:style-name="ce5" office:value-type="string">
            <text:p>Austen Silver, Catherine Grady, Evan Eggers, Norman Tran</text:p>
          </table:table-cell>
          <table:table-cell table:style-name="ce5" table:number-columns-repeated="2"/>
          <table:table-cell table:style-name="ce5" office:value-type="string">
            <text:p>Duplex is an improv troupe consisting of four people, two front doors, and a shared backyard. Both reasonably priced and in a good neighborhood, Duplex is fun, smart, fast-paced improv for anyone who wished their neighbors lived closer, or their roommates lived farther away.</text:p>
          </table:table-cell>
          <table:table-cell table:style-name="ce5" table:number-columns-repeated="2"/>
          <table:table-cell table:style-name="ce5" office:value-type="string">
            <text:p>Facebook friends and family.</text:p>
          </table:table-cell>
          <table:table-cell table:style-name="ce5" office:value-type="string">
            <text:p>Yes</text:p>
          </table:table-cell>
          <table:table-cell table:style-name="ce5" office:value-type="string">
            <text:p>Since January 2014</text:p>
          </table:table-cell>
          <table:table-cell table:style-name="ce5" office:value-type="string">
            <text:p>We do a comedy Montage format where we heighten themes and game through second beats in the last half of the show.</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8">
          <table:table-cell table:style-name="ce2" office:value-type="float" office:value="41987.8558217593">
            <text:p>12/14/2014 20:32:23</text:p>
          </table:table-cell>
          <table:table-cell table:style-name="ce5" office:value-type="string">
            <text:p>Duran &amp; Johnson</text:p>
          </table:table-cell>
          <table:table-cell table:style-name="ce5" office:value-type="string">
            <text:p>https://www.facebook.com/pages/Duran-Johnson/268884326587315</text:p>
          </table:table-cell>
          <table:table-cell table:style-name="ce5"/>
          <table:table-cell table:style-name="ce5" office:value-type="string">
            <text:p>Manuel Duran</text:p>
            <text:p>Seth Johnson</text:p>
          </table:table-cell>
          <table:table-cell table:style-name="ce5" table:number-columns-repeated="2"/>
          <table:table-cell table:style-name="ce5" office:value-type="string">
            <text:p>On-stage Duran &amp; Johnson perform improv based on creating emotionally honest relationships no matter how absurd the situation the characters find themselves in. Off-stage Duran &amp; Johnson argue about which one is the funny one and which one is just there to give support.</text:p>
          </table:table-cell>
          <table:table-cell table:style-name="ce5" table:number-columns-repeated="2"/>
          <table:table-cell table:style-name="ce5" office:value-type="string">
            <text:p>Primarily Facebook.</text:p>
          </table:table-cell>
          <table:table-cell table:style-name="ce5" table:number-columns-repeated="7"/>
          <table:table-cell table:style-name="ce7"/>
          <table:table-cell table:style-name="ce7" office:value-type="string">
            <text:p>https://www.facebook.com/268884326587315/photos/a.268888486586899.1073741825.268884326587315/294148610727553/?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3">
          <table:table-cell table:style-name="ce2" office:value-type="float" office:value="41982.9957291667">
            <text:p>12/9/2014 23:53:51</text:p>
          </table:table-cell>
          <table:table-cell table:style-name="ce5" office:value-type="string">
            <text:p>Empty Promises</text:p>
          </table:table-cell>
          <table:table-cell table:style-name="ce5" office:value-type="string">
            <text:p>https://www.facebook.com/pages/Empty-Promises</text:p>
          </table:table-cell>
          <table:table-cell table:style-name="ce5"/>
          <table:table-cell table:style-name="ce5" office:value-type="string">
            <text:p>Sanjay Rao</text:p>
            <text:p>Matt Needles</text:p>
            <text:p>KC Harvey-Taylor</text:p>
            <text:p>Alejandro Garcia</text:p>
            <text:p>Eli Edison</text:p>
            <text:p>Ian Townsend</text:p>
            <text:p>Mathew Stoner</text:p>
            <text:p/>
          </table:table-cell>
          <table:table-cell table:style-name="ce5" table:number-columns-repeated="2"/>
          <table:table-cell table:style-name="ce5" office:value-type="string">
            <text:p>Empty Promises is a Harold team who honor the pure Chicago style form. Fast, fun, whimsical and smart, Empty Promises promises to deliver delight and laughter to every stage it hits. Together they discover new worlds in a high paced physical powerhouse of a show.</text:p>
          </table:table-cell>
          <table:table-cell table:style-name="ce5"/>
          <table:table-cell table:style-name="ce5" office:value-type="string">
            <text:p>We are one the Coltowne schedule 1-3 a month </text:p>
          </table:table-cell>
          <table:table-cell table:style-name="ce5" office:value-type="string">
            <text:p>Facebook, DO512, Posters, Stickers, </text:p>
          </table:table-cell>
          <table:table-cell table:style-name="ce5" table:number-columns-repeated="2"/>
          <table:table-cell table:style-name="ce5" office:value-type="string">
            <text:p>We do "3 scenes game" Harolds with a ton of physicality and energy. </text:p>
          </table:table-cell>
          <table:table-cell table:style-name="ce5" table:number-columns-repeated="4"/>
          <table:table-cell table:style-name="ce7"/>
          <table:table-cell table:style-name="ce7" office:value-type="string">
            <text:p>https://www.facebook.com/720638627968731/photos/pb.720638627968731.-2207520000.1418190740./869425249756734/?type=3&amp;theater</text:p>
          </table:table-cell>
          <table:table-cell table:style-name="ce7" office:value-type="string">
            <text:p>https://www.youtube.com/watch?v=ZrexnZqDqAk</text:p>
          </table:table-cell>
          <table:table-cell table:style-name="ce7"/>
          <table:table-cell table:style-name="Default" office:value-type="float" office:value="2015">
            <text:p>2015</text:p>
          </table:table-cell>
          <table:table-cell table:number-columns-repeated="233"/>
        </table:table-row>
        <table:table-row table:style-name="ro11">
          <table:table-cell table:style-name="ce2" office:value-type="float" office:value="41981.9337615741">
            <text:p>12/8/2014 22:24:37</text:p>
          </table:table-cell>
          <table:table-cell table:style-name="ce5" office:value-type="string">
            <text:p>Field Day</text:p>
          </table:table-cell>
          <table:table-cell table:style-name="ce5" office:value-type="string">
            <text:p>https://www.facebook.com/FieldDayImprov</text:p>
          </table:table-cell>
          <table:table-cell table:style-name="ce5"/>
          <table:table-cell table:style-name="ce5" office:value-type="string">
            <text:p>David Schwartz </text:p>
            <text:p>Judith Schomp</text:p>
            <text:p>Chris Albano</text:p>
            <text:p>Lindsay Hejl</text:p>
          </table:table-cell>
          <table:table-cell table:style-name="ce5" table:number-columns-repeated="2"/>
          <table:table-cell table:style-name="ce5" office:value-type="string">
            <text:p>Field Day is a badass group of friends who kick through a montage set in a whirlwind of fun and inspiration, balancing the norm and the weird. They look awesome in denim. </text:p>
          </table:table-cell>
          <table:table-cell table:style-name="ce5" table:number-columns-repeated="2"/>
          <table:table-cell table:style-name="ce5" office:value-type="string">
            <text:p>Web presence and word of mouth</text:p>
          </table:table-cell>
          <table:table-cell table:style-name="ce5" office:value-type="string">
            <text:p>Yes</text:p>
          </table:table-cell>
          <table:table-cell table:style-name="ce5" office:value-type="string">
            <text:p>8 months</text:p>
          </table:table-cell>
          <table:table-cell table:style-name="ce5" office:value-type="string">
            <text:p>We do what we like to call "the prism." We start a normal montage with a group scene then organically explore a theme we have found at the midpoint and use that as a lens for the remainder of the set. </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7">
          <table:table-cell table:style-name="ce2" office:value-type="float" office:value="41978.5814583333">
            <text:p>12/5/2014 13:57:18</text:p>
          </table:table-cell>
          <table:table-cell table:style-name="ce5" office:value-type="string">
            <text:p>Franz &amp; Dave</text:p>
          </table:table-cell>
          <table:table-cell table:style-name="ce5" office:value-type="string">
            <text:p>http://facebook.com/franzanddave</text:p>
          </table:table-cell>
          <table:table-cell table:style-name="ce5"/>
          <table:table-cell table:style-name="ce5" office:value-type="string">
            <text:p>Brad Hawkins</text:p>
            <text:p>Ceej Allen</text:p>
          </table:table-cell>
          <table:table-cell table:style-name="ce5" table:number-columns-repeated="2"/>
          <table:table-cell table:style-name="ce5" office:value-type="string">
            <text:p>In the dark places, in the parts of your mind you don't show to anyone, there lives Franz &amp; Dave. Join the masters of the bizarre and the profound as they collaborate on a twisted, surreal tale of the human psyche.</text:p>
          </table:table-cell>
          <table:table-cell table:style-name="ce5" table:number-columns-repeated="2"/>
          <table:table-cell table:style-name="ce5" office:value-type="string">
            <text:p>We'd love to make a real, physical poster. Give us enough notice and we'll make one.</text:p>
          </table:table-cell>
          <table:table-cell table:style-name="ce5"/>
          <table:table-cell table:style-name="ce5" office:value-type="string">
            <text:p>Three years</text:p>
          </table:table-cell>
          <table:table-cell table:style-name="ce5" table:number-columns-repeated="5"/>
          <table:table-cell table:style-name="ce7"/>
          <table:table-cell table:style-name="ce7" office:value-type="string">
            <text:p>http://i.imgur.com/b3QPAAA.jpg</text:p>
          </table:table-cell>
          <table:table-cell table:style-name="ce7" office:value-type="string">
            <text:p>https://vimeo.com/107765199</text:p>
          </table:table-cell>
          <table:table-cell table:style-name="ce7"/>
          <table:table-cell table:style-name="Default" office:value-type="float" office:value="2015">
            <text:p>2015</text:p>
          </table:table-cell>
          <table:table-cell table:number-columns-repeated="233"/>
        </table:table-row>
        <table:table-row table:style-name="ro7">
          <table:table-cell table:style-name="ce2" office:value-type="float" office:value="41987.9065393519">
            <text:p>12/14/2014 21:45:25</text:p>
          </table:table-cell>
          <table:table-cell table:style-name="ce5" office:value-type="string">
            <text:p>G.O.O.F.S.</text:p>
          </table:table-cell>
          <table:table-cell table:style-name="ce5" office:value-type="string">
            <text:p>https://www.facebook.com/pages/GOOFS/346070105571991</text:p>
          </table:table-cell>
          <table:table-cell table:style-name="ce5"/>
          <table:table-cell table:style-name="ce5" office:value-type="string">
            <text:p>Patrick Creamer</text:p>
            <text:p>Lindsay Hejl</text:p>
            <text:p>Katie Doran</text:p>
            <text:p>Mitchell Shotts</text:p>
            <text:p>Michael Kauffman</text:p>
          </table:table-cell>
          <table:table-cell table:style-name="ce5" table:number-columns-repeated="2"/>
          <table:table-cell table:style-name="ce5" office:value-type="string">
            <text:p>G.O.O.F.S. has been bringing their trademark hilarity to Austin stages for over a year. Utilizing their comedy chemistry, G.O.O.F.S. are masters of montage. Infectious fun, no cure.</text:p>
          </table:table-cell>
          <table:table-cell table:style-name="ce5"/>
          <table:table-cell table:style-name="ce5" office:value-type="string">
            <text:p>Handful of Threefers, a Triple Scoop, and a couple Coldtowne Cagematches</text:p>
          </table:table-cell>
          <table:table-cell table:style-name="ce5" office:value-type="string">
            <text:p>Text and Facebook</text:p>
          </table:table-cell>
          <table:table-cell table:style-name="ce5" office:value-type="string">
            <text:p>Yes</text:p>
          </table:table-cell>
          <table:table-cell table:style-name="ce5" office:value-type="string">
            <text:p>15 months</text:p>
          </table:table-cell>
          <table:table-cell table:style-name="ce5" office:value-type="string">
            <text:p>We do the Armando.</text:p>
          </table:table-cell>
          <table:table-cell table:style-name="ce5" table:number-columns-repeated="4"/>
          <table:table-cell table:style-name="ce7"/>
          <table:table-cell table:style-name="ce7" office:value-type="string">
            <text:p>https://scontent-b-mia.xx.fbcdn.net/hphotos-xap1/v/t1.0-9/10441063_10203973332475918_7790557535289082473_n.jpg?oh=579f1d7feee7430dc550a8762043b785&amp;oe=55452E2D</text:p>
          </table:table-cell>
          <table:table-cell table:style-name="ce7" table:number-columns-repeated="2"/>
          <table:table-cell table:style-name="Default" office:value-type="float" office:value="2015">
            <text:p>2015</text:p>
          </table:table-cell>
          <table:table-cell table:number-columns-repeated="233"/>
        </table:table-row>
        <table:table-row table:style-name="ro7">
          <table:table-cell table:style-name="ce2" office:value-type="float" office:value="41987.9475231482">
            <text:p>12/14/2014 22:44:26</text:p>
          </table:table-cell>
          <table:table-cell table:style-name="ce5" office:value-type="string">
            <text:p>Galactic</text:p>
          </table:table-cell>
          <table:table-cell table:style-name="ce5" office:value-type="string">
            <text:p>https://www.facebook.com/BattlestarGillacktucka</text:p>
          </table:table-cell>
          <table:table-cell table:style-name="ce5"/>
          <table:table-cell table:style-name="ce5" office:value-type="string">
            <text:p>Josh Gill</text:p>
            <text:p>Lisa Jackson</text:p>
          </table:table-cell>
          <table:table-cell table:style-name="ce5" table:number-columns-repeated="2"/>
          <table:table-cell table:style-name="ce5" office:value-type="string">
            <text:p>Husband and wife improv comedy duo, Lisa Jackson and Josh Gill, are prominent performers and instructors in the Austin improv scene. They bring the fun and absurdity of their relationship to the stage as Galactic.</text:p>
          </table:table-cell>
          <table:table-cell table:style-name="ce5" table:number-columns-repeated="10"/>
          <table:table-cell table:style-name="ce7" table:number-columns-repeated="4"/>
          <table:table-cell table:style-name="Default" office:value-type="float" office:value="2015">
            <text:p>2015</text:p>
          </table:table-cell>
          <table:table-cell table:number-columns-repeated="233"/>
        </table:table-row>
        <table:table-row table:style-name="ro13">
          <table:table-cell table:style-name="ce2" office:value-type="float" office:value="41987.8525462963">
            <text:p>12/14/2014 20:27:40</text:p>
          </table:table-cell>
          <table:table-cell table:style-name="ce5" office:value-type="string">
            <text:p>Gigglepants</text:p>
          </table:table-cell>
          <table:table-cell table:style-name="ce5" office:value-type="string">
            <text:p>gigglepants.org</text:p>
          </table:table-cell>
          <table:table-cell table:style-name="ce5"/>
          <table:table-cell table:style-name="ce5" office:value-type="string">
            <text:p>Jon Cozart</text:p>
            <text:p>Luis Reyes</text:p>
            <text:p>Allison O'Conor</text:p>
            <text:p>Christiasn Haigis</text:p>
            <text:p>Jacob Thompson</text:p>
            <text:p>Krissy Jones</text:p>
            <text:p>Faith Compton</text:p>
            <text:p>Shannon Cloud</text:p>
            <text:p>Justin Perez</text:p>
            <text:p>Brandt Taylor</text:p>
            <text:p>Jordan Maranto</text:p>
            <text:p>Austin Dowling</text:p>
            <text:p>Emily McIntyre</text:p>
            <text:p>Paige Smith</text:p>
            <text:p>Shannen Soffar</text:p>
            <text:p>Matthew Leyden</text:p>
            <text:p>Kelsey Matteson</text:p>
            <text:p>Ty Clark</text:p>
            <text:p>Taylor Wingfield</text:p>
            <text:p>Drake Wootton</text:p>
            <text:p>Kent Juliff</text:p>
          </table:table-cell>
          <table:table-cell table:style-name="ce5" table:number-columns-repeated="2"/>
          <table:table-cell table:style-name="ce5" office:value-type="string">
            <text:p>Gigglepants is UT's only short-form improv comedy troupe. Every show, we create new, never-seen-practiced-done-before comedy, all based off of your suggestions. </text:p>
          </table:table-cell>
          <table:table-cell table:style-name="ce5"/>
          <table:table-cell table:style-name="ce5" office:value-type="string">
            <text:p>We to biweekly free shows on the UT campus and occasionally outside shows at The Hideout or ColdTowne.</text:p>
          </table:table-cell>
          <table:table-cell table:style-name="ce5" office:value-type="string">
            <text:p>Mostly through social media like Facebook, Twitter, Instagram, but also through tabling and fliers on the UT campus.</text:p>
          </table:table-cell>
          <table:table-cell table:style-name="ce5" office:value-type="string">
            <text:p>Yes</text:p>
          </table:table-cell>
          <table:table-cell table:style-name="ce5" office:value-type="string">
            <text:p>10 years. New members every fall semester</text:p>
          </table:table-cell>
          <table:table-cell table:style-name="ce5" office:value-type="string">
            <text:p>Short-form improv</text:p>
          </table:table-cell>
          <table:table-cell table:style-name="ce5" table:number-columns-repeated="4"/>
          <table:table-cell table:style-name="ce7"/>
          <table:table-cell table:style-name="ce7" office:value-type="string">
            <text:p>https://www.facebook.com/gpantsimprov/photos/a.10151020501581822.410087.28728366821/10152259659161822/?type=1&amp;theater</text:p>
          </table:table-cell>
          <table:table-cell table:style-name="ce7" office:value-type="string">
            <text:p>https://www.youtube.com/watch?v=gu8XBDvZXEo</text:p>
          </table:table-cell>
          <table:table-cell table:style-name="ce7"/>
          <table:table-cell table:style-name="Default" office:value-type="float" office:value="2015">
            <text:p>2015</text:p>
          </table:table-cell>
          <table:table-cell table:number-columns-repeated="233"/>
        </table:table-row>
        <table:table-row table:style-name="ro17">
          <table:table-cell table:style-name="ce2" office:value-type="float" office:value="41987.7613657407">
            <text:p>12/14/2014 18:16:22</text:p>
          </table:table-cell>
          <table:table-cell table:style-name="ce5" office:value-type="string">
            <text:p>Glamazon</text:p>
          </table:table-cell>
          <table:table-cell table:style-name="ce5" office:value-type="string">
            <text:p>https://www.facebook.com/GlamazonImprov</text:p>
          </table:table-cell>
          <table:table-cell table:style-name="ce5"/>
          <table:table-cell table:style-name="ce5" office:value-type="string">
            <text:p>Valerie Ward</text:p>
            <text:p>Amy Carpenter</text:p>
            <text:p>XJ Coleman</text:p>
            <text:p>Katie Moore</text:p>
          </table:table-cell>
          <table:table-cell table:style-name="ce5" table:number-columns-repeated="2"/>
          <table:table-cell table:style-name="ce5" office:value-type="string">
            <text:p>Glamazon delivers in-your-face comedy from on high. These 5'8"+ women redefine the phrase "improv with legs."</text:p>
          </table:table-cell>
          <table:table-cell table:style-name="ce5"/>
          <table:table-cell table:style-name="ce5" office:value-type="string">
            <text:p>It varies.</text:p>
          </table:table-cell>
          <table:table-cell table:style-name="ce5" office:value-type="string">
            <text:p>Amazing flyers.</text:p>
            <text:p/>
            <text:p>Submitting to every listing we can find (do512, etc)</text:p>
            <text:p/>
            <text:p>Reaching out to our devoted fans.</text:p>
            <text:p/>
            <text:p>Trying to get as many strangers as possible to come.</text:p>
            <text:p/>
            <text:p>Flirting with cute boys and telling them to come watch us on stage.</text:p>
          </table:table-cell>
          <table:table-cell table:style-name="ce5" office:value-type="string">
            <text:p>yes</text:p>
          </table:table-cell>
          <table:table-cell table:style-name="ce5" office:value-type="string">
            <text:p>over a year</text:p>
          </table:table-cell>
          <table:table-cell table:style-name="ce5" office:value-type="string">
            <text:p>We're tall, smart, witty ladies. </text:p>
            <text:p/>
            <text:p>To kick off shows, we prance around to RuPaul's song "Glamazon." With the audience thus captivated, we get our suggestion, and turn it in to a powerhouse of a slam poem. We then lunch into a show informed by theme presented in the opening, and hold on tightly, because it could go anywhere. </text:p>
            <text:p/>
            <text:p>Finally, the lights go dark. Exhausted from having thrown ourselves out there, we collect their adoration before going off stage and being amazed at how lucky we are to get to work together. </text:p>
          </table:table-cell>
          <table:table-cell table:style-name="ce5" table:number-columns-repeated="4"/>
          <table:table-cell table:style-name="ce7"/>
          <table:table-cell table:style-name="ce7" office:value-type="string">
            <text:p>https://www.facebook.com/GlamazonImprov/photos/a.159723110892679.1073741827.158325891032401/280582548806734/</text:p>
          </table:table-cell>
          <table:table-cell table:style-name="ce7" office:value-type="string">
            <text:p>http://vimeo.com/99606737</text:p>
          </table:table-cell>
          <table:table-cell table:style-name="ce7"/>
          <table:table-cell table:style-name="Default" office:value-type="float" office:value="2015">
            <text:p>2015</text:p>
          </table:table-cell>
          <table:table-cell table:number-columns-repeated="233"/>
        </table:table-row>
        <table:table-row table:style-name="ro10">
          <table:table-cell table:style-name="ce2" office:value-type="float" office:value="41978.3556597222">
            <text:p>12/5/2014 8:32:09</text:p>
          </table:table-cell>
          <table:table-cell table:style-name="ce5" office:value-type="string">
            <text:p>History Under the Influence</text:p>
          </table:table-cell>
          <table:table-cell table:style-name="ce5" table:number-columns-repeated="2"/>
          <table:table-cell table:style-name="ce5" office:value-type="string">
            <text:p>Kevin Miller</text:p>
            <text:p>David Lampe</text:p>
            <text:p>Mitchell Deane</text:p>
            <text:p>Caeriel Crestin</text:p>
            <text:p>Ryan Hill</text:p>
            <text:p>Jill Summar</text:p>
            <text:p>Thedward Blevins</text:p>
            <text:p>Melissa Patterson</text:p>
            <text:p>Lindsey Mcgowen</text:p>
          </table:table-cell>
          <table:table-cell table:style-name="ce5" table:number-columns-repeated="2"/>
          <table:table-cell table:style-name="ce5" office:value-type="string">
            <text:p>Inspired by the popular series Drunk History, a group of sober improvisers try to keep up with an extremely drunk narrator in "History Under the Influence.” Kevin takes the stage (having spent hours before the show getting shnockered), asks the audience for a historical event, and begins narrating it just as it happened. Things… are not always perfectly accurate.</text:p>
          </table:table-cell>
          <table:table-cell table:style-name="ce5" table:number-columns-repeated="2"/>
          <table:table-cell table:style-name="ce5" office:value-type="string">
            <text:p>Actively, through paid Facebook ads.</text:p>
          </table:table-cell>
          <table:table-cell table:style-name="ce5" table:number-columns-repeated="7"/>
          <table:table-cell table:style-name="ce7"/>
          <table:table-cell table:style-name="ce7" office:value-type="string">
            <text:p>http://i.imgur.com/aCSNnTk.jpg</text:p>
          </table:table-cell>
          <table:table-cell table:style-name="ce7" office:value-type="string">
            <text:p>https://vimeo.com/111584860</text:p>
          </table:table-cell>
          <table:table-cell table:style-name="ce7"/>
          <table:table-cell table:style-name="Default" office:value-type="float" office:value="2015">
            <text:p>2015</text:p>
          </table:table-cell>
          <table:table-cell table:number-columns-repeated="233"/>
        </table:table-row>
        <table:table-row table:style-name="ro7">
          <table:table-cell table:style-name="ce2" office:value-type="float" office:value="41987.7907986111">
            <text:p>12/14/2014 18:58:45</text:p>
          </table:table-cell>
          <table:table-cell table:style-name="ce5" office:value-type="string">
            <text:p>Honey Ladies</text:p>
          </table:table-cell>
          <table:table-cell table:style-name="ce5" table:number-columns-repeated="2"/>
          <table:table-cell table:style-name="ce5" office:value-type="string">
            <text:p>Jen Kaplan, Sam Schak, Jeanette Jones, Sarah Swofford &amp; Nicole Oliver</text:p>
          </table:table-cell>
          <table:table-cell table:style-name="ce5" table:number-columns-repeated="2"/>
          <table:table-cell table:style-name="ce5" office:value-type="string">
            <text:p>Honey Ladies is an all female troupe that lean towards a grounded and fun experience. We aim to embark on a journey of women stereotypes and slash them down in a funny/thought provoking way.</text:p>
          </table:table-cell>
          <table:table-cell table:style-name="ce5" table:number-columns-repeated="5"/>
          <table:table-cell table:style-name="ce5" office:value-type="string">
            <text:p>Showing that women aren't only the stereotypes that we're (at times) perceived to be by pop culture. We start with the stereotypes and then peel back the layers as the show progresses.</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12">
          <table:table-cell table:style-name="ce2" office:value-type="float" office:value="41987.982974537">
            <text:p>12/14/2014 23:35:29</text:p>
          </table:table-cell>
          <table:table-cell table:style-name="ce5" office:value-type="string">
            <text:p>In Our Prime</text:p>
          </table:table-cell>
          <table:table-cell table:style-name="ce5" office:value-type="string">
            <text:p>http://www.inourprimeimprov.com/</text:p>
          </table:table-cell>
          <table:table-cell table:style-name="ce5"/>
          <table:table-cell table:style-name="ce5" office:value-type="string">
            <text:p>Gloria Rabil Bankler</text:p>
            <text:p>Ryan Hill</text:p>
            <text:p>Jessica Arjet</text:p>
            <text:p>Paul Normandin</text:p>
          </table:table-cell>
          <table:table-cell table:style-name="ce5" table:number-columns-repeated="2"/>
          <table:table-cell table:style-name="ce5" office:value-type="string">
            <text:p>We are four performers finding the grounded and real life in our fully made up and improvised tales. From your suggestions, we will explore relationships as old as time with solid and grounded characters often unique yet everyday. Using our patented Curve Ball format, we will do this all in a crazy location or during an absurd event. By the end, you will want to know more about what happened "ever since that day. . ."</text:p>
          </table:table-cell>
          <table:table-cell table:style-name="ce5"/>
          <table:table-cell table:style-name="ce5" office:value-type="string">
            <text:p>None</text:p>
          </table:table-cell>
          <table:table-cell table:style-name="ce5" office:value-type="string">
            <text:p>Facebook, Emails, and our Website</text:p>
          </table:table-cell>
          <table:table-cell table:style-name="ce5" office:value-type="string">
            <text:p>Yes</text:p>
          </table:table-cell>
          <table:table-cell table:style-name="ce5" office:value-type="string">
            <text:p>3 Years!</text:p>
          </table:table-cell>
          <table:table-cell table:style-name="ce5" office:value-type="string">
            <text:p>Grounded &amp; real focused stories in crazy places or during absurd events.</text:p>
          </table:table-cell>
          <table:table-cell table:style-name="ce5" table:number-columns-repeated="4"/>
          <table:table-cell table:style-name="ce7"/>
          <table:table-cell table:style-name="ce7" office:value-type="string">
            <text:p>https://www.facebook.com/photo.php?fbid=10154918039290643&amp;set=a.10151050557415643.766849.771665642&amp;type=1&amp;theater</text:p>
          </table:table-cell>
          <table:table-cell table:style-name="ce7" office:value-type="string">
            <text:p>http://vimeo.com/normandin/blackhole</text:p>
          </table:table-cell>
          <table:table-cell table:style-name="ce7"/>
          <table:table-cell table:style-name="Default" office:value-type="float" office:value="2015">
            <text:p>2015</text:p>
          </table:table-cell>
          <table:table-cell table:number-columns-repeated="233"/>
        </table:table-row>
        <table:table-row table:style-name="ro15">
          <table:table-cell table:style-name="ce2" office:value-type="float" office:value="41987.9150347222">
            <text:p>12/14/2014 21:57:39</text:p>
          </table:table-cell>
          <table:table-cell table:style-name="ce5" office:value-type="string">
            <text:p>Indigo Shift</text:p>
          </table:table-cell>
          <table:table-cell table:style-name="ce5" office:value-type="string">
            <text:p>www.facebook.com/shiftindigo</text:p>
          </table:table-cell>
          <table:table-cell table:style-name="ce5"/>
          <table:table-cell table:style-name="ce5" office:value-type="string">
            <text:p>Jordan T. Maxwell</text:p>
            <text:p>Kacey Samiee</text:p>
            <text:p>rotating guest player/musician </text:p>
          </table:table-cell>
          <table:table-cell table:style-name="ce5" table:number-columns-repeated="2"/>
          <table:table-cell table:style-name="ce5" office:value-type="string">
            <text:p>One night only…because there’s only one night left! <text:s/>INDIGO SHIFT is an improvised dystopian cabaret, an apocalyptic mix of stories, scenes, and songs to wait out and ring in the end of the world, following a troupe of performers as they perform one final show for the last night on Earth. <text:s/>Discussing apocalyptic themes with the audience through the lens of these characters, Indigo Shift draws threads to weave into the ultimate performance...literally. <text:s/>So…pull up a chair. <text:s/>Have a drink. <text:s/>Come and see...</text:p>
          </table:table-cell>
          <table:table-cell table:style-name="ce5"/>
          <table:table-cell table:style-name="ce5" office:value-type="string">
            <text:p>Thursday Night Threefer </text:p>
            <text:p>Hell and Back Cabaret</text:p>
            <text:p>The Spectacle/Pgraph Presents</text:p>
            <text:p>Mr. Morbid's</text:p>
            <text:p>The Weekender</text:p>
            <text:p>The Ponzi Scream</text:p>
            <text:p>Saturday Night Special</text:p>
            <text:p/>
          </table:table-cell>
          <table:table-cell table:style-name="ce5" office:value-type="string">
            <text:p>online</text:p>
            <text:p>word of mouth</text:p>
            <text:p>posters</text:p>
          </table:table-cell>
          <table:table-cell table:style-name="ce5" table:number-columns-repeated="7"/>
          <table:table-cell table:style-name="ce7" office:value-type="string">
            <text:p>the dates i've left blank are in case we get into SFIT. <text:s/>if we wind up not getting in, we will be available for those dates as well!</text:p>
          </table:table-cell>
          <table:table-cell table:style-name="ce7" office:value-type="string">
            <text:p>http://i95.photobucket.com/albums/l121/jtmaxwell/indigoshift1_zpsd8571910.jpg</text:p>
          </table:table-cell>
          <table:table-cell table:style-name="ce7" office:value-type="string">
            <text:p>https://vimeo.com/93075843</text:p>
          </table:table-cell>
          <table:table-cell table:style-name="ce7"/>
          <table:table-cell table:style-name="Default" office:value-type="float" office:value="2015">
            <text:p>2015</text:p>
          </table:table-cell>
          <table:table-cell table:number-columns-repeated="233"/>
        </table:table-row>
        <table:table-row table:style-name="ro9">
          <table:table-cell table:style-name="ce2" office:value-type="float" office:value="41987.8757175926">
            <text:p>12/14/2014 21:01:02</text:p>
          </table:table-cell>
          <table:table-cell table:style-name="ce5" office:value-type="string">
            <text:p>Jastin</text:p>
          </table:table-cell>
          <table:table-cell table:style-name="ce5" table:number-columns-repeated="2"/>
          <table:table-cell table:style-name="ce5" office:value-type="string">
            <text:p>Jason Vines</text:p>
            <text:p>Justin Davis</text:p>
          </table:table-cell>
          <table:table-cell table:style-name="ce5" table:number-columns-repeated="2"/>
          <table:table-cell table:style-name="ce5" office:value-type="string">
            <text:p>Jastin, made up of Jason Vines and Justin Davis, presents varied worlds on stage with the idea of duality at the forefront. Sometimes, that means having one opening line to create two different stories, one comedic and one dramatic. Other times, that may mean playing around with parallel timelines by seeing how someone’s life would’ve been altered with different choices made. No matter what, Jastin seeks to make the dramatic comedic and the comedic dramatic, showing that one often works best when it includes a bit of the other.</text:p>
            <text:p/>
          </table:table-cell>
          <table:table-cell table:style-name="ce5" table:number-columns-repeated="10"/>
          <table:table-cell table:style-name="ce7" office:value-type="string">
            <text:p>Jason has headlines Threefer runs before. I've headlines Threefer runs before. We'd like to do that together. </text:p>
          </table:table-cell>
          <table:table-cell table:style-name="ce7" table:number-columns-repeated="3"/>
          <table:table-cell table:style-name="Default" office:value-type="float" office:value="2015">
            <text:p>2015</text:p>
          </table:table-cell>
          <table:table-cell table:number-columns-repeated="233"/>
        </table:table-row>
        <table:table-row table:style-name="ro12">
          <table:table-cell table:style-name="ce2" office:value-type="float" office:value="41987.8679513889">
            <text:p>12/14/2014 20:49:51</text:p>
          </table:table-cell>
          <table:table-cell table:style-name="ce5" office:value-type="string">
            <text:p>Je Ju</text:p>
          </table:table-cell>
          <table:table-cell table:style-name="ce5" table:number-columns-repeated="2"/>
          <table:table-cell table:style-name="ce5" office:value-type="string">
            <text:p>Jeanette Jones</text:p>
            <text:p>Justin Davis</text:p>
          </table:table-cell>
          <table:table-cell table:style-name="ce5" table:number-columns-repeated="2"/>
          <table:table-cell table:style-name="ce5" office:value-type="string">
            <text:p>Love can play out, successfully and unsuccessfully, in many different ways. Whether it’s romantic, platonic, familial, or mutual, lost, or imagined, no love story is like any other. Je Ju (pronounced Jay Jew) explores the depths to which people care and about those -- people, things, and ideas -- that they care about. Two people, real-life couple Justin Davis and Jeanette Jones, play multiple characters in revolving and evolving relationships.</text:p>
          </table:table-cell>
          <table:table-cell table:style-name="ce5" table:number-columns-repeated="10"/>
          <table:table-cell table:style-name="ce7" office:value-type="string">
            <text:p>If you're still having headliners for the full months of Threefers, we'd love to do that for either month. We'd prefer to headline as Je Ju, but one option would be to have the hook of inviting a different guest to play with us each month. Then, we could see what the addition of that new person person into our existing dynamic as a couple could do. </text:p>
          </table:table-cell>
          <table:table-cell table:style-name="ce7" office:value-type="string">
            <text:p>http://wiki.austinimprov.com/wiki/Je_Ju</text:p>
          </table:table-cell>
          <table:table-cell table:style-name="ce7" table:number-columns-repeated="2"/>
          <table:table-cell table:style-name="Default" office:value-type="float" office:value="2015">
            <text:p>2015</text:p>
          </table:table-cell>
          <table:table-cell table:number-columns-repeated="233"/>
        </table:table-row>
        <table:table-row table:style-name="ro11">
          <table:table-cell table:style-name="ce2" office:value-type="float" office:value="41984.524849537">
            <text:p>12/11/2014 12:35:47</text:p>
          </table:table-cell>
          <table:table-cell table:style-name="ce5" office:value-type="string">
            <text:p>Junk</text:p>
          </table:table-cell>
          <table:table-cell table:style-name="ce5" office:value-type="string">
            <text:p>www.facebook.com/junkimprov</text:p>
          </table:table-cell>
          <table:table-cell table:style-name="ce5"/>
          <table:table-cell table:style-name="ce5" office:value-type="string">
            <text:p>Ted Rutherford</text:p>
            <text:p>Sean Hill</text:p>
            <text:p>Andy Crouch</text:p>
            <text:p>Troy Miller</text:p>
          </table:table-cell>
          <table:table-cell table:style-name="ce5" table:number-columns-repeated="2"/>
          <table:table-cell table:style-name="ce5" office:value-type="string">
            <text:p>Junk brings you improvised comedy featuring bold narratives, vibrant characters, laser-sharp wit, and a penchant for hyperbole. <text:s/>Choosy audiences choose Junk.</text:p>
          </table:table-cell>
          <table:table-cell table:style-name="ce5"/>
          <table:table-cell table:style-name="ce5" office:value-type="string">
            <text:p>1-2 times a month - mostly Hideout.</text:p>
          </table:table-cell>
          <table:table-cell table:style-name="ce5" office:value-type="string">
            <text:p>Facebook!!!</text:p>
          </table:table-cell>
          <table:table-cell table:style-name="ce5" table:number-columns-repeated="2"/>
          <table:table-cell table:style-name="ce5" office:value-type="string">
            <text:p>We do 2 stories and tell them at the same time. Sometimes they weave together.</text:p>
          </table:table-cell>
          <table:table-cell table:style-name="ce5" table:number-columns-repeated="4"/>
          <table:table-cell table:style-name="ce7" office:value-type="string">
            <text:p>More of our members are available on the Fridays rather than the Sundays, but we can do both. :-)</text:p>
          </table:table-cell>
          <table:table-cell table:style-name="ce7" office:value-type="string">
            <text:p>https://www.facebook.com/junkimprov/photos/a.10151269524697850.482556.23559012849/10152818982697850/?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1978.3606365741">
            <text:p>12/5/2014 8:39:19</text:p>
          </table:table-cell>
          <table:table-cell table:style-name="ce5" office:value-type="string">
            <text:p>Kevlar: We're Bulletproof</text:p>
          </table:table-cell>
          <table:table-cell table:style-name="ce5" office:value-type="string">
            <text:p>https://www.facebook.com/kevlarimprov</text:p>
          </table:table-cell>
          <table:table-cell table:style-name="ce5"/>
          <table:table-cell table:style-name="ce5" office:value-type="string">
            <text:p>Kevin Miller</text:p>
            <text:p>David Lampe</text:p>
          </table:table-cell>
          <table:table-cell table:style-name="ce5" table:number-columns-repeated="2"/>
          <table:table-cell table:style-name="ce5" office:value-type="string">
            <text:p>Kevin and Lampe are next-door neighbors who have played in troupes together for years. One day over beers, they decided to ditch the others and form their own duo. The result is Kevlar: We’re Bulletproof, where the duo embodies a wide range of rotating characters in a two-man La Ronde.</text:p>
          </table:table-cell>
          <table:table-cell table:style-name="ce5" table:number-columns-repeated="3"/>
          <table:table-cell table:style-name="ce5" office:value-type="string">
            <text:p>Yep, 4 shows so far</text:p>
          </table:table-cell>
          <table:table-cell table:style-name="ce5" office:value-type="string">
            <text:p>~8 months as a duo</text:p>
          </table:table-cell>
          <table:table-cell table:style-name="ce5" office:value-type="string">
            <text:p>We do a two-man La Ronde. One of us begins a solo scene, then is joined onstage by the other, then the first person finds an excuse to leave and re-enters as a new character, and so on. </text:p>
          </table:table-cell>
          <table:table-cell table:style-name="ce5" table:number-columns-repeated="4"/>
          <table:table-cell table:style-name="ce7"/>
          <table:table-cell table:style-name="ce7" office:value-type="string">
            <text:p>http://i.imgur.com/ZdEitr9.jpg</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1985.3057986111">
            <text:p>12/12/2014 7:20:21</text:p>
          </table:table-cell>
          <table:table-cell table:style-name="ce5" office:value-type="string">
            <text:p>Kingston</text:p>
          </table:table-cell>
          <table:table-cell table:style-name="ce5" office:value-type="string">
            <text:p>https://www.facebook.com/KingstonImprov</text:p>
          </table:table-cell>
          <table:table-cell table:style-name="ce5"/>
          <table:table-cell table:style-name="ce5" office:value-type="string">
            <text:p>Drew Wesely </text:p>
            <text:p>Chris McKeever</text:p>
            <text:p>Cortnie Jones</text:p>
            <text:p>Frank Netscher</text:p>
            <text:p>Jillian Besemer</text:p>
            <text:p>Sanjay Rao</text:p>
          </table:table-cell>
          <table:table-cell table:style-name="ce5" table:number-columns-repeated="2"/>
          <table:table-cell table:style-name="ce5" office:value-type="string">
            <text:p/>
            <text:p>Kingston is a group of friends with years of improv experience. We perform a loose, fast, and dynamic montage of scenes with many callbacks thereby creating a story of characters that heightens and explores what is funny about them.</text:p>
          </table:table-cell>
          <table:table-cell table:style-name="ce5"/>
          <table:table-cell table:style-name="ce5" office:value-type="string">
            <text:p>We occasionally headline the sunday All Ages improv show at Coldtowne. </text:p>
          </table:table-cell>
          <table:table-cell table:style-name="ce5" office:value-type="string">
            <text:p>Social media and word of mouth about how very funny our shows are. </text:p>
          </table:table-cell>
          <table:table-cell table:style-name="ce5" table:number-columns-repeated="7"/>
          <table:table-cell table:style-name="ce7"/>
          <table:table-cell table:style-name="ce7" office:value-type="string">
            <text:p>https://fbcdn-sphotos-g-a.akamaihd.net/hphotos-ak-xfa1/v/t1.0-9/10253818_10152296003800399_1599376554855078758_n.jpg?oh=5e9d252d325672c9f4e32cdf7e215c79&amp;oe=55028457&amp;__gda__=1430657466_2efdac6216f9d016ca0ce993e6a21465</text:p>
          </table:table-cell>
          <table:table-cell table:style-name="ce7" office:value-type="string">
            <text:p>http://vimeo.com/98304072</text:p>
          </table:table-cell>
          <table:table-cell table:style-name="ce7"/>
          <table:table-cell table:style-name="Default" office:value-type="float" office:value="2015">
            <text:p>2015</text:p>
          </table:table-cell>
          <table:table-cell table:number-columns-repeated="233"/>
        </table:table-row>
        <table:table-row table:style-name="ro11">
          <table:table-cell table:style-name="ce2" office:value-type="float" office:value="41987.8279976852">
            <text:p>12/14/2014 19:52:19</text:p>
          </table:table-cell>
          <table:table-cell table:style-name="ce5" office:value-type="string">
            <text:p>Lady Treehouse</text:p>
          </table:table-cell>
          <table:table-cell table:style-name="ce5" table:number-columns-repeated="2"/>
          <table:table-cell table:style-name="ce5" office:value-type="string">
            <text:p>Skippy Cooper</text:p>
            <text:p>Roger Anderson</text:p>
            <text:p>Katelyn Oliver</text:p>
            <text:p>A Puppet Named Rufus</text:p>
            <text:p/>
          </table:table-cell>
          <table:table-cell table:style-name="ce5" table:number-columns-repeated="2"/>
          <table:table-cell table:style-name="ce5" office:value-type="string">
            <text:p>Lady Treehouse is three close friends and a puppet named Rufus. Together, the four of them create absurd relationships within strangely grounded worlds.</text:p>
          </table:table-cell>
          <table:table-cell table:style-name="ce5" table:number-columns-repeated="2"/>
          <table:table-cell table:style-name="ce5" office:value-type="string">
            <text:p>Facebook</text:p>
          </table:table-cell>
          <table:table-cell table:style-name="ce5" office:value-type="string">
            <text:p>Yes</text:p>
          </table:table-cell>
          <table:table-cell table:style-name="ce5" office:value-type="string">
            <text:p>Approx. 6 months</text:p>
          </table:table-cell>
          <table:table-cell table:style-name="ce5" office:value-type="string">
            <text:p>We use a puppet as a cast member</text:p>
          </table:table-cell>
          <table:table-cell table:style-name="ce5" table:number-columns-repeated="4"/>
          <table:table-cell table:style-name="ce7" office:value-type="string">
            <text:p>We don't currently have a troupe photo, but if we end up having a show, one will be provided quickly!</text:p>
          </table:table-cell>
          <table:table-cell table:style-name="ce7"/>
          <table:table-cell table:style-name="ce7" office:value-type="string">
            <text:p>https://www.youtube.com/watch?v=qdNaqR12vzI</text:p>
          </table:table-cell>
          <table:table-cell table:style-name="ce7"/>
          <table:table-cell table:style-name="Default" office:value-type="float" office:value="2015">
            <text:p>2015</text:p>
          </table:table-cell>
          <table:table-cell table:number-columns-repeated="233"/>
        </table:table-row>
        <table:table-row table:style-name="ro4">
          <table:table-cell table:style-name="ce2" office:value-type="float" office:value="41987.7778472222">
            <text:p>12/14/2014 18:40:06</text:p>
          </table:table-cell>
          <table:table-cell table:style-name="ce5" office:value-type="string">
            <text:p>Little Boots</text:p>
          </table:table-cell>
          <table:table-cell table:style-name="ce5" table:number-columns-repeated="2"/>
          <table:table-cell table:style-name="ce5" office:value-type="string">
            <text:p>Courtney Hopkin, Steve Moore (steve moore of coldtowne, not steve moore the playwright)</text:p>
          </table:table-cell>
          <table:table-cell table:style-name="ce5" table:number-columns-repeated="2"/>
          <table:table-cell table:style-name="ce5" office:value-type="string">
            <text:p>Steve and Courtney met during the Improv Fantasy League at Coldtowne Theater and enjoyed playing together so they decided to form a duo based on their mutual love The Marx Brothers and Tom Waits.</text:p>
          </table:table-cell>
          <table:table-cell table:style-name="ce5" table:number-columns-repeated="3"/>
          <table:table-cell table:style-name="ce5" office:value-type="string">
            <text:p>no</text:p>
          </table:table-cell>
          <table:table-cell table:style-name="ce5" office:value-type="string">
            <text:p>2 months</text:p>
          </table:table-cell>
          <table:table-cell table:style-name="ce5" office:value-type="string">
            <text:p>We love to start with grounded relationship scenes and heighten into absurdity!</text:p>
          </table:table-cell>
          <table:table-cell table:style-name="ce5" table:number-columns-repeated="4"/>
          <table:table-cell table:style-name="ce7" office:value-type="string">
            <text:p>Hey, Roy, It's me, Courtney. I've been working with Steve for a few months on other troupes (the Improv Fantasy League run that we won at Coldtowne and Church of Indeterminate Divinity). Ever since Alex left I haven't felt like there was anyone I wanted to do a duo with until I met Steve. We've been rehearsing as a duo but we haven't had a show yet. This is our first time applying for any schedules so we're not expecting anything but we gotta start somewhere!</text:p>
          </table:table-cell>
          <table:table-cell table:style-name="ce7" table:number-columns-repeated="3"/>
          <table:table-cell table:style-name="Default" office:value-type="float" office:value="2015">
            <text:p>2015</text:p>
          </table:table-cell>
          <table:table-cell table:number-columns-repeated="233"/>
        </table:table-row>
        <table:table-row table:style-name="ro6">
          <table:table-cell table:style-name="ce2" office:value-type="float" office:value="41985.5249421296">
            <text:p>12/12/2014 12:35:55</text:p>
          </table:table-cell>
          <table:table-cell table:style-name="ce5" office:value-type="string">
            <text:p>Local Genius Society</text:p>
          </table:table-cell>
          <table:table-cell table:style-name="ce5" office:value-type="string">
            <text:p>https://www.facebook.com/localgeniussociety</text:p>
          </table:table-cell>
          <table:table-cell table:style-name="ce5"/>
          <table:table-cell table:style-name="ce5" office:value-type="string">
            <text:p>Karen Jane DeWitt</text:p>
            <text:p>Nicole Beckley</text:p>
            <text:p>Zac Grantham</text:p>
          </table:table-cell>
          <table:table-cell table:style-name="ce5" table:number-columns-repeated="2"/>
          <table:table-cell table:style-name="ce5" office:value-type="string">
            <text:p>Local Genius Society is a group of raconteurs, savants, and bon vivants. Together, their knowledge includes the rules of curling, the intricacies of motion graphics, the proper way to handle a dangling participle, and how to bake a Baked Alaska. They perform a character-driven improvised one-act play. Their chemistry, energy, and love of games always shines through.</text:p>
          </table:table-cell>
          <table:table-cell table:style-name="ce5" table:number-columns-repeated="2"/>
          <table:table-cell table:style-name="ce5" office:value-type="string">
            <text:p>We promote ourselves online (email, facebook, calendars) and for special shows we make posters/flyers</text:p>
          </table:table-cell>
          <table:table-cell table:style-name="ce5" office:value-type="string">
            <text:p>yes</text:p>
          </table:table-cell>
          <table:table-cell table:style-name="ce5" office:value-type="string">
            <text:p>Since December 2010</text:p>
          </table:table-cell>
          <table:table-cell table:style-name="ce5" office:value-type="string">
            <text:p>We perform a character-driven improvised narrative that essentially functions like a one-act play. <text:s/>But there's also games and fun and stuff.</text:p>
          </table:table-cell>
          <table:table-cell table:style-name="ce5" table:number-columns-repeated="4"/>
          <table:table-cell table:style-name="ce7"/>
          <table:table-cell table:style-name="ce7" office:value-type="string">
            <text:p>http://localgeniussociety.files.wordpress.com/2011/11/lgs2014.jpg</text:p>
          </table:table-cell>
          <table:table-cell table:style-name="ce7" table:number-columns-repeated="2"/>
          <table:table-cell table:style-name="Default" office:value-type="float" office:value="2015">
            <text:p>2015</text:p>
          </table:table-cell>
          <table:table-cell table:number-columns-repeated="233"/>
        </table:table-row>
        <table:table-row table:style-name="ro16">
          <table:table-cell table:style-name="ce2" office:value-type="float" office:value="41987.7405902778">
            <text:p>12/14/2014 17:46:27</text:p>
          </table:table-cell>
          <table:table-cell table:style-name="ce5" office:value-type="string">
            <text:p>Mandinka</text:p>
          </table:table-cell>
          <table:table-cell table:style-name="ce5" office:value-type="string">
            <text:p>www.facebook.com/mandinkaimprov</text:p>
          </table:table-cell>
          <table:table-cell table:style-name="ce5"/>
          <table:table-cell table:style-name="ce5" office:value-type="string">
            <text:p>Mia Iseman</text:p>
            <text:p>Andrew Buck</text:p>
          </table:table-cell>
          <table:table-cell table:style-name="ce5" table:number-columns-repeated="2"/>
          <table:table-cell table:style-name="ce5" office:value-type="string">
            <text:p>Mandinka is a two-person improv powder keg. </text:p>
          </table:table-cell>
          <table:table-cell table:style-name="ce5" table:number-columns-repeated="10"/>
          <table:table-cell table:style-name="ce7" table:number-columns-repeated="4"/>
          <table:table-cell table:style-name="Default" office:value-type="float" office:value="2015">
            <text:p>2015</text:p>
          </table:table-cell>
          <table:table-cell table:number-columns-repeated="233"/>
        </table:table-row>
        <table:table-row table:style-name="ro8">
          <table:table-cell table:style-name="ce2" office:value-type="float" office:value="41983.5340393519">
            <text:p>12/10/2014 12:49:01</text:p>
          </table:table-cell>
          <table:table-cell table:style-name="ce5" office:value-type="string">
            <text:p>Mirage Machine</text:p>
          </table:table-cell>
          <table:table-cell table:style-name="ce5" table:number-columns-repeated="2"/>
          <table:table-cell table:style-name="ce5" office:value-type="string">
            <text:p>Theo Daley</text:p>
            <text:p>David Fruchter</text:p>
            <text:p>Kenny Madison</text:p>
            <text:p>Camille Mitchell</text:p>
          </table:table-cell>
          <table:table-cell table:style-name="ce5" table:number-columns-repeated="2"/>
          <table:table-cell table:style-name="ce5" office:value-type="string">
            <text:p>From the desert of the hum drum world comes Mirage Machine, an oasis of high-energy improv comedy. Formed in 2014 on a dark, Austin night, Mirage Machine takes a single word from the audience, then creates a web of scenes based off of that suggestion. </text:p>
          </table:table-cell>
          <table:table-cell table:style-name="ce5"/>
          <table:table-cell table:style-name="ce5" office:value-type="string">
            <text:p>Mirage Machine has performed in the Thursday Threefer and the ColdTowne CageMatch.</text:p>
          </table:table-cell>
          <table:table-cell table:style-name="ce5" office:value-type="string">
            <text:p>We promote ourselves through personal reference and Facebook.</text:p>
          </table:table-cell>
          <table:table-cell table:style-name="ce5" office:value-type="string">
            <text:p>Yes</text:p>
          </table:table-cell>
          <table:table-cell table:style-name="ce5" office:value-type="string">
            <text:p>Since September</text:p>
          </table:table-cell>
          <table:table-cell table:style-name="ce5" office:value-type="string">
            <text:p>Montage</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6">
          <table:table-cell table:style-name="ce2" office:value-type="float" office:value="41985.2989814815">
            <text:p>12/12/2014 7:10:32</text:p>
          </table:table-cell>
          <table:table-cell table:style-name="ce5" office:value-type="string">
            <text:p>Nice Astronaut</text:p>
          </table:table-cell>
          <table:table-cell table:style-name="ce5" office:value-type="string">
            <text:p>http://www.facebook.com/NiceAstronaut</text:p>
          </table:table-cell>
          <table:table-cell table:style-name="ce5"/>
          <table:table-cell table:style-name="ce5" office:value-type="string">
            <text:p>Drew Wesely</text:p>
            <text:p>Calan Lambert</text:p>
            <text:p>Chaz Formichella</text:p>
            <text:p>Frank Netscher</text:p>
            <text:p>Joseph Dailey</text:p>
            <text:p>Nathan Sowell</text:p>
            <text:p>Nicole McCracken</text:p>
            <text:p>Sanjay Rao</text:p>
          </table:table-cell>
          <table:table-cell table:style-name="ce5" table:number-columns-repeated="2"/>
          <table:table-cell table:style-name="ce5" office:value-type="string">
            <text:p>Nice Astronaut performs scenes which build different characters and themes, and then connections are made linking them. Nice Astronaut is the second longest running house troupe at Coldtowne Theater in the thriving improv comedy scene of Austin. It has performed in NYC's Del Close improv comedy marathon four times and Austin's Out Of Bounds improv festival for the past five consecutive years.</text:p>
          </table:table-cell>
          <table:table-cell table:style-name="ce5"/>
          <table:table-cell table:style-name="ce5" office:value-type="string">
            <text:p>Last Call with Nice Astronaut, each 2nd saturday at Coldtowne.</text:p>
          </table:table-cell>
          <table:table-cell table:style-name="ce5" office:value-type="string">
            <text:p>Business cards, flyers, and social media. Our FB page has over 700 followers.</text:p>
          </table:table-cell>
          <table:table-cell table:style-name="ce5" table:number-columns-repeated="7"/>
          <table:table-cell table:style-name="ce7" office:value-type="string">
            <text:p>As you saw from our cast list, we have had some additions, Sanjay and Frank are in the NA now and Tim is taking a hiatus. </text:p>
          </table:table-cell>
          <table:table-cell table:style-name="ce7" office:value-type="string">
            <text:p>http://imgur.com/J6EDMMl</text:p>
          </table:table-cell>
          <table:table-cell table:style-name="ce7" office:value-type="string">
            <text:p>http://vimeo.com/84535681</text:p>
          </table:table-cell>
          <table:table-cell table:style-name="ce7"/>
          <table:table-cell table:style-name="Default" office:value-type="float" office:value="2015">
            <text:p>2015</text:p>
          </table:table-cell>
          <table:table-cell table:number-columns-repeated="233"/>
        </table:table-row>
        <table:table-row table:style-name="ro7">
          <table:table-cell table:style-name="ce2" office:value-type="float" office:value="41986.9062847222">
            <text:p>12/13/2014 21:45:03</text:p>
          </table:table-cell>
          <table:table-cell table:style-name="ce5" office:value-type="string">
            <text:p>Northward</text:p>
          </table:table-cell>
          <table:table-cell table:style-name="ce5" office:value-type="string">
            <text:p>https://www.facebook.com/northwardimprov</text:p>
          </table:table-cell>
          <table:table-cell table:style-name="ce5"/>
          <table:table-cell table:style-name="ce5" office:value-type="string">
            <text:p>Thedward Blevins, Norman Tran</text:p>
          </table:table-cell>
          <table:table-cell table:style-name="ce5" table:number-columns-repeated="2"/>
          <table:table-cell table:style-name="ce5" office:value-type="string">
            <text:p>Northward presents a whirlwind of different characters and explores their relationships through a series of two person scenes where the focus flows from each character to the next until the first and final characters share the last scene.</text:p>
          </table:table-cell>
          <table:table-cell table:style-name="ce5" table:number-columns-repeated="2"/>
          <table:table-cell table:style-name="ce5" office:value-type="string">
            <text:p>Facebook friends and family</text:p>
          </table:table-cell>
          <table:table-cell table:style-name="ce5" office:value-type="string">
            <text:p>Yes</text:p>
          </table:table-cell>
          <table:table-cell table:style-name="ce5" office:value-type="string">
            <text:p>Since May 2014</text:p>
          </table:table-cell>
          <table:table-cell table:style-name="ce5" office:value-type="string">
            <text:p>We do a two person format based on the La Ronde.</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2">
          <table:table-cell table:style-name="ce2" office:value-type="float" office:value="41987.9969212963">
            <text:p>12/14/2014 23:55:34</text:p>
          </table:table-cell>
          <table:table-cell table:style-name="ce5" office:value-type="string">
            <text:p>NugeField </text:p>
          </table:table-cell>
          <table:table-cell table:style-name="ce5" office:value-type="string">
            <text:p>we should get one of those </text:p>
          </table:table-cell>
          <table:table-cell table:style-name="ce5"/>
          <table:table-cell table:style-name="ce5" office:value-type="string">
            <text:p>Ashley Nugent, Clifton Highfield </text:p>
          </table:table-cell>
          <table:table-cell table:style-name="ce5" table:number-columns-repeated="2"/>
          <table:table-cell table:style-name="ce5" office:value-type="string">
            <text:p>NugeField will be featured in LoveFest at the end of November. Please join us as we explore what love would be like at the end of the world as they know it.</text:p>
          </table:table-cell>
          <table:table-cell table:style-name="ce5"/>
          <table:table-cell table:style-name="ce5" office:value-type="string">
            <text:p>LoveFest </text:p>
          </table:table-cell>
          <table:table-cell table:style-name="ce5" office:value-type="string">
            <text:p>Not as well as we should, any ideas?</text:p>
          </table:table-cell>
          <table:table-cell table:style-name="ce5" office:value-type="string">
            <text:p>yes</text:p>
          </table:table-cell>
          <table:table-cell table:style-name="ce5" office:value-type="string">
            <text:p>7 years </text:p>
          </table:table-cell>
          <table:table-cell table:style-name="ce5" office:value-type="string">
            <text:p>Two long time friends perform one relationship based scene in a location that the audience provides.</text:p>
          </table:table-cell>
          <table:table-cell table:style-name="ce5" table:number-columns-repeated="4"/>
          <table:table-cell table:style-name="ce7"/>
          <table:table-cell table:style-name="ce7" office:value-type="string">
            <text:p>i could email a pic...</text:p>
          </table:table-cell>
          <table:table-cell table:style-name="ce7" office:value-type="string">
            <text:p>I don't think we have a video </text:p>
          </table:table-cell>
          <table:table-cell table:style-name="ce7"/>
          <table:table-cell table:style-name="Default" office:value-type="float" office:value="2015">
            <text:p>2015</text:p>
          </table:table-cell>
          <table:table-cell table:number-columns-repeated="233"/>
        </table:table-row>
        <table:table-row table:style-name="ro1">
          <table:table-cell table:style-name="ce2" office:value-type="float" office:value="41987.7257175926">
            <text:p>12/14/2014 17:25:02</text:p>
          </table:table-cell>
          <table:table-cell table:style-name="ce5" office:value-type="string">
            <text:p>ODD</text:p>
          </table:table-cell>
          <table:table-cell table:style-name="ce5" table:number-columns-repeated="2"/>
          <table:table-cell table:style-name="ce5" office:value-type="string">
            <text:p>Mike Nystul, Chad Wellington</text:p>
          </table:table-cell>
          <table:table-cell table:style-name="ce5" table:number-columns-repeated="2"/>
          <table:table-cell table:style-name="ce5" office:value-type="string">
            <text:p>Two strange men will tell you a strange story. Improvised mayhem. </text:p>
          </table:table-cell>
          <table:table-cell table:style-name="ce5" table:number-columns-repeated="2"/>
          <table:table-cell table:style-name="ce5" office:value-type="string">
            <text:p>FB</text:p>
          </table:table-cell>
          <table:table-cell table:style-name="ce5" table:number-columns-repeated="2"/>
          <table:table-cell table:style-name="ce5" office:value-type="string">
            <text:p>Mike tells a story - Chad uses mime, clowning an puppetry to help him bring it to life. Wickedly playful.</text:p>
          </table:table-cell>
          <table:table-cell table:style-name="ce5" table:number-columns-repeated="4"/>
          <table:table-cell table:style-name="ce7" office:value-type="string">
            <text:p>We can also do short sets - it might be fun to do short sets between other shows in the threefer or something</text:p>
          </table:table-cell>
          <table:table-cell table:style-name="ce7" table:number-columns-repeated="3"/>
          <table:table-cell table:style-name="Default" office:value-type="float" office:value="2015">
            <text:p>2015</text:p>
          </table:table-cell>
          <table:table-cell table:number-columns-repeated="233"/>
        </table:table-row>
        <table:table-row table:style-name="ro8">
          <table:table-cell table:style-name="ce2" office:value-type="float" office:value="41987.6460300926">
            <text:p>12/14/2014 15:30:17</text:p>
          </table:table-cell>
          <table:table-cell table:style-name="ce5" office:value-type="string">
            <text:p>Of Mice and Mostly Women</text:p>
          </table:table-cell>
          <table:table-cell table:style-name="ce5" table:number-columns-repeated="2"/>
          <table:table-cell table:style-name="ce5" office:value-type="string">
            <text:p>Chase Doggett</text:p>
            <text:p>Eden Keig</text:p>
            <text:p>Coco Robertson</text:p>
            <text:p>Emily Hentschel</text:p>
            <text:p>Makaa Copeland</text:p>
            <text:p>Riley Rudy</text:p>
            <text:p>Erin Caldwell</text:p>
          </table:table-cell>
          <table:table-cell table:style-name="ce5" table:number-columns-repeated="2"/>
          <table:table-cell table:style-name="ce5" office:value-type="string">
            <text:p>We are a group of juniors and seniors in high school performing as a troupe for almost our second year!</text:p>
          </table:table-cell>
          <table:table-cell table:style-name="ce5"/>
          <table:table-cell table:style-name="ce5" office:value-type="string">
            <text:p>We have performed in the Threefer and Teen Showcase before.</text:p>
          </table:table-cell>
          <table:table-cell table:style-name="ce5" office:value-type="string">
            <text:p>Announcements and posters through school. </text:p>
          </table:table-cell>
          <table:table-cell table:style-name="ce5" office:value-type="string">
            <text:p>yes</text:p>
          </table:table-cell>
          <table:table-cell table:style-name="ce5" office:value-type="string">
            <text:p>almost 2 years</text:p>
          </table:table-cell>
          <table:table-cell table:style-name="ce5" table:number-columns-repeated="5"/>
          <table:table-cell table:style-name="ce7" table:number-columns-repeated="4"/>
          <table:table-cell table:style-name="Default" office:value-type="float" office:value="2015">
            <text:p>2015</text:p>
          </table:table-cell>
          <table:table-cell table:number-columns-repeated="233"/>
        </table:table-row>
        <table:table-row table:style-name="ro12">
          <table:table-cell table:style-name="ce2" office:value-type="float" office:value="41979.6283101852">
            <text:p>12/6/2014 15:04:46</text:p>
          </table:table-cell>
          <table:table-cell table:style-name="ce5" office:value-type="string">
            <text:p>Ophelia's Rope</text:p>
          </table:table-cell>
          <table:table-cell table:style-name="ce5" office:value-type="string">
            <text:p>www.opheliasrope.com, www.facebook.com/opeliasrope</text:p>
          </table:table-cell>
          <table:table-cell table:style-name="ce5"/>
          <table:table-cell table:style-name="ce5" office:value-type="string">
            <text:p>Autumn Clack</text:p>
            <text:p>Ruth McCleskey</text:p>
          </table:table-cell>
          <table:table-cell table:style-name="ce5" table:number-columns-repeated="2"/>
          <table:table-cell table:style-name="ce5" office:value-type="string">
            <text:p>Ophelia’s Rope is a two-person long form improv group that takes its inspiration from you. A typical show is kicked off by Ophelia’s Rope asking its audience one or two random questions, proceeding to morph the answers into a setting, plot, and duo of unexpected, and sometimes quirky, characters. With no story predicted, no ending forecasted, Ophelia’s Rope wanders the worlds of imagination, coloring surprising scenes their audiences inspired.</text:p>
          </table:table-cell>
          <table:table-cell table:style-name="ce5"/>
          <table:table-cell table:style-name="ce5" office:value-type="string">
            <text:p>Monthly self-produced shows at Rudyard's Pub</text:p>
            <text:p>Late Night Shows at Stark Naked Theatre</text:p>
            <text:p>Bi-monthly rotation at Station Theater</text:p>
          </table:table-cell>
          <table:table-cell table:style-name="ce5" office:value-type="string">
            <text:p>Facebook, Twitter, Instagram, Vine</text:p>
            <text:p>Fliers</text:p>
            <text:p>Fancy postcards, business cards</text:p>
            <text:p>Houston Press and Free Press and all Houston event calendars</text:p>
          </table:table-cell>
          <table:table-cell table:style-name="ce5" table:number-columns-repeated="7"/>
          <table:table-cell table:style-name="ce7"/>
          <table:table-cell table:style-name="ce7" office:value-type="string">
            <text:p>http://nebula.wsimg.com/e1c68e28d30572e3f89db3cafe2bb938?AccessKeyId=1F5555168FC3581ADD9B&amp;disposition=0&amp;alloworigin=1</text:p>
          </table:table-cell>
          <table:table-cell table:style-name="ce7" office:value-type="string">
            <text:p>https://www.youtube.com/watch?v=Wzg8WZM2AMk&amp;list=UUnz_LPEox6co1RZrhOaRA0w</text:p>
          </table:table-cell>
          <table:table-cell table:style-name="ce7"/>
          <table:table-cell table:style-name="Default" office:value-type="float" office:value="2015">
            <text:p>2015</text:p>
          </table:table-cell>
          <table:table-cell table:number-columns-repeated="233"/>
        </table:table-row>
        <table:table-row table:style-name="ro7">
          <table:table-cell table:style-name="ce2" office:value-type="float" office:value="41981.5240740741">
            <text:p>12/8/2014 12:34:40</text:p>
          </table:table-cell>
          <table:table-cell table:style-name="ce5" office:value-type="string">
            <text:p>Pals!</text:p>
          </table:table-cell>
          <table:table-cell table:style-name="ce5" table:number-columns-repeated="2"/>
          <table:table-cell table:style-name="ce5" office:value-type="string">
            <text:p>Lance Gilstrap </text:p>
            <text:p>Kasey Borger</text:p>
          </table:table-cell>
          <table:table-cell table:style-name="ce5" table:number-columns-repeated="2"/>
          <table:table-cell table:style-name="ce5" office:value-type="string">
            <text:p>It seems odd to call a duo a "supertroupe", but there isn't really any other way to describe "Pals!". Midnight Society's Lance Gilstrap and Patio Talk's Kasey Borger are undeniably Pals and they won't stop (comedically) shoving it in your face.</text:p>
          </table:table-cell>
          <table:table-cell table:style-name="ce5"/>
          <table:table-cell table:style-name="ce5" office:value-type="string">
            <text:p>We performed in the Coldtowne Cagematch and will perform again in Jan/Feb</text:p>
          </table:table-cell>
          <table:table-cell table:style-name="ce5" office:value-type="string">
            <text:p>We have made videos and a sweet illustrated poster. We also push like hell on Facebook. </text:p>
          </table:table-cell>
          <table:table-cell table:style-name="ce5" office:value-type="string">
            <text:p>Yes</text:p>
          </table:table-cell>
          <table:table-cell table:style-name="ce5" office:value-type="string">
            <text:p>Two and a half months</text:p>
          </table:table-cell>
          <table:table-cell table:style-name="ce5" office:value-type="string">
            <text:p>We perform the "WeirDass" format created by Stephnie Weir and Bob Dassie. It starts with an in-character interview and this informs a run of scenes and a return to the interview.</text:p>
          </table:table-cell>
          <table:table-cell table:style-name="ce5" table:number-columns-repeated="4"/>
          <table:table-cell table:style-name="ce7" office:value-type="string">
            <text:p>I'm only submitting us for the Duos slot since I assume Duos don't get into the other show spots. Thank you for your time and for having a show committed to duos.</text:p>
          </table:table-cell>
          <table:table-cell table:style-name="ce7" office:value-type="string">
            <text:p>https://flic.kr/p/qiAuyY</text:p>
          </table:table-cell>
          <table:table-cell table:style-name="ce7" table:number-columns-repeated="2"/>
          <table:table-cell table:style-name="Default" office:value-type="float" office:value="2015">
            <text:p>2015</text:p>
          </table:table-cell>
          <table:table-cell table:number-columns-repeated="233"/>
        </table:table-row>
        <table:table-row table:style-name="ro7">
          <table:table-cell table:style-name="ce2" office:value-type="float" office:value="41978.3834375">
            <text:p>12/5/2014 9:12:09</text:p>
          </table:table-cell>
          <table:table-cell table:style-name="ce5" office:value-type="string">
            <text:p>Pariah</text:p>
          </table:table-cell>
          <table:table-cell table:style-name="ce5" office:value-type="string">
            <text:p>https://www.facebook.com/pariahatx</text:p>
          </table:table-cell>
          <table:table-cell table:style-name="ce5"/>
          <table:table-cell table:style-name="ce5" office:value-type="string">
            <text:p>Tre Fuentes, Courtney Sevener</text:p>
          </table:table-cell>
          <table:table-cell table:style-name="ce5" table:number-columns-repeated="2"/>
          <table:table-cell table:style-name="ce5" office:value-type="string">
            <text:p>Pariah is a dup troupe that focuses on relationships with quick interplays. Pulling inspiration from the infamous Convoy, Pariah is not afraid to play fast, fun, and focused.</text:p>
          </table:table-cell>
          <table:table-cell table:style-name="ce5"/>
          <table:table-cell table:style-name="ce5" office:value-type="string">
            <text:p>Pariah is one of two openers for Good Fight, which is every Wednesday night at 9:30 at the New Movement.</text:p>
          </table:table-cell>
          <table:table-cell table:style-name="ce5" office:value-type="string">
            <text:p>Primarily Facebook posts and word of mouth. We also perform weekly and have since July so we have good exposure. </text:p>
          </table:table-cell>
          <table:table-cell table:number-columns-repeated="2" table:style-name="ce5" office:value-type="string">
            <text:p>N/A</text:p>
          </table:table-cell>
          <table:table-cell table:style-name="ce5" office:value-type="string">
            <text:p>We do a monoscene that focuses on a relationship with as many pop-outs as we can fit in one show. It's fast, it's fun - it's real.</text:p>
          </table:table-cell>
          <table:table-cell table:style-name="ce5" table:number-columns-repeated="4"/>
          <table:table-cell table:style-name="ce7"/>
          <table:table-cell table:style-name="ce7" office:value-type="string">
            <text:p>https://scontent-a.xx.fbcdn.net/hphotos-xap1/v/t1.0-9/10177899_398582693617838_6235584979275015286_n.jpg?oh=443d7c9172b8d6b8a523b7c72ef38dd4&amp;oe=55093713</text:p>
          </table:table-cell>
          <table:table-cell table:style-name="ce7" office:value-type="string">
            <text:p>N/A</text:p>
          </table:table-cell>
          <table:table-cell table:style-name="ce7"/>
          <table:table-cell table:style-name="Default" office:value-type="float" office:value="2015">
            <text:p>2015</text:p>
          </table:table-cell>
          <table:table-cell table:number-columns-repeated="233"/>
        </table:table-row>
        <table:table-row table:style-name="ro10">
          <table:table-cell table:style-name="ce2" office:value-type="float" office:value="41978.089537037">
            <text:p>12/5/2014 2:08:56</text:p>
          </table:table-cell>
          <table:table-cell table:style-name="ce5" office:value-type="string">
            <text:p>Past Life Aggression </text:p>
          </table:table-cell>
          <table:table-cell table:style-name="ce5" table:number-columns-repeated="2"/>
          <table:table-cell table:style-name="ce5" office:value-type="string">
            <text:p>Cagney Ortiz,</text:p>
            <text:p>Frank willmore,</text:p>
            <text:p>Dimitri khosrowpour,</text:p>
            <text:p>Amanda smith,</text:p>
            <text:p>Gene Zhou,</text:p>
            <text:p>Alexander Addison,</text:p>
            <text:p>Kenny Maddison,</text:p>
            <text:p>Norman tran,</text:p>
            <text:p>Robert slack</text:p>
          </table:table-cell>
          <table:table-cell table:style-name="ce5" table:number-columns-repeated="2"/>
          <table:table-cell table:style-name="ce5" office:value-type="string">
            <text:p>Ever wondered what it would be like to go back in time to fix a mistake? Exited that chaos with Past Life Aggression!</text:p>
          </table:table-cell>
          <table:table-cell table:style-name="ce5"/>
          <table:table-cell table:style-name="ce5" office:value-type="string">
            <text:p>We performed once in ALL TIME TRAVELS ALL THE TIME </text:p>
          </table:table-cell>
          <table:table-cell table:style-name="ce5" office:value-type="string">
            <text:p>Facebook</text:p>
          </table:table-cell>
          <table:table-cell table:style-name="ce5" office:value-type="string">
            <text:p>Once</text:p>
          </table:table-cell>
          <table:table-cell table:style-name="ce5" office:value-type="string">
            <text:p>About 2 months</text:p>
          </table:table-cell>
          <table:table-cell table:style-name="ce5" office:value-type="string">
            <text:p>Time travel format created by dimitri.</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2">
          <table:table-cell table:style-name="ce2" office:value-type="float" office:value="41978.0028356482">
            <text:p>12/5/2014 0:04:05</text:p>
          </table:table-cell>
          <table:table-cell table:style-name="ce5" office:value-type="string">
            <text:p>PGraph</text:p>
          </table:table-cell>
          <table:table-cell table:style-name="ce5" office:value-type="string">
            <text:p>http://pgraph.com</text:p>
          </table:table-cell>
          <table:table-cell table:style-name="ce5"/>
          <table:table-cell table:style-name="ce5" office:value-type="string">
            <text:p>Roy Janik</text:p>
            <text:p>Kaci Beeler</text:p>
            <text:p>Valerie Ward</text:p>
            <text:p>Kareem Badr</text:p>
          </table:table-cell>
          <table:table-cell table:style-name="ce5" table:number-columns-repeated="2"/>
          <table:table-cell table:style-name="ce5" office:value-type="string">
            <text:p>PGraph is great</text:p>
          </table:table-cell>
          <table:table-cell table:style-name="ce5"/>
          <table:table-cell table:style-name="ce5" office:value-type="string">
            <text:p>not much</text:p>
          </table:table-cell>
          <table:table-cell table:style-name="ce5" office:value-type="string">
            <text:p>all the ways</text:p>
          </table:table-cell>
          <table:table-cell table:style-name="ce5" office:value-type="string">
            <text:p>yes</text:p>
          </table:table-cell>
          <table:table-cell table:style-name="ce5" office:value-type="string">
            <text:p>9 years</text:p>
          </table:table-cell>
          <table:table-cell table:style-name="ce5" office:value-type="string">
            <text:p>We R Great</text:p>
          </table:table-cell>
          <table:table-cell table:style-name="ce5" table:number-columns-repeated="4"/>
          <table:table-cell table:style-name="ce7"/>
          <table:table-cell table:style-name="ce7" office:value-type="string">
            <text:p>pix</text:p>
          </table:table-cell>
          <table:table-cell table:style-name="ce7" office:value-type="string">
            <text:p>vidz</text:p>
          </table:table-cell>
          <table:table-cell table:style-name="ce7"/>
          <table:table-cell table:style-name="Default" office:value-type="float" office:value="2015">
            <text:p>2015</text:p>
          </table:table-cell>
          <table:table-cell table:number-columns-repeated="233"/>
        </table:table-row>
        <table:table-row table:style-name="ro2">
          <table:table-cell table:style-name="ce2" office:value-type="float" office:value="41984.6238425926">
            <text:p>12/11/2014 14:58:20</text:p>
          </table:table-cell>
          <table:table-cell table:style-name="ce5" office:value-type="string">
            <text:p>Physics Curse</text:p>
          </table:table-cell>
          <table:table-cell table:style-name="ce5" table:number-columns-repeated="2"/>
          <table:table-cell table:style-name="ce5" office:value-type="string">
            <text:p>Aspen Webster</text:p>
            <text:p>Ann Nelson</text:p>
            <text:p>Rachel Austin</text:p>
            <text:p>Rose Frezza</text:p>
          </table:table-cell>
          <table:table-cell table:style-name="ce5" table:number-columns-repeated="2"/>
          <table:table-cell table:style-name="ce5" office:value-type="string">
            <text:p>A bunch of ladies doing some sweet improv. We have amazing chemistry and we're not afraid to experiment. This is PHYSICS CURSE. </text:p>
          </table:table-cell>
          <table:table-cell table:style-name="ce5"/>
          <table:table-cell table:style-name="ce5" office:value-type="string">
            <text:p>We've performed at the Hideout in the weekender and we've performed at Coldtowne. We're putting in for Cagematch at Coldtowne too. </text:p>
          </table:table-cell>
          <table:table-cell table:style-name="ce5" office:value-type="string">
            <text:p>Facebook, word of mouth, personal facebook pages</text:p>
          </table:table-cell>
          <table:table-cell table:style-name="ce5" office:value-type="string">
            <text:p>Yes</text:p>
          </table:table-cell>
          <table:table-cell table:style-name="ce5" office:value-type="string">
            <text:p>July 2014 </text:p>
          </table:table-cell>
          <table:table-cell table:style-name="ce5" office:value-type="string">
            <text:p>We start with a super positive intro where we get a suggestion and give each other compliments inspired by that suggestion. Then montage! </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25">
          <table:table-cell table:style-name="ce2" office:value-type="float" office:value="41988.1706828704">
            <text:p>12/15/2014 4:05:47</text:p>
          </table:table-cell>
          <table:table-cell table:style-name="ce5" office:value-type="string">
            <text:p>Quadrupeds</text:p>
          </table:table-cell>
          <table:table-cell table:style-name="ce5" table:number-columns-repeated="2"/>
          <table:table-cell table:style-name="ce5" office:value-type="string">
            <text:p>Caeriel Crestin</text:p>
            <text:p>Jessica Arjet</text:p>
            <text:p>David Ronn</text:p>
            <text:p>Aspen Webster</text:p>
          </table:table-cell>
          <table:table-cell table:style-name="ce5" table:number-columns-repeated="2"/>
          <table:table-cell table:style-name="ce5" office:value-type="string">
            <text:p>Have you ever been surprised by the ripples a choice can make? Something that was no big deal at the time can have huge ramifications in your life, down the line. Quadrupeds is a troupe that’s fascinated with these unseen crossroads, and exploring what lies down each path. </text:p>
          </table:table-cell>
          <table:table-cell table:style-name="ce5" table:number-columns-repeated="2"/>
          <table:table-cell table:style-name="ce5" office:value-type="string">
            <text:p>Facebook, etc</text:p>
          </table:table-cell>
          <table:table-cell table:style-name="ce5" table:number-columns-repeated="2"/>
          <table:table-cell table:style-name="ce5" office:value-type="string">
            <text:p>We get a suggestion from the audience about a place where a lot of strangers might be. Then we do a longer opening scene, playing multiple characters in a complex environment. We try to hit recognizable beats. The protagonist enters at any point, early or late in the scene, and experiences this environment, and chooses to interact with one or more of these characters. We then follow what happens from that choice--sometimes it's something huge, sometimes it's silly, sometimes it's tragic, sometimes it's lame. After we've explored it, we reset back to the original scene, and recreate it, trying to hit the same beats. Protagonist makes a different choices this time, and we explore that alternate universe. If anything happened in the first story that would happen regardless (protagonist gets a phone call, or something happens in the wider world), we make sure it happens again, with probably different results and reactions. <text:s/>And repeat a third time with yet another choice. We try to make sure the stories have high variety but also "feel right." We are all big fans of Wes Anderson's movies and try to create vivid worlds with memorable characters and a hint of magical realism. </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8">
          <table:table-cell table:style-name="ce2" office:value-type="float" office:value="41978.3935763889">
            <text:p>12/5/2014 9:26:45</text:p>
          </table:table-cell>
          <table:table-cell table:style-name="ce5" office:value-type="string">
            <text:p>Rachel &amp; Dave</text:p>
          </table:table-cell>
          <table:table-cell table:style-name="ce5" office:value-type="string">
            <text:p>www.rachelanddave.com</text:p>
          </table:table-cell>
          <table:table-cell table:style-name="ce5"/>
          <table:table-cell table:style-name="ce5" office:value-type="string">
            <text:p>rachel madorsky</text:p>
            <text:p>dave buckman</text:p>
          </table:table-cell>
          <table:table-cell table:style-name="ce5" table:number-columns-repeated="2"/>
          <table:table-cell table:style-name="ce5" office:value-type="string">
            <text:p>Married Duo Rachel &amp; Dave perform an original sketch comedy revue loosely based on their 10 years of living and improvising together.</text:p>
            <text:p>accompanied by John Ratliff on piano, they will preview their Frontera Fest show.</text:p>
            <text:p/>
          </table:table-cell>
          <table:table-cell table:style-name="ce5"/>
          <table:table-cell table:style-name="ce5" office:value-type="string">
            <text:p>Frank Mills Saturdays at 10p</text:p>
          </table:table-cell>
          <table:table-cell table:style-name="ce5" office:value-type="string">
            <text:p>FB, personal email lists</text:p>
          </table:table-cell>
          <table:table-cell table:style-name="ce5" office:value-type="string">
            <text:p>yes</text:p>
          </table:table-cell>
          <table:table-cell table:style-name="ce5" office:value-type="string">
            <text:p>12 years</text:p>
          </table:table-cell>
          <table:table-cell table:style-name="ce5" office:value-type="string">
            <text:p>A preview of our sketch show, reworked for Frontera Fest rules</text:p>
          </table:table-cell>
          <table:table-cell table:style-name="ce5" table:number-columns-repeated="4"/>
          <table:table-cell table:style-name="ce7"/>
          <table:table-cell table:style-name="ce7" office:value-type="string">
            <text:p>http://www.rachelanddave.com/rachelanddave.com/Home_files/rachel%20and%20dave%20may%20be%20high%20res%203.jpg</text:p>
          </table:table-cell>
          <table:table-cell table:style-name="ce7" table:number-columns-repeated="2"/>
          <table:table-cell table:style-name="Default" office:value-type="float" office:value="2015">
            <text:p>2015</text:p>
          </table:table-cell>
          <table:table-cell table:number-columns-repeated="233"/>
        </table:table-row>
        <table:table-row table:style-name="ro3">
          <table:table-cell table:style-name="ce2" office:value-type="float" office:value="41987.9460069444">
            <text:p>12/14/2014 22:42:15</text:p>
          </table:table-cell>
          <table:table-cell table:style-name="ce5" office:value-type="string">
            <text:p>Ratliff &amp; Jackson</text:p>
          </table:table-cell>
          <table:table-cell table:style-name="ce5" office:value-type="string">
            <text:p>https://www.facebook.com/RatliffandJackson</text:p>
          </table:table-cell>
          <table:table-cell table:style-name="ce5"/>
          <table:table-cell table:style-name="ce5" office:value-type="string">
            <text:p>John Ratliff</text:p>
            <text:p>Lisa Jackson</text:p>
          </table:table-cell>
          <table:table-cell table:style-name="ce5" table:number-columns-repeated="2"/>
          <table:table-cell table:style-name="ce5" office:value-type="string">
            <text:p>Two of Austin's most versatile and adventurous improvisors, Lisa Jackson and John Ratliff play the whole range of improv, moving easily from emotionally charged relationship scenes to unbelievably silly accents and back again. Their dedication to their characters is matched only by their desire to crack each other up.</text:p>
          </table:table-cell>
          <table:table-cell table:style-name="ce5" table:number-columns-repeated="10"/>
          <table:table-cell table:style-name="ce7" table:number-columns-repeated="4"/>
          <table:table-cell table:style-name="Default" office:value-type="float" office:value="2015">
            <text:p>2015</text:p>
          </table:table-cell>
          <table:table-cell table:number-columns-repeated="233"/>
        </table:table-row>
        <table:table-row table:style-name="ro11">
          <table:table-cell table:style-name="ce2" office:value-type="float" office:value="41978.5938425926">
            <text:p>12/5/2014 14:15:08</text:p>
          </table:table-cell>
          <table:table-cell table:style-name="ce5" office:value-type="string">
            <text:p>Real Live Men</text:p>
          </table:table-cell>
          <table:table-cell table:style-name="ce5" table:number-columns-repeated="2"/>
          <table:table-cell table:style-name="ce5" office:value-type="string">
            <text:p>Will Cleveland</text:p>
            <text:p>Michael Jastroch</text:p>
            <text:p>Sam Malcolm</text:p>
          </table:table-cell>
          <table:table-cell table:style-name="ce5" table:number-columns-repeated="2"/>
          <table:table-cell table:style-name="ce5" office:value-type="string">
            <text:p>Real Live Men are three real, live men: Will Cleveland, Michael Jastroch, and Sam Malcolm. They will perform improv that will make your belly chuckle, your heart melt, and your brain hurt (in a good way). </text:p>
          </table:table-cell>
          <table:table-cell table:style-name="ce5"/>
          <table:table-cell table:style-name="ce5" office:value-type="string">
            <text:p>Random ColdTowne shows</text:p>
          </table:table-cell>
          <table:table-cell table:style-name="ce5" office:value-type="string">
            <text:p>Facebook posts and personal requests to friends and colleagues</text:p>
          </table:table-cell>
          <table:table-cell table:style-name="ce5" office:value-type="string">
            <text:p>Yes</text:p>
          </table:table-cell>
          <table:table-cell table:style-name="ce5" office:value-type="string">
            <text:p>4ish months</text:p>
          </table:table-cell>
          <table:table-cell table:style-name="ce5" office:value-type="string">
            <text:p>We perform an opening where we match each other's characters and energy, heighten, and then break away into a montage - though often connected - of scenes. Very game heavy. </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3">
          <table:table-cell table:style-name="ce2" office:value-type="float" office:value="41987.4612731481">
            <text:p>12/14/2014 11:04:14</text:p>
          </table:table-cell>
          <table:table-cell table:style-name="ce5" office:value-type="string">
            <text:p>Shades of Brown</text:p>
          </table:table-cell>
          <table:table-cell table:style-name="ce5" office:value-type="string">
            <text:p>https://www.facebook.com/SOBimprov</text:p>
          </table:table-cell>
          <table:table-cell table:style-name="ce5"/>
          <table:table-cell table:style-name="ce5" office:value-type="string">
            <text:p>Angela Moldanado, Sandra Ybarra, Gene Joe, Matt Giles, Monica Ybarra-Torres, Leng Wong</text:p>
          </table:table-cell>
          <table:table-cell table:style-name="ce5" table:number-columns-repeated="2"/>
          <table:table-cell table:style-name="ce5" office:value-type="string">
            <text:p>Why watch a telenovela at home when you can watch one live on stage performed by Shades of Brown, Austin's oldest all minority improv troupe.</text:p>
          </table:table-cell>
          <table:table-cell table:style-name="ce5" table:number-columns-repeated="2"/>
          <table:table-cell table:style-name="ce5" office:value-type="string">
            <text:p>Social media, word of mouth</text:p>
          </table:table-cell>
          <table:table-cell table:style-name="ce5" table:number-columns-repeated="2"/>
          <table:table-cell table:style-name="ce5" office:value-type="string">
            <text:p>We perform an improvised telenovela with emphasis on characters and relationships.</text:p>
          </table:table-cell>
          <table:table-cell table:style-name="ce5" table:number-columns-repeated="4"/>
          <table:table-cell table:style-name="ce7"/>
          <table:table-cell table:style-name="ce7" office:value-type="string">
            <text:p>https://fbcdn-sphotos-f-a.akamaihd.net/hphotos-ak-xfp1/v/t1.0-9/1478937_10152361885292630_871764797210679908_n.jpg?oh=16b2676e15179150b520714a49bb56f5&amp;oe=550DC12E&amp;__gda__=1427375783_d544ea6caeb91a763cb43a35c6513962</text:p>
          </table:table-cell>
          <table:table-cell table:style-name="ce7" table:number-columns-repeated="2"/>
          <table:table-cell table:style-name="Default" office:value-type="float" office:value="2015">
            <text:p>2015</text:p>
          </table:table-cell>
          <table:table-cell table:number-columns-repeated="233"/>
        </table:table-row>
        <table:table-row table:style-name="ro7">
          <table:table-cell table:style-name="ce2" office:value-type="float" office:value="41987.7715393519">
            <text:p>12/14/2014 18:31:01</text:p>
          </table:table-cell>
          <table:table-cell table:style-name="ce5" office:value-type="string">
            <text:p>Simply D-VINE</text:p>
          </table:table-cell>
          <table:table-cell table:style-name="ce5" office:value-type="string">
            <text:p>www.facebook.com/simplydvineimprov</text:p>
          </table:table-cell>
          <table:table-cell table:style-name="ce5"/>
          <table:table-cell table:style-name="ce5" office:value-type="string">
            <text:p>Jason Vines and Deano Jones</text:p>
          </table:table-cell>
          <table:table-cell table:style-name="ce5" table:number-columns-repeated="2"/>
          <table:table-cell table:style-name="ce5" office:value-type="string">
            <text:p>High octane improvised 2-Man musicals. </text:p>
          </table:table-cell>
          <table:table-cell table:style-name="ce5"/>
          <table:table-cell table:style-name="ce5" office:value-type="string">
            <text:p>The Institutions Ice Scream series</text:p>
          </table:table-cell>
          <table:table-cell table:style-name="ce5" office:value-type="string">
            <text:p>Facebook, word of mouth, posters.</text:p>
          </table:table-cell>
          <table:table-cell table:style-name="ce5"/>
          <table:table-cell table:style-name="ce5" office:value-type="string">
            <text:p>4 years</text:p>
          </table:table-cell>
          <table:table-cell table:style-name="ce5" office:value-type="string">
            <text:p>We take several, very specific suggestions from one audience member (try to find an out-of-towner), then hit the ground running. Our shows include Ammon Taylor as musical director whenever he is available. which is more than half the time.</text:p>
          </table:table-cell>
          <table:table-cell table:style-name="ce5" table:number-columns-repeated="4"/>
          <table:table-cell table:style-name="ce7" office:value-type="string">
            <text:p>Regrettably, I (Deano) messed up one of our recent shows by not securing a reliable replacement. They backed out at the last minute. Not a problem this time :)</text:p>
          </table:table-cell>
          <table:table-cell table:style-name="ce7" table:number-columns-repeated="3"/>
          <table:table-cell table:style-name="Default" office:value-type="float" office:value="2015">
            <text:p>2015</text:p>
          </table:table-cell>
          <table:table-cell table:number-columns-repeated="233"/>
        </table:table-row>
        <table:table-row table:style-name="ro8">
          <table:table-cell table:style-name="ce2" office:value-type="float" office:value="41981.1685300926">
            <text:p>12/8/2014 4:02:41</text:p>
          </table:table-cell>
          <table:table-cell table:style-name="ce5" office:value-type="string">
            <text:p>Soy Taco</text:p>
          </table:table-cell>
          <table:table-cell table:style-name="ce5" office:value-type="string">
            <text:p>https://www.facebook.com/groups/soytaco/</text:p>
          </table:table-cell>
          <table:table-cell table:style-name="ce5"/>
          <table:table-cell table:style-name="ce5" office:value-type="string">
            <text:p>Cristy Salinas</text:p>
            <text:p>Vijay Thakkar</text:p>
            <text:p>Sarah Ponder</text:p>
            <text:p>Ankit Sharma</text:p>
            <text:p>Shelby Graham</text:p>
            <text:p>Monica Maher</text:p>
            <text:p>Rachel Greason</text:p>
          </table:table-cell>
          <table:table-cell table:style-name="ce5" table:number-columns-repeated="2"/>
          <table:table-cell table:style-name="ce5" office:value-type="string">
            <text:p>Soy Taco came to be as a result of bad Spanish and good improv. The troupe members all met taking classes at the Hideout Theatre and have enjoyed improvising together ever since.</text:p>
          </table:table-cell>
          <table:table-cell table:style-name="ce5"/>
          <table:table-cell table:style-name="ce5" office:value-type="string">
            <text:p>Level 5 Showcases (2x)</text:p>
            <text:p>Level 6 Showcases (3x in January)</text:p>
          </table:table-cell>
          <table:table-cell table:style-name="ce5" office:value-type="string">
            <text:p>We plan on doing outreach on social media. We have a couple of digital marketers in the troupe, so promotion for the event(s) will not be an issue.</text:p>
          </table:table-cell>
          <table:table-cell table:style-name="ce5" office:value-type="string">
            <text:p>Only in class showcases</text:p>
          </table:table-cell>
          <table:table-cell table:style-name="ce5" office:value-type="string">
            <text:p>8 months</text:p>
          </table:table-cell>
          <table:table-cell table:style-name="ce5" office:value-type="string">
            <text:p>We do the Armando as taught by Troy Miller</text:p>
          </table:table-cell>
          <table:table-cell table:style-name="ce5" table:number-columns-repeated="4"/>
          <table:table-cell table:style-name="ce7" table:number-columns-repeated="2"/>
          <table:table-cell table:style-name="ce7" office:value-type="string">
            <text:p>http://vimeo.com/112549075</text:p>
          </table:table-cell>
          <table:table-cell table:style-name="ce7"/>
          <table:table-cell table:style-name="Default" office:value-type="float" office:value="2015">
            <text:p>2015</text:p>
          </table:table-cell>
          <table:table-cell table:number-columns-repeated="233"/>
        </table:table-row>
        <table:table-row table:style-name="ro16">
          <table:table-cell table:style-name="ce2" office:value-type="float" office:value="41978.7779976852">
            <text:p>12/5/2014 18:40:19</text:p>
          </table:table-cell>
          <table:table-cell table:style-name="ce5" office:value-type="string">
            <text:p>Squirrel Buddies</text:p>
          </table:table-cell>
          <table:table-cell table:style-name="ce5" table:number-columns-repeated="2"/>
          <table:table-cell table:style-name="ce5" office:value-type="string">
            <text:p>Jon, Roy</text:p>
          </table:table-cell>
          <table:table-cell table:style-name="ce5" table:number-columns-repeated="2"/>
          <table:table-cell table:style-name="ce5" office:value-type="string">
            <text:p>n/a</text:p>
          </table:table-cell>
          <table:table-cell table:style-name="ce5" table:number-columns-repeated="10"/>
          <table:table-cell table:style-name="ce7" table:number-columns-repeated="4"/>
          <table:table-cell table:style-name="Default" office:value-type="float" office:value="2015">
            <text:p>2015</text:p>
          </table:table-cell>
          <table:table-cell table:number-columns-repeated="233"/>
        </table:table-row>
        <table:table-row table:style-name="ro11">
          <table:table-cell table:style-name="ce2" office:value-type="float" office:value="41980.9933217593">
            <text:p>12/7/2014 23:50:23</text:p>
          </table:table-cell>
          <table:table-cell table:style-name="ce5" office:value-type="string">
            <text:p>Super Sweet</text:p>
          </table:table-cell>
          <table:table-cell table:style-name="ce5" office:value-type="string">
            <text:p>https://www.facebook.com/groups/201959806629614/</text:p>
          </table:table-cell>
          <table:table-cell table:style-name="ce5"/>
          <table:table-cell table:style-name="ce5" office:value-type="string">
            <text:p>Craig McGreggor, Joshua Santos, Lori Hobbie, Rosemarie Frezza, Lance Hunter, Patricia Harpst, Erin Nies, Shannon Dale Stott, Rosemarie Frezza</text:p>
          </table:table-cell>
          <table:table-cell table:style-name="ce5" table:number-columns-repeated="2"/>
          <table:table-cell table:style-name="ce5" office:value-type="string">
            <text:p>The original level 7 crew is back and ready to bring spunk, song, and laughter into your FACE!</text:p>
            <text:p/>
            <text:p>Something like that</text:p>
          </table:table-cell>
          <table:table-cell table:style-name="ce5"/>
          <table:table-cell table:style-name="ce5" office:value-type="string">
            <text:p>Everyone has been active in separate showscases, classes or projects. <text:s/>This will see how everyone meshes with all the growth that has occurred over the past year.</text:p>
          </table:table-cell>
          <table:table-cell table:style-name="ce5" office:value-type="string">
            <text:p>Flying Unicorn Advertisements and rigorous facebook marketing. <text:s/></text:p>
          </table:table-cell>
          <table:table-cell table:style-name="ce5" office:value-type="string">
            <text:p>Many times</text:p>
          </table:table-cell>
          <table:table-cell table:style-name="ce5" office:value-type="string">
            <text:p>1 year</text:p>
          </table:table-cell>
          <table:table-cell table:style-name="ce5" office:value-type="string">
            <text:p>We want to do a simple montage off a easy suggestion or two. <text:s/>Nothing fancy.</text:p>
          </table:table-cell>
          <table:table-cell table:style-name="ce5" table:number-columns-repeated="4"/>
          <table:table-cell table:style-name="ce7" office:value-type="string">
            <text:p>Not everyone may be available for the show so we'll figure it out when you place a date.</text:p>
          </table:table-cell>
          <table:table-cell table:style-name="ce7" table:number-columns-repeated="3"/>
          <table:table-cell table:style-name="Default" office:value-type="float" office:value="2015">
            <text:p>2015</text:p>
          </table:table-cell>
          <table:table-cell table:number-columns-repeated="233"/>
        </table:table-row>
        <table:table-row table:style-name="ro23">
          <table:table-cell table:style-name="ce2" office:value-type="float" office:value="41987.9740856482">
            <text:p>12/14/2014 23:22:41</text:p>
          </table:table-cell>
          <table:table-cell table:style-name="ce5" office:value-type="string">
            <text:p>That Racket!</text:p>
          </table:table-cell>
          <table:table-cell table:style-name="ce5" office:value-type="string">
            <text:p>https://www.facebook.com/thatracketaustin</text:p>
          </table:table-cell>
          <table:table-cell table:style-name="ce5"/>
          <table:table-cell table:style-name="ce5" office:value-type="string">
            <text:p>Dave Ronn</text:p>
            <text:p>Linzy Beltran</text:p>
            <text:p>Kevin Smith</text:p>
            <text:p>Stephanie Chiarello</text:p>
            <text:p>Mitch Mills</text:p>
            <text:p>Ella Gale</text:p>
            <text:p>Mike O'Connor</text:p>
            <text:p>Amy Lowrey</text:p>
          </table:table-cell>
          <table:table-cell table:style-name="ce5" table:number-columns-repeated="2"/>
          <table:table-cell table:style-name="ce5" office:value-type="string">
            <text:p>That Racket! is an Austin-based troupe that combines the three great arts of improv, music, and dance into a playful and hilarious evening of entertainment. Every show, we present stories that have never been told, songs that have never been sung, and dances that have never been danced before. And while they'll never be told, sung, or danced again, they'll stick with you!</text:p>
          </table:table-cell>
          <table:table-cell table:style-name="ce5"/>
          <table:table-cell table:style-name="ce5" office:value-type="string">
            <text:p>Coldtowne: 9 Performances</text:p>
            <text:p>* 3 Monday Night Mash shows</text:p>
            <text:p>* 2 Cage Match Series (3 shows each series, one ending in winner, the other in runner-up)</text:p>
            <text:p/>
            <text:p>Hideout: 2 Performances</text:p>
            <text:p>* 2 Threefer shows</text:p>
            <text:p/>
            <text:p>The Institution: 2 Performances</text:p>
            <text:p>* Mister Morbid Halloween Show</text:p>
            <text:p>* Holiday Pageant Extravaganza</text:p>
            <text:p/>
            <text:p>Merlin Works: 1 Performance</text:p>
            <text:p>* Second Sunday Comedy Showcase</text:p>
            <text:p/>
            <text:p>Other: Austin Film Festival: 1 Performance</text:p>
            <text:p>* Pre-show for "Speak Now" premiere at Alamo Drafthouse</text:p>
          </table:table-cell>
          <table:table-cell table:style-name="ce5" office:value-type="string">
            <text:p>Facebook</text:p>
            <text:p>Personal e-mails</text:p>
          </table:table-cell>
          <table:table-cell table:style-name="ce5" office:value-type="string">
            <text:p>Yes: 15 public performances so far</text:p>
          </table:table-cell>
          <table:table-cell table:style-name="ce5" office:value-type="string">
            <text:p>Since January 2013</text:p>
          </table:table-cell>
          <table:table-cell table:style-name="ce5" office:value-type="string">
            <text:p>Longform musical improv</text:p>
          </table:table-cell>
          <table:table-cell table:style-name="ce5" table:number-columns-repeated="4"/>
          <table:table-cell table:style-name="ce7"/>
          <table:table-cell table:style-name="ce7" office:value-type="string">
            <text:p>http://www.steve-rogers-photography.com/Headshots/Cast-Photos/Racket/i-j9J873k/A</text:p>
          </table:table-cell>
          <table:table-cell table:style-name="ce7" office:value-type="string">
            <text:p>http://vimeo.com/user29563351; https://www.youtube.com/channel/UCeGJzYXNvLUzOZpX54r40UQ</text:p>
          </table:table-cell>
          <table:table-cell table:style-name="ce7"/>
          <table:table-cell table:style-name="Default" office:value-type="float" office:value="2015">
            <text:p>2015</text:p>
          </table:table-cell>
          <table:table-cell table:number-columns-repeated="233"/>
        </table:table-row>
        <table:table-row table:style-name="ro3">
          <table:table-cell table:style-name="ce2" office:value-type="float" office:value="41989.0350462963">
            <text:p>12/16/2014 0:50:28</text:p>
          </table:table-cell>
          <table:table-cell table:style-name="ce5" office:value-type="string">
            <text:p>The Amazon and The Milksop</text:p>
          </table:table-cell>
          <table:table-cell table:style-name="ce5" office:value-type="string">
            <text:p>https://www.facebook.com/amazonmilksop</text:p>
          </table:table-cell>
          <table:table-cell table:style-name="ce5"/>
          <table:table-cell table:style-name="ce5" office:value-type="string">
            <text:p>Kaci Beeler</text:p>
            <text:p>Curtis Luciani </text:p>
          </table:table-cell>
          <table:table-cell table:style-name="ce5" table:number-columns-repeated="2"/>
          <table:table-cell table:style-name="ce5" office:value-type="string">
            <text:p>Kaci Beeler and Curtis Luciani are two Austin improvisers who like to make the people laugh, squirm, think, cry, and experience other wonderful and/or troubling things. They frequently explore gender and relationships in their improvisation while delighting, surprising, and disgusting each other as much as they possibly can.</text:p>
          </table:table-cell>
          <table:table-cell table:style-name="ce5" table:number-columns-repeated="10"/>
          <table:table-cell table:style-name="ce7"/>
          <table:table-cell table:style-name="ce7" office:value-type="string">
            <text:p>https://www.facebook.com/amazonmilksop/photos/pb.222673337819341.-2207520000.1418712611./685280901558580/?type=3&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1987.9417708333">
            <text:p>12/14/2014 22:36:09</text:p>
          </table:table-cell>
          <table:table-cell table:style-name="ce5" office:value-type="string">
            <text:p>The Better Half</text:p>
          </table:table-cell>
          <table:table-cell table:style-name="ce5" office:value-type="string">
            <text:p>https://www.facebook.com/pages/The-Better-Half/250542925008805</text:p>
          </table:table-cell>
          <table:table-cell table:style-name="ce5"/>
          <table:table-cell table:style-name="ce5" office:value-type="string">
            <text:p>Jo Chauvin</text:p>
            <text:p>Regina Soto</text:p>
          </table:table-cell>
          <table:table-cell table:style-name="ce5" table:number-columns-repeated="2"/>
          <table:table-cell table:style-name="ce5" office:value-type="string">
            <text:p>Regina and Jo are two girly girls who play manly men. They discuss life, careers, women, and crafting. With years of improv experience, including three as The Better Half, Regina and Jo balance the touching and the whimsical, the serious and the silly.</text:p>
          </table:table-cell>
          <table:table-cell table:style-name="ce5"/>
          <table:table-cell table:style-name="ce5" office:value-type="string">
            <text:p>We recently had a 5-week run of our format Date Night at the Institution. </text:p>
          </table:table-cell>
          <table:table-cell table:style-name="ce5" office:value-type="string">
            <text:p>Facebook, primarily, though we're prepping to gain visibility via videos and/or a podcast. <text:s/>Would love to hear any ideas you have!</text:p>
          </table:table-cell>
          <table:table-cell table:style-name="ce5" office:value-type="string">
            <text:p>Yes</text:p>
          </table:table-cell>
          <table:table-cell table:style-name="ce5" office:value-type="string">
            <text:p>Over 3 years</text:p>
          </table:table-cell>
          <table:table-cell table:style-name="ce5" office:value-type="string">
            <text:p>Monoscene, playing men. </text:p>
          </table:table-cell>
          <table:table-cell table:style-name="ce5" table:number-columns-repeated="4"/>
          <table:table-cell table:style-name="ce7" office:value-type="string">
            <text:p>Thank you for the opportunity Roy! <text:s/>We really love playing at the Hideout!</text:p>
          </table:table-cell>
          <table:table-cell table:style-name="ce7" office:value-type="string">
            <text:p>https://www.facebook.com/250542925008805/photos/a.276908819038882.71013.250542925008805/788966507833108/?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23">
          <table:table-cell table:style-name="ce2" office:value-type="float" office:value="41987.9710532407">
            <text:p>12/14/2014 23:18:19</text:p>
          </table:table-cell>
          <table:table-cell table:style-name="ce5" office:value-type="string">
            <text:p>The Black Vault Presents: Arkham Community Radio</text:p>
          </table:table-cell>
          <table:table-cell table:style-name="ce5" office:value-type="string">
            <text:p>http://blackvault.austinimprov.com</text:p>
          </table:table-cell>
          <table:table-cell table:style-name="ce5"/>
          <table:table-cell table:style-name="ce5" office:value-type="string">
            <text:p>[Note that we will only use 2-4 of these people in the show]</text:p>
            <text:p>Andreas Fabis</text:p>
            <text:p>Brad Hawkins</text:p>
            <text:p>Emily Breedlove</text:p>
            <text:p>Jay Michael</text:p>
            <text:p>Jayme Ramsay</text:p>
            <text:p>Jessica Arjet</text:p>
            <text:p>Justin Davis</text:p>
            <text:p>Marc Majcher</text:p>
            <text:p>Paul Normandin</text:p>
            <text:p>Peter Rogers</text:p>
            <text:p>Roy Janik</text:p>
            <text:p>Ryan Hill</text:p>
            <text:p>(Of these, Roy, Jayme, Marc, Justin, Emily, and myself have voiced the strongest interest in performing this format.)</text:p>
            <text:p/>
          </table:table-cell>
          <table:table-cell table:style-name="ce5" table:number-columns-repeated="2"/>
          <table:table-cell table:style-name="ce5" office:value-type="string">
            <text:p>The cast of The Black Vault has been improvising Lovecraftian horror stories onstage since 2012. They've terrified audiences in an acclaimed two-month mainstage run at the Hideout Theatre in Austin, Texas and delivered sanity-blasting performances at improv festivals as far-flung as Juneau, Alaska. <text:s/>Now, they will improvise a community radio show from modern-day Arkham, a town still beset by ancient, Lovecraftian horrors.</text:p>
            <text:p/>
          </table:table-cell>
          <table:table-cell table:style-name="ce5"/>
          <table:table-cell table:style-name="ce5" office:value-type="string">
            <text:p>Every few months or so, the Black Vault makes a festival or guest appearance.</text:p>
            <text:p/>
          </table:table-cell>
          <table:table-cell table:style-name="ce5" office:value-type="string">
            <text:p>Most recently, we had a big publicity push for Tales from the Black Vault, our podcast edition of the show. Our various social media platforms netted us a little over $3,000.</text:p>
            <text:p/>
          </table:table-cell>
          <table:table-cell table:style-name="ce5" table:number-columns-repeated="2"/>
          <table:table-cell table:style-name="ce5" office:value-type="string">
            <text:p>The short version: "Improvised Night Vale". <text:s/>For this performance, we'll have just a few of us onstage in the dark (or near-dark), presenting a similar community-radio program set in Arkham, a recurring fictional location from the Lovecraft-verse. <text:s/>Our tech improvisors will provide spooky scoring and SFX as appropriate.</text:p>
            <text:p/>
          </table:table-cell>
          <table:table-cell table:style-name="ce5" table:number-columns-repeated="4"/>
          <table:table-cell table:style-name="ce7" office:value-type="string">
            <text:p>This format premiered as a duo in the Free Fringe, so it could work as part of the 2x4. <text:s/>If we were to get a non-2x4 slot, we might include 3 or 4 cast members.</text:p>
            <text:p/>
          </table:table-cell>
          <table:table-cell table:style-name="ce7" office:value-type="string">
            <text:p>https://s3.amazonaws.com/ksr/assets/002/828/985/479fd472b0d9047130faaeb8a70bef67_large.jpg?1414713033</text:p>
          </table:table-cell>
          <table:table-cell table:style-name="ce7" office:value-type="string">
            <text:p>https://vimeo.com/114083493</text:p>
          </table:table-cell>
          <table:table-cell table:style-name="ce7"/>
          <table:table-cell table:style-name="Default" office:value-type="float" office:value="2015">
            <text:p>2015</text:p>
          </table:table-cell>
          <table:table-cell table:number-columns-repeated="233"/>
        </table:table-row>
        <table:table-row table:style-name="ro3">
          <table:table-cell table:style-name="ce2" office:value-type="float" office:value="41985.7957523148">
            <text:p>12/12/2014 19:05:53</text:p>
          </table:table-cell>
          <table:table-cell table:style-name="ce5" office:value-type="string">
            <text:p>The Hammock District</text:p>
          </table:table-cell>
          <table:table-cell table:style-name="ce5" office:value-type="string">
            <text:p>facebook.com/thehammockdistricimprov</text:p>
          </table:table-cell>
          <table:table-cell table:style-name="ce5"/>
          <table:table-cell table:style-name="ce5" office:value-type="string">
            <text:p>Byron Stamps</text:p>
            <text:p>Winn LaRue</text:p>
            <text:p>Mitch Wright</text:p>
            <text:p>Mike Maiela</text:p>
            <text:p>Lauren Brezendine</text:p>
            <text:p>Jua Holt</text:p>
            <text:p>Joey Castro</text:p>
            <text:p>Mike Rapp</text:p>
          </table:table-cell>
          <table:table-cell table:style-name="ce5" table:number-columns-repeated="2"/>
          <table:table-cell table:style-name="ce5" office:value-type="string">
            <text:p>The Hammock District provides walk on cusp of sanity through narrative. <text:s/>There are two sides to every story. <text:s/>We are somewhere in the middle.</text:p>
          </table:table-cell>
          <table:table-cell table:style-name="ce5"/>
          <table:table-cell table:style-name="ce5" office:value-type="string">
            <text:p>4U Improv Showcases (Four Day Weekend Theater, Ft Worth)</text:p>
            <text:p/>
            <text:p>Various weekend slots at Dallas Comedy House</text:p>
            <text:p/>
            <text:p>UNT improv showcases</text:p>
          </table:table-cell>
          <table:table-cell table:style-name="ce5" office:value-type="string">
            <text:p>Facebook</text:p>
          </table:table-cell>
          <table:table-cell table:style-name="ce5"/>
          <table:table-cell table:style-name="ce5" office:value-type="string">
            <text:p>1 year</text:p>
          </table:table-cell>
          <table:table-cell table:style-name="ce5" office:value-type="string">
            <text:p>We do a narrative form. <text:s/></text:p>
          </table:table-cell>
          <table:table-cell table:style-name="ce5" table:number-columns-repeated="4"/>
          <table:table-cell table:style-name="ce7" office:value-type="string">
            <text:p>Our troupe can get all members to Austin 2/20 and would love the opportunity to perform on the PGraph show.</text:p>
          </table:table-cell>
          <table:table-cell table:style-name="ce7" office:value-type="string">
            <text:p>https://m.facebook.com/TheHammockDistrictImprov/photos/a.259242394261132.1073741825.259242117594493/293499140835457/?type=1&amp;source=45&amp;ref=bookmark</text:p>
          </table:table-cell>
          <table:table-cell table:style-name="ce7" office:value-type="string">
            <text:p>http://m.youtube.com/channel/UCF0Nrm5utrEmuR-cBuQEzmg</text:p>
          </table:table-cell>
          <table:table-cell table:style-name="ce7"/>
          <table:table-cell table:style-name="Default" office:value-type="float" office:value="2015">
            <text:p>2015</text:p>
          </table:table-cell>
          <table:table-cell table:number-columns-repeated="233"/>
        </table:table-row>
        <table:table-row table:style-name="ro11">
          <table:table-cell table:style-name="ce2" office:value-type="float" office:value="41981.5128472222">
            <text:p>12/8/2014 12:18:30</text:p>
          </table:table-cell>
          <table:table-cell table:style-name="ce5" office:value-type="string">
            <text:p>The Intentions</text:p>
          </table:table-cell>
          <table:table-cell table:style-name="ce5" office:value-type="string">
            <text:p>https://www.facebook.com/theintentionsimprov</text:p>
          </table:table-cell>
          <table:table-cell table:style-name="ce5"/>
          <table:table-cell table:style-name="ce5" office:value-type="string">
            <text:p>Jason Finkelman</text:p>
            <text:p>Kimberly Finkelman</text:p>
            <text:p>Deano Jones</text:p>
            <text:p>Brett Tribe</text:p>
            <text:p>Chelsea Gilman</text:p>
          </table:table-cell>
          <table:table-cell table:style-name="ce5" table:number-columns-repeated="2"/>
          <table:table-cell table:style-name="ce5" office:value-type="string">
            <text:p>A talented collection of Austin's wildest improvisers performing fast-paced, smart, and outrageously funny improv comedy</text:p>
          </table:table-cell>
          <table:table-cell table:style-name="ce5"/>
          <table:table-cell table:style-name="ce5" office:value-type="string">
            <text:p>Thursday,Friday, Sunday shows at the Hideout, Coldtowne, Institution, MerlinWorks</text:p>
          </table:table-cell>
          <table:table-cell table:style-name="ce5" office:value-type="string">
            <text:p>Facebook</text:p>
          </table:table-cell>
          <table:table-cell table:style-name="ce5" table:number-columns-repeated="7"/>
          <table:table-cell table:style-name="ce7" office:value-type="string">
            <text:p>Looking forward to lots of fun with the Hideout in 2015</text:p>
          </table:table-cell>
          <table:table-cell table:style-name="ce7" office:value-type="string">
            <text:p>https://www.facebook.com/theintentionsimprov/photos/a.194876573866767.42895.194876163866808/194876577200100/?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3">
          <table:table-cell table:style-name="ce2" office:value-type="float" office:value="41985.5147685185">
            <text:p>12/12/2014 12:21:16</text:p>
          </table:table-cell>
          <table:table-cell table:style-name="ce5" office:value-type="string">
            <text:p>The Known Wizards</text:p>
          </table:table-cell>
          <table:table-cell table:style-name="ce5" office:value-type="string">
            <text:p>https://www.facebook.com/TheKnownWizards</text:p>
          </table:table-cell>
          <table:table-cell table:style-name="ce5"/>
          <table:table-cell table:style-name="ce5" office:value-type="string">
            <text:p>Shana Merlin</text:p>
            <text:p>Lacy Shawn</text:p>
            <text:p>Chuy Zarate</text:p>
            <text:p>Kevin Miller</text:p>
            <text:p>Jason Finkelman</text:p>
            <text:p>Michael Ferstenfeld</text:p>
            <text:p/>
            <text:p/>
          </table:table-cell>
          <table:table-cell table:style-name="ce5" table:number-columns-repeated="2"/>
          <table:table-cell table:style-name="ce5" office:value-type="string">
            <text:p>The Merlin Works Faculty has come together to form The Known Wizards, the all-star troupe that feature award-winning and internationally touring performers and live musicians. </text:p>
          </table:table-cell>
          <table:table-cell table:style-name="ce5"/>
          <table:table-cell table:style-name="ce5" office:value-type="string">
            <text:p>Improv at ZACH Second Sunday Comedy Improv Showcase</text:p>
          </table:table-cell>
          <table:table-cell table:style-name="ce5" office:value-type="string">
            <text:p>Facebook</text:p>
            <text:p>Press releases via Constant Contact</text:p>
            <text:p>email subscriber list via Mailchimp</text:p>
            <text:p>Twitter</text:p>
            <text:p>various event websites</text:p>
          </table:table-cell>
          <table:table-cell table:style-name="ce5" table:number-columns-repeated="7"/>
          <table:table-cell table:style-name="ce7"/>
          <table:table-cell table:style-name="ce7" office:value-type="string">
            <text:p>https://scontent-b-lga.xx.fbcdn.net/hphotos-xpf1/t31.0-8/10683578_383688015124163_3773972428740763019_o.jpg</text:p>
          </table:table-cell>
          <table:table-cell table:style-name="ce7" table:number-columns-repeated="2"/>
          <table:table-cell table:style-name="Default" office:value-type="float" office:value="2015">
            <text:p>2015</text:p>
          </table:table-cell>
          <table:table-cell table:number-columns-repeated="233"/>
        </table:table-row>
        <table:table-row table:style-name="ro11">
          <table:table-cell table:style-name="ce2" office:value-type="float" office:value="41987.7256828704">
            <text:p>12/14/2014 17:24:59</text:p>
          </table:table-cell>
          <table:table-cell table:style-name="ce5" office:value-type="string">
            <text:p>The Knuckleball Now</text:p>
          </table:table-cell>
          <table:table-cell table:style-name="ce5" office:value-type="string">
            <text:p>Theknuckleballnow.net</text:p>
          </table:table-cell>
          <table:table-cell table:style-name="ce5"/>
          <table:table-cell table:style-name="ce5" office:value-type="string">
            <text:p>Ace Manning</text:p>
            <text:p>Mike Joplin</text:p>
            <text:p>Deano Jones</text:p>
            <text:p>Lee Eddy</text:p>
            <text:p>Craig Kotfas</text:p>
          </table:table-cell>
          <table:table-cell table:style-name="ce5" table:number-columns-repeated="2"/>
          <table:table-cell table:style-name="ce5" office:value-type="string">
            <text:p>One of Austin's oldest, quickest, highest energy troupes around. They are known for a very fluid style that seamless weaves together scenes and characters. Fun times with fun people</text:p>
          </table:table-cell>
          <table:table-cell table:style-name="ce5"/>
          <table:table-cell table:style-name="ce5" office:value-type="string">
            <text:p>NA</text:p>
          </table:table-cell>
          <table:table-cell table:style-name="ce5" office:value-type="string">
            <text:p>Social Media, occasional posters, word o' mouth.</text:p>
          </table:table-cell>
          <table:table-cell table:style-name="ce5" office:value-type="string">
            <text:p>NA</text:p>
          </table:table-cell>
          <table:table-cell table:style-name="ce5" office:value-type="string">
            <text:p>2014</text:p>
          </table:table-cell>
          <table:table-cell table:style-name="ce5" office:value-type="string">
            <text:p>Peak &amp; Pop!!</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6">
          <table:table-cell table:style-name="ce2" office:value-type="float" office:value="41987.9765046296">
            <text:p>12/14/2014 23:26:10</text:p>
          </table:table-cell>
          <table:table-cell table:style-name="ce5" office:value-type="string">
            <text:p>The Like Likes</text:p>
          </table:table-cell>
          <table:table-cell table:style-name="ce5" office:value-type="string">
            <text:p>just created FB fan page</text:p>
          </table:table-cell>
          <table:table-cell table:style-name="ce5"/>
          <table:table-cell table:style-name="ce5" office:value-type="string">
            <text:p>K.C. Harvey-Taylor </text:p>
            <text:p>Robert Moncrieff</text:p>
            <text:p>Jessica Medina</text:p>
            <text:p>Jared Robertson</text:p>
            <text:p>Katie Towne</text:p>
            <text:p>Monica Wells</text:p>
            <text:p>Amy Wright</text:p>
            <text:p/>
          </table:table-cell>
          <table:table-cell table:style-name="ce5" table:number-columns-repeated="2"/>
          <table:table-cell table:style-name="ce5" office:value-type="string">
            <text:p>The Like Likes perform a high energy, character snatching improv form called The Parrot, developed under the direction of Dave Buckman. The troupe takes the suggestion of a song lyric, feeding energy into it as if a pizza maker tossing dough. </text:p>
            <text:p/>
            <text:p>We never know what we'll say. </text:p>
          </table:table-cell>
          <table:table-cell table:style-name="ce5"/>
          <table:table-cell table:style-name="ce5" office:value-type="string">
            <text:p>Also perform at Coldtowne.</text:p>
          </table:table-cell>
          <table:table-cell table:style-name="ce5" office:value-type="string">
            <text:p>personal, one one invitations </text:p>
            <text:p>DO512</text:p>
            <text:p>Facebook</text:p>
            <text:p>Neighborhood email lists</text:p>
            <text:p>Chalk art in high traffic areas</text:p>
            <text:p>future shows may also be advertised by posters, business cards, partnering with local restaurants and more.</text:p>
            <text:p>We are always looking for new ways to get people excited about Improv!</text:p>
          </table:table-cell>
          <table:table-cell table:style-name="ce5" office:value-type="string">
            <text:p>Yes</text:p>
          </table:table-cell>
          <table:table-cell table:style-name="ce5" office:value-type="string">
            <text:p>Since August 2013</text:p>
          </table:table-cell>
          <table:table-cell table:style-name="ce5" office:value-type="string">
            <text:p>We perform The Parrot, a form created by the troupe that incorporates improv favorites and adds some fun new techniques such as series of tag outs and character changing.</text:p>
          </table:table-cell>
          <table:table-cell table:style-name="ce5" table:number-columns-repeated="4"/>
          <table:table-cell table:style-name="ce7" office:value-type="string">
            <text:p>We LOVED performing at The Hideout! One of the unique things about our form is entering from multiple place, which the Hideout will let us take advantage of.</text:p>
            <text:p/>
            <text:p>Please note, the FB fan page, I just created tonight.</text:p>
            <text:p/>
            <text:p>Thank you!</text:p>
          </table:table-cell>
          <table:table-cell table:style-name="ce7" office:value-type="string">
            <text:p>https://www.facebook.com/pages/The-Like-Likes-Fans/835967269782081</text:p>
          </table:table-cell>
          <table:table-cell table:style-name="ce7" office:value-type="string">
            <text:p>Should be under "the Like Likes" on YouTube</text:p>
          </table:table-cell>
          <table:table-cell table:style-name="ce7"/>
          <table:table-cell table:style-name="Default" office:value-type="float" office:value="2015">
            <text:p>2015</text:p>
          </table:table-cell>
          <table:table-cell table:number-columns-repeated="233"/>
        </table:table-row>
        <table:table-row table:style-name="ro14">
          <table:table-cell table:style-name="ce2" office:value-type="float" office:value="41984.8858217593">
            <text:p>12/11/2014 21:15:35</text:p>
          </table:table-cell>
          <table:table-cell table:style-name="ce5" office:value-type="string">
            <text:p>The Starborn</text:p>
          </table:table-cell>
          <table:table-cell table:style-name="ce5" office:value-type="string">
            <text:p>http://starbornimprov.strikingly.com/</text:p>
          </table:table-cell>
          <table:table-cell table:style-name="ce5"/>
          <table:table-cell table:style-name="ce5" office:value-type="string">
            <text:p>Ryan Austin</text:p>
            <text:p>Mia Iseman</text:p>
            <text:p>Neal Tibrewala</text:p>
          </table:table-cell>
          <table:table-cell table:style-name="ce5" table:number-columns-repeated="2"/>
          <table:table-cell table:style-name="ce5" office:value-type="string">
            <text:p>The StarBorn is an audience-interactive improvised alien invasion. The playful brother/sister alien twins (Mia Iseman &amp; Ryan Austin) arrive the day BEFORE they are going to take over Earth and destroy all the humans! </text:p>
            <text:p/>
            <text:p>But just before they blast us into particle dust, they want to get to know us a little bit. No seat is safe as they work their way into the audience and observe, misinterpret and often abduct anyone that strikes their fancy. Earth is doomed in the best way possible.</text:p>
          </table:table-cell>
          <table:table-cell table:style-name="ce5"/>
          <table:table-cell table:style-name="ce5" office:value-type="string">
            <text:p>Out of Bounds Festival, Coldtowne's Cagematch, and a private show here and there</text:p>
          </table:table-cell>
          <table:table-cell table:style-name="ce5" office:value-type="string">
            <text:p>Do512, Facebook events Facebook announcements through personal and troupe status updates, personal email to friends, and word of mouth</text:p>
          </table:table-cell>
          <table:table-cell table:style-name="ce5" table:number-columns-repeated="7"/>
          <table:table-cell table:style-name="ce7"/>
          <table:table-cell table:style-name="ce7" office:value-type="string">
            <text:p>https://fbcdn-sphotos-e-a.akamaihd.net/hphotos-ak-xap1/v/t1.0-9/1622253_346491078851693_7017496458194772768_n.jpg?oh=c76d6e59ccfb5cf2ffd4c6ed8da5a440&amp;oe=550280B9&amp;__gda__=1430331376_c89a7df4b85e3e0cb11351272afb3f75</text:p>
          </table:table-cell>
          <table:table-cell table:style-name="ce7" office:value-type="string">
            <text:p>https://vimeo.com/112873096</text:p>
          </table:table-cell>
          <table:table-cell table:style-name="ce7"/>
          <table:table-cell table:style-name="Default" office:value-type="float" office:value="2015">
            <text:p>2015</text:p>
          </table:table-cell>
          <table:table-cell table:number-columns-repeated="233"/>
        </table:table-row>
        <table:table-row table:style-name="ro11">
          <table:table-cell table:style-name="ce2" office:value-type="float" office:value="41980.7666898148">
            <text:p>12/7/2014 18:24:02</text:p>
          </table:table-cell>
          <table:table-cell table:style-name="ce5" office:value-type="string">
            <text:p>The USA</text:p>
          </table:table-cell>
          <table:table-cell table:style-name="ce5" office:value-type="string">
            <text:p>https://www.facebook.com/pages/The-USA/367200243435162?sk=timeline</text:p>
          </table:table-cell>
          <table:table-cell table:style-name="ce5"/>
          <table:table-cell table:style-name="ce5" office:value-type="string">
            <text:p>Will Cleveland</text:p>
            <text:p>Kirk Johnson</text:p>
            <text:p>Carlos LaRotta</text:p>
            <text:p>Chris McKeever</text:p>
            <text:p/>
          </table:table-cell>
          <table:table-cell table:style-name="ce5" table:number-columns-repeated="2"/>
          <table:table-cell table:style-name="ce5" office:value-type="string">
            <text:p>The USA is the most powerful, well respected, and economically stable improv troupe in the entire world. </text:p>
          </table:table-cell>
          <table:table-cell table:style-name="ce5"/>
          <table:table-cell table:style-name="ce5" office:value-type="string">
            <text:p>We have had two month-long weekly runs at ColdTowne.</text:p>
          </table:table-cell>
          <table:table-cell table:style-name="ce5" office:value-type="string">
            <text:p>With kick-ass posters made by Carlos and videos. </text:p>
          </table:table-cell>
          <table:table-cell table:style-name="ce5" table:number-columns-repeated="7"/>
          <table:table-cell table:style-name="ce7"/>
          <table:table-cell table:style-name="ce7" office:value-type="string">
            <text:p>https://www.facebook.com/367200243435162/photos/a.367200713435115.1073741825.367200243435162/367203196768200/?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11">
          <table:table-cell table:style-name="ce2" office:value-type="float" office:value="41982.7229282407">
            <text:p>12/9/2014 17:21:01</text:p>
          </table:table-cell>
          <table:table-cell table:style-name="ce5" office:value-type="string">
            <text:p>Three On A Match</text:p>
          </table:table-cell>
          <table:table-cell table:style-name="ce5" office:value-type="string">
            <text:p>https://www.facebook.com/threeonamatchcomedy</text:p>
          </table:table-cell>
          <table:table-cell table:style-name="ce5"/>
          <table:table-cell table:style-name="ce5" office:value-type="string">
            <text:p>Katie Thornton</text:p>
            <text:p>Mia Iseman</text:p>
            <text:p>Emma Holder</text:p>
            <text:p>Cortnie Jones</text:p>
          </table:table-cell>
          <table:table-cell table:style-name="ce5" table:number-columns-repeated="2"/>
          <table:table-cell table:style-name="ce5" office:value-type="string">
            <text:p>Three On A Match is an all-fun, no-business improv troupe. We are a confetti cake of comedy.</text:p>
          </table:table-cell>
          <table:table-cell table:style-name="ce5"/>
          <table:table-cell table:style-name="ce5" office:value-type="string">
            <text:p>We have maybe one show a month, as it works out. We play in the Threefer, or Weekender at Hideout, and at ColdTowne on various nights in slots that feature troupes and montage. </text:p>
          </table:table-cell>
          <table:table-cell table:style-name="ce5" office:value-type="string">
            <text:p>We only use facebook and personally invite non-improv friends. </text:p>
          </table:table-cell>
          <table:table-cell table:style-name="ce5" office:value-type="string">
            <text:p>yes</text:p>
          </table:table-cell>
          <table:table-cell table:style-name="ce5" table:number-columns-repeated="6"/>
          <table:table-cell table:style-name="ce7" office:value-type="string">
            <text:p>We love to play together!!! </text:p>
          </table:table-cell>
          <table:table-cell table:style-name="ce7" office:value-type="string">
            <text:p>https://www.facebook.com/SteveRogersPhotography/photos/t.7965076/851530501577134/?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11">
          <table:table-cell table:style-name="ce2" office:value-type="float" office:value="42047.4121064815">
            <text:p>2/12/2015 9:53:26</text:p>
          </table:table-cell>
          <table:table-cell table:style-name="ce5" office:value-type="string">
            <text:p>¡ZARZAMORA!</text:p>
          </table:table-cell>
          <table:table-cell table:style-name="ce5" office:value-type="string">
            <text:p>https://www.facebook.com/pages/Zarzamora/126236170779574</text:p>
          </table:table-cell>
          <table:table-cell table:style-name="ce5"/>
          <table:table-cell table:style-name="ce5" office:value-type="string">
            <text:p>David Lampe</text:p>
            <text:p>Topping Haggerty</text:p>
            <text:p>Kevin Miller</text:p>
            <text:p>Chuy Zarate</text:p>
            <text:p>Brad Hawkins</text:p>
          </table:table-cell>
          <table:table-cell table:style-name="ce5" table:number-columns-repeated="2"/>
          <table:table-cell table:style-name="ce5" office:value-type="string">
            <text:p>Scholars of the history you never knew happened (probably because it didn't); ¡ZARZAMORA! will unveil for you the many marvelous meetings and mishaps that made this world! </text:p>
          </table:table-cell>
          <table:table-cell table:style-name="ce5"/>
          <table:table-cell table:style-name="ce5" office:value-type="string">
            <text:p>Coldtowne, Institution, Improv Fests</text:p>
          </table:table-cell>
          <table:table-cell table:style-name="ce5" office:value-type="string">
            <text:p>Social media, Word of mouth, postering</text:p>
          </table:table-cell>
          <table:table-cell table:style-name="ce5" table:number-columns-repeated="7"/>
          <table:table-cell table:style-name="ce7" office:value-type="string">
            <text:p>Roy is a very handsome and erudite man</text:p>
          </table:table-cell>
          <table:table-cell table:style-name="ce7" office:value-type="string">
            <text:p>https://www.facebook.com/126236170779574/photos/a.294585917277931.63399.126236170779574/484044374998750/?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1">
          <table:table-cell table:style-name="ce2" office:value-type="float" office:value="42053.7658333333">
            <text:p>2/18/2015 18:22:48</text:p>
          </table:table-cell>
          <table:table-cell table:style-name="ce5" office:value-type="string">
            <text:p>20 Years And Counting </text:p>
          </table:table-cell>
          <table:table-cell table:style-name="ce5" table:number-columns-repeated="2"/>
          <table:table-cell table:style-name="ce5" office:value-type="string">
            <text:p>Chuy Zarate </text:p>
            <text:p>Catherine Zarate </text:p>
          </table:table-cell>
          <table:table-cell table:style-name="ce5" table:number-columns-repeated="2"/>
          <table:table-cell table:style-name="ce5" office:value-type="string">
            <text:p>20 Years and Counting will answer all of your relationship questions. They will also tell you how they have made it this far.</text:p>
          </table:table-cell>
          <table:table-cell table:style-name="ce5"/>
          <table:table-cell table:style-name="ce5" office:value-type="string">
            <text:p>None</text:p>
          </table:table-cell>
          <table:table-cell table:style-name="ce5" office:value-type="string">
            <text:p>Facebook </text:p>
            <text:p>Word of mouth</text:p>
          </table:table-cell>
          <table:table-cell table:style-name="ce5" table:number-columns-repeated="7"/>
          <table:table-cell table:style-name="ce7" office:value-type="string">
            <text:p>Hey! Look at us! Sorry we missed the last show.</text:p>
          </table:table-cell>
          <table:table-cell table:style-name="ce7" table:number-columns-repeated="3"/>
          <table:table-cell table:style-name="Default" office:value-type="float" office:value="2015">
            <text:p>2015</text:p>
          </table:table-cell>
          <table:table-cell table:number-columns-repeated="233"/>
        </table:table-row>
        <table:table-row table:style-name="ro10">
          <table:table-cell table:style-name="ce2" office:value-type="float" office:value="42053.3800694444">
            <text:p>2/18/2015 9:07:18</text:p>
          </table:table-cell>
          <table:table-cell table:style-name="ce5" office:value-type="string">
            <text:p>Austin/Austin</text:p>
          </table:table-cell>
          <table:table-cell table:style-name="ce5" office:value-type="string">
            <text:p>https://www.facebook.com/austinandaustinimprov</text:p>
          </table:table-cell>
          <table:table-cell table:style-name="ce5"/>
          <table:table-cell table:style-name="ce5" office:value-type="string">
            <text:p>Quinn Buckner</text:p>
            <text:p>Ryan Austin</text:p>
          </table:table-cell>
          <table:table-cell table:style-name="ce5" table:number-columns-repeated="2"/>
          <table:table-cell table:style-name="ce5" office:value-type="string">
            <text:p>Austin/Austin is the joining of two friends whose goal is to try everything and become the best they can be while having as much fun as possible. They will be rocking a montage called "Don't Worry About It" where each scene is a new world made up on the spot. You never know what adventure is to be had unless you see them for yourself!</text:p>
          </table:table-cell>
          <table:table-cell table:style-name="ce5"/>
          <table:table-cell table:style-name="ce5" office:value-type="string">
            <text:p>n/a</text:p>
          </table:table-cell>
          <table:table-cell table:style-name="ce5" office:value-type="string">
            <text:p>Facebook, posters, postcards</text:p>
            <text:p>Soon to be website and small swag items</text:p>
          </table:table-cell>
          <table:table-cell table:style-name="ce5" office:value-type="string">
            <text:p>yes</text:p>
          </table:table-cell>
          <table:table-cell table:style-name="ce5" office:value-type="string">
            <text:p>1+ year</text:p>
          </table:table-cell>
          <table:table-cell table:style-name="ce5" office:value-type="string">
            <text:p>Basic montage with the stipulation that each scene end with the phrase "Don't Worry About It" as organically as possible. Its the goal that the audience (and maybe even players) become so engaged in the scene that they forget the phrase is coming.</text:p>
          </table:table-cell>
          <table:table-cell table:style-name="ce5" table:number-columns-repeated="4"/>
          <table:table-cell table:style-name="ce7"/>
          <table:table-cell table:style-name="ce7" office:value-type="string">
            <text:p>http://wiki.austinimprov.com/images/f/fb/AustinAustinPromoBW.jpg</text:p>
          </table:table-cell>
          <table:table-cell table:style-name="ce7" office:value-type="string">
            <text:p>https://vimeo.com/111062746</text:p>
          </table:table-cell>
          <table:table-cell table:style-name="ce7"/>
          <table:table-cell table:style-name="Default" office:value-type="float" office:value="2015">
            <text:p>2015</text:p>
          </table:table-cell>
          <table:table-cell table:number-columns-repeated="233"/>
        </table:table-row>
        <table:table-row table:style-name="ro7">
          <table:table-cell table:style-name="ce2" office:value-type="float" office:value="42051.4625694444">
            <text:p>2/16/2015 11:06:06</text:p>
          </table:table-cell>
          <table:table-cell table:style-name="ce5" office:value-type="string">
            <text:p>Available Cupholders</text:p>
          </table:table-cell>
          <table:table-cell table:style-name="ce5" office:value-type="string">
            <text:p>facebook.com/availablecupholders</text:p>
          </table:table-cell>
          <table:table-cell table:style-name="ce5"/>
          <table:table-cell table:style-name="ce5" office:value-type="string">
            <text:p>Kaci Beeler</text:p>
            <text:p>Bill Stern</text:p>
            <text:p>Michael Joplin</text:p>
            <text:p>Jeremy Sweetlamb</text:p>
            <text:p>Ace Manning</text:p>
          </table:table-cell>
          <table:table-cell table:style-name="ce5" table:number-columns-repeated="2"/>
          <table:table-cell table:style-name="ce5" office:value-type="string">
            <text:p>The Available Cupholders theatre ensemble is dedicated to producing experimental, enriching and entertaining improvisational comedy. Let us enrich you as you experience us.</text:p>
            <text:p/>
          </table:table-cell>
          <table:table-cell table:style-name="ce5"/>
          <table:table-cell table:style-name="ce5" office:value-type="string">
            <text:p>Random openings at the Institution</text:p>
          </table:table-cell>
          <table:table-cell table:style-name="ce5" office:value-type="string">
            <text:p>Facebook, word of mouf</text:p>
          </table:table-cell>
          <table:table-cell table:style-name="ce5" table:number-columns-repeated="2"/>
          <table:table-cell table:style-name="ce5" office:value-type="string">
            <text:p>The Cupholders love to challenge themselves and the audience with new and interesting ways to perform comedy.</text:p>
          </table:table-cell>
          <table:table-cell table:style-name="ce5" table:number-columns-repeated="4"/>
          <table:table-cell table:style-name="ce7"/>
          <table:table-cell table:style-name="ce7" office:value-type="string">
            <text:p>https://scontent-dfw.xx.fbcdn.net/hphotos-xfa1/t31.0-8/1669821_951659214849762_2022393131014594220_o.jpg</text:p>
          </table:table-cell>
          <table:table-cell table:style-name="ce7" table:number-columns-repeated="2"/>
          <table:table-cell table:style-name="Default" office:value-type="float" office:value="2015">
            <text:p>2015</text:p>
          </table:table-cell>
          <table:table-cell table:number-columns-repeated="233"/>
        </table:table-row>
        <table:table-row table:style-name="ro11">
          <table:table-cell table:style-name="ce2" office:value-type="float" office:value="42053.9997222222">
            <text:p>2/18/2015 23:59:36</text:p>
          </table:table-cell>
          <table:table-cell table:style-name="ce5" office:value-type="string">
            <text:p>Bad Font</text:p>
          </table:table-cell>
          <table:table-cell table:style-name="ce5" office:value-type="string">
            <text:p>facebook.com/badfont</text:p>
          </table:table-cell>
          <table:table-cell table:style-name="ce5"/>
          <table:table-cell table:style-name="ce5" office:value-type="string">
            <text:p>Megan Venable</text:p>
            <text:p>Jessie Pascarelli</text:p>
            <text:p>Kristin Kurtis</text:p>
            <text:p>Scott Hearne</text:p>
            <text:p>Alex Hilary</text:p>
          </table:table-cell>
          <table:table-cell table:style-name="ce5" table:number-columns-repeated="2"/>
          <table:table-cell table:style-name="ce5" office:value-type="string">
            <text:p>Bad Font is a harold oriented improv team located in Austin TX.</text:p>
          </table:table-cell>
          <table:table-cell table:style-name="ce5"/>
          <table:table-cell table:style-name="ce5" office:value-type="string">
            <text:p>Bad Font has performed on average 1-6 times per month for a year and a half, having appeared at all 5 major improv theaters in Austin.</text:p>
          </table:table-cell>
          <table:table-cell table:style-name="ce5" office:value-type="string">
            <text:p>Through social media and posters.</text:p>
          </table:table-cell>
          <table:table-cell table:style-name="ce5" office:value-type="string">
            <text:p>Yes.</text:p>
          </table:table-cell>
          <table:table-cell table:style-name="ce5" office:value-type="string">
            <text:p>18 months.</text:p>
          </table:table-cell>
          <table:table-cell table:style-name="ce5" office:value-type="string">
            <text:p>Well we do the harold and we also show up :-)</text:p>
          </table:table-cell>
          <table:table-cell table:style-name="ce5" table:number-columns-repeated="4"/>
          <table:table-cell table:style-name="ce7" office:value-type="string">
            <text:p>We've always loved playing at the Hideout and we look forward to the next opportunity!</text:p>
          </table:table-cell>
          <table:table-cell table:style-name="ce7" office:value-type="string">
            <text:p>facebook.com/badfont</text:p>
          </table:table-cell>
          <table:table-cell table:style-name="ce7" table:number-columns-repeated="2"/>
          <table:table-cell table:style-name="Default" office:value-type="float" office:value="2015">
            <text:p>2015</text:p>
          </table:table-cell>
          <table:table-cell table:number-columns-repeated="233"/>
        </table:table-row>
        <table:table-row table:style-name="ro6">
          <table:table-cell table:style-name="ce2" office:value-type="float" office:value="42055.4713773148">
            <text:p>2/20/2015 11:18:47</text:p>
          </table:table-cell>
          <table:table-cell table:style-name="ce5" office:value-type="string">
            <text:p>Ball &amp; Chain</text:p>
          </table:table-cell>
          <table:table-cell table:style-name="ce5" table:number-columns-repeated="2"/>
          <table:table-cell table:style-name="ce5" office:value-type="string">
            <text:p>Troy A. Miller</text:p>
            <text:p>Ruby Willmann</text:p>
          </table:table-cell>
          <table:table-cell table:style-name="ce5" table:number-columns-repeated="2"/>
          <table:table-cell table:style-name="ce5" office:value-type="string">
            <text:p>He's a fast talking gent from the 1920s.</text:p>
            <text:p>She's a cool modern gal from 2015.</text:p>
            <text:p>Somehow, they're married.</text:p>
            <text:p/>
            <text:p>Ball and Chain (real-life married couple Troy A. Miller and Ruby Willmann) take this unlikely duo and make them the bookends for a show that explores all kinds of unlikely relationships. It's improv comedy that, like love, is truly timeless.</text:p>
          </table:table-cell>
          <table:table-cell table:style-name="ce5"/>
          <table:table-cell table:style-name="ce5" office:value-type="string">
            <text:p>N/A</text:p>
          </table:table-cell>
          <table:table-cell table:style-name="ce5" office:value-type="string">
            <text:p>Facebook, email, word of mouth</text:p>
          </table:table-cell>
          <table:table-cell table:style-name="ce5" table:number-columns-repeated="7"/>
          <table:table-cell table:style-name="ce7" office:value-type="string">
            <text:p>Okay, yep, totally drop the "ball" and submitted late. If there's room, great, if not, please keep us in mind for substitutions. Thanks!</text:p>
          </table:table-cell>
          <table:table-cell table:style-name="ce7" office:value-type="string">
            <text:p>https://www.flickr.com/photos/29031321@N02/16055871961/in/set-72157649428759548</text:p>
          </table:table-cell>
          <table:table-cell table:style-name="ce7" office:value-type="string">
            <text:p>https://www.youtube.com/watch?v=Rf3WttjVbzo&amp;list=PLLo5ExAN5ZY900uKXIZYSiU5_-0zaVXYX</text:p>
          </table:table-cell>
          <table:table-cell table:style-name="ce7"/>
          <table:table-cell table:style-name="Default" office:value-type="float" office:value="2015">
            <text:p>2015</text:p>
          </table:table-cell>
          <table:table-cell table:number-columns-repeated="233"/>
        </table:table-row>
        <table:table-row table:style-name="ro9">
          <table:table-cell table:style-name="ce2" office:value-type="float" office:value="42047.4001851852">
            <text:p>2/12/2015 9:36:16</text:p>
          </table:table-cell>
          <table:table-cell table:style-name="ce5" office:value-type="string">
            <text:p>Brain Trust</text:p>
          </table:table-cell>
          <table:table-cell table:style-name="ce5" office:value-type="string">
            <text:p>https://www.facebook.com/braintrustimprov</text:p>
          </table:table-cell>
          <table:table-cell table:style-name="ce5"/>
          <table:table-cell table:style-name="ce5" office:value-type="string">
            <text:p>Michael Joplin</text:p>
            <text:p>Dave Buckman</text:p>
            <text:p>Troy Miller</text:p>
          </table:table-cell>
          <table:table-cell table:style-name="ce5" table:number-columns-repeated="2"/>
          <table:table-cell table:style-name="ce5" office:value-type="string">
            <text:p>In the tradition of ZZ Top, Motorhead, Cream, Green Day and the Police, three of the most respected Improvisational actors in Austin combine to form a Power Rock trio of Improvised Theater that is quickly becoming THE cult favorite improv show among those in the know of Austin's robust and growing experimental Underground comedy scene. </text:p>
            <text:p>Power trios have at times been characterized as loud and bombastic, often embarking on long improvised jams that would highlight the virtuosity of the individual musicians. Brain Trust is no exception. </text:p>
          </table:table-cell>
          <table:table-cell table:style-name="ce5"/>
          <table:table-cell table:style-name="ce5" office:value-type="string">
            <text:p>Shows at ColdTowne</text:p>
          </table:table-cell>
          <table:table-cell table:style-name="ce5" office:value-type="string">
            <text:p>FB</text:p>
            <text:p>personal emails</text:p>
          </table:table-cell>
          <table:table-cell table:style-name="ce5" table:number-columns-repeated="2"/>
          <table:table-cell table:style-name="ce5" office:value-type="string">
            <text:p>Our format looks like a game-less Harold. </text:p>
            <text:p>We solicit an actual work environment of someone's grandfather (cuts down on the stripper and proctologist suggestions) and we explore the underbelly of that economic entity from the points of view of the working class Blue Collars, the Middle Management and then the Captains of that Industry. </text:p>
            <text:p>All three trained actors explore all three status levels and social circles patiently and then worlds collide as the stories of the 9 characters intertwine forming a comedic jazz symphony of honor, business and ego.</text:p>
          </table:table-cell>
          <table:table-cell table:style-name="ce5" table:number-columns-repeated="4"/>
          <table:table-cell table:style-name="ce7"/>
          <table:table-cell table:style-name="ce7" office:value-type="string">
            <text:p>http://photos.smugmug.com/photos/i-c5pFqwS/0/X2/i-c5pFqwS-X2.jpg</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2050.4757060185">
            <text:p>2/15/2015 11:25:01</text:p>
          </table:table-cell>
          <table:table-cell table:style-name="ce5" office:value-type="string">
            <text:p>Character Explosion</text:p>
          </table:table-cell>
          <table:table-cell table:style-name="ce5" office:value-type="string">
            <text:p>https://www.facebook.com/CharacterExplosion</text:p>
          </table:table-cell>
          <table:table-cell table:style-name="ce5"/>
          <table:table-cell table:style-name="ce5" office:value-type="string">
            <text:p>Lahari</text:p>
            <text:p>Kathleen McFerren</text:p>
            <text:p>Robert Slack</text:p>
            <text:p>Cagney Ortiz</text:p>
            <text:p>Sushi</text:p>
            <text:p>Joy Parks</text:p>
            <text:p>Tim Coyle</text:p>
          </table:table-cell>
          <table:table-cell table:style-name="ce5" table:number-columns-repeated="2"/>
          <table:table-cell table:style-name="ce5" office:value-type="string">
            <text:p>Hideout Theatre students/recent graduates will challenge one troupe member to play a variety of characters. After running through this character gauntlet, a montage will occur where anyone can play any of the characters from the challenge.</text:p>
          </table:table-cell>
          <table:table-cell table:style-name="ce5"/>
          <table:table-cell table:style-name="ce5" office:value-type="string">
            <text:p>as a troupe none (we debut 2/12) but hoping to get more set up</text:p>
          </table:table-cell>
          <table:table-cell table:style-name="ce5" office:value-type="string">
            <text:p>facebook, twitter, word of mouth</text:p>
          </table:table-cell>
          <table:table-cell table:style-name="ce5" office:value-type="string">
            <text:p>as a fringe we did, thats how this came to be</text:p>
          </table:table-cell>
          <table:table-cell table:style-name="ce5" office:value-type="string">
            <text:p>since Aug 2014 if you count the fringe </text:p>
          </table:table-cell>
          <table:table-cell table:style-name="ce5" office:value-type="string">
            <text:p>the plan is that we want to do what it takes to do that thing that is needed to be done so people like us and come see us again</text:p>
          </table:table-cell>
          <table:table-cell table:style-name="ce5" table:number-columns-repeated="4"/>
          <table:table-cell table:style-name="ce7" office:value-type="string">
            <text:p>will have a troupe photo available after the show 2/12 - right one we have one of us eating pancakes at Kerby Lane only </text:p>
            <text:p/>
            <text:p/>
          </table:table-cell>
          <table:table-cell table:style-name="ce7"/>
          <table:table-cell table:style-name="ce7" office:value-type="string">
            <text:p>https://www.youtube.com/watch?v=Q4giLqTx2Rw</text:p>
          </table:table-cell>
          <table:table-cell table:style-name="ce7"/>
          <table:table-cell table:style-name="Default" office:value-type="float" office:value="2015">
            <text:p>2015</text:p>
          </table:table-cell>
          <table:table-cell table:number-columns-repeated="233"/>
        </table:table-row>
        <table:table-row table:style-name="ro4">
          <table:table-cell table:style-name="ce2" office:value-type="float" office:value="42050.6629166667">
            <text:p>2/15/2015 15:54:36</text:p>
          </table:table-cell>
          <table:table-cell table:style-name="ce5" office:value-type="string">
            <text:p>Chips &amp; Queso</text:p>
          </table:table-cell>
          <table:table-cell table:style-name="ce5" office:value-type="string">
            <text:p>https://www.facebook.com/chipsandquesoimprov</text:p>
          </table:table-cell>
          <table:table-cell table:style-name="ce5"/>
          <table:table-cell table:style-name="ce5" office:value-type="string">
            <text:p>Regina Soto</text:p>
            <text:p>Matthew Giles</text:p>
            <text:p/>
          </table:table-cell>
          <table:table-cell table:style-name="ce5" table:number-columns-repeated="2"/>
          <table:table-cell table:style-name="ce5" office:value-type="string">
            <text:p>Regina &amp; Matthew create an exciting experience through playful charm. Their support for each other allows for authentic relationships to explore spontaneous spaces.</text:p>
          </table:table-cell>
          <table:table-cell table:style-name="ce5"/>
          <table:table-cell table:style-name="ce5" office:value-type="string">
            <text:p>Most Recently</text:p>
            <text:p>Impromp-Two A Casual Duo Nightw/ Cascade.</text:p>
            <text:p>7pm Sundays The Institution Theater</text:p>
            <text:p/>
            <text:p>Past</text:p>
            <text:p>Triple Scoop w/iScreamSandwich </text:p>
            <text:p>10pm Saturdays The Institution Theater </text:p>
            <text:p/>
            <text:p>Independent Shows </text:p>
            <text:p/>
            <text:p/>
          </table:table-cell>
          <table:table-cell table:style-name="ce5" office:value-type="string">
            <text:p>Do512</text:p>
            <text:p>CultureMap Austin</text:p>
            <text:p>Now Playing Austin</text:p>
            <text:p>Facebook</text:p>
            <text:p>Word of Mouth</text:p>
            <text:p>Flyers at the job</text:p>
            <text:p/>
            <text:p/>
          </table:table-cell>
          <table:table-cell table:style-name="ce5" office:value-type="string">
            <text:p>yes</text:p>
          </table:table-cell>
          <table:table-cell table:style-name="ce5" office:value-type="string">
            <text:p>1.5 yrs</text:p>
          </table:table-cell>
          <table:table-cell table:style-name="ce5" office:value-type="string">
            <text:p>We give free chips &amp; queso at our shows. People like that. <text:s/></text:p>
          </table:table-cell>
          <table:table-cell table:style-name="ce5" table:number-columns-repeated="4"/>
          <table:table-cell table:style-name="ce7" office:value-type="string">
            <text:p>We can usually get a good crowd.</text:p>
          </table:table-cell>
          <table:table-cell table:style-name="ce7" office:value-type="string">
            <text:p>https://www.facebook.com/chipsandquesoimprov/photos/a.508226152591556.1073741825.508224419258396/508226155924889/?type=1&amp;theater</text:p>
          </table:table-cell>
          <table:table-cell table:style-name="ce7" office:value-type="string">
            <text:p>https://www.youtube.com/watch?v=Pd30K7x4NiA</text:p>
          </table:table-cell>
          <table:table-cell table:style-name="ce7"/>
          <table:table-cell table:style-name="Default" office:value-type="float" office:value="2015">
            <text:p>2015</text:p>
          </table:table-cell>
          <table:table-cell table:number-columns-repeated="233"/>
        </table:table-row>
        <table:table-row table:style-name="ro3">
          <table:table-cell table:style-name="ce2" office:value-type="float" office:value="42045.411712963">
            <text:p>2/10/2015 9:52:52</text:p>
          </table:table-cell>
          <table:table-cell table:style-name="ce5" office:value-type="string">
            <text:p>ChuTopp</text:p>
          </table:table-cell>
          <table:table-cell table:style-name="ce5" office:value-type="string">
            <text:p>https://www.facebook.com/ChuTopp?ref=bookmarks</text:p>
          </table:table-cell>
          <table:table-cell table:style-name="ce5"/>
          <table:table-cell table:style-name="ce5" office:value-type="string">
            <text:p>Chuy Zarate</text:p>
            <text:p>Topping Haggerty</text:p>
          </table:table-cell>
          <table:table-cell table:style-name="ce5" table:number-columns-repeated="2"/>
          <table:table-cell table:style-name="ce5" office:value-type="string">
            <text:p>Disaster strikes in an amazingly innocuous and hilarious way, but don’t worry, ChuTopp is there to save the day. Using their world weary skills, that may seem useless to others, will turn out to be just what is needed to disaster-fy the disaster.</text:p>
          </table:table-cell>
          <table:table-cell table:style-name="ce5"/>
          <table:table-cell table:style-name="ce5" office:value-type="string">
            <text:p>Frontera Fest 2015</text:p>
            <text:p>The Weekender</text:p>
            <text:p>2X4</text:p>
            <text:p>Duos Night</text:p>
            <text:p/>
          </table:table-cell>
          <table:table-cell table:style-name="ce5" office:value-type="string">
            <text:p>Facebook e-vites</text:p>
          </table:table-cell>
          <table:table-cell table:style-name="ce5"/>
          <table:table-cell table:style-name="ce5" office:value-type="string">
            <text:p>1.5 years</text:p>
          </table:table-cell>
          <table:table-cell table:style-name="ce5" table:number-columns-repeated="5"/>
          <table:table-cell table:style-name="ce7"/>
          <table:table-cell table:style-name="ce7" office:value-type="string">
            <text:p>https://fbcdn-sphotos-b-a.akamaihd.net/hphotos-ak-xap1/v/t1.0-9/1546432_613794502085947_8081643871156137048_n.jpg?oh=033385ce34649ca7d2996fac1ec82236&amp;oe=555E2EC1&amp;__gda__=1435617160_9b235b08cb4862134966032224530be4</text:p>
          </table:table-cell>
          <table:table-cell table:style-name="ce7" office:value-type="string">
            <text:p>https://vimeo.com/118970094</text:p>
          </table:table-cell>
          <table:table-cell table:style-name="ce7"/>
          <table:table-cell table:style-name="Default" office:value-type="float" office:value="2015">
            <text:p>2015</text:p>
          </table:table-cell>
          <table:table-cell table:number-columns-repeated="233"/>
        </table:table-row>
        <table:table-row table:style-name="ro12">
          <table:table-cell table:style-name="ce2" office:value-type="float" office:value="42046.7773726852">
            <text:p>2/11/2015 18:39:25</text:p>
          </table:table-cell>
          <table:table-cell table:style-name="ce5" office:value-type="string">
            <text:p>Curry, Kirschner and Taylor</text:p>
          </table:table-cell>
          <table:table-cell table:style-name="ce5" table:number-columns-repeated="2"/>
          <table:table-cell table:style-name="ce5" office:value-type="string">
            <text:p>Aden Kirschner</text:p>
            <text:p>Sarah Marie Curry</text:p>
            <text:p>Ammon Taylor</text:p>
          </table:table-cell>
          <table:table-cell table:style-name="ce5" table:number-columns-repeated="2"/>
          <table:table-cell table:style-name="ce5" office:value-type="string">
            <text:p>Aden Kirschner, Sarah Marie Curry and Ammon Taylor are all members of two time B-Iden Payne award winning, musical performance collective Girls Girls Girls. <text:s/>As faculty members of Merlin Works Institute for Improvisation, the Institution Theater and the Hideout Theatre these three put on an unforgettably theatrical performance weaving together characters scenes and songs that are magical, catchy and adorable!</text:p>
          </table:table-cell>
          <table:table-cell table:style-name="ce5"/>
          <table:table-cell table:style-name="ce5" office:value-type="string">
            <text:p>Our trio performed once to fabulous response at the 2013 Big Sexy Weekend of Improv. <text:s/>We've been itching to get together again ever since.</text:p>
          </table:table-cell>
          <table:table-cell table:style-name="ce5" table:number-columns-repeated="3"/>
          <table:table-cell table:style-name="ce5" office:value-type="string">
            <text:p>We perform an unconventional long form musical. <text:s/>There will be story... but it may be non-linear. There will be characters... but we don't know how many. There will be songs, but they could be in the style of Gilbert and Sullivan, or Steven Sondheim. One thing is for certain it will be musically awesome and loud and quiet and touching.</text:p>
          </table:table-cell>
          <table:table-cell table:style-name="ce5" table:number-columns-repeated="4"/>
          <table:table-cell table:style-name="ce7" office:value-type="string">
            <text:p>I'm gonna be in town for a week and a half, but March 5th was the only night all three of us had in common. <text:s/>It would be really magical if you could get us into the schedule for that night. <text:s/>Ammon has requested that if you do, to try and put us last because of his teaching schedule and commute time. <text:s/>Thanks so much! I know scheduling as many troupes as you do is craziness, utter and complete!</text:p>
          </table:table-cell>
          <table:table-cell table:style-name="ce7" office:value-type="string">
            <text:p>https://scontent-a-sea.xx.fbcdn.net/hphotos-xfp1/v/t1.0-9/935362_10151701871122704_2138763970_n.jpg?oh=26e669b090889ab5a500d637ad7d51a8&amp;oe=5590FF33</text:p>
          </table:table-cell>
          <table:table-cell table:style-name="ce7" office:value-type="string">
            <text:p>I SO WISH WE HAD ONE! IF YOU SCHEDULE US WE WILL MAKE ONE &lt;3</text:p>
          </table:table-cell>
          <table:table-cell table:style-name="ce7"/>
          <table:table-cell table:style-name="Default" office:value-type="float" office:value="2015">
            <text:p>2015</text:p>
          </table:table-cell>
          <table:table-cell table:number-columns-repeated="233"/>
        </table:table-row>
        <table:table-row table:style-name="ro10">
          <table:table-cell table:style-name="ce2" office:value-type="float" office:value="42050.5947106482">
            <text:p>2/15/2015 14:16:23</text:p>
          </table:table-cell>
          <table:table-cell table:style-name="ce5" office:value-type="string">
            <text:p>Deep Turtle</text:p>
          </table:table-cell>
          <table:table-cell table:style-name="ce5" office:value-type="string">
            <text:p>https://www.facebook.com/deepturtleimprov</text:p>
          </table:table-cell>
          <table:table-cell table:style-name="ce5"/>
          <table:table-cell table:style-name="ce5" office:value-type="string">
            <text:p>Ripley Adams</text:p>
            <text:p>Ryan Broussard</text:p>
            <text:p>Alex Addison</text:p>
            <text:p>Kathleen McFerren</text:p>
            <text:p>Cagney Ortiz</text:p>
          </table:table-cell>
          <table:table-cell table:style-name="ce5" table:number-columns-repeated="2"/>
          <table:table-cell table:style-name="ce5" office:value-type="string">
            <text:p>Deep Turtle is an Austin based improv troupe. We started together as hatchlings at the Hideout Theater in 2013 and have been jamming together ever since!</text:p>
          </table:table-cell>
          <table:table-cell table:style-name="ce5"/>
          <table:table-cell table:style-name="ce5" office:value-type="string">
            <text:p>None yet, we are looking for opportunities though. </text:p>
          </table:table-cell>
          <table:table-cell table:style-name="ce5" office:value-type="string">
            <text:p>Mostly through Facebook/Twitter/Instagram, and we wear our Deep Turtle shirts around a lot.</text:p>
          </table:table-cell>
          <table:table-cell table:style-name="ce5" office:value-type="string">
            <text:p>Yes</text:p>
          </table:table-cell>
          <table:table-cell table:style-name="ce5" office:value-type="string">
            <text:p>Over a year</text:p>
          </table:table-cell>
          <table:table-cell table:style-name="ce5" office:value-type="string">
            <text:p>Our format is called "Sidetracked Yo-Yo". We start with a simple base scene, then once a past event or separate event is mentioned, we transition to that scene. We do that roughly 5-6 times, and then we reverse and go back through all of the scenes and resolve them until we get back to the original base scene. </text:p>
            <text:p/>
          </table:table-cell>
          <table:table-cell table:style-name="ce5" table:number-columns-repeated="4"/>
          <table:table-cell table:style-name="ce7" office:value-type="string">
            <text:p>We have started to meet with Ceej as a coach to take things to the next level. I has been awesome so far!</text:p>
          </table:table-cell>
          <table:table-cell table:style-name="ce7" office:value-type="string">
            <text:p>We have photos on our troupe's Facebook page, but I'm not sure how to get the link</text:p>
          </table:table-cell>
          <table:table-cell table:style-name="ce7" table:number-columns-repeated="2"/>
          <table:table-cell table:style-name="Default" office:value-type="float" office:value="2015">
            <text:p>2015</text:p>
          </table:table-cell>
          <table:table-cell table:number-columns-repeated="233"/>
        </table:table-row>
        <table:table-row table:style-name="ro2">
          <table:table-cell table:style-name="ce2" office:value-type="float" office:value="42053.8756018518">
            <text:p>2/18/2015 21:00:52</text:p>
          </table:table-cell>
          <table:table-cell table:style-name="ce5" office:value-type="string">
            <text:p>Dervish</text:p>
          </table:table-cell>
          <table:table-cell table:style-name="ce5" office:value-type="string">
            <text:p>https://www.facebook.com/DervishImprov</text:p>
          </table:table-cell>
          <table:table-cell table:style-name="ce5"/>
          <table:table-cell table:style-name="ce5" office:value-type="string">
            <text:p>Joshua Gill</text:p>
            <text:p>John Ratliff</text:p>
            <text:p>Lisa Jackson</text:p>
          </table:table-cell>
          <table:table-cell table:style-name="ce5" table:number-columns-repeated="2"/>
          <table:table-cell table:style-name="ce5" office:value-type="string">
            <text:p>Dervish is Josh Gill, Lisa Jackson, and John Ratliff. We play everything from emotional realism to abstract absurdity. No format, no rules, no net.</text:p>
          </table:table-cell>
          <table:table-cell table:style-name="ce5"/>
          <table:table-cell table:style-name="ce5" office:value-type="string">
            <text:p>Monthly at Coldtowne</text:p>
          </table:table-cell>
          <table:table-cell table:style-name="ce5" office:value-type="string">
            <text:p>FB and Do512</text:p>
          </table:table-cell>
          <table:table-cell table:style-name="ce5" table:number-columns-repeated="7"/>
          <table:table-cell table:style-name="ce7"/>
          <table:table-cell table:style-name="ce7" office:value-type="string">
            <text:p>https://www.facebook.com/DervishImprov/photos/a.429362097117217.111522.429360937117333/587690331284392/?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2053.9680671296">
            <text:p>2/18/2015 23:14:01</text:p>
          </table:table-cell>
          <table:table-cell table:style-name="ce5" office:value-type="string">
            <text:p>Duplex</text:p>
          </table:table-cell>
          <table:table-cell table:style-name="ce5" office:value-type="string">
            <text:p>http://dupleximprov.com/</text:p>
          </table:table-cell>
          <table:table-cell table:style-name="ce5"/>
          <table:table-cell table:style-name="ce5" office:value-type="string">
            <text:p>Austen Silver</text:p>
            <text:p>Evan Eggers</text:p>
            <text:p>Catherine Grady</text:p>
            <text:p>Norman Tran</text:p>
          </table:table-cell>
          <table:table-cell table:style-name="ce5" table:number-columns-repeated="2"/>
          <table:table-cell table:style-name="ce5" office:value-type="string">
            <text:p>Duplex is an improv troupe consisting of four people, two front doors, and a shared backyard. Both reasonably priced and in a good neighborhood, Duplex is fun, smart, fast-paced improv for anyone who wished their neighbors lived closer, or their roommates lived farther away.</text:p>
          </table:table-cell>
          <table:table-cell table:style-name="ce5" table:number-columns-repeated="2"/>
          <table:table-cell table:style-name="ce5" office:value-type="string">
            <text:p>Facebook, website</text:p>
          </table:table-cell>
          <table:table-cell table:style-name="ce5" office:value-type="string">
            <text:p>Yes</text:p>
          </table:table-cell>
          <table:table-cell table:style-name="ce5" office:value-type="string">
            <text:p>Over 1 year</text:p>
          </table:table-cell>
          <table:table-cell table:style-name="ce5" office:value-type="string">
            <text:p>We do a comedy Montage format where we heighten themes and game through second beats in the last half of the show.</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11">
          <table:table-cell table:style-name="ce2" office:value-type="float" office:value="42045.542650463">
            <text:p>2/10/2015 13:01:25</text:p>
          </table:table-cell>
          <table:table-cell table:style-name="ce5" office:value-type="string">
            <text:p>Elevator Action</text:p>
          </table:table-cell>
          <table:table-cell table:style-name="ce5" office:value-type="string">
            <text:p>https://www.facebook.com/pages/Elevator-Action/118653538185457</text:p>
          </table:table-cell>
          <table:table-cell table:style-name="ce5"/>
          <table:table-cell table:style-name="ce5" office:value-type="string">
            <text:p>David Lee Hess</text:p>
            <text:p>Michael Jastroch</text:p>
            <text:p>Cornie Jones</text:p>
            <text:p>Lance Gilstrap</text:p>
          </table:table-cell>
          <table:table-cell table:style-name="ce5" table:number-columns-repeated="2"/>
          <table:table-cell table:style-name="ce5" office:value-type="string">
            <text:p>Think of the most awkward, embarrassing, please-god-let-it-end elevator ride you've ever been on. It was, what, 45 seconds long? This one is 25 minutes. Come on, we're not holding the door forever.</text:p>
          </table:table-cell>
          <table:table-cell table:style-name="ce5"/>
          <table:table-cell table:style-name="ce5" office:value-type="string">
            <text:p>ColdTowne from time-to-time</text:p>
            <text:p>Festivals</text:p>
            <text:p>The Hideout</text:p>
          </table:table-cell>
          <table:table-cell table:style-name="ce5" office:value-type="string">
            <text:p>Words of mouths</text:p>
          </table:table-cell>
          <table:table-cell table:style-name="ce5" table:number-columns-repeated="7"/>
          <table:table-cell table:style-name="ce7" office:value-type="string">
            <text:p>Hey bro</text:p>
          </table:table-cell>
          <table:table-cell table:style-name="ce7" office:value-type="string">
            <text:p>https://www.facebook.com/118653538185457/photos/a.118653638185447.22464.118653538185457/196101127107364/?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27">
          <table:table-cell table:style-name="ce2" office:value-type="float" office:value="42049.4717939815">
            <text:p>2/14/2015 11:19:23</text:p>
          </table:table-cell>
          <table:table-cell table:style-name="ce5" office:value-type="string">
            <text:p>Empty Promises</text:p>
          </table:table-cell>
          <table:table-cell table:style-name="ce5" office:value-type="string">
            <text:p>https://www.facebook.com/pages/Empty-Promises</text:p>
          </table:table-cell>
          <table:table-cell table:style-name="ce5"/>
          <table:table-cell table:style-name="ce5" office:value-type="string">
            <text:p>Sanjay Rao</text:p>
            <text:p>Alejandro Garcia</text:p>
            <text:p>Eli Eidson</text:p>
            <text:p>Ian Townsend</text:p>
            <text:p>KC Harvey-Taylor</text:p>
            <text:p>Matt Needles </text:p>
            <text:p>Mathew Stoner</text:p>
            <text:p/>
            <text:p/>
          </table:table-cell>
          <table:table-cell table:style-name="ce5" table:number-columns-repeated="2"/>
          <table:table-cell table:style-name="ce5" office:value-type="string">
            <text:p>Empty Promises is a Harold team who honor the Chicago style and give it an Austin twist. Fast, fun, whimsical and smart, Empty Promises promises to deliver delight and laughter to every stage it hits. </text:p>
          </table:table-cell>
          <table:table-cell table:style-name="ce5"/>
          <table:table-cell table:style-name="ce5" office:value-type="string">
            <text:p>Currently we are performing 1 show a month on the ColdTowne stage. </text:p>
          </table:table-cell>
          <table:table-cell table:style-name="ce5" office:value-type="string">
            <text:p>Facebook, word of mouth, Do512, </text:p>
          </table:table-cell>
          <table:table-cell table:style-name="ce5" office:value-type="string">
            <text:p>yep </text:p>
          </table:table-cell>
          <table:table-cell table:style-name="ce5" office:value-type="string">
            <text:p>1yr. </text:p>
          </table:table-cell>
          <table:table-cell table:style-name="ce5" office:value-type="string">
            <text:p>Coldtowne Theater's Harold standard bearers, Empty Promises, play fast and loose all over Texas. Headquartered in Austin they play at The Hideout Theater, Station Theater and their home, Coldtowne Theater. They focus on honoring the pure form of a Harold. The group is compromised of all-star players Sanjay Rao, Matthew Stoner, Matt Needles, Eli Eidson, Ian Townsend and K.C. Harvey Taylor. The players have been featured in MainStage shows Boy Band, Organ Trail, Beware of Female Spies, Slam Team Six, and Thicker than Water. The cast have all or individually trained with the likes of Todd Stashwick, Susan Messing, Craig Cakowski, Jet Eveleth, Jason Schotts, Dave Buckman, Greg Hess, Rich Talrico, Brandon Gardner and Jimmy Carrane.</text:p>
            <text:p>Empty Promises is currently coached by Second City TourCo alumni Eric Rutherford. </text:p>
          </table:table-cell>
          <table:table-cell table:style-name="ce5" table:number-columns-repeated="4"/>
          <table:table-cell table:style-name="ce7" office:value-type="string">
            <text:p>Thanks for the opportunity to to perform Roy! </text:p>
            <text:p>We really enjoy doing shows at the Hideout. </text:p>
          </table:table-cell>
          <table:table-cell table:style-name="ce7" office:value-type="string">
            <text:p>https://www.facebook.com/720638627968731/photos/a.720700841295843.1073741825.720638627968731/869425936423332/?type=3&amp;theater</text:p>
          </table:table-cell>
          <table:table-cell table:style-name="ce7" office:value-type="string">
            <text:p>https://www.youtube.com/watch?v=ZrexnZqDqAk</text:p>
          </table:table-cell>
          <table:table-cell table:style-name="ce7"/>
          <table:table-cell table:style-name="Default" office:value-type="float" office:value="2015">
            <text:p>2015</text:p>
          </table:table-cell>
          <table:table-cell table:number-columns-repeated="233"/>
        </table:table-row>
        <table:table-row table:style-name="ro2">
          <table:table-cell table:style-name="ce2" office:value-type="float" office:value="42050.3938888889">
            <text:p>2/15/2015 9:27:12</text:p>
          </table:table-cell>
          <table:table-cell table:style-name="ce5" office:value-type="string">
            <text:p>Field Day</text:p>
          </table:table-cell>
          <table:table-cell table:style-name="ce5" office:value-type="string">
            <text:p>https://www.facebook.com/FieldDayImprov</text:p>
          </table:table-cell>
          <table:table-cell table:style-name="ce5"/>
          <table:table-cell table:style-name="ce5" office:value-type="string">
            <text:p>Lindsay Hejl</text:p>
            <text:p>David Schwartz</text:p>
            <text:p>Judith Schomp</text:p>
            <text:p>Chris Albano</text:p>
          </table:table-cell>
          <table:table-cell table:style-name="ce5" table:number-columns-repeated="2"/>
          <table:table-cell table:style-name="ce5" office:value-type="string">
            <text:p>Field Day is a bad ass group of friends who kick through a montage set in a whirlwind of fun and inspiration, balancing the norm and the weird. <text:s/>They look great in denim.</text:p>
          </table:table-cell>
          <table:table-cell table:style-name="ce5" table:number-columns-repeated="2"/>
          <table:table-cell table:style-name="ce5" office:value-type="string">
            <text:p>Facebook</text:p>
          </table:table-cell>
          <table:table-cell table:style-name="ce5" office:value-type="string">
            <text:p>yes</text:p>
          </table:table-cell>
          <table:table-cell table:style-name="ce5" office:value-type="string">
            <text:p>9 months</text:p>
          </table:table-cell>
          <table:table-cell table:style-name="ce5" office:value-type="string">
            <text:p>We do a montage that starts with a group scene, finds a theme, and explores it. <text:s/></text:p>
          </table:table-cell>
          <table:table-cell table:style-name="ce5" table:number-columns-repeated="4"/>
          <table:table-cell table:style-name="ce7"/>
          <table:table-cell table:style-name="ce7" office:value-type="string">
            <text:p>https://www.facebook.com/FieldDayImprov/photos/a.1477666982508874.1073741826.1453066588302247/1477666885842217/?type=1&amp;theater</text:p>
          </table:table-cell>
          <table:table-cell table:style-name="ce7" office:value-type="string">
            <text:p>https://vimeo.com/115927738</text:p>
          </table:table-cell>
          <table:table-cell table:style-name="ce7"/>
          <table:table-cell table:style-name="Default" office:value-type="float" office:value="2015">
            <text:p>2015</text:p>
          </table:table-cell>
          <table:table-cell table:number-columns-repeated="233"/>
        </table:table-row>
        <table:table-row table:style-name="ro12">
          <table:table-cell table:style-name="ce2" office:value-type="float" office:value="42053.9239699074">
            <text:p>2/18/2015 22:10:31</text:p>
          </table:table-cell>
          <table:table-cell table:style-name="ce5" office:value-type="string">
            <text:p>Franz &amp; Dave</text:p>
          </table:table-cell>
          <table:table-cell table:style-name="ce5" office:value-type="string">
            <text:p>facebook.com/franzanddave</text:p>
          </table:table-cell>
          <table:table-cell table:style-name="ce5"/>
          <table:table-cell table:style-name="ce5" office:value-type="string">
            <text:p>Brad Hawkins</text:p>
            <text:p>Ceej Allen</text:p>
          </table:table-cell>
          <table:table-cell table:style-name="ce5" table:number-columns-repeated="2"/>
          <table:table-cell table:style-name="ce5" office:value-type="string">
            <text:p>Some collaborations are meant to be, and transcend time and space, life and death. Such is the case with the filmmaking team of David Lynch (Christopher Allen) and Franz Kafka (Brad Hawkins), who have traveled all this way from California and early-20th Century Prague, respectively, to pitch you their latest movie idea! You'll be amused, intrigued, repulsed, and aroused, probably all at the same time, with the improvised antics of Franz and Dave!</text:p>
          </table:table-cell>
          <table:table-cell table:style-name="ce5" table:number-columns-repeated="10"/>
          <table:table-cell table:style-name="ce7"/>
          <table:table-cell table:style-name="ce7" office:value-type="string">
            <text:p>http://i.imgur.com/b3QPAAA.jpg</text:p>
          </table:table-cell>
          <table:table-cell table:style-name="ce7" table:number-columns-repeated="2"/>
          <table:table-cell table:style-name="Default" office:value-type="float" office:value="2015">
            <text:p>2015</text:p>
          </table:table-cell>
          <table:table-cell table:number-columns-repeated="233"/>
        </table:table-row>
        <table:table-row table:style-name="ro3">
          <table:table-cell table:style-name="ce2" office:value-type="float" office:value="42048.4656944444">
            <text:p>2/13/2015 11:10:36</text:p>
          </table:table-cell>
          <table:table-cell table:style-name="ce5" office:value-type="string">
            <text:p>G.O.O.F.S.</text:p>
          </table:table-cell>
          <table:table-cell table:style-name="ce5" table:number-columns-repeated="2"/>
          <table:table-cell table:style-name="ce5" office:value-type="string">
            <text:p>Patrick Creamer</text:p>
            <text:p>Michael Day</text:p>
            <text:p>Katie (Ellin) Doran</text:p>
            <text:p>Lindsay Hejl</text:p>
            <text:p>Mitchell Shotts</text:p>
            <text:p/>
          </table:table-cell>
          <table:table-cell table:style-name="ce5" table:number-columns-repeated="2"/>
          <table:table-cell table:style-name="ce5" office:value-type="string">
            <text:p>G.O.O.F.S. is a witty, fun-loving troupe comprised of five friends, each of whom with unique yet complementary improvising styles. G.O.O.F.S.' love for improv, and each other, translates to genuine, funny, and definitely entertaining shows. </text:p>
          </table:table-cell>
          <table:table-cell table:style-name="ce5"/>
          <table:table-cell table:style-name="ce5" office:value-type="string">
            <text:p>Threefer, The Weekender, Free Fringe, Triple Scoop (The Institution), Cagematch (Cold Towne)</text:p>
          </table:table-cell>
          <table:table-cell table:style-name="ce5" office:value-type="string">
            <text:p>Facebook, Instagram, Word of Mouth</text:p>
          </table:table-cell>
          <table:table-cell table:style-name="ce5" office:value-type="string">
            <text:p>Not a new troupe - Yes</text:p>
          </table:table-cell>
          <table:table-cell table:style-name="ce5" office:value-type="string">
            <text:p>Not a new troupe - 1 Year</text:p>
          </table:table-cell>
          <table:table-cell table:style-name="ce5" office:value-type="string">
            <text:p>Not a new troupe - We flex between narrative, montage (generally Armando style), and experimental, depending upon the show. Since Patrick is obsessed with time travel that has a way of happening with some degree of regularity (but seriously, we play around with regression-style improv a fair amount). </text:p>
          </table:table-cell>
          <table:table-cell table:style-name="ce5" table:number-columns-repeated="4"/>
          <table:table-cell table:style-name="ce7" office:value-type="string">
            <text:p>We love to play!</text:p>
          </table:table-cell>
          <table:table-cell table:style-name="ce7" office:value-type="string">
            <text:p>https://www.facebook.com/photo.php?fbid=10101478772889181&amp;set=oa.1593706420847643&amp;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11">
          <table:table-cell table:style-name="ce2" office:value-type="float" office:value="42053.8738194444">
            <text:p>2/18/2015 20:58:18</text:p>
          </table:table-cell>
          <table:table-cell table:style-name="ce5" office:value-type="string">
            <text:p>GALACTIC</text:p>
          </table:table-cell>
          <table:table-cell table:style-name="ce5" office:value-type="string">
            <text:p>https://www.facebook.com/BattlestarGillacktucka?ref=br_tf</text:p>
          </table:table-cell>
          <table:table-cell table:style-name="ce5"/>
          <table:table-cell table:style-name="ce5" office:value-type="string">
            <text:p>Joshua Gill</text:p>
            <text:p>Lisa Jackson</text:p>
          </table:table-cell>
          <table:table-cell table:style-name="ce5" table:number-columns-repeated="2"/>
          <table:table-cell table:style-name="ce5" office:value-type="string">
            <text:p>Galactic is husband and wife Joshua Gill and Lisa Jackson. Using deep character work, they explore the straight/absurd dynamic, often colliding the worlds of disparate characters.</text:p>
          </table:table-cell>
          <table:table-cell table:style-name="ce5"/>
          <table:table-cell table:style-name="ce5" office:value-type="string">
            <text:p>Monthly at Coldtowne</text:p>
          </table:table-cell>
          <table:table-cell table:style-name="ce5" office:value-type="string">
            <text:p>Facebook, Do512</text:p>
          </table:table-cell>
          <table:table-cell table:style-name="ce5" table:number-columns-repeated="7"/>
          <table:table-cell table:style-name="ce7"/>
          <table:table-cell table:style-name="ce7" office:value-type="string">
            <text:p>https://www.facebook.com/BattlestarGillacktucka/photos/a.146652462038319.24114.121819911188241/599149113455316/?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3">
          <table:table-cell table:style-name="ce2" office:value-type="float" office:value="42045.5011226852">
            <text:p>2/10/2015 12:01:37</text:p>
          </table:table-cell>
          <table:table-cell table:style-name="ce5" office:value-type="string">
            <text:p>Gigglepants</text:p>
          </table:table-cell>
          <table:table-cell table:style-name="ce5" office:value-type="string">
            <text:p>gigglpants.org</text:p>
          </table:table-cell>
          <table:table-cell table:style-name="ce5"/>
          <table:table-cell table:style-name="ce5" office:value-type="string">
            <text:p>Krissy Jones</text:p>
            <text:p>Luis Reyes</text:p>
            <text:p>Shannon Cloud</text:p>
            <text:p>Kent Juliff</text:p>
            <text:p>Allison O'Conor</text:p>
            <text:p>Taylor Wingfield</text:p>
            <text:p>Kelsey Matteson</text:p>
          </table:table-cell>
          <table:table-cell table:style-name="ce5" table:number-columns-repeated="2"/>
          <table:table-cell table:style-name="ce5" office:value-type="string">
            <text:p>Gigglepants is UT's only short-form improv comedy troupe. Every show, we create new, never-seen-practiced-done-before comedy, all based off of your suggestions. All our comedy is clean, fun, and family friendly. Our games are short-form and competitive, it's all made up ON-THE-SPOT and we do it all for free!</text:p>
          </table:table-cell>
          <table:table-cell table:style-name="ce5"/>
          <table:table-cell table:style-name="ce5" office:value-type="string">
            <text:p>We do a show on the UT campus every other week, as well as several outside shows at the Hideout and around campus.</text:p>
          </table:table-cell>
          <table:table-cell table:style-name="ce5" office:value-type="string">
            <text:p>Facebook, instagram, twitter, and fliers/tabling on campus</text:p>
          </table:table-cell>
          <table:table-cell table:style-name="ce5" office:value-type="string">
            <text:p>Yes</text:p>
          </table:table-cell>
          <table:table-cell table:style-name="ce5" office:value-type="string">
            <text:p>10 years</text:p>
          </table:table-cell>
          <table:table-cell table:style-name="ce5" office:value-type="string">
            <text:p>Short form shows is our thing.</text:p>
          </table:table-cell>
          <table:table-cell table:style-name="ce5" table:number-columns-repeated="4"/>
          <table:table-cell table:style-name="ce7" office:value-type="string">
            <text:p>Just that we love the hideout!!</text:p>
          </table:table-cell>
          <table:table-cell table:style-name="ce7" office:value-type="string">
            <text:p>http://static1.squarespace.com/static/540635b1e4b09fa759f5e987/t/5409cd9be4b099abc983de24/1409928610176/?format=1500w</text:p>
          </table:table-cell>
          <table:table-cell table:style-name="ce7" table:number-columns-repeated="2"/>
          <table:table-cell table:style-name="Default" office:value-type="float" office:value="2015">
            <text:p>2015</text:p>
          </table:table-cell>
          <table:table-cell table:number-columns-repeated="233"/>
        </table:table-row>
        <table:table-row table:style-name="ro6">
          <table:table-cell table:style-name="ce2" office:value-type="float" office:value="42052.5284837963">
            <text:p>2/17/2015 12:41:01</text:p>
          </table:table-cell>
          <table:table-cell table:style-name="ce5" office:value-type="string">
            <text:p>Glassworks (WI)</text:p>
          </table:table-cell>
          <table:table-cell table:style-name="ce5" office:value-type="string">
            <text:p>www.glassworksimprov.com</text:p>
          </table:table-cell>
          <table:table-cell table:style-name="ce5"/>
          <table:table-cell table:style-name="ce5" office:value-type="string">
            <text:p>Mack Hastings</text:p>
            <text:p>Elliot Heinz</text:p>
            <text:p>Alex Raney</text:p>
          </table:table-cell>
          <table:table-cell table:style-name="ce5" table:number-columns-repeated="2"/>
          <table:table-cell table:style-name="ce5" office:value-type="string">
            <text:p>Glassworks consists of Alex Raney, Elliot Heinz and Mack Hastings. Like the best bands and improv groups, Glassworks brings both a frantic energy and a focused poise to every performance. Like Philip Glass (their namesake), they can find energy and new life in repetition and in variation. Glassworks is three hungry young artists on the search for truth, and the fun that they have on stage is palpable.</text:p>
          </table:table-cell>
          <table:table-cell table:style-name="ce5"/>
          <table:table-cell table:style-name="ce5" office:value-type="string">
            <text:p>We generally have one or two shows a week and tour about every four months. Those tours, which this will be a part of, consist of roughly ten-twelve shows in a three week trek.</text:p>
          </table:table-cell>
          <table:table-cell table:style-name="ce5" office:value-type="string">
            <text:p>Touring on the road, emailing theaters, performing in national festivals, social media, flyers around our hometown and teaching classes.</text:p>
          </table:table-cell>
          <table:table-cell table:style-name="ce5"/>
          <table:table-cell table:style-name="ce5" office:value-type="string">
            <text:p>2+ years</text:p>
          </table:table-cell>
          <table:table-cell table:style-name="ce5" office:value-type="string">
            <text:p>Organic montage. We like to play slow, honest and real. </text:p>
          </table:table-cell>
          <table:table-cell table:style-name="ce5" table:number-columns-repeated="4"/>
          <table:table-cell table:style-name="ce7"/>
          <table:table-cell table:style-name="ce7" office:value-type="string">
            <text:p>http://phoeniximprovfestival.com/wp-content/uploads/2015/02/Glassworks-Cast.jpg</text:p>
          </table:table-cell>
          <table:table-cell table:style-name="ce7" office:value-type="string">
            <text:p>https://vimeo.com/107252614</text:p>
          </table:table-cell>
          <table:table-cell table:style-name="ce7"/>
          <table:table-cell table:style-name="Default" office:value-type="float" office:value="2015">
            <text:p>2015</text:p>
          </table:table-cell>
          <table:table-cell table:number-columns-repeated="233"/>
        </table:table-row>
        <table:table-row table:style-name="ro10">
          <table:table-cell table:style-name="ce2" office:value-type="float" office:value="42053.7276736111">
            <text:p>2/18/2015 17:27:51</text:p>
          </table:table-cell>
          <table:table-cell table:style-name="ce5" office:value-type="string">
            <text:p>Grounded in Harmony</text:p>
          </table:table-cell>
          <table:table-cell table:style-name="ce5" office:value-type="string">
            <text:p>Currently being created</text:p>
          </table:table-cell>
          <table:table-cell table:style-name="ce5"/>
          <table:table-cell table:style-name="ce5" office:value-type="string">
            <text:p>Bobby Stover</text:p>
            <text:p>Sanjay Rao</text:p>
            <text:p>Javier Ungo</text:p>
            <text:p>Ian Townsend</text:p>
            <text:p>Joseph Dailey</text:p>
            <text:p>Claudio Fox</text:p>
            <text:p>Lance Nealy</text:p>
            <text:p>Frances Nguyen</text:p>
            <text:p>Justin Soileau</text:p>
          </table:table-cell>
          <table:table-cell table:style-name="ce5" table:number-columns-repeated="2"/>
          <table:table-cell table:style-name="ce5" office:value-type="string">
            <text:p>Have you ever thought how life would be so much more dramatic if you went through it with a theme song? Or at least a backing track? Come see how the power of music brings the improv world to life. You will laugh, cry, and feel some tension. But most importantly, you will LIVE!</text:p>
          </table:table-cell>
          <table:table-cell table:style-name="ce5"/>
          <table:table-cell table:style-name="ce5" office:value-type="string">
            <text:p>We have performed at Coldtowne theater three times in the following shows:</text:p>
            <text:p>-Cagematch</text:p>
            <text:p>-Opened for Oh Science</text:p>
            <text:p>-Hosted Monday Night Mash</text:p>
            <text:p>-Opened for Miller and Purselley</text:p>
          </table:table-cell>
          <table:table-cell table:style-name="ce5" office:value-type="string">
            <text:p>We have made facebook invites for previous shows, promoted it to audiences of other shows, and spread through word of mouth.</text:p>
          </table:table-cell>
          <table:table-cell table:style-name="ce5" office:value-type="string">
            <text:p>Yes</text:p>
          </table:table-cell>
          <table:table-cell table:style-name="ce5" office:value-type="string">
            <text:p>First show was in September 2014</text:p>
          </table:table-cell>
          <table:table-cell table:style-name="ce5" office:value-type="string">
            <text:p>We are a cast of talented improvisors as well as talented improvising musicians. In this show we aim to use music as the foundation for the scenes and to allow the music to act as another improvisor which can make offerings to change the mood or direction of scenes. This show is fully scored and in the form of a loose harold.</text:p>
          </table:table-cell>
          <table:table-cell table:style-name="ce5" table:number-columns-repeated="4"/>
          <table:table-cell table:style-name="ce7" table:number-columns-repeated="2"/>
          <table:table-cell table:style-name="ce7" office:value-type="string">
            <text:p>www.youtube.com/watch?v=tQjOlGmfaGo</text:p>
          </table:table-cell>
          <table:table-cell table:style-name="ce7"/>
          <table:table-cell table:style-name="Default" office:value-type="float" office:value="2015">
            <text:p>2015</text:p>
          </table:table-cell>
          <table:table-cell table:number-columns-repeated="233"/>
        </table:table-row>
        <table:table-row table:style-name="ro10">
          <table:table-cell table:style-name="ce2" office:value-type="float" office:value="42045.3880092593">
            <text:p>2/10/2015 9:18:44</text:p>
          </table:table-cell>
          <table:table-cell table:style-name="ce5" office:value-type="string">
            <text:p>History Under the Influence</text:p>
          </table:table-cell>
          <table:table-cell table:style-name="ce5" office:value-type="string">
            <text:p>https://www.facebook.com/historyundertheinfluence</text:p>
          </table:table-cell>
          <table:table-cell table:style-name="ce5"/>
          <table:table-cell table:style-name="ce5" office:value-type="string">
            <text:p>Kevin Miller</text:p>
            <text:p>David Lampe</text:p>
            <text:p>Mitchell Deane</text:p>
            <text:p>Caeriel Crestin</text:p>
            <text:p>Ryan Hill</text:p>
            <text:p>Jill Summar</text:p>
            <text:p>Thedward Blevins</text:p>
            <text:p>Melissa Patterson</text:p>
            <text:p>Lindsey Mcgowen</text:p>
          </table:table-cell>
          <table:table-cell table:style-name="ce5" table:number-columns-repeated="2"/>
          <table:table-cell table:style-name="ce5" office:value-type="string">
            <text:p>Inspired by the popular series Drunk History, a group of sober improvisers try to keep up with an extremely drunk narrator in "History Under the Influence.” Kevin takes the stage (having spent hours before the show getting shnockered), asks the audience for a historical event, and begins narrating it just as it happened. Things… are not always perfectly accurate.</text:p>
          </table:table-cell>
          <table:table-cell table:style-name="ce5" table:number-columns-repeated="2"/>
          <table:table-cell table:style-name="ce5" office:value-type="string">
            <text:p>Pretty aggressively. Paid Facebook placement + ads.</text:p>
          </table:table-cell>
          <table:table-cell table:style-name="ce5" table:number-columns-repeated="7"/>
          <table:table-cell table:style-name="ce7" office:value-type="string">
            <text:p>Sorry our (my) availability is less than usual, due to shows in Houston and Alaska.</text:p>
          </table:table-cell>
          <table:table-cell table:style-name="ce7" office:value-type="string">
            <text:p>http://i.imgur.com/aCSNnTk.jpg</text:p>
          </table:table-cell>
          <table:table-cell table:style-name="ce7" office:value-type="string">
            <text:p>https://vimeo.com/94626212</text:p>
          </table:table-cell>
          <table:table-cell table:style-name="ce7"/>
          <table:table-cell table:style-name="Default" office:value-type="float" office:value="2015">
            <text:p>2015</text:p>
          </table:table-cell>
          <table:table-cell table:number-columns-repeated="233"/>
        </table:table-row>
        <table:table-row table:style-name="ro7">
          <table:table-cell table:style-name="ce2" office:value-type="float" office:value="42053.7988541667">
            <text:p>2/18/2015 19:10:21</text:p>
          </table:table-cell>
          <table:table-cell table:style-name="ce5" office:value-type="string">
            <text:p>Honey Ladies</text:p>
          </table:table-cell>
          <table:table-cell table:style-name="ce5" table:number-columns-repeated="2"/>
          <table:table-cell table:style-name="ce5" office:value-type="string">
            <text:p>Sam Schack, Jen Hill, Sarah Swofford, Jeanette Jones and Nicole Oliver</text:p>
          </table:table-cell>
          <table:table-cell table:style-name="ce5" table:number-columns-repeated="2"/>
          <table:table-cell table:style-name="ce5" office:value-type="string">
            <text:p>Honey Ladies is an all female troupe that lean towards a grounded and fun experience. We aim to embark on a journey of women stereotypes and slash them down in a funny/thought provoking way.</text:p>
          </table:table-cell>
          <table:table-cell table:style-name="ce5" table:number-columns-repeated="5"/>
          <table:table-cell table:style-name="ce5" office:value-type="string">
            <text:p>Showing that women aren't only the stereotypes that we're (at times) perceived to be by pop culture. We start with the stereotypes and then peel back the layers as the show progresses.</text:p>
          </table:table-cell>
          <table:table-cell table:style-name="ce5" table:number-columns-repeated="4"/>
          <table:table-cell table:style-name="ce7" office:value-type="string">
            <text:p>My face is in the picture! YAY!!!! My hair, though... </text:p>
          </table:table-cell>
          <table:table-cell table:style-name="ce7" table:number-columns-repeated="3"/>
          <table:table-cell table:style-name="Default" office:value-type="float" office:value="2015">
            <text:p>2015</text:p>
          </table:table-cell>
          <table:table-cell table:number-columns-repeated="233"/>
        </table:table-row>
        <table:table-row table:style-name="ro12">
          <table:table-cell table:style-name="ce2" office:value-type="float" office:value="42051.795625">
            <text:p>2/16/2015 19:05:42</text:p>
          </table:table-cell>
          <table:table-cell table:style-name="ce5" office:value-type="string">
            <text:p>iScream Sandwich</text:p>
          </table:table-cell>
          <table:table-cell table:style-name="ce5" office:value-type="string">
            <text:p>www.facebook.com/iScreamSandwich</text:p>
          </table:table-cell>
          <table:table-cell table:style-name="ce5"/>
          <table:table-cell table:style-name="ce5" office:value-type="string">
            <text:p>Heidi Caldwell </text:p>
            <text:p>Clifton Highfield</text:p>
            <text:p>Erica Lies</text:p>
            <text:p>Carissa McAtee</text:p>
            <text:p>Marv Pratt</text:p>
            <text:p>Regina Soto</text:p>
            <text:p>Wyatt Tall </text:p>
          </table:table-cell>
          <table:table-cell table:style-name="ce5" table:number-columns-repeated="2"/>
          <table:table-cell table:style-name="ce5" office:value-type="string">
            <text:p>iScream Sandwich performs the classic improv format The Harold, in a set that combines fun characters with surprising situations that result in delightfully unexpected, hilarious connections. iSS members have trained with Second City, i.O. West, The Magnet, UCB, and Austin’s own Institution Theater. The group won the 2014 Favorite Improv Show award at The Institution Theater in Austin, Texas. </text:p>
            <text:p/>
          </table:table-cell>
          <table:table-cell table:style-name="ce5"/>
          <table:table-cell table:style-name="ce5" office:value-type="string">
            <text:p>We had a weekly show at The Institution, we've performed at Coldtowne, The Hideout, in several festivals - including, OOB, Wafflefest, Trill Fest (Houston), The Houston Improv Festival, and Improvaganza in Hawaii. </text:p>
          </table:table-cell>
          <table:table-cell table:style-name="ce5" office:value-type="string">
            <text:p>Facebook, Fliers, Word of Mouth (we have a loyal following), Radio (KLBJ) </text:p>
          </table:table-cell>
          <table:table-cell table:style-name="ce5" office:value-type="string">
            <text:p>You know it! :)</text:p>
          </table:table-cell>
          <table:table-cell table:style-name="ce5" office:value-type="string">
            <text:p>3.5 years</text:p>
          </table:table-cell>
          <table:table-cell table:style-name="ce5" office:value-type="string">
            <text:p>We do The Harold in an awesome fun way! </text:p>
          </table:table-cell>
          <table:table-cell table:style-name="ce5" table:number-columns-repeated="4"/>
          <table:table-cell table:style-name="ce7" office:value-type="string">
            <text:p>We would really love to play on a Friday night with P-Graph. </text:p>
          </table:table-cell>
          <table:table-cell table:style-name="ce7" office:value-type="string">
            <text:p>https://www.tumblr.com/dashboard</text:p>
          </table:table-cell>
          <table:table-cell table:style-name="ce7" office:value-type="string">
            <text:p>https://vimeo.com/88585735</text:p>
          </table:table-cell>
          <table:table-cell table:style-name="ce7"/>
          <table:table-cell table:style-name="Default" office:value-type="float" office:value="2015">
            <text:p>2015</text:p>
          </table:table-cell>
          <table:table-cell table:number-columns-repeated="233"/>
        </table:table-row>
        <table:table-row table:style-name="ro12">
          <table:table-cell table:style-name="ce2" office:value-type="float" office:value="42053.6878935185">
            <text:p>2/18/2015 16:30:34</text:p>
          </table:table-cell>
          <table:table-cell table:style-name="ce5" office:value-type="string">
            <text:p>Je Ju</text:p>
          </table:table-cell>
          <table:table-cell table:style-name="ce5" table:number-columns-repeated="2"/>
          <table:table-cell table:style-name="ce5" office:value-type="string">
            <text:p>Jeanette Jones</text:p>
            <text:p>Justin Davis</text:p>
          </table:table-cell>
          <table:table-cell table:style-name="ce5" table:number-columns-repeated="2"/>
          <table:table-cell table:style-name="ce5" office:value-type="string">
            <text:p>Love can play out, successfully and unsuccessfully, in many different ways. Whether it’s romantic, platonic, familial, or mutual, lost, or imagined, no love story is like any other. Je Ju (pronounced Jay Jew) explores the depths to which people care and about those—people, things, and ideas—that they care about. Two people, real-life couple Justin Davis and Jeanette Jones, play multiple characters in revolving and evolving relationships.</text:p>
          </table:table-cell>
          <table:table-cell table:style-name="ce5" table:number-columns-repeated="2"/>
          <table:table-cell table:style-name="ce5" office:value-type="string">
            <text:p>Facebook, word of mouth, smoke signals, and time travel. </text:p>
          </table:table-cell>
          <table:table-cell table:style-name="ce5" table:number-columns-repeated="7"/>
          <table:table-cell table:style-name="ce7" office:value-type="string">
            <text:p>If you're still having troupes headline Threefer runs, we'd love to do that. The 2x4 shows are fun, but we definitely appreciate the time to really open up and play in our worlds we create more.</text:p>
          </table:table-cell>
          <table:table-cell table:style-name="ce7" office:value-type="string">
            <text:p>http://wiki.austinimprov.com/images/a/a5/Je_Ju.jpg</text:p>
          </table:table-cell>
          <table:table-cell table:style-name="ce7" table:number-columns-repeated="2"/>
          <table:table-cell table:style-name="Default" office:value-type="float" office:value="2015">
            <text:p>2015</text:p>
          </table:table-cell>
          <table:table-cell table:number-columns-repeated="233"/>
        </table:table-row>
        <table:table-row table:style-name="ro11">
          <table:table-cell table:style-name="ce2" office:value-type="float" office:value="42053.5855324074">
            <text:p>2/18/2015 14:03:10</text:p>
          </table:table-cell>
          <table:table-cell table:style-name="ce5" office:value-type="string">
            <text:p>Junk</text:p>
          </table:table-cell>
          <table:table-cell table:style-name="ce5" office:value-type="string">
            <text:p>www.facebook.com/junkimprov</text:p>
          </table:table-cell>
          <table:table-cell table:style-name="ce5"/>
          <table:table-cell table:style-name="ce5" office:value-type="string">
            <text:p>Ted Rutherford, Andy Crouch, Sean Hill, and Troy Miller</text:p>
          </table:table-cell>
          <table:table-cell table:style-name="ce5" table:number-columns-repeated="2"/>
          <table:table-cell table:style-name="ce5" office:value-type="string">
            <text:p>Junk brings you improvised comedy featuring bold narratives, vibrant characters, laser-sharp wit, and a penchant for hyperbole. <text:s/>We've also been doing this for a long time.</text:p>
          </table:table-cell>
          <table:table-cell table:style-name="ce5"/>
          <table:table-cell table:style-name="ce5" office:value-type="string">
            <text:p>Random gigs here and there. <text:s/>Mostly whatever we get at the Hideout.</text:p>
          </table:table-cell>
          <table:table-cell table:style-name="ce5" office:value-type="string">
            <text:p>Facebook and email</text:p>
          </table:table-cell>
          <table:table-cell table:style-name="ce5" table:number-columns-repeated="2"/>
          <table:table-cell table:style-name="ce5" office:value-type="string">
            <text:p>We typically do Story, Story but sometimes we go off-road and make up a format before going on - always storytelling.</text:p>
          </table:table-cell>
          <table:table-cell table:style-name="ce5" table:number-columns-repeated="4"/>
          <table:table-cell table:style-name="ce7" office:value-type="string">
            <text:p>April 17th is not ideal (for Andy), but we can make it work if that is the date we get. <text:s/>:-)</text:p>
          </table:table-cell>
          <table:table-cell table:style-name="ce7" office:value-type="string">
            <text:p>https://www.facebook.com/junkimprov/photos/pb.23559012849.-2207520000.1424289733./10151975448632850/?type=3&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2045.3895717593">
            <text:p>2/10/2015 9:20:59</text:p>
          </table:table-cell>
          <table:table-cell table:style-name="ce5" office:value-type="string">
            <text:p>Kevlar: We're Bulletproof</text:p>
          </table:table-cell>
          <table:table-cell table:style-name="ce5" office:value-type="string">
            <text:p>http://facebook.com/kevlarimprov</text:p>
          </table:table-cell>
          <table:table-cell table:style-name="ce5"/>
          <table:table-cell table:style-name="ce5" office:value-type="string">
            <text:p>Kevin Miller</text:p>
            <text:p>David Lampe</text:p>
          </table:table-cell>
          <table:table-cell table:style-name="ce5" table:number-columns-repeated="2"/>
          <table:table-cell table:style-name="ce5" office:value-type="string">
            <text:p>Kevin and Lampe are next-door neighbors who have played in troupes together for years. One day over beers, they decided to ditch the others and form their own duo. The result is Kevlar: We’re Bulletproof, where the duo embodies a wide range of rotating characters in a two-man La Ronde.</text:p>
          </table:table-cell>
          <table:table-cell table:style-name="ce5"/>
          <table:table-cell table:style-name="ce5" office:value-type="string">
            <text:p>Upcoming guest spot in Impromp-Two at TIT</text:p>
          </table:table-cell>
          <table:table-cell table:style-name="ce5" table:number-columns-repeated="8"/>
          <table:table-cell table:style-name="ce7"/>
          <table:table-cell table:style-name="ce7" office:value-type="string">
            <text:p>http://i.imgur.com/ZdEitr9.jpg</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2054.0410763889">
            <text:p>2/19/2015 0:59:09</text:p>
          </table:table-cell>
          <table:table-cell table:style-name="ce5" office:value-type="string">
            <text:p>Kingston</text:p>
          </table:table-cell>
          <table:table-cell table:style-name="ce5" office:value-type="string">
            <text:p>https://www.facebook.com/KingstonImprov</text:p>
          </table:table-cell>
          <table:table-cell table:style-name="ce5"/>
          <table:table-cell table:style-name="ce5" office:value-type="string">
            <text:p>Drew Wesely </text:p>
            <text:p>Chris McKeever</text:p>
            <text:p>Cortnie Jones</text:p>
            <text:p>Frank Netscher</text:p>
            <text:p>Jillian Besemer</text:p>
            <text:p>Lane Ingram</text:p>
            <text:p>Sanjay Rao</text:p>
          </table:table-cell>
          <table:table-cell table:style-name="ce5" table:number-columns-repeated="2"/>
          <table:table-cell table:style-name="ce5" office:value-type="string">
            <text:p>Kingston is a group of friends with years of improv experience. We perform a loose, fast, and dynamic montage of scenes with many callbacks thereby creating a story of characters that heightens and explores what is funny about them. </text:p>
          </table:table-cell>
          <table:table-cell table:style-name="ce5"/>
          <table:table-cell table:style-name="ce5" office:value-type="string">
            <text:p>We had a run of shows at Coldtowne thursdays in January, nothing since. </text:p>
          </table:table-cell>
          <table:table-cell table:style-name="ce5" office:value-type="string">
            <text:p>Social media, positive word of mouth</text:p>
          </table:table-cell>
          <table:table-cell table:style-name="ce5" table:number-columns-repeated="7"/>
          <table:table-cell table:style-name="ce7"/>
          <table:table-cell table:style-name="ce7" office:value-type="string">
            <text:p>https://www.facebook.com/KingstonImprov/photos/pb.100719845398.-2207520000.1424329133./10152296003800399/?type=3&amp;theater</text:p>
          </table:table-cell>
          <table:table-cell table:style-name="ce7" office:value-type="string">
            <text:p>http://vimeo.com/98304072 </text:p>
          </table:table-cell>
          <table:table-cell table:style-name="ce7"/>
          <table:table-cell table:style-name="Default" office:value-type="float" office:value="2015">
            <text:p>2015</text:p>
          </table:table-cell>
          <table:table-cell table:number-columns-repeated="233"/>
        </table:table-row>
        <table:table-row table:style-name="ro19">
          <table:table-cell table:style-name="ce2" office:value-type="float" office:value="42054.0008333333">
            <text:p>2/19/2015 0:01:12</text:p>
          </table:table-cell>
          <table:table-cell table:style-name="ce5" office:value-type="string">
            <text:p>Lynch Mob (but we will not go by this name)</text:p>
          </table:table-cell>
          <table:table-cell table:style-name="ce5" table:number-columns-repeated="2"/>
          <table:table-cell table:style-name="ce5" office:value-type="string">
            <text:p>Ceej Allen</text:p>
            <text:p>Jericho Thorp</text:p>
            <text:p>Mason Pitlukc</text:p>
            <text:p>Jeremy Moran</text:p>
          </table:table-cell>
          <table:table-cell table:style-name="ce5" table:number-columns-repeated="2"/>
          <table:table-cell table:style-name="ce5" office:value-type="string">
            <text:p>We do not have a blurb at this time because we are a secret troupe. <text:s/>Our plan is to either put together an ad-goc troupe for a show or work with a current troupe. <text:s/></text:p>
            <text:p/>
            <text:p>The idea is simple. <text:s/>A troupe starts performing their show and then it gets Lynch Mobbed by our group. <text:s/>What we plan to do is to continue a troupe in its show, but to add David Lynch's twist on things (who is VERY "yes and" in life). <text:s/>I would definitely love to chat with you about it in greater detail at some time. <text:s/>Every person in this group is super-inspired to make this become an actual troupe.</text:p>
            <text:p/>
            <text:p/>
          </table:table-cell>
          <table:table-cell table:style-name="ce5"/>
          <table:table-cell table:style-name="ce5" office:value-type="string">
            <text:p>We performed in the Free Fringe and are looking to perform in as many of the improv theaters across town that will have us.</text:p>
          </table:table-cell>
          <table:table-cell table:style-name="ce5" office:value-type="string">
            <text:p>We will find ways to lay down hints before shows.... that a cwrtain show will be Lynch Mobbed.</text:p>
          </table:table-cell>
          <table:table-cell table:style-name="ce5" office:value-type="string">
            <text:p>Free Fringe</text:p>
          </table:table-cell>
          <table:table-cell table:style-name="ce5" office:value-type="string">
            <text:p>A couple months</text:p>
          </table:table-cell>
          <table:table-cell table:style-name="ce5" office:value-type="string">
            <text:p>We want people to hear a show that had been Lynch Mobbed the night before. <text:s/>Happily!</text:p>
          </table:table-cell>
          <table:table-cell table:style-name="ce5" table:number-columns-repeated="4"/>
          <table:table-cell table:style-name="ce7" office:value-type="string">
            <text:p>Thank you for considering this wonderfully fun improv concept!</text:p>
          </table:table-cell>
          <table:table-cell table:style-name="ce7" table:number-columns-repeated="3"/>
          <table:table-cell table:style-name="Default" office:value-type="float" office:value="2015">
            <text:p>2015</text:p>
          </table:table-cell>
          <table:table-cell table:number-columns-repeated="233"/>
        </table:table-row>
        <table:table-row table:style-name="ro1">
          <table:table-cell table:style-name="ce2" office:value-type="float" office:value="42050.465775463">
            <text:p>2/15/2015 11:10:43</text:p>
          </table:table-cell>
          <table:table-cell table:style-name="ce5" office:value-type="string">
            <text:p>Mandinka</text:p>
          </table:table-cell>
          <table:table-cell table:style-name="ce5" office:value-type="string">
            <text:p>https://www.facebook.com/mandinkaimprov</text:p>
          </table:table-cell>
          <table:table-cell table:style-name="ce5"/>
          <table:table-cell table:style-name="ce5" office:value-type="string">
            <text:p>Andrew Buck</text:p>
            <text:p>Mia Iseman</text:p>
          </table:table-cell>
          <table:table-cell table:style-name="ce5" table:number-columns-repeated="2"/>
          <table:table-cell table:style-name="ce5" office:value-type="string">
            <text:p>"Life is like a box of Mandinka. You never know what kind of hilarious improvised play you're gonna get." -Forrest Gump Jr.</text:p>
          </table:table-cell>
          <table:table-cell table:style-name="ce5"/>
          <table:table-cell table:style-name="ce5" office:value-type="string">
            <text:p>We perform in one-off shows, including next week with The Escort's Date Night. </text:p>
          </table:table-cell>
          <table:table-cell table:style-name="ce5" office:value-type="string">
            <text:p>Emails to non-imps, facebook, word of mouth, after shows to the audience </text:p>
          </table:table-cell>
          <table:table-cell table:style-name="ce5" table:number-columns-repeated="7"/>
          <table:table-cell table:style-name="ce7" office:value-type="string">
            <text:p>Thanks!</text:p>
          </table:table-cell>
          <table:table-cell table:style-name="ce7" office:value-type="string">
            <text:p>http://bit.ly/1ArvdkG</text:p>
          </table:table-cell>
          <table:table-cell table:style-name="ce7" table:number-columns-repeated="2"/>
          <table:table-cell table:style-name="Default" office:value-type="float" office:value="2015">
            <text:p>2015</text:p>
          </table:table-cell>
          <table:table-cell table:number-columns-repeated="233"/>
        </table:table-row>
        <table:table-row table:style-name="ro10">
          <table:table-cell table:style-name="ce2" office:value-type="float" office:value="42050.7241319444">
            <text:p>2/15/2015 17:22:45</text:p>
          </table:table-cell>
          <table:table-cell table:style-name="ce5" office:value-type="string">
            <text:p>MC Harold</text:p>
          </table:table-cell>
          <table:table-cell table:style-name="ce5" office:value-type="string">
            <text:p>none at this time</text:p>
          </table:table-cell>
          <table:table-cell table:style-name="ce5"/>
          <table:table-cell table:style-name="ce5" office:value-type="string">
            <text:p>Craig McGreggor - MC</text:p>
            <text:p>Jake Morrow - MC</text:p>
            <text:p>Maria Morrow - MC</text:p>
            <text:p>Linzy Beltran - MC</text:p>
            <text:p>Mike Ponder - MC</text:p>
            <text:p>Hanna AbuZayed -MC</text:p>
            <text:p>Doug Pendergras Jr - Hype Man</text:p>
            <text:p>Ruzica Oldja -MC</text:p>
            <text:p>Tosin Awofeso - DJ</text:p>
          </table:table-cell>
          <table:table-cell table:style-name="ce5" table:number-columns-repeated="2"/>
          <table:table-cell table:style-name="ce5" office:value-type="string">
            <text:p>MC Harold</text:p>
            <text:p>A Magical souffle of improvised rap stuffed with delicious stories with just a dash of outlandish characters sauteed to perfection when the beet drops. <text:s/></text:p>
          </table:table-cell>
          <table:table-cell table:style-name="ce5"/>
          <table:table-cell table:style-name="ce5" office:value-type="string">
            <text:p>One awesome run during the Jam-a-rama @ The Institution</text:p>
            <text:p/>
            <text:p>Upcoming: <text:s/>Euphoriafest</text:p>
          </table:table-cell>
          <table:table-cell table:style-name="ce5" office:value-type="string">
            <text:p>Ye olde' word of mouth, facebook, under ground rap battles beneath the I-35 bridge. <text:s/></text:p>
          </table:table-cell>
          <table:table-cell table:style-name="ce5" office:value-type="string">
            <text:p>Yes</text:p>
          </table:table-cell>
          <table:table-cell table:style-name="ce5" office:value-type="string">
            <text:p>4 months</text:p>
          </table:table-cell>
          <table:table-cell table:style-name="ce5" office:value-type="string">
            <text:p>In short, we do the harold and replace improv games with live improvised beats and rapping in between scenes. <text:s/>The rapping portion helps to create, paint, and describe the story or characters within the world of the Harold. <text:s/></text:p>
          </table:table-cell>
          <table:table-cell table:style-name="ce5" table:number-columns-repeated="4"/>
          <table:table-cell table:style-name="ce7" table:number-columns-repeated="2"/>
          <table:table-cell table:style-name="ce7" office:value-type="string">
            <text:p>http://vimeo.com/118703724</text:p>
          </table:table-cell>
          <table:table-cell table:style-name="ce7"/>
          <table:table-cell table:style-name="Default" office:value-type="float" office:value="2015">
            <text:p>2015</text:p>
          </table:table-cell>
          <table:table-cell table:number-columns-repeated="233"/>
        </table:table-row>
        <table:table-row table:style-name="ro8">
          <table:table-cell table:style-name="ce2" office:value-type="float" office:value="42046.5783333333">
            <text:p>2/11/2015 13:52:48</text:p>
          </table:table-cell>
          <table:table-cell table:style-name="ce5" office:value-type="string">
            <text:p>Miller and Lies</text:p>
          </table:table-cell>
          <table:table-cell table:style-name="ce5" table:number-columns-repeated="2"/>
          <table:table-cell table:style-name="ce5" office:value-type="string">
            <text:p>Nat Miller and Erica Lies</text:p>
          </table:table-cell>
          <table:table-cell table:style-name="ce5" table:number-columns-repeated="2"/>
          <table:table-cell table:style-name="ce5" office:value-type="string">
            <text:p>Miller and Lies is a due group that tells one story with many characters. <text:s/>Their focus in on grounded characters in real situations mixed with a lot of emotion. <text:s/>They found comedy in the everyday and tell stories about people you hopefully will care about and can relate to.</text:p>
          </table:table-cell>
          <table:table-cell table:style-name="ce5"/>
          <table:table-cell table:style-name="ce5" office:value-type="string">
            <text:p>Ice Cream Sand which and Miller and Purselley</text:p>
          </table:table-cell>
          <table:table-cell table:style-name="ce5" office:value-type="string">
            <text:p>facebook and word of mouth</text:p>
          </table:table-cell>
          <table:table-cell table:style-name="ce5" office:value-type="string">
            <text:p>yes</text:p>
          </table:table-cell>
          <table:table-cell table:style-name="ce5" office:value-type="string">
            <text:p>four years</text:p>
          </table:table-cell>
          <table:table-cell table:style-name="ce5" office:value-type="string">
            <text:p>Nat and Erica have been playing together for over eight years. <text:s/>Recently Erica subbed in for Nat's weekly show Miller and Purselley for a month long run and it was very successful. <text:s/>We play slow grounded shows with real characters and whole lot of sensitive men.</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9">
          <table:table-cell table:style-name="ce2" office:value-type="float" office:value="42050.9455092593">
            <text:p>2/15/2015 22:41:32</text:p>
          </table:table-cell>
          <table:table-cell table:style-name="ce5" office:value-type="string">
            <text:p>Mirage Machine</text:p>
          </table:table-cell>
          <table:table-cell table:style-name="ce5" office:value-type="string">
            <text:p>N/A</text:p>
          </table:table-cell>
          <table:table-cell table:style-name="ce5"/>
          <table:table-cell table:style-name="ce5" office:value-type="string">
            <text:p>Theo Daley</text:p>
            <text:p>David Fruchter</text:p>
            <text:p>Kenny Madison</text:p>
            <text:p>Camille Mitchell</text:p>
          </table:table-cell>
          <table:table-cell table:style-name="ce5" table:number-columns-repeated="2"/>
          <table:table-cell table:style-name="ce5" office:value-type="string">
            <text:p>Enter into the dream-like world of the Mirage Machine. Combining traditional improv with surreal imagery and characters, the Machine creates a show based off of an audience members single dream. They combine this story with the unique no-edit based editing, where players simply begin new scenes within other scenes. </text:p>
          </table:table-cell>
          <table:table-cell table:style-name="ce5"/>
          <table:table-cell table:style-name="ce5" office:value-type="string">
            <text:p>ColdTowne Cage Match</text:p>
          </table:table-cell>
          <table:table-cell table:style-name="ce5" office:value-type="string">
            <text:p>Via word of mouth and Facebook</text:p>
          </table:table-cell>
          <table:table-cell table:style-name="ce5" office:value-type="string">
            <text:p>Yes</text:p>
          </table:table-cell>
          <table:table-cell table:style-name="ce5" office:value-type="string">
            <text:p>Since September 2014</text:p>
          </table:table-cell>
          <table:table-cell table:style-name="ce5" office:value-type="string">
            <text:p>We do a montage of scene work, but a little bit more surreal.</text:p>
          </table:table-cell>
          <table:table-cell table:style-name="ce5" table:number-columns-repeated="4"/>
          <table:table-cell table:style-name="ce7" office:value-type="string">
            <text:p>This is a plea to let us do a show before March 14th.</text:p>
            <text:p/>
            <text:p>Our member, Camille Mitchell, is leaving for Chicago. Not only do we love her and cherish her, but she has changed our troupe for the better as well as affected us all as people. She is a bright spot in our lives and her leaving is like chopping an arm off, but knowing that that arm is going to be attached to someone that really needs that arm.</text:p>
            <text:p/>
            <text:p>We'd love to be able to send her out with a bang. </text:p>
          </table:table-cell>
          <table:table-cell table:style-name="ce7" table:number-columns-repeated="3"/>
          <table:table-cell table:style-name="Default" office:value-type="float" office:value="2015">
            <text:p>2015</text:p>
          </table:table-cell>
          <table:table-cell table:number-columns-repeated="233"/>
        </table:table-row>
        <table:table-row table:style-name="ro6">
          <table:table-cell table:style-name="ce2" office:value-type="float" office:value="42054.0375">
            <text:p>2/19/2015 0:54:00</text:p>
          </table:table-cell>
          <table:table-cell table:style-name="ce5" office:value-type="string">
            <text:p>Nice Astronaut</text:p>
          </table:table-cell>
          <table:table-cell table:style-name="ce5" office:value-type="string">
            <text:p>http://www.facebook.com/NiceAstronaut</text:p>
          </table:table-cell>
          <table:table-cell table:style-name="ce5"/>
          <table:table-cell table:style-name="ce5" office:value-type="string">
            <text:p>Drew Wesely</text:p>
            <text:p>Chaz Formichella</text:p>
            <text:p>Frank Netscher</text:p>
            <text:p>Joseph Dailey</text:p>
            <text:p>Nathan Sowell</text:p>
            <text:p>Nicole McCracken</text:p>
            <text:p>Sanjay Rao</text:p>
          </table:table-cell>
          <table:table-cell table:style-name="ce5" table:number-columns-repeated="2"/>
          <table:table-cell table:style-name="ce5" office:value-type="string">
            <text:p>Nice Astronaut performs scenes which build different characters and themes, and then connections are made linking them. Nice Astronaut is the second longest running house troupe at Coldtowne Theater in the thriving improv comedy scene of Austin. It has performed in NYC's Del Close improv comedy marathon four times and Austin's Out Of Bounds improv festival for the past five consecutive years. </text:p>
          </table:table-cell>
          <table:table-cell table:style-name="ce5"/>
          <table:table-cell table:style-name="ce5" office:value-type="string">
            <text:p>Last Call with Nice Astronaut (2nd saturday of the month)</text:p>
          </table:table-cell>
          <table:table-cell table:style-name="ce5" office:value-type="string">
            <text:p>Social media, handouts, business cards, podcast interviews, food giveaways. </text:p>
          </table:table-cell>
          <table:table-cell table:style-name="ce5" table:number-columns-repeated="7"/>
          <table:table-cell table:style-name="ce7" office:value-type="string">
            <text:p>We have no shows at Coldtowne in March, so if there's a spot for us then, we'd love it. </text:p>
            <text:p>Also Take note that our lineup may be different since you last saw us, Tim Honker retired last fall and Frank Netscher and Sanjay Rao joined us then. </text:p>
          </table:table-cell>
          <table:table-cell table:style-name="ce7" office:value-type="string">
            <text:p>http://imgur.com/J6EDMMl</text:p>
          </table:table-cell>
          <table:table-cell table:style-name="ce7" office:value-type="string">
            <text:p>https://www.youtube.com/watch?v=egmGN0gLwn0&amp;list=UUi7uQy8-VpSP0tNKjhiQGvg</text:p>
          </table:table-cell>
          <table:table-cell table:style-name="ce7"/>
          <table:table-cell table:style-name="Default" office:value-type="float" office:value="2015">
            <text:p>2015</text:p>
          </table:table-cell>
          <table:table-cell table:number-columns-repeated="233"/>
        </table:table-row>
        <table:table-row table:style-name="ro7">
          <table:table-cell table:style-name="ce2" office:value-type="float" office:value="42053.9714814815">
            <text:p>2/18/2015 23:18:56</text:p>
          </table:table-cell>
          <table:table-cell table:style-name="ce5" office:value-type="string">
            <text:p>Northward</text:p>
          </table:table-cell>
          <table:table-cell table:style-name="ce5" office:value-type="string">
            <text:p>https://www.facebook.com/northwardimprov</text:p>
          </table:table-cell>
          <table:table-cell table:style-name="ce5"/>
          <table:table-cell table:style-name="ce5" office:value-type="string">
            <text:p>Thedward Blevins</text:p>
            <text:p>Norman Tran</text:p>
          </table:table-cell>
          <table:table-cell table:style-name="ce5" table:number-columns-repeated="2"/>
          <table:table-cell table:style-name="ce5" office:value-type="string">
            <text:p>Northward presents a whirlwind of different characters and explores their relationships through a series of two person scenes where the focus flows from each character to the next until the first and final characters share the last scene.</text:p>
          </table:table-cell>
          <table:table-cell table:style-name="ce5" table:number-columns-repeated="2"/>
          <table:table-cell table:style-name="ce5" office:value-type="string">
            <text:p>Facebook</text:p>
          </table:table-cell>
          <table:table-cell table:style-name="ce5" office:value-type="string">
            <text:p>Yes</text:p>
          </table:table-cell>
          <table:table-cell table:style-name="ce5" office:value-type="string">
            <text:p>1 year</text:p>
          </table:table-cell>
          <table:table-cell table:style-name="ce5" office:value-type="string">
            <text:p>We do a two person format based on the La Ronde.</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7">
          <table:table-cell table:style-name="ce2" office:value-type="float" office:value="42046.9327893519">
            <text:p>2/11/2015 22:23:13</text:p>
          </table:table-cell>
          <table:table-cell table:style-name="ce5" office:value-type="string">
            <text:p>Of Mice and Mostly Women</text:p>
          </table:table-cell>
          <table:table-cell table:style-name="ce5" table:number-columns-repeated="2"/>
          <table:table-cell table:style-name="ce5" office:value-type="string">
            <text:p>Chase Doggett</text:p>
            <text:p>Eden Keig</text:p>
            <text:p>Coco Robertson</text:p>
            <text:p>Emily Hentschel</text:p>
            <text:p>Makaa Cooeland</text:p>
            <text:p/>
          </table:table-cell>
          <table:table-cell table:style-name="ce5" table:number-columns-repeated="2"/>
          <table:table-cell table:style-name="ce5" office:value-type="string">
            <text:p>We are a group of seniors and juniors in high school that have been together for 3 years. We specialize in long form improv and we absolutely enjoy what we do.</text:p>
          </table:table-cell>
          <table:table-cell table:style-name="ce5"/>
          <table:table-cell table:style-name="ce5" office:value-type="string">
            <text:p>We have performed in teen showcases, Threefers, and Weekenders at The Hideout and showcases at other theaters around town. </text:p>
          </table:table-cell>
          <table:table-cell table:style-name="ce5"/>
          <table:table-cell table:style-name="ce5" office:value-type="string">
            <text:p>Yes</text:p>
          </table:table-cell>
          <table:table-cell table:style-name="ce5" office:value-type="string">
            <text:p>3 Years</text:p>
          </table:table-cell>
          <table:table-cell table:style-name="ce5" table:number-columns-repeated="5"/>
          <table:table-cell table:style-name="ce7" table:number-columns-repeated="4"/>
          <table:table-cell table:style-name="Default" office:value-type="float" office:value="2015">
            <text:p>2015</text:p>
          </table:table-cell>
          <table:table-cell table:number-columns-repeated="233"/>
        </table:table-row>
        <table:table-row table:style-name="ro4">
          <table:table-cell table:style-name="ce2" office:value-type="float" office:value="42053.3633449074">
            <text:p>2/18/2015 8:43:13</text:p>
          </table:table-cell>
          <table:table-cell table:style-name="ce5" office:value-type="string">
            <text:p>Ophelia's Rope</text:p>
          </table:table-cell>
          <table:table-cell table:style-name="ce5" office:value-type="string">
            <text:p>www.opheliasrope.com</text:p>
          </table:table-cell>
          <table:table-cell table:style-name="ce5"/>
          <table:table-cell table:style-name="ce5" office:value-type="string">
            <text:p>Autumn Clack</text:p>
            <text:p>Ruth S McCleskey</text:p>
          </table:table-cell>
          <table:table-cell table:style-name="ce5" table:number-columns-repeated="2"/>
          <table:table-cell table:style-name="ce5" office:value-type="string">
            <text:p>Ophelia’s Rope is a two-person long form improv group that takes its inspiration from you. That’s right, you.  A typical show is kicked off by Ophelia’s Rope asking its audience one or two random questions, proceeding to morph the answers into a setting, plot, and duo of unexpected, and sometimes quirky, characters. With no story predicted, no ending forecasted, Ophelia’s Rope wanders the worlds of imagination, coloring surprising scenes their audiences inspired.</text:p>
          </table:table-cell>
          <table:table-cell table:style-name="ce5"/>
          <table:table-cell table:style-name="ce5" office:value-type="string">
            <text:p>Monthly Boiling Point Players cabarets </text:p>
            <text:p>Station Theatre - bi-monthly</text:p>
            <text:p>Stark Naked Theatre late night shows - quarterly</text:p>
            <text:p>Baby Knuckle Improve Slama-Jama - monthly</text:p>
            <text:p>Guest spots with anyone who will have us </text:p>
          </table:table-cell>
          <table:table-cell table:style-name="ce5" office:value-type="string">
            <text:p>Facebook, Twitter, Vine, Fliers, YouTube, business cards, word of mouth, partnering with other troupes </text:p>
          </table:table-cell>
          <table:table-cell table:style-name="ce5" table:number-columns-repeated="7"/>
          <table:table-cell table:style-name="ce7"/>
          <table:table-cell table:number-columns-repeated="2" table:style-name="ce7" office:value-type="string">
            <text:p>http://youtu.be/YKGEDAeKLH0</text:p>
          </table:table-cell>
          <table:table-cell table:style-name="ce7"/>
          <table:table-cell table:style-name="Default" office:value-type="float" office:value="2015">
            <text:p>2015</text:p>
          </table:table-cell>
          <table:table-cell table:number-columns-repeated="233"/>
        </table:table-row>
        <table:table-row table:style-name="ro3">
          <table:table-cell table:style-name="ce2" office:value-type="float" office:value="42052.4321180556">
            <text:p>2/17/2015 10:22:15</text:p>
          </table:table-cell>
          <table:table-cell table:style-name="ce5" office:value-type="string">
            <text:p>Pariah</text:p>
          </table:table-cell>
          <table:table-cell table:style-name="ce5" office:value-type="string">
            <text:p>https://www.facebook.com/pariahatx?ref=br_tf</text:p>
          </table:table-cell>
          <table:table-cell table:style-name="ce5"/>
          <table:table-cell table:style-name="ce5" office:value-type="string">
            <text:p>Tre Fuentes, Courtney Sevener</text:p>
          </table:table-cell>
          <table:table-cell table:style-name="ce5" table:number-columns-repeated="2"/>
          <table:table-cell table:style-name="ce5" office:value-type="string">
            <text:p>The most important thing to remember in any kind of relationship whether it's friendship, romance, or family - is to be your best self. </text:p>
            <text:p/>
            <text:p>Pariah is two friends (Tre Fuentes, Courtney Sevener) exploring relationships within an improv show as their best selves.</text:p>
          </table:table-cell>
          <table:table-cell table:style-name="ce5"/>
          <table:table-cell table:style-name="ce5" office:value-type="string">
            <text:p>We open for Good Fight once a month at New Movement.</text:p>
          </table:table-cell>
          <table:table-cell table:style-name="ce5" office:value-type="string">
            <text:p>Facebook, word of mouth</text:p>
          </table:table-cell>
          <table:table-cell table:style-name="ce5" table:number-columns-repeated="7"/>
          <table:table-cell table:style-name="ce7" office:value-type="string">
            <text:p>thank you! we had a blast at our last Hideout show.</text:p>
          </table:table-cell>
          <table:table-cell table:style-name="ce7" office:value-type="string">
            <text:p>https://fbcdn-sphotos-d-a.akamaihd.net/hphotos-ak-xfa1/v/t1.0-9/10959312_537967179679388_3553075933226433700_n.jpg?oh=b5251245f6eaa388574cdafb5b0556ec&amp;oe=55519DB7&amp;__gda__=1435341185_94795f16b727fc9cd301d27f74e50bce</text:p>
          </table:table-cell>
          <table:table-cell table:style-name="ce7" table:number-columns-repeated="2"/>
          <table:table-cell table:style-name="Default" office:value-type="float" office:value="2015">
            <text:p>2015</text:p>
          </table:table-cell>
          <table:table-cell table:number-columns-repeated="233"/>
        </table:table-row>
        <table:table-row table:style-name="ro12">
          <table:table-cell table:style-name="ce2" office:value-type="float" office:value="42045.0065972222">
            <text:p>2/10/2015 0:09:30</text:p>
          </table:table-cell>
          <table:table-cell table:style-name="ce5" office:value-type="string">
            <text:p>PGraph</text:p>
          </table:table-cell>
          <table:table-cell table:style-name="ce5" office:value-type="string">
            <text:p>http://pgraph.com</text:p>
          </table:table-cell>
          <table:table-cell table:style-name="ce5"/>
          <table:table-cell table:style-name="ce5" office:value-type="string">
            <text:p>Roy Janik</text:p>
            <text:p>Kaci Beeler</text:p>
            <text:p>Valerie Ward</text:p>
            <text:p>Kareem Badr</text:p>
          </table:table-cell>
          <table:table-cell table:style-name="ce5" table:number-columns-repeated="2"/>
          <table:table-cell table:style-name="ce5" office:value-type="string">
            <text:p>Parallelogramophonograph (Kareem Badr, Kaci Beeler, Roy Janik, and Valerie Ward) has been performing together for over 9 years and 570 shows (and counting!). They specialize in improvising full-length plays, showcasing a range from delightful and frenzied to dark and sinister. PGraph have toured internationally and performed at the most prestigious improv festivals in the world as well as the Edinburgh Fringe Festival in Scotland.</text:p>
          </table:table-cell>
          <table:table-cell table:style-name="ce5" table:number-columns-repeated="10"/>
          <table:table-cell table:style-name="ce7" table:number-columns-repeated="4"/>
          <table:table-cell table:style-name="Default" office:value-type="float" office:value="2015">
            <text:p>2015</text:p>
          </table:table-cell>
          <table:table-cell table:number-columns-repeated="233"/>
        </table:table-row>
        <table:table-row table:style-name="ro10">
          <table:table-cell table:style-name="ce2" office:value-type="float" office:value="42053.2228472222">
            <text:p>2/18/2015 5:20:54</text:p>
          </table:table-cell>
          <table:table-cell table:style-name="ce5" office:value-type="string">
            <text:p>Physics Curse</text:p>
          </table:table-cell>
          <table:table-cell table:style-name="ce5" office:value-type="string">
            <text:p>https://physicscurse.squarespace.com/</text:p>
          </table:table-cell>
          <table:table-cell table:style-name="ce5"/>
          <table:table-cell table:style-name="ce5" office:value-type="string">
            <text:p>Rachel Austin</text:p>
            <text:p>Rosemarie Frezza</text:p>
            <text:p>Ann Nelson</text:p>
            <text:p>Aspen Webster</text:p>
          </table:table-cell>
          <table:table-cell table:style-name="ce5" table:number-columns-repeated="2"/>
          <table:table-cell table:style-name="ce5" office:value-type="string">
            <text:p>Based out of Austin, Texas, Physics Curse explores the intricacies of relationships with a fast-paced sometimes absurd improv format that starts with a simple compliment between troupe members. Focused on positivity, meaningful character connections and high energy, Physics Curse has amazing chemistry and is not afraid to experiment.</text:p>
          </table:table-cell>
          <table:table-cell table:style-name="ce5"/>
          <table:table-cell table:style-name="ce5" office:value-type="string">
            <text:p>We've performed at ColdTowne and The Hideout a handful of times.</text:p>
          </table:table-cell>
          <table:table-cell table:style-name="ce5" office:value-type="string">
            <text:p>We do personalized emails to friends and family; post on Facebook; post on our website and I include in my company activities newsletter.</text:p>
          </table:table-cell>
          <table:table-cell table:style-name="ce5" office:value-type="string">
            <text:p>yes</text:p>
          </table:table-cell>
          <table:table-cell table:style-name="ce5" office:value-type="string">
            <text:p>Since Aug. 2014</text:p>
          </table:table-cell>
          <table:table-cell table:style-name="ce5" office:value-type="string">
            <text:p>We open with an invocation based on complimenting each other and from there we do a series of scenes, starting with short, fast-paced scenes then transitioning into more thoughtful/complex scenes. </text:p>
          </table:table-cell>
          <table:table-cell table:style-name="ce5" table:number-columns-repeated="4"/>
          <table:table-cell table:style-name="ce7" office:value-type="string">
            <text:p>We are also very flexible - so keep us in mind if you have other troupes flake on their performance times.</text:p>
          </table:table-cell>
          <table:table-cell table:style-name="ce7" office:value-type="string">
            <text:p>https://www.facebook.com/photo.php?fbid=10105385685974010&amp;set=a.10100336711723880.2979661.7908745&amp;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25">
          <table:table-cell table:style-name="ce2" office:value-type="float" office:value="42053.3826736111">
            <text:p>2/18/2015 9:11:03</text:p>
          </table:table-cell>
          <table:table-cell table:style-name="ce5" office:value-type="string">
            <text:p>Quadrupeds</text:p>
          </table:table-cell>
          <table:table-cell table:style-name="ce5" table:number-columns-repeated="2"/>
          <table:table-cell table:style-name="ce5" office:value-type="string">
            <text:p>Caeriel Crestin</text:p>
            <text:p>Jessica Arjet</text:p>
            <text:p>Aspen Webster</text:p>
            <text:p>Dave Ronn</text:p>
          </table:table-cell>
          <table:table-cell table:style-name="ce5" table:number-columns-repeated="2"/>
          <table:table-cell table:style-name="ce5" office:value-type="string">
            <text:p>Have you ever been surprised by the ripples a choice can make? Something that was no big deal at the time can have huge ramifications in your life, down the line. Quadrupeds is a troupe that’s fascinated with these unseen crossroads, and exploring what lies down each path. </text:p>
          </table:table-cell>
          <table:table-cell table:style-name="ce5" table:number-columns-repeated="2"/>
          <table:table-cell table:style-name="ce5" office:value-type="string">
            <text:p>Mostly Facebook!</text:p>
          </table:table-cell>
          <table:table-cell table:style-name="ce5" table:number-columns-repeated="2"/>
          <table:table-cell table:style-name="ce5" office:value-type="string">
            <text:p>We get a suggestion from the audience about a place where a lot of strangers might be. Then we do a longer opening scene, playing multiple characters in a complex environment. We try to hit recognizable beats. The protagonist enters at any point, early or late in the scene, and experiences this environment, and chooses to interact with one or more of these characters. We then follow what happens from that choice--sometimes it's something huge, sometimes it's silly, sometimes it's tragic, sometimes it's lame. After we've explored it, we reset back to the original scene, and recreate it, trying to hit the same beats. Protagonist makes a different choices this time, and we explore that alternate universe. If anything happened in the first story that would happen regardless (protagonist gets a phone call, or something happens in the wider world), we make sure it happens again, with probably different results and reactions. <text:s/>And repeat a third time with yet another choice. We try to make sure the stories have high variety but also "feel right." We are all big fans of Wes Anderson's movies and try to create vivid worlds with memorable characters and a hint of magical realism. </text:p>
          </table:table-cell>
          <table:table-cell table:style-name="ce5" table:number-columns-repeated="4"/>
          <table:table-cell table:style-name="ce7" office:value-type="string">
            <text:p>Sorry we're only available for the one date--we went through our schedules to make sure we won't have any conflicts, and that was the one date that was conflict-free for all of us! </text:p>
          </table:table-cell>
          <table:table-cell table:style-name="ce7" table:number-columns-repeated="3"/>
          <table:table-cell table:style-name="Default" office:value-type="float" office:value="2015">
            <text:p>2015</text:p>
          </table:table-cell>
          <table:table-cell table:number-columns-repeated="233"/>
        </table:table-row>
        <table:table-row table:style-name="ro3">
          <table:table-cell table:style-name="ce2" office:value-type="float" office:value="42053.8764236111">
            <text:p>2/18/2015 21:02:03</text:p>
          </table:table-cell>
          <table:table-cell table:style-name="ce5" office:value-type="string">
            <text:p>Ratliff &amp; Jackson</text:p>
          </table:table-cell>
          <table:table-cell table:style-name="ce5" office:value-type="string">
            <text:p>https://www.facebook.com/BattlestarGillacktucka</text:p>
          </table:table-cell>
          <table:table-cell table:style-name="ce5"/>
          <table:table-cell table:style-name="ce5" office:value-type="string">
            <text:p>Lisa Jackson</text:p>
            <text:p>John Ratliff</text:p>
          </table:table-cell>
          <table:table-cell table:style-name="ce5" table:number-columns-repeated="2"/>
          <table:table-cell table:style-name="ce5" office:value-type="string">
            <text:p>Two of Austin's most versatile and adventurous improvisors, Lisa Jackson and John Ratliff play the whole range of improv, moving easily from emotionally charged relationship scenes to unbelievably silly accents and back again. Their dedication to their characters is matched only by their desire to crack each other up.</text:p>
          </table:table-cell>
          <table:table-cell table:style-name="ce5"/>
          <table:table-cell table:style-name="ce5" office:value-type="string">
            <text:p>MOnthly at Coldtowne</text:p>
          </table:table-cell>
          <table:table-cell table:style-name="ce5" office:value-type="string">
            <text:p>Facebook, Do512</text:p>
          </table:table-cell>
          <table:table-cell table:style-name="ce5" table:number-columns-repeated="7"/>
          <table:table-cell table:style-name="ce7"/>
          <table:table-cell table:style-name="ce7" office:value-type="string">
            <text:p>https://www.facebook.com/RatliffandJackson/photos/a.387429257991519.88276.387427977991647/395649803836131/?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11">
          <table:table-cell table:style-name="ce2" office:value-type="float" office:value="42049.43125">
            <text:p>2/14/2015 10:21:00</text:p>
          </table:table-cell>
          <table:table-cell table:style-name="ce5" office:value-type="string">
            <text:p>Rondon Martelli</text:p>
          </table:table-cell>
          <table:table-cell table:style-name="ce5" office:value-type="string">
            <text:p>n/a at the moment</text:p>
          </table:table-cell>
          <table:table-cell table:style-name="ce5"/>
          <table:table-cell table:style-name="ce5" office:value-type="string">
            <text:p>Brandon Martin, Ron Morelli</text:p>
          </table:table-cell>
          <table:table-cell table:style-name="ce5" table:number-columns-repeated="2"/>
          <table:table-cell table:style-name="ce5" office:value-type="string">
            <text:p>RonDon Martelli is a duo that is not afraid to dive into the darkness of comedy while retaining the lightheartedness of the characters they may end up portraying.</text:p>
          </table:table-cell>
          <table:table-cell table:style-name="ce5"/>
          <table:table-cell table:style-name="ce5" office:value-type="string">
            <text:p>cagematch at coldtowne (soon to come) as well as Impromtu at the Institution (also soon to come)</text:p>
          </table:table-cell>
          <table:table-cell table:style-name="ce5" office:value-type="string">
            <text:p>We are still fairly new, so mostly through social media</text:p>
          </table:table-cell>
          <table:table-cell table:style-name="ce5" office:value-type="string">
            <text:p>Yes</text:p>
          </table:table-cell>
          <table:table-cell table:style-name="ce5" office:value-type="string">
            <text:p>2 months</text:p>
          </table:table-cell>
          <table:table-cell table:style-name="ce5" office:value-type="string">
            <text:p>We do a 10 minute scene in the beginning from an audience suggestion then a montage of scenes from the discoveries of the first scene. Somewhat in the style of a spokane.</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15">
          <table:table-cell table:style-name="ce2" office:value-type="float" office:value="42053.6304282407">
            <text:p>2/18/2015 15:07:49</text:p>
          </table:table-cell>
          <table:table-cell table:style-name="ce5" office:value-type="string">
            <text:p>Safety Word</text:p>
          </table:table-cell>
          <table:table-cell table:style-name="ce5" office:value-type="string">
            <text:p>https://www.facebook.com/pages/Safety-Word/165685890219962 </text:p>
          </table:table-cell>
          <table:table-cell table:style-name="ce5"/>
          <table:table-cell table:style-name="ce5" office:value-type="string">
            <text:p>Chris Sebilia, Emma Czarnecki</text:p>
          </table:table-cell>
          <table:table-cell table:style-name="ce5" table:number-columns-repeated="2"/>
          <table:table-cell table:style-name="ce5" office:value-type="string">
            <text:p>Inspired by Armando, Living Room, and Monologue styles of improv comes the Conversation. We'll start with a suggestion from the audience which will inspire the casual conversation from our improvisers. They will draw from past experiences, funny observations, and questions/comments brought up by any of the others on stage. At some organic point the cast will break into scenes exaggerating the topics or themes. The entire process is a laid back view in the psyche of an improviser.</text:p>
          </table:table-cell>
          <table:table-cell table:style-name="ce5"/>
          <table:table-cell table:style-name="ce5" office:value-type="string">
            <text:p>TNM Tonight, We Still Like You, It's Saturday Night, </text:p>
          </table:table-cell>
          <table:table-cell table:style-name="ce5" office:value-type="string">
            <text:p>FB, Twitter, Reddit, Meetups</text:p>
          </table:table-cell>
          <table:table-cell table:style-name="ce5" office:value-type="string">
            <text:p>yes</text:p>
          </table:table-cell>
          <table:table-cell table:style-name="ce5" office:value-type="string">
            <text:p>4 years</text:p>
          </table:table-cell>
          <table:table-cell table:style-name="ce5" table:number-columns-repeated="5"/>
          <table:table-cell table:style-name="ce7" table:number-columns-repeated="2"/>
          <table:table-cell table:style-name="ce7" office:value-type="string">
            <text:p>http://vimeo.com/83413430 </text:p>
          </table:table-cell>
          <table:table-cell table:style-name="ce7"/>
          <table:table-cell table:style-name="Default" office:value-type="float" office:value="2015">
            <text:p>2015</text:p>
          </table:table-cell>
          <table:table-cell table:number-columns-repeated="233"/>
        </table:table-row>
        <table:table-row table:style-name="ro8">
          <table:table-cell table:style-name="ce2" office:value-type="float" office:value="42046.7060300926">
            <text:p>2/11/2015 16:56:41</text:p>
          </table:table-cell>
          <table:table-cell table:style-name="ce5" office:value-type="string">
            <text:p>Shades of Brown</text:p>
          </table:table-cell>
          <table:table-cell table:style-name="ce5" office:value-type="string">
            <text:p>https://www.facebook.com/SOBimprov</text:p>
          </table:table-cell>
          <table:table-cell table:style-name="ce5"/>
          <table:table-cell table:style-name="ce5" office:value-type="string">
            <text:p>Sandra Ybarra</text:p>
            <text:p>Monica Ybarra-Torres</text:p>
            <text:p>Gene Joe</text:p>
            <text:p>Matt Giles</text:p>
            <text:p>Leng Wong</text:p>
            <text:p>Angela Maldonado</text:p>
            <text:p/>
          </table:table-cell>
          <table:table-cell table:style-name="ce5" table:number-columns-repeated="2"/>
          <table:table-cell table:style-name="ce5" office:value-type="string">
            <text:p>Who you trying to get crazy with Ese? Don't you know we're LOCO...Bringing improv live and direct to the ATX with a lil style and flava!, <text:s text:c="2"/>Shades of Brown performs it's signature format: Improvised Telenovela.</text:p>
          </table:table-cell>
          <table:table-cell table:style-name="ce5" table:number-columns-repeated="2"/>
          <table:table-cell table:style-name="ce5" office:value-type="string">
            <text:p>Flyers, Facebook, word of mouth</text:p>
          </table:table-cell>
          <table:table-cell table:style-name="ce5" table:number-columns-repeated="2"/>
          <table:table-cell table:style-name="ce5" office:value-type="string">
            <text:p>We do a improvised Telenovela</text:p>
          </table:table-cell>
          <table:table-cell table:style-name="ce5" table:number-columns-repeated="4"/>
          <table:table-cell table:style-name="ce7"/>
          <table:table-cell table:style-name="ce7" office:value-type="string">
            <text:p>http://tinyurl.com/kq67qej</text:p>
          </table:table-cell>
          <table:table-cell table:style-name="ce7" table:number-columns-repeated="2"/>
          <table:table-cell table:style-name="Default" office:value-type="float" office:value="2015">
            <text:p>2015</text:p>
          </table:table-cell>
          <table:table-cell table:number-columns-repeated="233"/>
        </table:table-row>
        <table:table-row table:style-name="ro3">
          <table:table-cell table:style-name="ce2" office:value-type="float" office:value="42047.4505671296">
            <text:p>2/12/2015 10:48:49</text:p>
          </table:table-cell>
          <table:table-cell table:style-name="ce5" office:value-type="string">
            <text:p>Simply D-VINE</text:p>
          </table:table-cell>
          <table:table-cell table:style-name="ce5" office:value-type="string">
            <text:p>www.facebook.com/simplydvineimprov</text:p>
          </table:table-cell>
          <table:table-cell table:style-name="ce5"/>
          <table:table-cell table:style-name="ce5" office:value-type="string">
            <text:p>Ammon Taylor, Jason Vines and Deano Jones</text:p>
          </table:table-cell>
          <table:table-cell table:style-name="ce5" table:number-columns-repeated="2"/>
          <table:table-cell table:style-name="ce5" office:value-type="string">
            <text:p>2-Man Musical madness to the highest degree. Action packed improv that hits the ground running with 2 of Austin's most animated improvisors and the musical wizardry of Ammon Taylor.</text:p>
          </table:table-cell>
          <table:table-cell table:style-name="ce5"/>
          <table:table-cell table:style-name="ce5" office:value-type="string">
            <text:p>Sometimes at The Institution. Probably every couple months there.</text:p>
          </table:table-cell>
          <table:table-cell table:style-name="ce5" office:value-type="string">
            <text:p>All the usual ways. Online with posters.</text:p>
          </table:table-cell>
          <table:table-cell table:style-name="ce5"/>
          <table:table-cell table:style-name="ce5" office:value-type="string">
            <text:p>4 years</text:p>
          </table:table-cell>
          <table:table-cell table:style-name="ce5" office:value-type="string">
            <text:p>We take a bunch of suggestions from an out-of-town guest then jump right into a set-up.</text:p>
          </table:table-cell>
          <table:table-cell table:style-name="ce5" table:number-columns-repeated="4"/>
          <table:table-cell table:style-name="ce7" office:value-type="string">
            <text:p>We're working on a new format to allow us to still do musicals even when Ammon is not available. It's kind of like making up songs from suggestions. Less about scenes and more about talking up the suggestion with <text:s/>made up history. Trying to incorporate drum machine and/or loops with <text:s/>guitar too.</text:p>
          </table:table-cell>
          <table:table-cell table:style-name="ce7" table:number-columns-repeated="3"/>
          <table:table-cell table:style-name="Default" office:value-type="float" office:value="2015">
            <text:p>2015</text:p>
          </table:table-cell>
          <table:table-cell table:number-columns-repeated="233"/>
        </table:table-row>
        <table:table-row table:style-name="ro4">
          <table:table-cell table:style-name="ce2" office:value-type="float" office:value="42049.6732291667">
            <text:p>2/14/2015 16:09:27</text:p>
          </table:table-cell>
          <table:table-cell table:style-name="ce5" office:value-type="string">
            <text:p>SNAFU</text:p>
          </table:table-cell>
          <table:table-cell table:style-name="ce5" office:value-type="string">
            <text:p>https://www.facebook.com/snafuimprov</text:p>
          </table:table-cell>
          <table:table-cell table:style-name="ce5"/>
          <table:table-cell table:style-name="ce5" office:value-type="string">
            <text:p/>
            <text:p>Allison Huston</text:p>
            <text:p>Aranza Garza</text:p>
            <text:p>Ashar Malik</text:p>
            <text:p>Caleb Fleischer</text:p>
            <text:p>Curtis McOsker</text:p>
            <text:p>Cynthia Onyeka</text:p>
            <text:p>Daniel Abramson</text:p>
            <text:p>Jacob Thompson</text:p>
            <text:p>Kim Tran</text:p>
            <text:p>Logan Smith</text:p>
            <text:p>Tanner Kalina</text:p>
          </table:table-cell>
          <table:table-cell table:style-name="ce5" table:number-columns-repeated="2"/>
          <table:table-cell table:style-name="ce5" office:value-type="string">
            <text:p>Intense version: Birthed from the loins of Austin's UT campus, this epic troupe of improvisers storm the stage with brutal intensity and dynamic energy. Out of the deepest depths of their minds emerge unimaginably funny scenes.</text:p>
            <text:p/>
            <text:p>Normal Version: We are an improv troupe of UT students who perform biweekly shows on UT. If you come out and watch, you'll more than likely have a great time. If not...well...hm...next time you will!</text:p>
          </table:table-cell>
          <table:table-cell table:style-name="ce5"/>
          <table:table-cell table:style-name="ce5" office:value-type="string">
            <text:p>We do biweekly Friday shows for UT. We've done the college improv tournament, OOB and a few cagematches.</text:p>
          </table:table-cell>
          <table:table-cell table:style-name="ce5" office:value-type="string">
            <text:p>Facebook, Twitter, Instagram</text:p>
          </table:table-cell>
          <table:table-cell table:style-name="ce5" office:value-type="string">
            <text:p>yes</text:p>
          </table:table-cell>
          <table:table-cell table:style-name="ce5" office:value-type="string">
            <text:p>1.5 years</text:p>
          </table:table-cell>
          <table:table-cell table:style-name="ce5" office:value-type="string">
            <text:p>We do living rooms, where we get a suggestion, jive about it for 2min and then do inspired scenes.</text:p>
          </table:table-cell>
          <table:table-cell table:style-name="ce5" table:number-columns-repeated="4"/>
          <table:table-cell table:style-name="ce7" office:value-type="string">
            <text:p>We're pumped!</text:p>
          </table:table-cell>
          <table:table-cell table:style-name="ce7" office:value-type="string">
            <text:p>https://fbcdn-sphotos-b-a.akamaihd.net/hphotos-ak-xap1/v/t1.0-9/10387400_836328593084674_6889675753705018357_n.jpg?oh=45d07383fe35c838acbe383dc4e8d6ed&amp;oe=552216BC&amp;__gda__=1428473440_2ebb52825664bda670b712c75cbee0ac</text:p>
          </table:table-cell>
          <table:table-cell table:style-name="ce7" table:number-columns-repeated="2"/>
          <table:table-cell table:style-name="Default" office:value-type="float" office:value="2015">
            <text:p>2015</text:p>
          </table:table-cell>
          <table:table-cell table:number-columns-repeated="233"/>
        </table:table-row>
        <table:table-row table:style-name="ro15">
          <table:table-cell table:style-name="ce2" office:value-type="float" office:value="42048.4915740741">
            <text:p>2/13/2015 11:47:52</text:p>
          </table:table-cell>
          <table:table-cell table:style-name="ce5" office:value-type="string">
            <text:p>Soy Taco</text:p>
          </table:table-cell>
          <table:table-cell table:style-name="ce5" office:value-type="string">
            <text:p>https://vimeo.com/channels/soytaco</text:p>
          </table:table-cell>
          <table:table-cell table:style-name="ce5"/>
          <table:table-cell table:style-name="ce5" office:value-type="string">
            <text:p>Cristy Salinas</text:p>
            <text:p>Monica Maher</text:p>
            <text:p>Rachel Creason</text:p>
            <text:p>Shelby Graham</text:p>
            <text:p>Vijay Thakkar</text:p>
            <text:p>Angie Smith</text:p>
            <text:p>Ankit Sharma</text:p>
            <text:p>Robert Evans</text:p>
          </table:table-cell>
          <table:table-cell table:style-name="ce5" table:number-columns-repeated="2"/>
          <table:table-cell table:style-name="ce5" office:value-type="string">
            <text:p>Soy Taco came to be as a result of bad Spanish and good improv. The troupe members all met taking classes at the Hideout Theatre. Primarily inspired by Armando-style improv, they love sharing personal stories (sometimes TOO personal) to inspire scenes. They also love to experiment with different styles, props, and the occasional taco.</text:p>
          </table:table-cell>
          <table:table-cell table:style-name="ce5"/>
          <table:table-cell table:style-name="ce5" office:value-type="string">
            <text:p>Threefer on 2/12/15 but hope to do more shows!</text:p>
          </table:table-cell>
          <table:table-cell table:style-name="ce5" office:value-type="string">
            <text:p>Social media and word of mouth</text:p>
          </table:table-cell>
          <table:table-cell table:style-name="ce5" office:value-type="string">
            <text:p>Yes</text:p>
          </table:table-cell>
          <table:table-cell table:style-name="ce5" office:value-type="string">
            <text:p>Almost a year</text:p>
          </table:table-cell>
          <table:table-cell table:style-name="ce5" office:value-type="string">
            <text:p>We have two styles: Armando-ish and our new format ImPROPer.</text:p>
            <text:p>Armando - We ask the audience what they want to learn about our lives and a troupe member tells a real-life story based on the suggestion. We then perform scenes inspired by that story.</text:p>
            <text:p>ImPROPer - Each troupe member brings a random prop to incorporate into scenes. The props are top secret! We're still working out the kinks, but we think we'll give someone a bell to ring when it's time to bring out a new prop.</text:p>
          </table:table-cell>
          <table:table-cell table:style-name="ce5" table:number-columns-repeated="4"/>
          <table:table-cell table:style-name="ce7" office:value-type="string">
            <text:p>We're in the process of uploading a video of the 2/12/15 Threefer show to our vimeo channel, and we will also upload a video of our new format ImPROPer after rehearsal in the next few weeks.</text:p>
          </table:table-cell>
          <table:table-cell table:style-name="ce7" office:value-type="string">
            <text:p>https://drive.google.com/file/d/0B6ifGVPq7bbtcmtGNWRqR2RPR1U/view?usp=sharing</text:p>
          </table:table-cell>
          <table:table-cell table:style-name="ce7" office:value-type="string">
            <text:p>https://vimeo.com/channels/soytaco</text:p>
          </table:table-cell>
          <table:table-cell table:style-name="ce7"/>
          <table:table-cell table:style-name="Default" office:value-type="float" office:value="2015">
            <text:p>2015</text:p>
          </table:table-cell>
          <table:table-cell table:number-columns-repeated="233"/>
        </table:table-row>
        <table:table-row table:style-name="ro16">
          <table:table-cell table:style-name="ce2" office:value-type="float" office:value="42045.7130092593">
            <text:p>2/10/2015 17:06:44</text:p>
          </table:table-cell>
          <table:table-cell table:style-name="ce5" office:value-type="string">
            <text:p>Squirrel Buddies</text:p>
          </table:table-cell>
          <table:table-cell table:style-name="ce5" office:value-type="string">
            <text:p>/</text:p>
          </table:table-cell>
          <table:table-cell table:style-name="ce5"/>
          <table:table-cell table:style-name="ce5" office:value-type="string">
            <text:p>Roy, Jon</text:p>
          </table:table-cell>
          <table:table-cell table:style-name="ce5" table:number-columns-repeated="2"/>
          <table:table-cell table:style-name="ce5" office:value-type="string">
            <text:p>...</text:p>
          </table:table-cell>
          <table:table-cell table:style-name="ce5" table:number-columns-repeated="10"/>
          <table:table-cell table:style-name="ce7" table:number-columns-repeated="4"/>
          <table:table-cell table:style-name="Default" office:value-type="float" office:value="2015">
            <text:p>2015</text:p>
          </table:table-cell>
          <table:table-cell table:number-columns-repeated="233"/>
        </table:table-row>
        <table:table-row table:style-name="ro6">
          <table:table-cell table:style-name="ce2" office:value-type="float" office:value="42052.6022685185">
            <text:p>2/17/2015 14:27:16</text:p>
          </table:table-cell>
          <table:table-cell table:style-name="ce5" office:value-type="string">
            <text:p>That Racket!</text:p>
          </table:table-cell>
          <table:table-cell table:style-name="ce5" office:value-type="string">
            <text:p>https://www.facebook.com/thatracketaustin</text:p>
          </table:table-cell>
          <table:table-cell table:style-name="ce5"/>
          <table:table-cell table:style-name="ce5" office:value-type="string">
            <text:p>Linzy Beltran</text:p>
            <text:p>Dave Ronn</text:p>
            <text:p>Stephanie Chiarello</text:p>
            <text:p>Kevin Smith</text:p>
            <text:p>Ella Gale</text:p>
            <text:p>Mike O'Connor</text:p>
            <text:p>Amy Lowrey</text:p>
            <text:p>Mitch Mills</text:p>
          </table:table-cell>
          <table:table-cell table:style-name="ce5" table:number-columns-repeated="2"/>
          <table:table-cell table:style-name="ce5" office:value-type="string">
            <text:p>That Racket! is an Austin-based troupe that combines the three great arts of improv, music, and dance into a playful and hilarious evening of entertainment. Every show, we present stories that have never been told, songs that have never been sung, and dances that have never been danced before. And though they'll never be told, sung, or danced again, they'll stick with you!</text:p>
          </table:table-cell>
          <table:table-cell table:style-name="ce5"/>
          <table:table-cell table:style-name="ce5" office:value-type="string">
            <text:p>No regularly scheduled shows/runs. We average about two performances a month, mostly at Coldtowne (usually the Monday Night Mash) and the Hideout (usually The Threefer).</text:p>
          </table:table-cell>
          <table:table-cell table:style-name="ce5" office:value-type="string">
            <text:p>Personal e-mails and texts (i.e. we each have lists of friends/family/etc that we invite directly to shows)</text:p>
            <text:p>Facebook troupe page</text:p>
            <text:p>Facebook events for each show</text:p>
          </table:table-cell>
          <table:table-cell table:style-name="ce5" table:number-columns-repeated="7"/>
          <table:table-cell table:style-name="ce7"/>
          <table:table-cell table:style-name="ce7" office:value-type="string">
            <text:p>http://www.steve-rogers-photography.com/Headshots/Cast-Photos/Racket/i-j9J873k/A</text:p>
          </table:table-cell>
          <table:table-cell table:style-name="ce7" office:value-type="string">
            <text:p>https://www.youtube.com/channel/UCeGJzYXNvLUzOZpX54r40UQ/videos</text:p>
          </table:table-cell>
          <table:table-cell table:style-name="ce7"/>
          <table:table-cell table:style-name="Default" office:value-type="float" office:value="2015">
            <text:p>2015</text:p>
          </table:table-cell>
          <table:table-cell table:number-columns-repeated="233"/>
        </table:table-row>
        <table:table-row table:style-name="ro3">
          <table:table-cell table:style-name="ce2" office:value-type="float" office:value="42054.0562847222">
            <text:p>2/19/2015 1:21:03</text:p>
          </table:table-cell>
          <table:table-cell table:style-name="ce5" office:value-type="string">
            <text:p>The Amazon and The Milksop</text:p>
          </table:table-cell>
          <table:table-cell table:style-name="ce5" office:value-type="string">
            <text:p>https://www.facebook.com/amazonmilksop</text:p>
          </table:table-cell>
          <table:table-cell table:style-name="ce5"/>
          <table:table-cell table:style-name="ce5" office:value-type="string">
            <text:p>Kaci Beeler</text:p>
            <text:p>Curtis Luciani </text:p>
          </table:table-cell>
          <table:table-cell table:style-name="ce5" table:number-columns-repeated="2"/>
          <table:table-cell table:style-name="ce5" office:value-type="string">
            <text:p>Kaci Beeler and Curtis Luciani are two Austin improvisers who like to make the people laugh, squirm, think, cry, and experience other wonderful and/or troubling things. They frequently explore gender and relationships in their improvisation while delighting, surprising, and disgusting each other as much as they possibly can.</text:p>
          </table:table-cell>
          <table:table-cell table:style-name="ce5" table:number-columns-repeated="10"/>
          <table:table-cell table:style-name="ce7"/>
          <table:table-cell table:style-name="ce7" office:value-type="string">
            <text:p>https://www.facebook.com/amazonmilksop/photos/pb.222673337819341.-2207520000.1424330391./685280904891913/?type=3&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8">
          <table:table-cell table:style-name="ce2" office:value-type="float" office:value="42052.5856597222">
            <text:p>2/17/2015 14:03:21</text:p>
          </table:table-cell>
          <table:table-cell table:style-name="ce5" office:value-type="string">
            <text:p>The Better Half</text:p>
          </table:table-cell>
          <table:table-cell table:style-name="ce5" office:value-type="string">
            <text:p>https://www.facebook.com/pages/The-Better-Half/250542925008805</text:p>
          </table:table-cell>
          <table:table-cell table:style-name="ce5"/>
          <table:table-cell table:style-name="ce5" office:value-type="string">
            <text:p>Jo Chauvin</text:p>
            <text:p>Regina Soto</text:p>
          </table:table-cell>
          <table:table-cell table:style-name="ce5" table:number-columns-repeated="2"/>
          <table:table-cell table:style-name="ce5" office:value-type="string">
            <text:p>Regina and Jo are two girly girls who play manly men. They discuss life, careers, women, and crafting. With years of improv experience, including three and a half as The Better Half, Regina and Jo balance the touching and the whimsical, the serious and the silly.</text:p>
          </table:table-cell>
          <table:table-cell table:style-name="ce5"/>
          <table:table-cell table:style-name="ce5" office:value-type="string">
            <text:p>In February we had 4 shows at the Institution's LoveFest. We had our own 5-week run this summer at the Institution (The Better Half Presents Date Night) and have played in troupe nights at the Hideout, Coldtowne, and the Institution.</text:p>
          </table:table-cell>
          <table:table-cell table:style-name="ce5" office:value-type="string">
            <text:p>Facebook, personalized messages, flyers, etc. <text:s/>We're open to any other ideas!</text:p>
          </table:table-cell>
          <table:table-cell table:style-name="ce5" office:value-type="string">
            <text:p>Yes</text:p>
          </table:table-cell>
          <table:table-cell table:style-name="ce5" office:value-type="string">
            <text:p>3.5 years</text:p>
          </table:table-cell>
          <table:table-cell table:style-name="ce5" office:value-type="string">
            <text:p>We do a monoscene. <text:s/></text:p>
          </table:table-cell>
          <table:table-cell table:style-name="ce5" table:number-columns-repeated="4"/>
          <table:table-cell table:style-name="ce7" office:value-type="string">
            <text:p>Thank you for the opportunity!</text:p>
          </table:table-cell>
          <table:table-cell table:style-name="ce7" office:value-type="string">
            <text:p>https://www.facebook.com/250542925008805/photos/a.265723456824085.68377.250542925008805/858853804177711/?type=1&amp;theater</text:p>
          </table:table-cell>
          <table:table-cell table:style-name="ce7" table:number-columns-repeated="2"/>
          <table:table-cell table:style-name="Default" office:value-type="float" office:value="2015">
            <text:p>2015</text:p>
          </table:table-cell>
          <table:table-cell table:number-columns-repeated="233"/>
        </table:table-row>
        <table:table-row table:style-name="ro17">
          <table:table-cell table:style-name="ce2" office:value-type="float" office:value="42053.9924074074">
            <text:p>2/18/2015 23:49:04</text:p>
          </table:table-cell>
          <table:table-cell table:style-name="ce5" office:value-type="string">
            <text:p>The Focus Group</text:p>
          </table:table-cell>
          <table:table-cell table:style-name="ce5" office:value-type="string">
            <text:p>N/A</text:p>
          </table:table-cell>
          <table:table-cell table:style-name="ce5"/>
          <table:table-cell table:style-name="ce5" office:value-type="string">
            <text:p>Nicholas Wuthrich</text:p>
            <text:p>Sandra Fountain</text:p>
            <text:p>Phillip Lacey</text:p>
            <text:p>Patrick Kail</text:p>
            <text:p>Lori Finkle</text:p>
          </table:table-cell>
          <table:table-cell table:style-name="ce5" table:number-columns-repeated="2"/>
          <table:table-cell table:style-name="ce5" office:value-type="string">
            <text:p>The Focus Group features Coldtowne Theater students Nicholas Wuthrich, Sandra Fountain, Phillip Lacey, Patrick Kail and Lori Finkle. Their unique form, Pas De Duex, produces a seamless flow of scenes from a single suggestion.</text:p>
          </table:table-cell>
          <table:table-cell table:style-name="ce5"/>
          <table:table-cell table:style-name="ce5" office:value-type="string">
            <text:p>N/A - New troupe formed this month</text:p>
          </table:table-cell>
          <table:table-cell table:style-name="ce5" office:value-type="string">
            <text:p>Facebook/Twitter/Posters/Word of Mouth</text:p>
          </table:table-cell>
          <table:table-cell table:style-name="ce5" office:value-type="string">
            <text:p>No</text:p>
          </table:table-cell>
          <table:table-cell table:style-name="ce5" office:value-type="string">
            <text:p>1 month</text:p>
          </table:table-cell>
          <table:table-cell table:style-name="ce5" office:value-type="string">
            <text:p>The Focus Group performs a unique form called "Pas De Duex," which is similar to a French edit, but in two steps: Scenes start with 2/3 people. An edit begins when one person comes out from the wings and performs a physical activity. Eventually the people in the scene notice the new person, and they endow them with a name, characteristic and justification of their physical action, then return to their seen. Once the original scene has reached its organic conclusion, another performer emerges from the wings to join the edit on stage, and a new scene has officially begun, while the old scene fades to the wings.</text:p>
          </table:table-cell>
          <table:table-cell table:style-name="ce5" table:number-columns-repeated="4"/>
          <table:table-cell table:style-name="ce7"/>
          <table:table-cell table:number-columns-repeated="2" table:style-name="ce7" office:value-type="string">
            <text:p>N/A</text:p>
          </table:table-cell>
          <table:table-cell table:style-name="ce7"/>
          <table:table-cell table:style-name="Default" office:value-type="float" office:value="2015">
            <text:p>2015</text:p>
          </table:table-cell>
          <table:table-cell table:number-columns-repeated="233"/>
        </table:table-row>
        <table:table-row table:style-name="ro2">
          <table:table-cell table:style-name="ce2" office:value-type="float" office:value="42047.3890856481">
            <text:p>2/12/2015 9:20:17</text:p>
          </table:table-cell>
          <table:table-cell table:style-name="ce5" office:value-type="string">
            <text:p>The Intentions</text:p>
          </table:table-cell>
          <table:table-cell table:style-name="ce5" office:value-type="string">
            <text:p>www.facebook.com/theintentionsimprov</text:p>
          </table:table-cell>
          <table:table-cell table:style-name="ce5"/>
          <table:table-cell table:style-name="ce5" office:value-type="string">
            <text:p>Brett Tribe, Deano Jones, Kim Cox, Jason Finkelman</text:p>
          </table:table-cell>
          <table:table-cell table:style-name="ce5" table:number-columns-repeated="2"/>
          <table:table-cell table:style-name="ce5" office:value-type="string">
            <text:p>High energy, fast paced montage style improv with an emphasis on fun! The Intentions hit the ground running and never relent!</text:p>
          </table:table-cell>
          <table:table-cell table:style-name="ce5"/>
          <table:table-cell table:style-name="ce5" office:value-type="string">
            <text:p>We pretty much play at the Hideout :)</text:p>
          </table:table-cell>
          <table:table-cell table:style-name="ce5" office:value-type="string">
            <text:p>Word of mouth and incredible posters.</text:p>
          </table:table-cell>
          <table:table-cell table:style-name="ce5"/>
          <table:table-cell table:style-name="ce5" office:value-type="string">
            <text:p>5 years this Spring!</text:p>
          </table:table-cell>
          <table:table-cell table:style-name="ce5" office:value-type="string">
            <text:p>We each take a suggestion and do straight to a quick Montage. We try to find the narrative and begin to weave it all into a story about halfway through.</text:p>
          </table:table-cell>
          <table:table-cell table:style-name="ce5" table:number-columns-repeated="4"/>
          <table:table-cell table:style-name="ce7" table:number-columns-repeated="4"/>
          <table:table-cell table:style-name="Default" office:value-type="float" office:value="2015">
            <text:p>2015</text:p>
          </table:table-cell>
          <table:table-cell table:number-columns-repeated="233"/>
        </table:table-row>
        <table:table-row table:style-name="ro7">
          <table:table-cell table:style-name="ce2" office:value-type="float" office:value="42053.4001388889">
            <text:p>2/18/2015 9:36:12</text:p>
          </table:table-cell>
          <table:table-cell table:style-name="ce5" office:value-type="string">
            <text:p>The Knuckleball Now</text:p>
          </table:table-cell>
          <table:table-cell table:style-name="ce5" office:value-type="string">
            <text:p>theknuckleballnow.net</text:p>
          </table:table-cell>
          <table:table-cell table:style-name="ce5"/>
          <table:table-cell table:style-name="ce5" office:value-type="string">
            <text:p>Joplin</text:p>
            <text:p>Ace</text:p>
            <text:p>Lee Eddy</text:p>
            <text:p>Kotfas</text:p>
          </table:table-cell>
          <table:table-cell table:style-name="ce5" table:number-columns-repeated="2"/>
          <table:table-cell table:style-name="ce5" office:value-type="string">
            <text:p>One of Austin's oldest and quickest wits arounds. These 4 hit the stage hard, fast and display a chemistry that can not be denied. After a burst of short scenes, TKN creates a show that is well paced and full of laughs till the lights come down again.</text:p>
          </table:table-cell>
          <table:table-cell table:style-name="ce5"/>
          <table:table-cell table:style-name="ce5" office:value-type="string">
            <text:p>NA</text:p>
          </table:table-cell>
          <table:table-cell table:style-name="ce5" office:value-type="string">
            <text:p>Skywriting and the typical posters and social media stuff.</text:p>
          </table:table-cell>
          <table:table-cell table:number-columns-repeated="3" table:style-name="ce5" office:value-type="string">
            <text:p>-</text:p>
          </table:table-cell>
          <table:table-cell table:style-name="ce5" table:number-columns-repeated="4"/>
          <table:table-cell table:style-name="ce7" office:value-type="string">
            <text:p>Still appreciate you Roy &amp; Hideout staff...</text:p>
          </table:table-cell>
          <table:table-cell table:style-name="ce7" table:number-columns-repeated="3"/>
          <table:table-cell table:style-name="Default" office:value-type="float" office:value="2015">
            <text:p>2015</text:p>
          </table:table-cell>
          <table:table-cell table:number-columns-repeated="233"/>
        </table:table-row>
        <table:table-row table:style-name="ro7" table:number-rows-repeated="1537">
          <table:table-cell table:number-columns-repeated="22"/>
          <table:table-cell table:style-name="Default"/>
          <table:table-cell table:number-columns-repeated="233"/>
        </table:table-row>
        <table:table-row table:style-name="ro7" table:number-rows-repeated="1046679">
          <table:table-cell table:number-columns-repeated="256"/>
        </table:table-row>
        <table:table-row table:style-name="ro7">
          <table:table-cell table:number-columns-repeated="256"/>
        </table:table-row>
        <table:named-expressions/>
      </table:table>
      <table:named-expressions>
        <table:named-range table:name="Excel_BuiltIn__FilterDatabase_2" table:base-cell-address="$avail.$A$1" table:cell-range-address="avail.$A$1:.$M$10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2">
      <number:text-content/>
      <style:map style:condition="value()&gt;=0" style:apply-style-name="N132P0"/>
    </number:text-style>
    <number:date-style style:name="N134P0" style:volatile="true">
      <number:month number:style="long" number:textual="true"/>
      <number:text> </number:text>
      <number:day/>
    </number:date-style>
    <number:text-style style:name="N134">
      <number:text-content/>
      <style:map style:condition="value()&gt;=0" style:apply-style-name="N134P0"/>
    </number:text-style>
    <number:number-style style:name="N135">
      <number:number number:decimal-places="15" number:min-integer-digits="1" number:grouping="true"/>
    </number:number-style>
    <number:date-style style:name="N137P0" style:volatile="true">
      <number:month/>
      <number:text>/</number:text>
      <number:day/>
      <number:text>/</number:text>
      <number:year number:style="long"/>
    </number:date-style>
    <number:text-style style:name="N137">
      <number:text-content/>
      <style:map style:condition="value()&gt;=0" style:apply-style-name="N137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3/21/2015</text:date>, <text:time>18:30:15</text:time></text:p>
        </style:region-right>
      </style:header>
      <style:header-left style:display="false"/>
      <style:footer>
        <text:p>Page <text:page-number>1</text:page-number> / <text:page-count>99</text:page-count></text:p>
      </style:footer>
      <style:footer-left style:display="false"/>
    </style:master-page>
    <style:master-page style:name="PageStyle_5f_avail" style:display-name="PageStyle_avail" style:page-layout-name="Mpm3">
      <style:header style:display="false"/>
      <style:header-left style:display="false"/>
      <style:footer style:display="false"/>
      <style:footer-left style:display="false"/>
    </style:master-page>
    <style:master-page style:name="PageStyle_5f_threefer" style:display-name="PageStyle_threefer" style:page-layout-name="Mpm3">
      <style:header style:display="false"/>
      <style:header-left style:display="false"/>
      <style:footer style:display="false"/>
      <style:footer-left style:display="false"/>
    </style:master-page>
    <style:master-page style:name="PageStyle_5f_spec" style:display-name="PageStyle_spec" style:page-layout-name="Mpm3">
      <style:header style:display="false"/>
      <style:header-left style:display="false"/>
      <style:footer style:display="false"/>
      <style:footer-left style:display="false"/>
    </style:master-page>
    <style:master-page style:name="PageStyle_5f_duo" style:display-name="PageStyle_duo" style:page-layout-name="Mpm3">
      <style:header style:display="false"/>
      <style:header-left style:display="false"/>
      <style:footer style:display="false"/>
      <style:footer-left style:display="false"/>
    </style:master-page>
    <style:master-page style:name="PageStyle_5f_sunday" style:display-name="PageStyle_sunday" style:page-layout-name="Mpm3">
      <style:header style:display="false"/>
      <style:header-left style:display="false"/>
      <style:footer style:display="false"/>
      <style:footer-left style:display="false"/>
    </style:master-page>
    <style:master-page style:name="PageStyle_5f_schedule" style:display-name="PageStyle_schedu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5-03-21T18:30:15.36</dc:date>
    <dc:creator>Peter Rogers</dc:creator>
    <meta:editing-duration>PT1H45M24S</meta:editing-duration>
    <meta:editing-cycles>21</meta:editing-cycles>
    <meta:document-statistic meta:table-count="1" meta:cell-count="3659" meta:object-count="0"/>
  </office:meta>
</office:document-meta>
</file>